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xo 2" svg:font-family="'Exo 2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0.866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39in"/>
    </style:style>
    <style:style style:name="co9" style:family="table-column">
      <style:table-column-properties fo:break-before="auto" style:column-width="3.3409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2.5547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5445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3.7256in"/>
    </style:style>
    <style:style style:name="co17" style:family="table-column">
      <style:table-column-properties fo:break-before="auto" style:column-width="0.7681in"/>
    </style:style>
    <style:style style:name="co18" style:family="table-column">
      <style:table-column-properties fo:break-before="auto" style:column-width="0.7953in"/>
    </style:style>
    <style:style style:name="co19" style:family="table-column">
      <style:table-column-properties fo:break-before="auto" style:column-width="0.4819in"/>
    </style:style>
    <style:style style:name="co20" style:family="table-column">
      <style:table-column-properties fo:break-before="auto" style:column-width="0.5535in"/>
    </style:style>
    <style:style style:name="co21" style:family="table-column">
      <style:table-column-properties fo:break-before="auto" style:column-width="0.5807in"/>
    </style:style>
    <style:style style:name="co22" style:family="table-column">
      <style:table-column-properties fo:break-before="auto" style:column-width="0.2854in"/>
    </style:style>
    <style:style style:name="co23" style:family="table-column">
      <style:table-column-properties fo:break-before="auto" style:column-width="0.7146in"/>
    </style:style>
    <style:style style:name="co24" style:family="table-column">
      <style:table-column-properties fo:break-before="auto" style:column-width="1.0008in"/>
    </style:style>
    <style:style style:name="co25" style:family="table-column">
      <style:table-column-properties fo:break-before="auto" style:column-width="2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35in" fo:break-before="auto" style:use-optimal-row-height="fals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1898in" fo:break-before="auto" style:use-optimal-row-height="false"/>
    </style:style>
    <style:style style:name="ro5" style:family="table-row">
      <style:table-row-properties style:row-height="0.3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eaeffa" style:text-align-source="fix" style:repeat-content="false" style:vertical-align="middle"/>
      <style:paragraph-properties fo:text-align="start" fo:margin-left="0in"/>
      <style:text-properties style:font-name="Exo 2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d0d0d0" fo:border-right="none" fo:border-top="0.06pt solid #d0d0d0"/>
      <style:paragraph-properties fo:text-align="start" fo:margin-left="0in"/>
      <style:text-properties style:font-name="Exo 2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d0d0d0" fo:border-right="none" fo:border-top="none"/>
      <style:paragraph-properties fo:text-align="start" fo:margin-left="0in"/>
      <style:text-properties style:font-name="Exo 2"/>
    </style:style>
    <style:style style:name="ce4" style:family="table-cell" style:parent-style-name="Default">
      <style:table-cell-properties fo:border-bottom="0.06pt solid #d0d0d0" fo:background-color="#ffffff" style:text-align-source="fix" style:repeat-content="false" fo:border-left="0.06pt solid #d0d0d0" fo:border-right="none" fo:border-top="none"/>
      <style:paragraph-properties fo:text-align="start" fo:margin-left="0in"/>
      <style:text-properties style:font-name="Exo 2"/>
    </style:style>
    <style:style style:name="ce126" style:family="table-cell" style:parent-style-name="Default">
      <style:table-cell-properties fo:background-color="#eaeffa" style:text-align-source="fix" style:repeat-content="false"/>
      <style:paragraph-properties fo:text-align="start" fo:margin-left="0in"/>
      <style:text-properties style:font-name="Exo 2"/>
    </style:style>
    <style:style style:name="ce6" style:family="table-cell" style:parent-style-name="Default">
      <style:table-cell-properties fo:background-color="#fffffe" style:text-align-source="fix" style:repeat-content="false"/>
      <style:paragraph-properties fo:text-align="start" fo:margin-left="0in"/>
      <style:text-properties style:font-name="Exo 2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Exo 2"/>
    </style:style>
    <style:style style:name="ce28" style:family="table-cell" style:parent-style-name="Default">
      <style:table-cell-properties fo:background-color="#eaeffa" style:text-align-source="fix" style:repeat-content="false" fo:border="0.06pt solid #000000" style:vertical-align="middle"/>
      <style:paragraph-properties fo:text-align="center" fo:margin-left="0in"/>
      <style:text-properties style:font-name="Exo 2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0" style:family="table-cell" style:parent-style-name="Default">
      <style:table-cell-properties fo:background-color="#eaeffa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1" style:family="table-cell" style:parent-style-name="Default">
      <style:table-cell-properties fo:background-color="#fffffe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2" style:family="table-cell" style:parent-style-name="Default">
      <style:text-properties style:font-name="Exo 2"/>
    </style:style>
    <style:style style:name="ce13" style:family="table-cell" style:parent-style-name="Default">
      <style:table-cell-properties fo:border-bottom="0.06pt solid #d0d0d0" fo:background-color="#ffffff" style:text-align-source="fix" style:repeat-content="false" fo:border-left="none" fo:border-right="none" fo:border-top="0.06pt solid #d0d0d0" style:vertical-align="middle"/>
      <style:paragraph-properties fo:text-align="center"/>
      <style:text-properties style:font-name="Exo 2"/>
    </style:style>
    <style:style style:name="ce14" style:family="table-cell" style:parent-style-name="Default">
      <style:table-cell-properties fo:background-color="#ffffff"/>
      <style:text-properties style:font-name="Exo 2"/>
    </style:style>
    <style:style style:name="ce15" style:family="table-cell" style:parent-style-name="Default">
      <style:table-cell-properties fo:border-bottom="0.06pt solid #d0d0d0" fo:background-color="#ffffff" fo:border-left="none" fo:border-right="none" fo:border-top="none"/>
      <style:text-properties style:font-name="Exo 2"/>
    </style:style>
    <style:style style:name="ce36" style:family="table-cell" style:parent-style-name="Default">
      <style:table-cell-properties fo:background-color="#eaeffa" style:text-align-source="fix" style:repeat-content="false" style:vertical-align="middle"/>
      <style:paragraph-properties fo:text-align="center"/>
      <style:text-properties style:font-name="Exo 2"/>
    </style:style>
    <style:style style:name="ce17" style:family="table-cell" style:parent-style-name="Default">
      <style:table-cell-properties fo:background-color="#eaeffa"/>
      <style:text-properties style:font-name="Exo 2"/>
    </style:style>
    <style:style style:name="ce38" style:family="table-cell" style:parent-style-name="Default">
      <style:table-cell-properties fo:background-color="#fffffe" style:text-align-source="fix" style:repeat-content="false" style:vertical-align="middle"/>
      <style:paragraph-properties fo:text-align="center"/>
      <style:text-properties style:font-name="Exo 2"/>
    </style:style>
    <style:style style:name="ce19" style:family="table-cell" style:parent-style-name="Default">
      <style:table-cell-properties fo:background-color="#fffffe"/>
      <style:text-properties style:font-name="Exo 2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21" style:family="table-cell" style:parent-style-name="Default" style:data-style-name="N100">
      <style:table-cell-properties fo:background-color="#eaeffa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22" style:family="table-cell" style:parent-style-name="Default" style:data-style-name="N100">
      <style:table-cell-properties fo:background-color="#fffffe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23" style:family="table-cell" style:parent-style-name="Default" style:data-style-name="N4">
      <style:table-cell-properties fo:background-color="#ffffff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24" style:family="table-cell" style:parent-style-name="Default" style:data-style-name="N4">
      <style:table-cell-properties fo:background-color="#eaeffa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25" style:family="table-cell" style:parent-style-name="Default" style:data-style-name="N4">
      <style:table-cell-properties fo:background-color="#fffffe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39" style:family="table-cell" style:parent-style-name="Default">
      <style:table-cell-properties fo:background-color="#e0e9f9" style:text-align-source="fix" style:repeat-content="false" fo:border="0.06pt solid #d0d0d0"/>
      <style:paragraph-properties fo:text-align="start" fo:margin-left="0in"/>
      <style:text-properties style:font-name="Exo 2" fo:font-weight="bold" style:font-weight-asian="bold" style:font-weight-complex="bold"/>
    </style:style>
    <style:style style:name="ce140" style:family="table-cell" style:parent-style-name="Default">
      <style:table-cell-properties fo:background-color="#ffffff" style:text-align-source="fix" style:repeat-content="false" fo:border="0.06pt solid #d0d0d0"/>
      <style:paragraph-properties fo:text-align="start" fo:margin-left="0in"/>
      <style:text-properties style:font-name="Exo 2"/>
    </style:style>
    <style:style style:name="ce141" style:family="table-cell" style:parent-style-name="Default">
      <style:table-cell-properties fo:background-color="#e0e9f9" style:text-align-source="fix" style:repeat-content="false" fo:border="0.06pt solid #d0d0d0"/>
      <style:paragraph-properties fo:text-align="start" fo:margin-left="0in"/>
      <style:text-properties style:font-name="Exo 2"/>
    </style:style>
    <style:style style:name="ce142" style:family="table-cell" style:parent-style-name="Default">
      <style:table-cell-properties fo:background-color="#ffffff" fo:border="0.06pt solid #d0d0d0"/>
    </style:style>
    <style:style style:name="ce143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 fo:margin-left="0in"/>
      <style:text-properties style:font-name="Exo 2" fo:font-weight="bold" style:font-weight-asian="bold" style:font-weight-complex="bold"/>
    </style:style>
    <style:style style:name="ce144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/>
      <style:text-properties style:font-name="Exo 2"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 fo:border="0.06pt solid #d0d0d0" style:vertical-align="middle"/>
      <style:paragraph-properties fo:text-align="center"/>
      <style:text-properties style:font-name="Exo 2"/>
    </style:style>
    <style:style style:name="ce145" style:family="table-cell" style:parent-style-name="Default">
      <style:table-cell-properties fo:background-color="#ffffff" style:text-align-source="fix" style:repeat-content="false" fo:border="0.06pt solid #d0d0d0" style:vertical-align="middle"/>
      <style:paragraph-properties fo:text-align="center"/>
      <style:text-properties style:font-name="Exo 2"/>
    </style:style>
    <style:style style:name="ce54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/>
      <style:text-properties style:font-name="Exo 2"/>
    </style:style>
    <style:style style:name="ce147" style:family="table-cell" style:parent-style-name="Default">
      <style:table-cell-properties fo:background-color="#e0e9f9" fo:border="0.06pt solid #d0d0d0"/>
      <style:text-properties style:font-name="Exo 2"/>
    </style:style>
    <style:style style:name="ce148" style:family="table-cell" style:parent-style-name="Default">
      <style:table-cell-properties fo:background-color="#ffffff" fo:border="0.06pt solid #d0d0d0"/>
      <style:text-properties style:font-name="Exo 2"/>
    </style:style>
    <style:style style:name="ce149" style:family="table-cell" style:parent-style-name="Default" style:data-style-name="N100">
      <style:table-cell-properties fo:background-color="#e0e9f9" fo:border="0.06pt solid #d0d0d0"/>
      <style:text-properties style:font-name="Exo 2"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ffffff" fo:border="0.06pt solid #d0d0d0"/>
      <style:text-properties style:font-name="Exo 2"/>
    </style:style>
    <style:style style:name="ce151" style:family="table-cell" style:parent-style-name="Default" style:data-style-name="N100">
      <style:table-cell-properties fo:background-color="#e0e9f9" fo:border="0.06pt solid #d0d0d0"/>
      <style:text-properties style:font-name="Exo 2"/>
    </style:style>
    <style:style style:name="ce152" style:family="table-cell" style:parent-style-name="Default">
      <style:table-cell-properties fo:background-color="#e0e9f9" style:text-align-source="fix" style:repeat-content="false" fo:wrap-option="wrap" fo:border="0.06pt solid #d0d0d0" style:vertical-align="middle"/>
      <style:paragraph-properties fo:text-align="center" fo:margin-left="0in"/>
      <style:text-properties style:font-name="Exo 2" fo:font-weight="bold" style:font-weight-asian="bold" style:font-weight-complex="bold"/>
    </style:style>
    <style:style style:name="ce153" style:family="table-cell" style:parent-style-name="Default" style:data-style-name="N4">
      <style:text-properties style:font-name="Exo 2"/>
    </style:style>
    <style:style style:name="ce154" style:family="table-cell" style:parent-style-name="Default" style:data-style-name="N4">
      <style:table-cell-properties fo:background-color="#e0e9f9" style:text-align-source="fix" style:repeat-content="false" fo:border="0.06pt solid #d0d0d0"/>
      <style:paragraph-properties fo:text-align="end" fo:margin-left="0in"/>
      <style:text-properties style:font-name="Exo 2"/>
    </style:style>
    <style:style style:name="ce155" style:family="table-cell" style:parent-style-name="Default" style:data-style-name="N4">
      <style:table-cell-properties fo:background-color="#ffffff" style:text-align-source="fix" style:repeat-content="false" fo:border="0.06pt solid #d0d0d0"/>
      <style:paragraph-properties fo:text-align="end" fo:margin-left="0in"/>
      <style:text-properties style:font-name="Exo 2"/>
    </style:style>
    <style:style style:name="ce156" style:family="table-cell" style:parent-style-name="Default">
      <style:table-cell-properties fo:border="0.06pt solid #d0d0d0"/>
    </style:style>
    <style:style style:name="ce157" style:family="table-cell" style:parent-style-name="Default">
      <style:table-cell-properties fo:border="0.06pt solid #d0d0d0"/>
      <style:text-properties style:font-name="Exo 2"/>
    </style:style>
    <style:style style:name="ce158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 fo:margin-left="0in"/>
      <style:text-properties style:font-name="Exo 2"/>
    </style:style>
    <style:style style:name="ce159" style:family="table-cell" style:parent-style-name="Default">
      <style:table-cell-properties style:text-align-source="fix" style:repeat-content="false" fo:border="0.06pt solid #d0d0d0"/>
      <style:paragraph-properties fo:text-align="start" fo:margin-left="0in"/>
      <style:text-properties style:font-name="Exo 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e0e9f9"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ackground-color="#e0e9f9"/>
    </style:style>
    <style:style style:name="ce71" style:family="table-cell" style:parent-style-name="Default">
      <style:table-cell-properties fo:background-color="#e0e9f9" style:text-align-source="fix" style:repeat-content="false" fo:border="0.06pt solid #d0d0d0"/>
      <style:paragraph-properties fo:text-align="center" fo:margin-left="0in"/>
      <style:text-properties style:font-name="Exo 2" fo:font-weight="bold" style:font-weight-asian="bold" style:font-weight-complex="bold"/>
    </style:style>
    <style:style style:name="ce164" style:family="table-cell" style:parent-style-name="Default" style:data-style-name="N100"/>
    <style:style style:name="ce165" style:family="table-cell" style:parent-style-name="Default" style:data-style-name="N100">
      <style:table-cell-properties fo:background-color="#e0e9f9"/>
    </style:style>
    <style:style style:name="ce166" style:family="table-cell" style:parent-style-name="Default">
      <style:table-cell-properties fo:background-color="#e0e9f9" style:text-align-source="fix" style:repeat-content="false" fo:border="0.06pt solid #d0d0d0"/>
      <style:paragraph-properties fo:text-align="center" fo:margin-left="0in"/>
      <style:text-properties style:font-name="Exo 2"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68" style:family="table-cell" style:parent-style-name="Default">
      <style:table-cell-properties fo:background-color="#e0e9f9" style:text-align-source="fix" style:repeat-content="false" fo:border="0.06pt solid #d0d0d0"/>
      <style:paragraph-properties fo:text-align="center" fo:margin-left="0in"/>
      <style:text-properties style:font-name="Exo 2"/>
    </style:style>
    <style:style style:name="ce169" style:family="table-cell" style:parent-style-name="Default">
      <style:table-cell-properties style:text-align-source="fix" style:repeat-content="false" fo:border="0.06pt solid #d0d0d0" style:vertical-align="middle"/>
      <style:paragraph-properties fo:text-align="center" fo:margin-left="0in"/>
      <style:text-properties style:font-name="Exo 2"/>
    </style:style>
    <style:style style:name="ce78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e0e9f9" fo:border="0.06pt solid #d0d0d0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06pt solid #d0d0d0" style:vertical-align="middl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 fo:border="0.06pt solid #d0d0d0"/>
      <style:paragraph-properties fo:text-align="start" fo:margin-left="0in"/>
    </style:style>
    <style:style style:name="ce174" style:family="table-cell" style:parent-style-name="Default">
      <style:table-cell-properties fo:background-color="#e0e9f9" style:text-align-source="fix" style:repeat-content="false" fo:border="0.06pt solid #d0d0d0"/>
      <style:paragraph-properties fo:text-align="start" fo:margin-left="0in"/>
    </style:style>
    <style:style style:name="ce175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start" fo:margin-left="0in"/>
    </style:style>
    <style:style style:name="ce176" style:family="table-cell" style:parent-style-name="Default">
      <style:table-cell-properties style:text-align-source="fix" style:repeat-content="false" fo:border="0.06pt solid #d0d0d0" style:vertical-align="middle"/>
      <style:paragraph-properties fo:text-align="center" fo:margin-left="0in"/>
    </style:style>
    <style:style style:name="ce177" style:family="table-cell" style:parent-style-name="Default">
      <style:table-cell-properties style:text-align-source="fix" style:repeat-content="false" fo:border="0.06pt solid #d0d0d0"/>
      <style:paragraph-properties fo:text-align="center" fo:margin-left="0in"/>
    </style:style>
    <style:style style:name="ce86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/>
    </style:style>
    <style:style style:name="ce179" style:family="table-cell" style:parent-style-name="Default">
      <style:table-cell-properties fo:background-color="#e0e9f9" fo:border="0.06pt solid #d0d0d0"/>
    </style:style>
    <style:style style:name="ce88" style:family="table-cell" style:parent-style-name="Default">
      <style:table-cell-properties style:text-align-source="fix" style:repeat-content="false" fo:border="0.06pt solid #d0d0d0" style:vertical-align="middle"/>
      <style:paragraph-properties fo:text-align="center"/>
    </style:style>
    <style:style style:name="ce181" style:family="table-cell" style:parent-style-name="Default">
      <style:table-cell-properties fo:background-color="#e0e9f9" style:text-align-source="fix" style:repeat-content="false" fo:border="0.06pt solid #d0d0d0"/>
      <style:paragraph-properties fo:text-align="center" fo:margin-left="0in"/>
    </style:style>
    <style:style style:name="ce90" style:family="table-cell" style:parent-style-name="Default">
      <style:table-cell-properties fo:background-color="#e0e9f9" style:text-align-source="fix" style:repeat-content="false" fo:border="0.06pt solid #d0d0d0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 style:data-style-name="N37">
      <style:table-cell-properties fo:background-color="#e0e9f9" style:text-align-source="fix" style:repeat-content="false" fo:border="0.06pt solid #d0d0d0"/>
      <style:paragraph-properties fo:text-align="center" fo:margin-left="0in"/>
    </style:style>
    <style:style style:name="ce184" style:family="table-cell" style:parent-style-name="Default">
      <style:table-cell-properties fo:background-color="#e0e9f9" style:text-align-source="fix" style:repeat-content="false" fo:border="0.06pt solid #d0d0d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order="0.06pt solid #d0d0d0" style:vertical-align="middle"/>
      <style:paragraph-properties fo:text-align="center"/>
    </style:style>
    <style:style style:name="ce185" style:family="table-cell" style:parent-style-name="Default">
      <style:table-cell-properties fo:background-color="#ffffff" style:text-align-source="fix" style:repeat-content="false" fo:border="0.06pt solid #d0d0d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OS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5" table:default-cell-style-name="ce12"/>
        <table:table-row table:style-name="ro1">
          <table:table-cell table:style-name="ce1" table:number-columns-spanned="1" table:number-rows-spanned="2"/>
          <table:table-cell table:style-name="ce28" office:value-type="string" calcext:value-type="string" table:number-columns-spanned="1" table:number-rows-spanned="2">
            <text:p>File name</text:p>
          </table:table-cell>
          <table:table-cell table:style-name="ce28" office:value-type="string" calcext:value-type="string" table:number-columns-spanned="2" table:number-rows-spanned="2">
            <text:p>Date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LOS [m]</text:p>
          </table:table-cell>
          <table:covered-table-cell table:style-name="ce28"/>
          <table:table-cell table:number-columns-repeated="1015"/>
        </table:table-row>
        <table:table-row table:style-name="ro1">
          <table:covered-table-cell table:style-name="ce1"/>
          <table:covered-table-cell table:number-columns-repeated="3" table:style-name="ce28"/>
          <table:table-cell table:style-name="ce28" office:value-type="string" calcext:value-type="string">
            <text:p>Prob. Value</text:p>
          </table:table-cell>
          <table:table-cell table:style-name="ce28" office:value-type="string" calcext:value-type="string">
            <text:p>sigma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SBAS_20110508T095122_LOS.tif</text:p>
          </table:table-cell>
          <table:table-cell table:style-name="ce13" office:value-type="float" office:value="2011" calcext:value-type="float" table:number-columns-spanned="1" table:number-rows-spanned="8">
            <text:p>2011</text:p>
          </table:table-cell>
          <table:table-cell table:style-name="ce20" office:value-type="string" calcext:value-type="string">
            <text:p>May 08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SBAS_20110601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Jun 01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MSBAS_20110625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Jun 25</text:p>
          </table:table-cell>
          <table:table-cell table:number-columns-repeated="2" table:style-name="ce23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SBAS_20110905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Sep 05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MSBAS_20110929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Sep 29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MSBAS_20111023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Oct 23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MSBAS_20111116T095122_LOS.tif</text:p>
          </table:table-cell>
          <table:covered-table-cell table:style-name="ce14" office:value-type="float" office:value="2011" calcext:value-type="float">
            <text:p>2011</text:p>
          </table:covered-table-cell>
          <table:table-cell table:style-name="ce20" office:value-type="string" calcext:value-type="string">
            <text:p>Nov 16</text:p>
          </table:table-cell>
          <table:table-cell table:number-columns-repeated="2" table:style-name="ce23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MSBAS_20111210T095122_LOS.tif</text:p>
          </table:table-cell>
          <table:covered-table-cell table:style-name="ce15" office:value-type="float" office:value="2011" calcext:value-type="float">
            <text:p>2011</text:p>
          </table:covered-table-cell>
          <table:table-cell table:style-name="ce20" office:value-type="string" calcext:value-type="string">
            <text:p>Dec 10</text:p>
          </table:table-cell>
          <table:table-cell table:number-columns-repeated="2" table:style-name="ce23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9" calcext:value-type="float">
            <text:p>9</text:p>
          </table:table-cell>
          <table:table-cell table:style-name="ce10" office:value-type="string" calcext:value-type="string">
            <text:p>MSBAS_20120127T095122_LOS.tif</text:p>
          </table:table-cell>
          <table:table-cell table:style-name="ce36" office:value-type="float" office:value="2012" calcext:value-type="float" table:number-columns-spanned="1" table:number-rows-spanned="8">
            <text:p>2012</text:p>
          </table:table-cell>
          <table:table-cell table:style-name="ce21" office:value-type="string" calcext:value-type="string">
            <text:p>Jan 27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0" calcext:value-type="float">
            <text:p>10</text:p>
          </table:table-cell>
          <table:table-cell table:style-name="ce10" office:value-type="string" calcext:value-type="string">
            <text:p>MSBAS_20120220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Feb 20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1" calcext:value-type="float">
            <text:p>11</text:p>
          </table:table-cell>
          <table:table-cell table:style-name="ce10" office:value-type="string" calcext:value-type="string">
            <text:p>MSBAS_20120315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Mar 15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2" calcext:value-type="float">
            <text:p>12</text:p>
          </table:table-cell>
          <table:table-cell table:style-name="ce10" office:value-type="string" calcext:value-type="string">
            <text:p>MSBAS_20120408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Apr 08</text:p>
          </table:table-cell>
          <table:table-cell table:style-name="ce24" office:value-type="float" office:value="0.05" calcext:value-type="float">
            <text:p>0.05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3" calcext:value-type="float">
            <text:p>13</text:p>
          </table:table-cell>
          <table:table-cell table:style-name="ce10" office:value-type="string" calcext:value-type="string">
            <text:p>MSBAS_20121017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Oct 17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4" calcext:value-type="float">
            <text:p>14</text:p>
          </table:table-cell>
          <table:table-cell table:style-name="ce10" office:value-type="string" calcext:value-type="string">
            <text:p>MSBAS_20121110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Nov 10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5" calcext:value-type="float">
            <text:p>15</text:p>
          </table:table-cell>
          <table:table-cell table:style-name="ce10" office:value-type="string" calcext:value-type="string">
            <text:p>MSBAS_20121204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Dec 04</text:p>
          </table:table-cell>
          <table:table-cell table:style-name="ce24" office:value-type="float" office:value="0.08" calcext:value-type="float">
            <text:p>0.08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26" office:value-type="float" office:value="16" calcext:value-type="float">
            <text:p>16</text:p>
          </table:table-cell>
          <table:table-cell table:style-name="ce10" office:value-type="string" calcext:value-type="string">
            <text:p>MSBAS_20121228T095122_LOS.tif</text:p>
          </table:table-cell>
          <table:covered-table-cell table:style-name="ce17" office:value-type="float" office:value="2012" calcext:value-type="float">
            <text:p>2012</text:p>
          </table:covered-table-cell>
          <table:table-cell table:style-name="ce21" office:value-type="string" calcext:value-type="string">
            <text:p>Dec 28</text:p>
          </table:table-cell>
          <table:table-cell table:style-name="ce24" office:value-type="float" office:value="0.08" calcext:value-type="float">
            <text:p>0.08</text:p>
          </table:table-cell>
          <table:table-cell table:style-name="ce24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1" office:value-type="string" calcext:value-type="string">
            <text:p>MSBAS_20130121T095122_LOS.tif</text:p>
          </table:table-cell>
          <table:table-cell table:style-name="ce38" office:value-type="float" office:value="2013" calcext:value-type="float" table:number-columns-spanned="1" table:number-rows-spanned="11">
            <text:p>2013</text:p>
          </table:table-cell>
          <table:table-cell table:style-name="ce22" office:value-type="string" calcext:value-type="string">
            <text:p>Jan 21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1" office:value-type="string" calcext:value-type="string">
            <text:p>MSBAS_20130214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Feb 14</text:p>
          </table:table-cell>
          <table:table-cell table:style-name="ce25" office:value-type="float" office:value="0.09" calcext:value-type="float">
            <text:p>0.09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1" office:value-type="string" calcext:value-type="string">
            <text:p>MSBAS_20130310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Mar 10</text:p>
          </table:table-cell>
          <table:table-cell table:style-name="ce25" office:value-type="float" office:value="0.1" calcext:value-type="float">
            <text:p>0.10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MSBAS_20130403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Apr 03</text:p>
          </table:table-cell>
          <table:table-cell table:style-name="ce25" office:value-type="float" office:value="0.09" calcext:value-type="float">
            <text:p>0.09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MSBAS_20130427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Apr 27</text:p>
          </table:table-cell>
          <table:table-cell table:style-name="ce25" office:value-type="float" office:value="0.1" calcext:value-type="float">
            <text:p>0.10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 office:value-type="string" calcext:value-type="string">
            <text:p>MSBAS_20130521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May 21</text:p>
          </table:table-cell>
          <table:table-cell table:style-name="ce25" office:value-type="float" office:value="0.12" calcext:value-type="float">
            <text:p>0.12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1" office:value-type="string" calcext:value-type="string">
            <text:p>MSBAS_20130614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Jun 14</text:p>
          </table:table-cell>
          <table:table-cell table:style-name="ce25" office:value-type="float" office:value="0.12" calcext:value-type="float">
            <text:p>0.12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 office:value-type="string" calcext:value-type="string">
            <text:p>MSBAS_20130801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Aug 01</text:p>
          </table:table-cell>
          <table:table-cell table:style-name="ce25" office:value-type="float" office:value="0.13" calcext:value-type="float">
            <text:p>0.13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MSBAS_20130918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Sep 18</text:p>
          </table:table-cell>
          <table:table-cell table:style-name="ce25" office:value-type="float" office:value="0.13" calcext:value-type="float">
            <text:p>0.13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MSBAS_20131012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Oct 12</text:p>
          </table:table-cell>
          <table:table-cell table:style-name="ce25" office:value-type="float" office:value="0.13" calcext:value-type="float">
            <text:p>0.13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1" office:value-type="string" calcext:value-type="string">
            <text:p>MSBAS_20131129T095122_LOS.tif</text:p>
          </table:table-cell>
          <table:covered-table-cell table:style-name="ce19" office:value-type="float" office:value="2013" calcext:value-type="float">
            <text:p>2013</text:p>
          </table:covered-table-cell>
          <table:table-cell table:style-name="ce22" office:value-type="string" calcext:value-type="string">
            <text:p>Nov 29</text:p>
          </table:table-cell>
          <table:table-cell table:style-name="ce25" office:value-type="float" office:value="0.13" calcext:value-type="float">
            <text:p>0.13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126" office:value-type="float" office:value="28" calcext:value-type="float">
            <text:p>28</text:p>
          </table:table-cell>
          <table:table-cell table:style-name="ce10" office:value-type="string" calcext:value-type="string">
            <text:p>MSBAS_20140116T095122_LOS.tif</text:p>
          </table:table-cell>
          <table:table-cell table:style-name="ce36" office:value-type="float" office:value="2014" calcext:value-type="float" table:number-columns-spanned="1" table:number-rows-spanned="8">
            <text:p>2014</text:p>
          </table:table-cell>
          <table:table-cell table:style-name="ce21" office:value-type="string" calcext:value-type="string">
            <text:p>Jan 16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03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126" office:value-type="float" office:value="29" calcext:value-type="float">
            <text:p>29</text:p>
          </table:table-cell>
          <table:table-cell table:style-name="ce10" office:value-type="string" calcext:value-type="string">
            <text:p>MSBAS_20140209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Feb 09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0" calcext:value-type="float">
            <text:p>30</text:p>
          </table:table-cell>
          <table:table-cell table:style-name="ce10" office:value-type="string" calcext:value-type="string">
            <text:p>MSBAS_20140305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Mar 05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1" calcext:value-type="float">
            <text:p>31</text:p>
          </table:table-cell>
          <table:table-cell table:style-name="ce10" office:value-type="string" calcext:value-type="string">
            <text:p>MSBAS_20140329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Mar 29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2" calcext:value-type="float">
            <text:p>32</text:p>
          </table:table-cell>
          <table:table-cell table:style-name="ce10" office:value-type="string" calcext:value-type="string">
            <text:p>MSBAS_20141007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Oct 07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3" calcext:value-type="float">
            <text:p>33</text:p>
          </table:table-cell>
          <table:table-cell table:style-name="ce10" office:value-type="string" calcext:value-type="string">
            <text:p>MSBAS_20141031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Oct 31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4" calcext:value-type="float">
            <text:p>34</text:p>
          </table:table-cell>
          <table:table-cell table:style-name="ce10" office:value-type="string" calcext:value-type="string">
            <text:p>MSBAS_20141124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Nov 24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126" office:value-type="float" office:value="35" calcext:value-type="float">
            <text:p>35</text:p>
          </table:table-cell>
          <table:table-cell table:style-name="ce10" office:value-type="string" calcext:value-type="string">
            <text:p>MSBAS_20141218T095122_LOS.tif</text:p>
          </table:table-cell>
          <table:covered-table-cell table:style-name="ce17" office:value-type="float" office:value="2014" calcext:value-type="float">
            <text:p>2014</text:p>
          </table:covered-table-cell>
          <table:table-cell table:style-name="ce21" office:value-type="string" calcext:value-type="string">
            <text:p>Dec 18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1" office:value-type="string" calcext:value-type="string">
            <text:p>MSBAS_20150111T095122_LOS.tif</text:p>
          </table:table-cell>
          <table:table-cell table:style-name="ce38" office:value-type="float" office:value="2015" calcext:value-type="float" table:number-columns-spanned="1" table:number-rows-spanned="12">
            <text:p>2015</text:p>
          </table:table-cell>
          <table:table-cell table:style-name="ce22" office:value-type="string" calcext:value-type="string">
            <text:p>Jan 11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1" office:value-type="string" calcext:value-type="string">
            <text:p>MSBAS_20150204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Feb 04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office:value-type="string" calcext:value-type="string">
            <text:p>MSBAS_20150324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Mar 24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1" office:value-type="string" calcext:value-type="string">
            <text:p>MSBAS_20150417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Apr 17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1" office:value-type="string" calcext:value-type="string">
            <text:p>MSBAS_20150511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May 11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1" office:value-type="string" calcext:value-type="string">
            <text:p>MSBAS_20150604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Jun 04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1" office:value-type="string" calcext:value-type="string">
            <text:p>MSBAS_20150628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Jun 28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11" office:value-type="string" calcext:value-type="string">
            <text:p>MSBAS_20150908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Sep 08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1" office:value-type="string" calcext:value-type="string">
            <text:p>MSBAS_20151002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Oct 02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1" office:value-type="string" calcext:value-type="string">
            <text:p>MSBAS_20151026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Oct 26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1" office:value-type="string" calcext:value-type="string">
            <text:p>MSBAS_20151119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Nov 19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1" office:value-type="string" calcext:value-type="string">
            <text:p>MSBAS_20151213T095122_LOS.tif</text:p>
          </table:table-cell>
          <table:covered-table-cell table:style-name="ce19" office:value-type="float" office:value="2015" calcext:value-type="float">
            <text:p>2015</text:p>
          </table:covered-table-cell>
          <table:table-cell table:style-name="ce22" office:value-type="string" calcext:value-type="string">
            <text:p>Dec 13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48" calcext:value-type="float">
            <text:p>48</text:p>
          </table:table-cell>
          <table:table-cell table:style-name="ce10" office:value-type="string" calcext:value-type="string">
            <text:p>MSBAS_20160106T095122_LOS.tif</text:p>
          </table:table-cell>
          <table:table-cell table:style-name="ce36" office:value-type="float" office:value="2016" calcext:value-type="float" table:number-columns-spanned="1" table:number-rows-spanned="6">
            <text:p>2016</text:p>
          </table:table-cell>
          <table:table-cell table:style-name="ce21" office:value-type="string" calcext:value-type="string">
            <text:p>Jan 06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49" calcext:value-type="float">
            <text:p>49</text:p>
          </table:table-cell>
          <table:table-cell table:style-name="ce10" office:value-type="string" calcext:value-type="string">
            <text:p>MSBAS_20160223T095122_LOS.tif</text:p>
          </table:table-cell>
          <table:covered-table-cell table:style-name="ce17" office:value-type="float" office:value="2016" calcext:value-type="float">
            <text:p>2016</text:p>
          </table:covered-table-cell>
          <table:table-cell table:style-name="ce21" office:value-type="string" calcext:value-type="string">
            <text:p>Feb 23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50" calcext:value-type="float">
            <text:p>50</text:p>
          </table:table-cell>
          <table:table-cell table:style-name="ce10" office:value-type="string" calcext:value-type="string">
            <text:p>MSBAS_20160505T095122_LOS.tif</text:p>
          </table:table-cell>
          <table:covered-table-cell table:style-name="ce17" office:value-type="float" office:value="2016" calcext:value-type="float">
            <text:p>2016</text:p>
          </table:covered-table-cell>
          <table:table-cell table:style-name="ce21" office:value-type="string" calcext:value-type="string">
            <text:p>May 05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51" calcext:value-type="float">
            <text:p>51</text:p>
          </table:table-cell>
          <table:table-cell table:style-name="ce10" office:value-type="string" calcext:value-type="string">
            <text:p>MSBAS_20160809T095122_LOS.tif</text:p>
          </table:table-cell>
          <table:covered-table-cell table:style-name="ce17" office:value-type="float" office:value="2016" calcext:value-type="float">
            <text:p>2016</text:p>
          </table:covered-table-cell>
          <table:table-cell table:style-name="ce21" office:value-type="string" calcext:value-type="string">
            <text:p>Aug 09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52" calcext:value-type="float">
            <text:p>52</text:p>
          </table:table-cell>
          <table:table-cell table:style-name="ce10" office:value-type="string" calcext:value-type="string">
            <text:p>MSBAS_20160902T095122_LOS.tif</text:p>
          </table:table-cell>
          <table:covered-table-cell table:style-name="ce17" office:value-type="float" office:value="2016" calcext:value-type="float">
            <text:p>2016</text:p>
          </table:covered-table-cell>
          <table:table-cell table:style-name="ce21" office:value-type="string" calcext:value-type="string">
            <text:p>Sep 02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53" calcext:value-type="float">
            <text:p>53</text:p>
          </table:table-cell>
          <table:table-cell table:style-name="ce10" office:value-type="string" calcext:value-type="string">
            <text:p>MSBAS_20160926T095122_LOS.tif</text:p>
          </table:table-cell>
          <table:covered-table-cell table:style-name="ce17" office:value-type="float" office:value="2016" calcext:value-type="float">
            <text:p>2016</text:p>
          </table:covered-table-cell>
          <table:table-cell table:style-name="ce21" office:value-type="string" calcext:value-type="string">
            <text:p>Sep 26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1" office:value-type="string" calcext:value-type="string">
            <text:p>MSBAS_20170217T095122_LOS.tif</text:p>
          </table:table-cell>
          <table:table-cell table:style-name="ce38" office:value-type="float" office:value="2017" calcext:value-type="float" table:number-columns-spanned="1" table:number-rows-spanned="10">
            <text:p>2017</text:p>
          </table:table-cell>
          <table:table-cell table:style-name="ce22" office:value-type="string" calcext:value-type="string">
            <text:p>Feb 17</text:p>
          </table:table-cell>
          <table:table-cell table:style-name="ce25" office:value-type="float" office:value="0.21" calcext:value-type="float">
            <text:p>0.21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1" office:value-type="string" calcext:value-type="string">
            <text:p>MSBAS_20170313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Mar 13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1" office:value-type="string" calcext:value-type="string">
            <text:p>MSBAS_20170406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Apr 06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1" office:value-type="string" calcext:value-type="string">
            <text:p>MSBAS_20170430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Apr 30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1" office:value-type="string" calcext:value-type="string">
            <text:p>MSBAS_20170524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May 24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1" office:value-type="string" calcext:value-type="string">
            <text:p>MSBAS_20170804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Aug 04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1" office:value-type="string" calcext:value-type="string">
            <text:p>MSBAS_20170921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Sep 21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1" office:value-type="string" calcext:value-type="string">
            <text:p>MSBAS_20171015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Oct 15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1" office:value-type="string" calcext:value-type="string">
            <text:p>MSBAS_20171108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Nov 08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MSBAS_20171202T095122_LOS.tif</text:p>
          </table:table-cell>
          <table:covered-table-cell table:style-name="ce19" office:value-type="float" office:value="2017" calcext:value-type="float">
            <text:p>2017</text:p>
          </table:covered-table-cell>
          <table:table-cell table:style-name="ce22" office:value-type="string" calcext:value-type="string">
            <text:p>Dec 02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4" calcext:value-type="float">
            <text:p>64</text:p>
          </table:table-cell>
          <table:table-cell table:style-name="ce10" office:value-type="string" calcext:value-type="string">
            <text:p>MSBAS_20180119T095122_LOS.tif</text:p>
          </table:table-cell>
          <table:table-cell table:style-name="ce36" office:value-type="float" office:value="2018" calcext:value-type="float" table:number-columns-spanned="1" table:number-rows-spanned="9">
            <text:p>2018</text:p>
          </table:table-cell>
          <table:table-cell table:style-name="ce21" office:value-type="string" calcext:value-type="string">
            <text:p>Jan 19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5" calcext:value-type="float">
            <text:p>65</text:p>
          </table:table-cell>
          <table:table-cell table:style-name="ce10" office:value-type="string" calcext:value-type="string">
            <text:p>MSBAS_20180212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Feb 12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6" calcext:value-type="float">
            <text:p>66</text:p>
          </table:table-cell>
          <table:table-cell table:style-name="ce10" office:value-type="string" calcext:value-type="string">
            <text:p>MSBAS_20180308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Mar 08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7" calcext:value-type="float">
            <text:p>67</text:p>
          </table:table-cell>
          <table:table-cell table:style-name="ce10" office:value-type="string" calcext:value-type="string">
            <text:p>MSBAS_20180401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Apr 01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8" calcext:value-type="float">
            <text:p>68</text:p>
          </table:table-cell>
          <table:table-cell table:style-name="ce10" office:value-type="string" calcext:value-type="string">
            <text:p>MSBAS_20180425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Apr 25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69" calcext:value-type="float">
            <text:p>69</text:p>
          </table:table-cell>
          <table:table-cell table:style-name="ce10" office:value-type="string" calcext:value-type="string">
            <text:p>MSBAS_20180519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May 19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70" calcext:value-type="float">
            <text:p>70</text:p>
          </table:table-cell>
          <table:table-cell table:style-name="ce10" office:value-type="string" calcext:value-type="string">
            <text:p>MSBAS_20180730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Jul 30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71" calcext:value-type="float">
            <text:p>71</text:p>
          </table:table-cell>
          <table:table-cell table:style-name="ce10" office:value-type="string" calcext:value-type="string">
            <text:p>MSBAS_20180916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Sep 16</text:p>
          </table:table-cell>
          <table:table-cell table:style-name="ce24" office:value-type="float" office:value="0.2" calcext:value-type="float">
            <text:p>0.20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126" office:value-type="float" office:value="72" calcext:value-type="float">
            <text:p>72</text:p>
          </table:table-cell>
          <table:table-cell table:style-name="ce10" office:value-type="string" calcext:value-type="string">
            <text:p>MSBAS_20181127T095122_LOS.tif</text:p>
          </table:table-cell>
          <table:covered-table-cell table:style-name="ce17" office:value-type="float" office:value="2018" calcext:value-type="float">
            <text:p>2018</text:p>
          </table:covered-table-cell>
          <table:table-cell table:style-name="ce21" office:value-type="string" calcext:value-type="string">
            <text:p>Nov 27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11" office:value-type="string" calcext:value-type="string">
            <text:p>MSBAS_20190114T095122_LOS.tif</text:p>
          </table:table-cell>
          <table:table-cell table:style-name="ce38" office:value-type="float" office:value="2019" calcext:value-type="float" table:number-columns-spanned="1" table:number-rows-spanned="10">
            <text:p>2019</text:p>
          </table:table-cell>
          <table:table-cell table:style-name="ce22" office:value-type="string" calcext:value-type="string">
            <text:p>Jan 14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11" office:value-type="string" calcext:value-type="string">
            <text:p>MSBAS_20190207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Feb 07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1" office:value-type="string" calcext:value-type="string">
            <text:p>MSBAS_20190303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Mar 03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11" office:value-type="string" calcext:value-type="string">
            <text:p>MSBAS_20190327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Mar 27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11" office:value-type="string" calcext:value-type="string">
            <text:p>MSBAS_20190420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Apr 20</text:p>
          </table:table-cell>
          <table:table-cell table:style-name="ce25" office:value-type="float" office:value="0.19" calcext:value-type="float">
            <text:p>0.19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11" office:value-type="string" calcext:value-type="string">
            <text:p>MSBAS_20190514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May 14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11" office:value-type="string" calcext:value-type="string">
            <text:p>MSBAS_20190607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Jun 07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1" office:value-type="string" calcext:value-type="string">
            <text:p>MSBAS_20190818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Aug 18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11" office:value-type="string" calcext:value-type="string">
            <text:p>MSBAS_20190911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Sep 11</text:p>
          </table:table-cell>
          <table:table-cell table:style-name="ce25" office:value-type="float" office:value="0.26" calcext:value-type="float">
            <text:p>0.26</text:p>
          </table:table-cell>
          <table:table-cell table:style-name="ce25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11" office:value-type="string" calcext:value-type="string">
            <text:p>MSBAS_20191005T095122_LOS.tif</text:p>
          </table:table-cell>
          <table:covered-table-cell table:style-name="ce19" office:value-type="float" office:value="2019" calcext:value-type="float">
            <text:p>2019</text:p>
          </table:covered-table-cell>
          <table:table-cell table:style-name="ce22" office:value-type="string" calcext:value-type="string">
            <text:p>Oct 05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 table:number-rows-repeated="104849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ST" table:style-name="ta1">
        <table:table-column table:style-name="co8" table:default-cell-style-name="ce142"/>
        <table:table-column table:style-name="co9" table:default-cell-style-name="ce142"/>
        <table:table-column table:style-name="co7" table:number-columns-repeated="2" table:default-cell-style-name="ce142"/>
        <table:table-column table:style-name="co10" table:default-cell-style-name="ce142"/>
        <table:table-column table:style-name="co7" table:number-columns-repeated="1019" table:default-cell-style-name="ce156"/>
        <table:table-row table:style-name="ro2">
          <table:table-cell table:style-name="ce139"/>
          <table:table-cell table:style-name="ce143" office:value-type="string" calcext:value-type="string">
            <text:p>File Name</text:p>
          </table:table-cell>
          <table:table-cell table:style-name="ce144" office:value-type="string" calcext:value-type="string" table:number-columns-spanned="2" table:number-rows-spanned="1">
            <text:p>Date</text:p>
          </table:table-cell>
          <table:covered-table-cell table:style-name="ce149"/>
          <table:table-cell table:style-name="ce152" office:value-type="string" calcext:value-type="string">
            <text:p>Temp. [ºC]</text:p>
          </table:table-cell>
          <table:table-cell table:number-columns-repeated="1019"/>
        </table:table-row>
        <table:table-row table:style-name="ro3">
          <table:table-cell table:style-name="ce140" office:value-type="float" office:value="1" calcext:value-type="float">
            <text:p>1</text:p>
          </table:table-cell>
          <table:table-cell table:style-name="ce12" office:value-type="string" calcext:value-type="string">
            <text:p>LE07_L1TP_232086_20120206_20161203_01_T1</text:p>
          </table:table-cell>
          <table:table-cell table:style-name="ce52" office:value-type="float" office:value="2012" calcext:value-type="float" table:number-columns-spanned="1" table:number-rows-spanned="13">
            <text:p>2012</text:p>
          </table:table-cell>
          <table:table-cell table:style-name="ce150" office:value-type="string" calcext:value-type="string">
            <text:p>Feb 06</text:p>
          </table:table-cell>
          <table:table-cell table:style-name="ce153" office:value-type="float" office:value="50.373" calcext:value-type="float">
            <text:p>50.37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2" calcext:value-type="float">
            <text:p>2</text:p>
          </table:table-cell>
          <table:table-cell table:style-name="ce12" office:value-type="string" calcext:value-type="string">
            <text:p>LE07_L1TP_232086_20120222_20161203_01_T1</text:p>
          </table:table-cell>
          <table:covered-table-cell table:style-name="ce145"/>
          <table:table-cell table:style-name="ce150" office:value-type="string" calcext:value-type="string">
            <text:p>Feb 22</text:p>
          </table:table-cell>
          <table:table-cell table:style-name="ce153" office:value-type="float" office:value="48.362" calcext:value-type="float">
            <text:p>48.36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3" calcext:value-type="float">
            <text:p>3</text:p>
          </table:table-cell>
          <table:table-cell table:style-name="ce12" office:value-type="string" calcext:value-type="string">
            <text:p>LE07_L1TP_233086_20120316_20161202_01_T1</text:p>
          </table:table-cell>
          <table:covered-table-cell table:style-name="ce145"/>
          <table:table-cell table:style-name="ce150" office:value-type="string" calcext:value-type="string">
            <text:p>Mar 16</text:p>
          </table:table-cell>
          <table:table-cell table:style-name="ce153" office:value-type="float" office:value="60.916" calcext:value-type="float">
            <text:p>60.92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4" calcext:value-type="float">
            <text:p>4</text:p>
          </table:table-cell>
          <table:table-cell table:style-name="ce12" office:value-type="string" calcext:value-type="string">
            <text:p>LE07_L1TP_232086_20120325_20161202_01_T1</text:p>
          </table:table-cell>
          <table:covered-table-cell table:style-name="ce145"/>
          <table:table-cell table:style-name="ce150" office:value-type="string" calcext:value-type="string">
            <text:p>Mar 25</text:p>
          </table:table-cell>
          <table:table-cell table:style-name="ce153" office:value-type="float" office:value="56.412" calcext:value-type="float">
            <text:p>56.41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5" calcext:value-type="float">
            <text:p>5</text:p>
          </table:table-cell>
          <table:table-cell table:style-name="ce12" office:value-type="string" calcext:value-type="string">
            <text:p>LE07_L1TP_233086_20120401_20161203_01_T1</text:p>
          </table:table-cell>
          <table:covered-table-cell table:style-name="ce145"/>
          <table:table-cell table:style-name="ce150" office:value-type="string" calcext:value-type="string">
            <text:p>Apr 01</text:p>
          </table:table-cell>
          <table:table-cell table:style-name="ce153" office:value-type="float" office:value="57.042" calcext:value-type="float">
            <text:p>57.04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6" calcext:value-type="float">
            <text:p>6</text:p>
          </table:table-cell>
          <table:table-cell table:style-name="ce12" office:value-type="string" calcext:value-type="string">
            <text:p>LE07_L1TP_232086_20120410_20161202_01_T1</text:p>
          </table:table-cell>
          <table:covered-table-cell table:style-name="ce145"/>
          <table:table-cell table:style-name="ce150" office:value-type="string" calcext:value-type="string">
            <text:p>Apr 10</text:p>
          </table:table-cell>
          <table:table-cell table:style-name="ce153" office:value-type="float" office:value="48.259" calcext:value-type="float">
            <text:p>48.26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7" calcext:value-type="float">
            <text:p>7</text:p>
          </table:table-cell>
          <table:table-cell table:style-name="ce12" office:value-type="string" calcext:value-type="string">
            <text:p>LE07_L1TP_233086_20120620_20161201_01_T1</text:p>
          </table:table-cell>
          <table:covered-table-cell table:style-name="ce145"/>
          <table:table-cell table:style-name="ce150" office:value-type="string" calcext:value-type="string">
            <text:p>Jun 20</text:p>
          </table:table-cell>
          <table:table-cell table:style-name="ce153" office:value-type="float" office:value="-18.639" calcext:value-type="float">
            <text:p>-18.64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8" calcext:value-type="float">
            <text:p>8</text:p>
          </table:table-cell>
          <table:table-cell table:style-name="ce12" office:value-type="string" calcext:value-type="string">
            <text:p>LE07_L1TP_232086_20120715_20161201_01_T1</text:p>
          </table:table-cell>
          <table:covered-table-cell table:style-name="ce145"/>
          <table:table-cell table:style-name="ce150" office:value-type="string" calcext:value-type="string">
            <text:p>Jul 15</text:p>
          </table:table-cell>
          <table:table-cell table:style-name="ce153" office:value-type="float" office:value="33.048" calcext:value-type="float">
            <text:p>33.05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9" calcext:value-type="float">
            <text:p>9</text:p>
          </table:table-cell>
          <table:table-cell table:style-name="ce12" office:value-type="string" calcext:value-type="string">
            <text:p>LE07_L1TP_233086_20120722_20161201_01_T1</text:p>
          </table:table-cell>
          <table:covered-table-cell table:style-name="ce145"/>
          <table:table-cell table:style-name="ce150" office:value-type="string" calcext:value-type="string">
            <text:p>Jul 22</text:p>
          </table:table-cell>
          <table:table-cell table:style-name="ce153" office:value-type="float" office:value="21.652" calcext:value-type="float">
            <text:p>21.65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10" calcext:value-type="float">
            <text:p>10</text:p>
          </table:table-cell>
          <table:table-cell table:style-name="ce12" office:value-type="string" calcext:value-type="string">
            <text:p>LE07_L1TP_232086_20120731_20161129_01_T1</text:p>
          </table:table-cell>
          <table:covered-table-cell table:style-name="ce145"/>
          <table:table-cell table:style-name="ce150" office:value-type="string" calcext:value-type="string">
            <text:p>Jul 31</text:p>
          </table:table-cell>
          <table:table-cell table:style-name="ce153" office:value-type="float" office:value="48.804" calcext:value-type="float">
            <text:p>48.80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11" calcext:value-type="float">
            <text:p>11</text:p>
          </table:table-cell>
          <table:table-cell table:style-name="ce12" office:value-type="string" calcext:value-type="string">
            <text:p>LE07_L1TP_232086_20120901_20161129_01_T1</text:p>
          </table:table-cell>
          <table:covered-table-cell table:style-name="ce145"/>
          <table:table-cell table:style-name="ce150" office:value-type="string" calcext:value-type="string">
            <text:p>Sep 1</text:p>
          </table:table-cell>
          <table:table-cell table:style-name="ce153" office:value-type="float" office:value="40.935" calcext:value-type="float">
            <text:p>40.94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12" calcext:value-type="float">
            <text:p>12</text:p>
          </table:table-cell>
          <table:table-cell table:style-name="ce12" office:value-type="string" calcext:value-type="string">
            <text:p>LE07_L1TP_233086_20120908_20161129_01_T1</text:p>
          </table:table-cell>
          <table:covered-table-cell table:style-name="ce145"/>
          <table:table-cell table:style-name="ce150" office:value-type="string" calcext:value-type="string">
            <text:p>Sep 8</text:p>
          </table:table-cell>
          <table:table-cell table:style-name="ce153" office:value-type="float" office:value="40.132" calcext:value-type="float">
            <text:p>40.13</text:p>
          </table:table-cell>
          <table:table-cell table:style-name="ce157" table:number-columns-repeated="1019"/>
        </table:table-row>
        <table:table-row table:style-name="ro4">
          <table:table-cell table:style-name="ce140" office:value-type="float" office:value="13" calcext:value-type="float">
            <text:p>13</text:p>
          </table:table-cell>
          <table:table-cell table:style-name="ce12" office:value-type="string" calcext:value-type="string">
            <text:p>LE07_L1TP_233086_20121229_20161127_01_T1</text:p>
          </table:table-cell>
          <table:covered-table-cell table:style-name="ce145"/>
          <table:table-cell table:style-name="ce150" office:value-type="string" calcext:value-type="string">
            <text:p>Dec 29</text:p>
          </table:table-cell>
          <table:table-cell table:style-name="ce153" office:value-type="float" office:value="81.273" calcext:value-type="float">
            <text:p>81.27</text:p>
          </table:table-cell>
          <table:table-cell table:style-name="ce157" table:number-columns-repeated="1019"/>
        </table:table-row>
        <table:table-row table:style-name="ro1">
          <table:table-cell table:style-name="ce141" office:value-type="float" office:value="14" calcext:value-type="float">
            <text:p>14</text:p>
          </table:table-cell>
          <table:table-cell table:style-name="ce141" office:value-type="string" calcext:value-type="string">
            <text:p>LE07_L1TP_232086_20130123_20161127_01_T1</text:p>
          </table:table-cell>
          <table:table-cell table:style-name="ce54" office:value-type="float" office:value="2013" calcext:value-type="float" table:number-columns-spanned="1" table:number-rows-spanned="12">
            <text:p>2013</text:p>
          </table:table-cell>
          <table:table-cell table:style-name="ce151" office:value-type="string" calcext:value-type="string">
            <text:p>Jan 23</text:p>
          </table:table-cell>
          <table:table-cell table:style-name="ce154" office:value-type="float" office:value="41.759" calcext:value-type="float">
            <text:p>41.76</text:p>
          </table:table-cell>
          <table:table-cell table:number-columns-repeated="1019"/>
        </table:table-row>
        <table:table-row table:style-name="ro1">
          <table:table-cell table:style-name="ce141" office:value-type="float" office:value="15" calcext:value-type="float">
            <text:p>15</text:p>
          </table:table-cell>
          <table:table-cell table:style-name="ce141" office:value-type="string" calcext:value-type="string">
            <text:p>LE07_L1TP_232086_20130224_20161126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Feb 24</text:p>
          </table:table-cell>
          <table:table-cell table:style-name="ce154" office:value-type="float" office:value="5.435" calcext:value-type="float">
            <text:p>5.44</text:p>
          </table:table-cell>
          <table:table-cell/>
          <table:table-cell table:style-name="ce142"/>
          <table:table-cell table:number-columns-repeated="1017"/>
        </table:table-row>
        <table:table-row table:style-name="ro1">
          <table:table-cell table:style-name="ce141" office:value-type="float" office:value="16" calcext:value-type="float">
            <text:p>16</text:p>
          </table:table-cell>
          <table:table-cell table:style-name="ce141" office:value-type="string" calcext:value-type="string">
            <text:p>LE07_L1TP_232086_20130328_20161125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Mar 28</text:p>
          </table:table-cell>
          <table:table-cell table:style-name="ce154" office:value-type="float" office:value="44.208" calcext:value-type="float">
            <text:p>44.21</text:p>
          </table:table-cell>
          <table:table-cell table:number-columns-repeated="1019"/>
        </table:table-row>
        <table:table-row table:style-name="ro1">
          <table:table-cell table:style-name="ce141" office:value-type="float" office:value="17" calcext:value-type="float">
            <text:p>17</text:p>
          </table:table-cell>
          <table:table-cell table:style-name="ce141" office:value-type="string" calcext:value-type="string">
            <text:p>LE07_L1TP_233086_20130420_20161125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Apr 20</text:p>
          </table:table-cell>
          <table:table-cell table:style-name="ce154" office:value-type="float" office:value="48.596" calcext:value-type="float">
            <text:p>48.60</text:p>
          </table:table-cell>
          <table:table-cell table:number-columns-repeated="1019"/>
        </table:table-row>
        <table:table-row table:style-name="ro1">
          <table:table-cell table:style-name="ce141" office:value-type="float" office:value="18" calcext:value-type="float">
            <text:p>18</text:p>
          </table:table-cell>
          <table:table-cell table:style-name="ce141" office:value-type="string" calcext:value-type="string">
            <text:p>LE07_L1TP_233086_20130725_20161122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Jul 25</text:p>
          </table:table-cell>
          <table:table-cell table:style-name="ce154" office:value-type="float" office:value="38.24" calcext:value-type="float">
            <text:p>38.24</text:p>
          </table:table-cell>
          <table:table-cell table:number-columns-repeated="1019"/>
        </table:table-row>
        <table:table-row table:style-name="ro1">
          <table:table-cell table:style-name="ce141" office:value-type="float" office:value="19" calcext:value-type="float">
            <text:p>19</text:p>
          </table:table-cell>
          <table:table-cell table:style-name="ce141" office:value-type="string" calcext:value-type="string">
            <text:p>LE07_L1TP_233086_20130826_20161121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Aug 26</text:p>
          </table:table-cell>
          <table:table-cell table:style-name="ce154" office:value-type="float" office:value="30.022" calcext:value-type="float">
            <text:p>30.02</text:p>
          </table:table-cell>
          <table:table-cell table:number-columns-repeated="1019"/>
        </table:table-row>
        <table:table-row table:style-name="ro1">
          <table:table-cell table:style-name="ce141" office:value-type="float" office:value="20" calcext:value-type="float">
            <text:p>20</text:p>
          </table:table-cell>
          <table:table-cell table:style-name="ce141" office:value-type="string" calcext:value-type="string">
            <text:p>LC08_L1TP_232086_20131201_20170428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01</text:p>
          </table:table-cell>
          <table:table-cell table:style-name="ce154" office:value-type="float" office:value="17.579" calcext:value-type="float">
            <text:p>17.58</text:p>
          </table:table-cell>
          <table:table-cell table:number-columns-repeated="1019"/>
        </table:table-row>
        <table:table-row table:style-name="ro1"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LE07_L1TP_232086_20131209_20161119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09</text:p>
          </table:table-cell>
          <table:table-cell table:style-name="ce154" office:value-type="float" office:value="36.679" calcext:value-type="float">
            <text:p>36.68</text:p>
          </table:table-cell>
          <table:table-cell table:number-columns-repeated="1019"/>
        </table:table-row>
        <table:table-row table:style-name="ro1"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LE07_L1TP_233086_20131216_20161119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16</text:p>
          </table:table-cell>
          <table:table-cell table:style-name="ce154" office:value-type="float" office:value="33.546" calcext:value-type="float">
            <text:p>33.55</text:p>
          </table:table-cell>
          <table:table-cell table:number-columns-repeated="1019"/>
        </table:table-row>
        <table:table-row table:style-name="ro1">
          <table:table-cell table:style-name="ce141" office:value-type="float" office:value="23" calcext:value-type="float">
            <text:p>23</text:p>
          </table:table-cell>
          <table:table-cell table:style-name="ce141" office:value-type="string" calcext:value-type="string">
            <text:p>LC08_L1TP_232086_20131217_20170427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17</text:p>
          </table:table-cell>
          <table:table-cell table:style-name="ce154" office:value-type="float" office:value="34.713" calcext:value-type="float">
            <text:p>34.71</text:p>
          </table:table-cell>
          <table:table-cell table:number-columns-repeated="1019"/>
        </table:table-row>
        <table:table-row table:style-name="ro1"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C08_L1TP_233086_20131224_20170427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24</text:p>
          </table:table-cell>
          <table:table-cell table:style-name="ce154" office:value-type="float" office:value="44.864" calcext:value-type="float">
            <text:p>44.86</text:p>
          </table:table-cell>
          <table:table-cell table:number-columns-repeated="1019"/>
        </table:table-row>
        <table:table-row table:style-name="ro1">
          <table:table-cell table:style-name="ce141" office:value-type="float" office:value="25" calcext:value-type="float">
            <text:p>25</text:p>
          </table:table-cell>
          <table:table-cell table:style-name="ce141" office:value-type="string" calcext:value-type="string">
            <text:p>LE07_L1TP_232086_20131225_20161118_01_T1</text:p>
          </table:table-cell>
          <table:covered-table-cell table:style-name="ce147" office:value-type="float" office:value="2013" calcext:value-type="float">
            <text:p>2013</text:p>
          </table:covered-table-cell>
          <table:table-cell table:style-name="ce151" office:value-type="string" calcext:value-type="string">
            <text:p>Dec 25</text:p>
          </table:table-cell>
          <table:table-cell table:style-name="ce154" office:value-type="float" office:value="18.845" calcext:value-type="float">
            <text:p>18.85</text:p>
          </table:table-cell>
          <table:table-cell table:number-columns-repeated="1019"/>
        </table:table-row>
        <table:table-row table:style-name="ro1">
          <table:table-cell table:style-name="ce140" office:value-type="float" office:value="26" calcext:value-type="float">
            <text:p>26</text:p>
          </table:table-cell>
          <table:table-cell table:style-name="ce140" office:value-type="string" calcext:value-type="string">
            <text:p>LE07_L1TP_233086_20140117_20161118_01_T1</text:p>
          </table:table-cell>
          <table:table-cell table:style-name="ce52" office:value-type="float" office:value="2014" calcext:value-type="float" table:number-columns-spanned="1" table:number-rows-spanned="25">
            <text:p>2014</text:p>
          </table:table-cell>
          <table:table-cell table:style-name="ce150" office:value-type="string" calcext:value-type="string">
            <text:p>Jan 17</text:p>
          </table:table-cell>
          <table:table-cell table:style-name="ce155" office:value-type="float" office:value="47.603" calcext:value-type="float">
            <text:p>47.60</text:p>
          </table:table-cell>
          <table:table-cell table:number-columns-repeated="1019"/>
        </table:table-row>
        <table:table-row table:style-name="ro1">
          <table:table-cell table:style-name="ce140" office:value-type="float" office:value="27" calcext:value-type="float">
            <text:p>27</text:p>
          </table:table-cell>
          <table:table-cell table:style-name="ce140" office:value-type="string" calcext:value-type="string">
            <text:p>LC08_L1TP_232086_20140118_20170426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Jan 18</text:p>
          </table:table-cell>
          <table:table-cell table:style-name="ce155" office:value-type="float" office:value="49" calcext:value-type="float">
            <text:p>49.00</text:p>
          </table:table-cell>
          <table:table-cell table:number-columns-repeated="1019"/>
        </table:table-row>
        <table:table-row table:style-name="ro1">
          <table:table-cell table:style-name="ce140" office:value-type="float" office:value="28" calcext:value-type="float">
            <text:p>28</text:p>
          </table:table-cell>
          <table:table-cell table:style-name="ce140" office:value-type="string" calcext:value-type="string">
            <text:p>LC08_L1TP_233086_20140210_20170426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Feb 10</text:p>
          </table:table-cell>
          <table:table-cell table:style-name="ce155" office:value-type="float" office:value="43.692" calcext:value-type="float">
            <text:p>43.69</text:p>
          </table:table-cell>
          <table:table-cell table:number-columns-repeated="1019"/>
        </table:table-row>
        <table:table-row table:style-name="ro1">
          <table:table-cell table:style-name="ce140" office:value-type="float" office:value="29" calcext:value-type="float">
            <text:p>29</text:p>
          </table:table-cell>
          <table:table-cell table:style-name="ce140" office:value-type="string" calcext:value-type="string">
            <text:p>LC08_L1TP_233086_20140226_20170425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Feb 26</text:p>
          </table:table-cell>
          <table:table-cell table:style-name="ce155" office:value-type="float" office:value="40.74" calcext:value-type="float">
            <text:p>40.74</text:p>
          </table:table-cell>
          <table:table-cell table:number-columns-repeated="1019"/>
        </table:table-row>
        <table:table-row table:style-name="ro1">
          <table:table-cell table:style-name="ce140" office:value-type="float" office:value="30" calcext:value-type="float">
            <text:p>30</text:p>
          </table:table-cell>
          <table:table-cell table:style-name="ce140" office:value-type="string" calcext:value-type="string">
            <text:p>LE07_L1TP_232086_20140227_20161117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Feb 27</text:p>
          </table:table-cell>
          <table:table-cell table:style-name="ce155" office:value-type="float" office:value="56.089" calcext:value-type="float">
            <text:p>56.09</text:p>
          </table:table-cell>
          <table:table-cell table:number-columns-repeated="1019"/>
        </table:table-row>
        <table:table-row table:style-name="ro1">
          <table:table-cell table:style-name="ce140" office:value-type="float" office:value="31" calcext:value-type="float">
            <text:p>31</text:p>
          </table:table-cell>
          <table:table-cell table:style-name="ce140" office:value-type="string" calcext:value-type="string">
            <text:p>LE07_L1TP_233086_20140306_20161117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Mar 06</text:p>
          </table:table-cell>
          <table:table-cell table:style-name="ce155" office:value-type="float" office:value="49.829" calcext:value-type="float">
            <text:p>49.83</text:p>
          </table:table-cell>
          <table:table-cell table:number-columns-repeated="1019"/>
        </table:table-row>
        <table:table-row table:style-name="ro1">
          <table:table-cell table:style-name="ce140" office:value-type="float" office:value="32" calcext:value-type="float">
            <text:p>32</text:p>
          </table:table-cell>
          <table:table-cell table:style-name="ce140" office:value-type="string" calcext:value-type="string">
            <text:p>LC08_L1TP_232086_20140307_20170425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Mar 07</text:p>
          </table:table-cell>
          <table:table-cell table:style-name="ce155" office:value-type="float" office:value="50.85" calcext:value-type="float">
            <text:p>50.85</text:p>
          </table:table-cell>
          <table:table-cell table:number-columns-repeated="1019"/>
        </table:table-row>
        <table:table-row table:style-name="ro1">
          <table:table-cell table:style-name="ce140" office:value-type="float" office:value="33" calcext:value-type="float">
            <text:p>33</text:p>
          </table:table-cell>
          <table:table-cell table:style-name="ce140" office:value-type="string" calcext:value-type="string">
            <text:p>LC08_L1TP_232086_20140323_20170424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Mar 23</text:p>
          </table:table-cell>
          <table:table-cell table:style-name="ce155" office:value-type="float" office:value="52.516" calcext:value-type="float">
            <text:p>52.52</text:p>
          </table:table-cell>
          <table:table-cell table:number-columns-repeated="1019"/>
        </table:table-row>
        <table:table-row table:style-name="ro1">
          <table:table-cell table:style-name="ce140" office:value-type="float" office:value="34" calcext:value-type="float">
            <text:p>34</text:p>
          </table:table-cell>
          <table:table-cell table:style-name="ce140" office:value-type="string" calcext:value-type="string">
            <text:p>LC08_L1TP_232086_20140424_20170423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Apr 24</text:p>
          </table:table-cell>
          <table:table-cell table:style-name="ce155" office:value-type="float" office:value="39.423" calcext:value-type="float">
            <text:p>39.42</text:p>
          </table:table-cell>
          <table:table-cell table:number-columns-repeated="1019"/>
        </table:table-row>
        <table:table-row table:style-name="ro1">
          <table:table-cell table:style-name="ce140" office:value-type="float" office:value="35" calcext:value-type="float">
            <text:p>35</text:p>
          </table:table-cell>
          <table:table-cell table:style-name="ce140" office:value-type="string" calcext:value-type="string">
            <text:p>LC08_L1TP_233086_20140618_20170421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Jun 18</text:p>
          </table:table-cell>
          <table:table-cell table:style-name="ce155" office:value-type="float" office:value="19.2" calcext:value-type="float">
            <text:p>19.20</text:p>
          </table:table-cell>
          <table:table-cell table:number-columns-repeated="1019"/>
        </table:table-row>
        <table:table-row table:style-name="ro1">
          <table:table-cell table:style-name="ce140" office:value-type="float" office:value="36" calcext:value-type="float">
            <text:p>36</text:p>
          </table:table-cell>
          <table:table-cell table:style-name="ce140" office:value-type="string" calcext:value-type="string">
            <text:p>LC08_L1TP_232086_20140627_20170421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Jun 27</text:p>
          </table:table-cell>
          <table:table-cell table:style-name="ce155" office:value-type="float" office:value="18.256" calcext:value-type="float">
            <text:p>18.26</text:p>
          </table:table-cell>
          <table:table-cell table:number-columns-repeated="1019"/>
        </table:table-row>
        <table:table-row table:style-name="ro1">
          <table:table-cell table:style-name="ce140" office:value-type="float" office:value="37" calcext:value-type="float">
            <text:p>37</text:p>
          </table:table-cell>
          <table:table-cell table:style-name="ce140" office:value-type="string" calcext:value-type="string">
            <text:p>LC08_L1TP_232086_20140713_20170421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Jul 13</text:p>
          </table:table-cell>
          <table:table-cell table:style-name="ce155" office:value-type="float" office:value="11.406" calcext:value-type="float">
            <text:p>11.41</text:p>
          </table:table-cell>
          <table:table-cell table:number-columns-repeated="1019"/>
        </table:table-row>
        <table:table-row table:style-name="ro1">
          <table:table-cell table:style-name="ce140" office:value-type="float" office:value="38" calcext:value-type="float">
            <text:p>38</text:p>
          </table:table-cell>
          <table:table-cell table:style-name="ce140" office:value-type="string" calcext:value-type="string">
            <text:p>LE07_L1TP_233086_20140813_20161113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Aug 13</text:p>
          </table:table-cell>
          <table:table-cell table:style-name="ce155" office:value-type="float" office:value="20.049" calcext:value-type="float">
            <text:p>20.05</text:p>
          </table:table-cell>
          <table:table-cell table:number-columns-repeated="1019"/>
        </table:table-row>
        <table:table-row table:style-name="ro1">
          <table:table-cell table:style-name="ce140" office:value-type="float" office:value="39" calcext:value-type="float">
            <text:p>39</text:p>
          </table:table-cell>
          <table:table-cell table:style-name="ce140" office:value-type="string" calcext:value-type="string">
            <text:p>LE07_L1TP_232086_20140822_20161112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Aug 22</text:p>
          </table:table-cell>
          <table:table-cell table:style-name="ce155" office:value-type="float" office:value="31.584" calcext:value-type="float">
            <text:p>31.58</text:p>
          </table:table-cell>
          <table:table-cell table:number-columns-repeated="1019"/>
        </table:table-row>
        <table:table-row table:style-name="ro1">
          <table:table-cell table:style-name="ce140" office:value-type="float" office:value="40" calcext:value-type="float">
            <text:p>40</text:p>
          </table:table-cell>
          <table:table-cell table:style-name="ce140" office:value-type="string" calcext:value-type="string">
            <text:p>LE07_L1TP_233086_20140914_20161102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Sep 14</text:p>
          </table:table-cell>
          <table:table-cell table:style-name="ce155" office:value-type="float" office:value="3.049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140" office:value-type="float" office:value="41" calcext:value-type="float">
            <text:p>41</text:p>
          </table:table-cell>
          <table:table-cell table:style-name="ce140" office:value-type="string" calcext:value-type="string">
            <text:p>LC08_L1TP_232086_20140915_20170419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Sep 15</text:p>
          </table:table-cell>
          <table:table-cell table:style-name="ce155" office:value-type="float" office:value="2.824" calcext:value-type="float">
            <text:p>2.82</text:p>
          </table:table-cell>
          <table:table-cell table:number-columns-repeated="1019"/>
        </table:table-row>
        <table:table-row table:style-name="ro1">
          <table:table-cell table:style-name="ce140" office:value-type="float" office:value="42" calcext:value-type="float">
            <text:p>42</text:p>
          </table:table-cell>
          <table:table-cell table:style-name="ce140" office:value-type="string" calcext:value-type="string">
            <text:p>LC08_L1TP_232086_20141001_20170418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Oct 01</text:p>
          </table:table-cell>
          <table:table-cell table:style-name="ce155" office:value-type="float" office:value="2.556" calcext:value-type="float">
            <text:p>2.56</text:p>
          </table:table-cell>
          <table:table-cell table:number-columns-repeated="1019"/>
        </table:table-row>
        <table:table-row table:style-name="ro1">
          <table:table-cell table:style-name="ce140" office:value-type="float" office:value="43" calcext:value-type="float">
            <text:p>43</text:p>
          </table:table-cell>
          <table:table-cell table:style-name="ce140" office:value-type="string" calcext:value-type="string">
            <text:p>LC08_L1TP_233086_20141109_20170417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Nov 09</text:p>
          </table:table-cell>
          <table:table-cell table:style-name="ce155" office:value-type="float" office:value="20.533" calcext:value-type="float">
            <text:p>20.53</text:p>
          </table:table-cell>
          <table:table-cell table:number-columns-repeated="1019"/>
        </table:table-row>
        <table:table-row table:style-name="ro1">
          <table:table-cell table:style-name="ce140" office:value-type="float" office:value="44" calcext:value-type="float">
            <text:p>44</text:p>
          </table:table-cell>
          <table:table-cell table:style-name="ce140" office:value-type="string" calcext:value-type="string">
            <text:p>LC08_L1TP_233086_20141125_20170417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Nov 25</text:p>
          </table:table-cell>
          <table:table-cell table:style-name="ce155" office:value-type="float" office:value="23.594" calcext:value-type="float">
            <text:p>23.59</text:p>
          </table:table-cell>
          <table:table-cell table:number-columns-repeated="1019"/>
        </table:table-row>
        <table:table-row table:style-name="ro1">
          <table:table-cell table:style-name="ce140" office:value-type="float" office:value="45" calcext:value-type="float">
            <text:p>45</text:p>
          </table:table-cell>
          <table:table-cell table:style-name="ce140" office:value-type="string" calcext:value-type="string">
            <text:p>LE07_L1TP_233086_20141203_20161030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03</text:p>
          </table:table-cell>
          <table:table-cell table:style-name="ce155" office:value-type="float" office:value="37.755" calcext:value-type="float">
            <text:p>37.76</text:p>
          </table:table-cell>
          <table:table-cell table:number-columns-repeated="1019"/>
        </table:table-row>
        <table:table-row table:style-name="ro1">
          <table:table-cell table:style-name="ce140" office:value-type="float" office:value="46" calcext:value-type="float">
            <text:p>46</text:p>
          </table:table-cell>
          <table:table-cell table:style-name="ce140" office:value-type="string" calcext:value-type="string">
            <text:p>LC08_L1TP_232086_20141204_20170416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04</text:p>
          </table:table-cell>
          <table:table-cell table:style-name="ce155" office:value-type="float" office:value="30.856" calcext:value-type="float">
            <text:p>30.86</text:p>
          </table:table-cell>
          <table:table-cell table:number-columns-repeated="1019"/>
        </table:table-row>
        <table:table-row table:style-name="ro1">
          <table:table-cell table:style-name="ce140" office:value-type="float" office:value="47" calcext:value-type="float">
            <text:p>47</text:p>
          </table:table-cell>
          <table:table-cell table:style-name="ce140" office:value-type="string" calcext:value-type="string">
            <text:p>LC08_L1TP_233086_20141211_20170416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11</text:p>
          </table:table-cell>
          <table:table-cell table:style-name="ce155" office:value-type="float" office:value="14.801" calcext:value-type="float">
            <text:p>14.80</text:p>
          </table:table-cell>
          <table:table-cell table:number-columns-repeated="1019"/>
        </table:table-row>
        <table:table-row table:style-name="ro1">
          <table:table-cell table:style-name="ce140" office:value-type="float" office:value="48" calcext:value-type="float">
            <text:p>48</text:p>
          </table:table-cell>
          <table:table-cell table:style-name="ce140" office:value-type="string" calcext:value-type="string">
            <text:p>LE07_L1TP_232086_20141212_20161030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12</text:p>
          </table:table-cell>
          <table:table-cell table:style-name="ce155" office:value-type="float" office:value="19.604" calcext:value-type="float">
            <text:p>19.60</text:p>
          </table:table-cell>
          <table:table-cell table:number-columns-repeated="1019"/>
        </table:table-row>
        <table:table-row table:style-name="ro1">
          <table:table-cell table:style-name="ce140" office:value-type="float" office:value="49" calcext:value-type="float">
            <text:p>49</text:p>
          </table:table-cell>
          <table:table-cell table:style-name="ce140" office:value-type="string" calcext:value-type="string">
            <text:p>LC08_L1TP_233086_20141227_20170415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27</text:p>
          </table:table-cell>
          <table:table-cell table:style-name="ce155" office:value-type="float" office:value="36.076" calcext:value-type="float">
            <text:p>36.08</text:p>
          </table:table-cell>
          <table:table-cell table:number-columns-repeated="1019"/>
        </table:table-row>
        <table:table-row table:style-name="ro1">
          <table:table-cell table:style-name="ce140" office:value-type="float" office:value="50" calcext:value-type="float">
            <text:p>50</text:p>
          </table:table-cell>
          <table:table-cell table:style-name="ce140" office:value-type="string" calcext:value-type="string">
            <text:p>LE07_L1TP_232086_20141228_20161030_01_T1</text:p>
          </table:table-cell>
          <table:covered-table-cell table:style-name="ce148" office:value-type="float" office:value="2014" calcext:value-type="float">
            <text:p>2014</text:p>
          </table:covered-table-cell>
          <table:table-cell table:style-name="ce150" office:value-type="string" calcext:value-type="string">
            <text:p>Dec 28</text:p>
          </table:table-cell>
          <table:table-cell table:style-name="ce155" office:value-type="float" office:value="41.79" calcext:value-type="float">
            <text:p>41.79</text:p>
          </table:table-cell>
          <table:table-cell table:number-columns-repeated="1019"/>
        </table:table-row>
        <table:table-row table:style-name="ro1">
          <table:table-cell table:style-name="ce141" office:value-type="float" office:value="51" calcext:value-type="float">
            <text:p>51</text:p>
          </table:table-cell>
          <table:table-cell table:style-name="ce141" office:value-type="string" calcext:value-type="string">
            <text:p>LC08_L1TP_233086_20150112_20170415_01_T1</text:p>
          </table:table-cell>
          <table:table-cell table:style-name="ce54" office:value-type="float" office:value="2015" calcext:value-type="float" table:number-columns-spanned="1" table:number-rows-spanned="28">
            <text:p>2015</text:p>
          </table:table-cell>
          <table:table-cell table:style-name="ce151" office:value-type="string" calcext:value-type="string">
            <text:p>Jan 12</text:p>
          </table:table-cell>
          <table:table-cell table:style-name="ce154" office:value-type="float" office:value="46.1" calcext:value-type="float">
            <text:p>46.10</text:p>
          </table:table-cell>
          <table:table-cell table:number-columns-repeated="1019"/>
        </table:table-row>
        <table:table-row table:style-name="ro1">
          <table:table-cell table:style-name="ce141" office:value-type="float" office:value="52" calcext:value-type="float">
            <text:p>52</text:p>
          </table:table-cell>
          <table:table-cell table:style-name="ce141" office:value-type="string" calcext:value-type="string">
            <text:p>LC08_L1TP_232086_20150121_20170413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Jan 21</text:p>
          </table:table-cell>
          <table:table-cell table:style-name="ce154" office:value-type="float" office:value="42.988" calcext:value-type="float">
            <text:p>42.99</text:p>
          </table:table-cell>
          <table:table-cell table:number-columns-repeated="1019"/>
        </table:table-row>
        <table:table-row table:style-name="ro1">
          <table:table-cell table:style-name="ce141" office:value-type="float" office:value="53" calcext:value-type="float">
            <text:p>53</text:p>
          </table:table-cell>
          <table:table-cell table:style-name="ce141" office:value-type="string" calcext:value-type="string">
            <text:p>LC08_L1TP_233086_20150128_20170413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Jan 28</text:p>
          </table:table-cell>
          <table:table-cell table:style-name="ce154" office:value-type="float" office:value="45.307" calcext:value-type="float">
            <text:p>45.31</text:p>
          </table:table-cell>
          <table:table-cell table:number-columns-repeated="1019"/>
        </table:table-row>
        <table:table-row table:style-name="ro1">
          <table:table-cell table:style-name="ce141" office:value-type="float" office:value="54" calcext:value-type="float">
            <text:p>54</text:p>
          </table:table-cell>
          <table:table-cell table:style-name="ce141" office:value-type="string" calcext:value-type="string">
            <text:p>LE07_L1TP_232086_20150129_20161029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Jan 29</text:p>
          </table:table-cell>
          <table:table-cell table:style-name="ce154" office:value-type="float" office:value="56.373" calcext:value-type="float">
            <text:p>56.37</text:p>
          </table:table-cell>
          <table:table-cell table:number-columns-repeated="1019"/>
        </table:table-row>
        <table:table-row table:style-name="ro1">
          <table:table-cell table:style-name="ce141" office:value-type="float" office:value="55" calcext:value-type="float">
            <text:p>55</text:p>
          </table:table-cell>
          <table:table-cell table:style-name="ce141" office:value-type="string" calcext:value-type="string">
            <text:p>LE07_L1TP_233086_20150205_20161029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Feb 05</text:p>
          </table:table-cell>
          <table:table-cell table:style-name="ce154" office:value-type="float" office:value="56.601" calcext:value-type="float">
            <text:p>56.60</text:p>
          </table:table-cell>
          <table:table-cell table:number-columns-repeated="1019"/>
        </table:table-row>
        <table:table-row table:style-name="ro1">
          <table:table-cell table:style-name="ce141" office:value-type="float" office:value="56" calcext:value-type="float">
            <text:p>56</text:p>
          </table:table-cell>
          <table:table-cell table:style-name="ce141" office:value-type="string" calcext:value-type="string">
            <text:p>LC08_L1TP_232086_20150206_20170413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Feb 06</text:p>
          </table:table-cell>
          <table:table-cell table:style-name="ce154" office:value-type="float" office:value="45.342" calcext:value-type="float">
            <text:p>45.34</text:p>
          </table:table-cell>
          <table:table-cell table:number-columns-repeated="1019"/>
        </table:table-row>
        <table:table-row table:style-name="ro1">
          <table:table-cell table:style-name="ce141" office:value-type="float" office:value="57" calcext:value-type="float">
            <text:p>57</text:p>
          </table:table-cell>
          <table:table-cell table:style-name="ce141" office:value-type="string" calcext:value-type="string">
            <text:p>LC08_L1TP_233086_20150213_20170413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Feb 13</text:p>
          </table:table-cell>
          <table:table-cell table:style-name="ce154" office:value-type="float" office:value="50.142" calcext:value-type="float">
            <text:p>50.14</text:p>
          </table:table-cell>
          <table:table-cell table:number-columns-repeated="1019"/>
        </table:table-row>
        <table:table-row table:style-name="ro1">
          <table:table-cell table:style-name="ce141" office:value-type="float" office:value="58" calcext:value-type="float">
            <text:p>58</text:p>
          </table:table-cell>
          <table:table-cell table:style-name="ce141" office:value-type="string" calcext:value-type="string">
            <text:p>LE07_L1TP_232086_20150214_20161029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Feb 14</text:p>
          </table:table-cell>
          <table:table-cell table:style-name="ce154" office:value-type="float" office:value="59.408" calcext:value-type="float">
            <text:p>59.41</text:p>
          </table:table-cell>
          <table:table-cell table:number-columns-repeated="1019"/>
        </table:table-row>
        <table:table-row table:style-name="ro1">
          <table:table-cell table:style-name="ce141" office:value-type="float" office:value="59" calcext:value-type="float">
            <text:p>59</text:p>
          </table:table-cell>
          <table:table-cell table:style-name="ce141" office:value-type="string" calcext:value-type="string">
            <text:p>LC08_L1TP_233086_20150301_20170412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r 01</text:p>
          </table:table-cell>
          <table:table-cell table:style-name="ce154" office:value-type="float" office:value="28.675" calcext:value-type="float">
            <text:p>28.68</text:p>
          </table:table-cell>
          <table:table-cell table:number-columns-repeated="1019"/>
        </table:table-row>
        <table:table-row table:style-name="ro1"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LC08_L1TP_232086_20150310_20170412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r 10</text:p>
          </table:table-cell>
          <table:table-cell table:style-name="ce154" office:value-type="float" office:value="51.126" calcext:value-type="float">
            <text:p>51.13</text:p>
          </table:table-cell>
          <table:table-cell table:number-columns-repeated="1019"/>
        </table:table-row>
        <table:table-row table:style-name="ro1">
          <table:table-cell table:style-name="ce141" office:value-type="float" office:value="61" calcext:value-type="float">
            <text:p>61</text:p>
          </table:table-cell>
          <table:table-cell table:style-name="ce141" office:value-type="string" calcext:value-type="string">
            <text:p>LC08_L1TP_233086_20150317_20170412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r 17</text:p>
          </table:table-cell>
          <table:table-cell table:style-name="ce154" office:value-type="float" office:value="51.906" calcext:value-type="float">
            <text:p>51.91</text:p>
          </table:table-cell>
          <table:table-cell table:number-columns-repeated="1019"/>
        </table:table-row>
        <table:table-row table:style-name="ro1">
          <table:table-cell table:style-name="ce141" office:value-type="float" office:value="62" calcext:value-type="float">
            <text:p>62</text:p>
          </table:table-cell>
          <table:table-cell table:style-name="ce141" office:value-type="string" calcext:value-type="string">
            <text:p>LE07_L1TP_232086_20150318_20161028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r 18</text:p>
          </table:table-cell>
          <table:table-cell table:style-name="ce154" office:value-type="float" office:value="60.526" calcext:value-type="float">
            <text:p>60.53</text:p>
          </table:table-cell>
          <table:table-cell table:number-columns-repeated="1019"/>
        </table:table-row>
        <table:table-row table:style-name="ro1">
          <table:table-cell table:style-name="ce141" office:value-type="float" office:value="63" calcext:value-type="float">
            <text:p>63</text:p>
          </table:table-cell>
          <table:table-cell table:style-name="ce141" office:value-type="string" calcext:value-type="string">
            <text:p>LC08_L1TP_232086_20150326_20170411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r 26</text:p>
          </table:table-cell>
          <table:table-cell table:style-name="ce154" office:value-type="float" office:value="38.937" calcext:value-type="float">
            <text:p>38.94</text:p>
          </table:table-cell>
          <table:table-cell table:number-columns-repeated="1019"/>
        </table:table-row>
        <table:table-row table:style-name="ro1">
          <table:table-cell table:style-name="ce141" office:value-type="float" office:value="64" calcext:value-type="float">
            <text:p>64</text:p>
          </table:table-cell>
          <table:table-cell table:style-name="ce141" office:value-type="string" calcext:value-type="string">
            <text:p>LE07_L1TP_233086_20150410_20161029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Apr 10</text:p>
          </table:table-cell>
          <table:table-cell table:style-name="ce154" office:value-type="float" office:value="50.133" calcext:value-type="float">
            <text:p>50.13</text:p>
          </table:table-cell>
          <table:table-cell table:number-columns-repeated="1019"/>
        </table:table-row>
        <table:table-row table:style-name="ro1"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LC08_L1TP_232086_20150411_20170410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Apr 11</text:p>
          </table:table-cell>
          <table:table-cell table:style-name="ce154" office:value-type="float" office:value="54.078" calcext:value-type="float">
            <text:p>54.08</text:p>
          </table:table-cell>
          <table:table-cell table:number-columns-repeated="1019"/>
        </table:table-row>
        <table:table-row table:style-name="ro1">
          <table:table-cell table:style-name="ce141" office:value-type="float" office:value="66" calcext:value-type="float">
            <text:p>66</text:p>
          </table:table-cell>
          <table:table-cell table:style-name="ce141" office:value-type="string" calcext:value-type="string">
            <text:p>LE07_L1TP_233086_20150426_20161027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Apr 26</text:p>
          </table:table-cell>
          <table:table-cell table:style-name="ce154" office:value-type="float" office:value="53.928" calcext:value-type="float">
            <text:p>53.93</text:p>
          </table:table-cell>
          <table:table-cell table:number-columns-repeated="1019"/>
        </table:table-row>
        <table:table-row table:style-name="ro1">
          <table:table-cell table:style-name="ce141" office:value-type="float" office:value="67" calcext:value-type="float">
            <text:p>67</text:p>
          </table:table-cell>
          <table:table-cell table:style-name="ce141" office:value-type="string" calcext:value-type="string">
            <text:p>LC08_L1TP_232086_20150427_20170409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Apr 27</text:p>
          </table:table-cell>
          <table:table-cell table:style-name="ce154" office:value-type="float" office:value="44.762" calcext:value-type="float">
            <text:p>44.76</text:p>
          </table:table-cell>
          <table:table-cell table:number-columns-repeated="1019"/>
        </table:table-row>
        <table:table-row table:style-name="ro1">
          <table:table-cell table:style-name="ce141" office:value-type="float" office:value="68" calcext:value-type="float">
            <text:p>68</text:p>
          </table:table-cell>
          <table:table-cell table:style-name="ce141" office:value-type="string" calcext:value-type="string">
            <text:p>LE07_L1TP_232086_20150505_20161026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May 05</text:p>
          </table:table-cell>
          <table:table-cell table:style-name="ce154" office:value-type="float" office:value="42.322" calcext:value-type="float">
            <text:p>42.32</text:p>
          </table:table-cell>
          <table:table-cell table:number-columns-repeated="1019"/>
        </table:table-row>
        <table:table-row table:style-name="ro1">
          <table:table-cell table:style-name="ce141" office:value-type="float" office:value="69" calcext:value-type="float">
            <text:p>69</text:p>
          </table:table-cell>
          <table:table-cell table:style-name="ce141" office:value-type="string" calcext:value-type="string">
            <text:p>LE07_L1TP_232086_20150622_20161027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Jun 22</text:p>
          </table:table-cell>
          <table:table-cell table:style-name="ce154" office:value-type="float" office:value="41.789" calcext:value-type="float">
            <text:p>41.79</text:p>
          </table:table-cell>
          <table:table-cell table:number-columns-repeated="1019"/>
        </table:table-row>
        <table:table-row table:style-name="ro1"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LC08_L1TP_232086_20150817_20170406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Aug 17</text:p>
          </table:table-cell>
          <table:table-cell table:style-name="ce154" office:value-type="float" office:value="2.911" calcext:value-type="float">
            <text:p>2.91</text:p>
          </table:table-cell>
          <table:table-cell table:number-columns-repeated="1019"/>
        </table:table-row>
        <table:table-row table:style-name="ro1">
          <table:table-cell table:style-name="ce141" office:value-type="float" office:value="71" calcext:value-type="float">
            <text:p>71</text:p>
          </table:table-cell>
          <table:table-cell table:style-name="ce141" office:value-type="string" calcext:value-type="string">
            <text:p>LC08_L1TP_232086_20150902_20170404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Sep 02</text:p>
          </table:table-cell>
          <table:table-cell table:style-name="ce154" office:value-type="float" office:value="14.914" calcext:value-type="float">
            <text:p>14.91</text:p>
          </table:table-cell>
          <table:table-cell table:number-columns-repeated="1019"/>
        </table:table-row>
        <table:table-row table:style-name="ro1">
          <table:table-cell table:style-name="ce141" office:value-type="float" office:value="72" calcext:value-type="float">
            <text:p>72</text:p>
          </table:table-cell>
          <table:table-cell table:style-name="ce141" office:value-type="string" calcext:value-type="string">
            <text:p>LC08_L1TP_232086_20150918_20170404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Sep 18</text:p>
          </table:table-cell>
          <table:table-cell table:style-name="ce154" office:value-type="float" office:value="2.212" calcext:value-type="float">
            <text:p>2.21</text:p>
          </table:table-cell>
          <table:table-cell table:number-columns-repeated="1019"/>
        </table:table-row>
        <table:table-row table:style-name="ro1">
          <table:table-cell table:style-name="ce141" office:value-type="float" office:value="73" calcext:value-type="float">
            <text:p>73</text:p>
          </table:table-cell>
          <table:table-cell table:style-name="ce141" office:value-type="string" calcext:value-type="string">
            <text:p>LE07_L1TP_232086_20151012_20161018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Oct 12</text:p>
          </table:table-cell>
          <table:table-cell table:style-name="ce154" office:value-type="float" office:value="19.19" calcext:value-type="float">
            <text:p>19.19</text:p>
          </table:table-cell>
          <table:table-cell table:number-columns-repeated="1019"/>
        </table:table-row>
        <table:table-row table:style-name="ro1">
          <table:table-cell table:style-name="ce141" office:value-type="float" office:value="74" calcext:value-type="float">
            <text:p>74</text:p>
          </table:table-cell>
          <table:table-cell table:style-name="ce141" office:value-type="string" calcext:value-type="string">
            <text:p>LC08_L1TP_233086_20151128_20170401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Nov 28</text:p>
          </table:table-cell>
          <table:table-cell table:style-name="ce154" office:value-type="float" office:value="38.483" calcext:value-type="float">
            <text:p>38.48</text:p>
          </table:table-cell>
          <table:table-cell table:number-columns-repeated="1019"/>
        </table:table-row>
        <table:table-row table:style-name="ro1"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LE07_L1TP_232086_20151129_20161020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Nov 29</text:p>
          </table:table-cell>
          <table:table-cell table:style-name="ce154" office:value-type="float" office:value="80.159" calcext:value-type="float">
            <text:p>80.16</text:p>
          </table:table-cell>
          <table:table-cell table:number-columns-repeated="1019"/>
        </table:table-row>
        <table:table-row table:style-name="ro1">
          <table:table-cell table:style-name="ce141" office:value-type="float" office:value="76" calcext:value-type="float">
            <text:p>76</text:p>
          </table:table-cell>
          <table:table-cell table:style-name="ce141" office:value-type="string" calcext:value-type="string">
            <text:p>LE07_L1TP_233086_20151206_20161017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Dec 06</text:p>
          </table:table-cell>
          <table:table-cell table:style-name="ce154" office:value-type="float" office:value="24.913" calcext:value-type="float">
            <text:p>24.91</text:p>
          </table:table-cell>
          <table:table-cell table:number-columns-repeated="1019"/>
        </table:table-row>
        <table:table-row table:style-name="ro1">
          <table:table-cell table:style-name="ce141" office:value-type="float" office:value="77" calcext:value-type="float">
            <text:p>77</text:p>
          </table:table-cell>
          <table:table-cell table:style-name="ce141" office:value-type="string" calcext:value-type="string">
            <text:p>LC08_L1TP_232086_20151207_20170401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Dec 07</text:p>
          </table:table-cell>
          <table:table-cell table:style-name="ce154" office:value-type="float" office:value="20.662" calcext:value-type="float">
            <text:p>20.66</text:p>
          </table:table-cell>
          <table:table-cell table:number-columns-repeated="1019"/>
        </table:table-row>
        <table:table-row table:style-name="ro1">
          <table:table-cell table:style-name="ce141" office:value-type="float" office:value="78" calcext:value-type="float">
            <text:p>78</text:p>
          </table:table-cell>
          <table:table-cell table:style-name="ce141" office:value-type="string" calcext:value-type="string">
            <text:p>LE07_L1TP_232086_20151231_20161016_01_T1</text:p>
          </table:table-cell>
          <table:covered-table-cell table:style-name="ce147" office:value-type="float" office:value="2015" calcext:value-type="float">
            <text:p>2015</text:p>
          </table:covered-table-cell>
          <table:table-cell table:style-name="ce151" office:value-type="string" calcext:value-type="string">
            <text:p>Dec 31</text:p>
          </table:table-cell>
          <table:table-cell table:style-name="ce154" office:value-type="float" office:value="40.104" calcext:value-type="float">
            <text:p>40.10</text:p>
          </table:table-cell>
          <table:table-cell table:number-columns-repeated="1019"/>
        </table:table-row>
        <table:table-row table:style-name="ro1">
          <table:table-cell table:style-name="ce140" office:value-type="float" office:value="79" calcext:value-type="float">
            <text:p>79</text:p>
          </table:table-cell>
          <table:table-cell table:style-name="ce140" office:value-type="string" calcext:value-type="string">
            <text:p>LE07_L1TP_232086_20160116_20161016_01_T1</text:p>
          </table:table-cell>
          <table:table-cell table:style-name="ce52" office:value-type="float" office:value="2016" calcext:value-type="float" table:number-columns-spanned="1" table:number-rows-spanned="32">
            <text:p>2016</text:p>
          </table:table-cell>
          <table:table-cell table:style-name="ce150" office:value-type="string" calcext:value-type="string">
            <text:p>Jan 16</text:p>
          </table:table-cell>
          <table:table-cell table:style-name="ce155" office:value-type="float" office:value="35.672" calcext:value-type="float">
            <text:p>35.67</text:p>
          </table:table-cell>
          <table:table-cell table:number-columns-repeated="1019"/>
        </table:table-row>
        <table:table-row table:style-name="ro1">
          <table:table-cell table:style-name="ce140" office:value-type="float" office:value="80" calcext:value-type="float">
            <text:p>80</text:p>
          </table:table-cell>
          <table:table-cell table:style-name="ce140" office:value-type="string" calcext:value-type="string">
            <text:p>LE07_L1TP_233086_20160123_20161015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Jan 23</text:p>
          </table:table-cell>
          <table:table-cell table:style-name="ce155" office:value-type="float" office:value="53.165" calcext:value-type="float">
            <text:p>53.17</text:p>
          </table:table-cell>
          <table:table-cell table:number-columns-repeated="1019"/>
        </table:table-row>
        <table:table-row table:style-name="ro1">
          <table:table-cell table:style-name="ce140" office:value-type="float" office:value="81" calcext:value-type="float">
            <text:p>81</text:p>
          </table:table-cell>
          <table:table-cell table:style-name="ce140" office:value-type="string" calcext:value-type="string">
            <text:p>LC08_L1TP_233086_20160131_20170330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Jan 31</text:p>
          </table:table-cell>
          <table:table-cell table:style-name="ce155" office:value-type="float" office:value="35.929" calcext:value-type="float">
            <text:p>35.93</text:p>
          </table:table-cell>
          <table:table-cell table:number-columns-repeated="1019"/>
        </table:table-row>
        <table:table-row table:style-name="ro1">
          <table:table-cell table:style-name="ce140" office:value-type="float" office:value="82" calcext:value-type="float">
            <text:p>82</text:p>
          </table:table-cell>
          <table:table-cell table:style-name="ce140" office:value-type="string" calcext:value-type="string">
            <text:p>LE07_L1TP_232086_20160201_20161015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01</text:p>
          </table:table-cell>
          <table:table-cell table:style-name="ce155" office:value-type="float" office:value="42.954" calcext:value-type="float">
            <text:p>42.95</text:p>
          </table:table-cell>
          <table:table-cell table:number-columns-repeated="1019"/>
        </table:table-row>
        <table:table-row table:style-name="ro1">
          <table:table-cell table:style-name="ce140" office:value-type="float" office:value="83" calcext:value-type="float">
            <text:p>83</text:p>
          </table:table-cell>
          <table:table-cell table:style-name="ce140" office:value-type="string" calcext:value-type="string">
            <text:p>LE07_L1TP_233086_20160208_20161016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08</text:p>
          </table:table-cell>
          <table:table-cell table:style-name="ce155" office:value-type="float" office:value="64.804" calcext:value-type="float">
            <text:p>64.80</text:p>
          </table:table-cell>
          <table:table-cell table:number-columns-repeated="1019"/>
        </table:table-row>
        <table:table-row table:style-name="ro1">
          <table:table-cell table:style-name="ce140" office:value-type="float" office:value="84" calcext:value-type="float">
            <text:p>84</text:p>
          </table:table-cell>
          <table:table-cell table:style-name="ce140" office:value-type="string" calcext:value-type="string">
            <text:p>LC08_L1TP_232086_20160209_20170330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09</text:p>
          </table:table-cell>
          <table:table-cell table:style-name="ce155" office:value-type="float" office:value="39.899" calcext:value-type="float">
            <text:p>39.90</text:p>
          </table:table-cell>
          <table:table-cell table:number-columns-repeated="1019"/>
        </table:table-row>
        <table:table-row table:style-name="ro1">
          <table:table-cell table:style-name="ce140" office:value-type="float" office:value="85" calcext:value-type="float">
            <text:p>85</text:p>
          </table:table-cell>
          <table:table-cell table:style-name="ce140" office:value-type="string" calcext:value-type="string">
            <text:p>LC08_L1TP_233086_20160216_20170329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16</text:p>
          </table:table-cell>
          <table:table-cell table:style-name="ce155" office:value-type="float" office:value="26.119" calcext:value-type="float">
            <text:p>26.12</text:p>
          </table:table-cell>
          <table:table-cell table:number-columns-repeated="1019"/>
        </table:table-row>
        <table:table-row table:style-name="ro1">
          <table:table-cell table:style-name="ce140" office:value-type="float" office:value="86" calcext:value-type="float">
            <text:p>86</text:p>
          </table:table-cell>
          <table:table-cell table:style-name="ce140" office:value-type="string" calcext:value-type="string">
            <text:p>LE07_L1TP_232086_20160217_20161015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17</text:p>
          </table:table-cell>
          <table:table-cell table:style-name="ce155" office:value-type="float" office:value="29.249" calcext:value-type="float">
            <text:p>29.25</text:p>
          </table:table-cell>
          <table:table-cell table:number-columns-repeated="1019"/>
        </table:table-row>
        <table:table-row table:style-name="ro1">
          <table:table-cell table:style-name="ce140" office:value-type="float" office:value="87" calcext:value-type="float">
            <text:p>87</text:p>
          </table:table-cell>
          <table:table-cell table:style-name="ce140" office:value-type="string" calcext:value-type="string">
            <text:p>LE07_L1TP_233086_20160224_20161014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Feb 24</text:p>
          </table:table-cell>
          <table:table-cell table:style-name="ce155" office:value-type="float" office:value="18.056" calcext:value-type="float">
            <text:p>18.06</text:p>
          </table:table-cell>
          <table:table-cell table:number-columns-repeated="1019"/>
        </table:table-row>
        <table:table-row table:style-name="ro1">
          <table:table-cell table:style-name="ce140" office:value-type="float" office:value="88" calcext:value-type="float">
            <text:p>88</text:p>
          </table:table-cell>
          <table:table-cell table:style-name="ce140" office:value-type="string" calcext:value-type="string">
            <text:p>LE07_L1TP_232086_20160304_20161014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04</text:p>
          </table:table-cell>
          <table:table-cell table:style-name="ce155" office:value-type="float" office:value="47.604" calcext:value-type="float">
            <text:p>47.60</text:p>
          </table:table-cell>
          <table:table-cell table:number-columns-repeated="1019"/>
        </table:table-row>
        <table:table-row table:style-name="ro1">
          <table:table-cell table:style-name="ce140" office:value-type="float" office:value="89" calcext:value-type="float">
            <text:p>89</text:p>
          </table:table-cell>
          <table:table-cell table:style-name="ce140" office:value-type="string" calcext:value-type="string">
            <text:p>LE07_L1TP_233086_20160311_20161014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11</text:p>
          </table:table-cell>
          <table:table-cell table:style-name="ce155" office:value-type="float" office:value="40.583" calcext:value-type="float">
            <text:p>40.58</text:p>
          </table:table-cell>
          <table:table-cell table:number-columns-repeated="1019"/>
        </table:table-row>
        <table:table-row table:style-name="ro1">
          <table:table-cell table:style-name="ce140" office:value-type="float" office:value="90" calcext:value-type="float">
            <text:p>90</text:p>
          </table:table-cell>
          <table:table-cell table:style-name="ce140" office:value-type="string" calcext:value-type="string">
            <text:p>LC08_L1TP_232086_20160312_20170328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12</text:p>
          </table:table-cell>
          <table:table-cell table:style-name="ce155" office:value-type="float" office:value="36.094" calcext:value-type="float">
            <text:p>36.09</text:p>
          </table:table-cell>
          <table:table-cell table:number-columns-repeated="1019"/>
        </table:table-row>
        <table:table-row table:style-name="ro1">
          <table:table-cell table:style-name="ce140" office:value-type="float" office:value="91" calcext:value-type="float">
            <text:p>91</text:p>
          </table:table-cell>
          <table:table-cell table:style-name="ce140" office:value-type="string" calcext:value-type="string">
            <text:p>LC08_L1TP_233086_20160319_20170328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19</text:p>
          </table:table-cell>
          <table:table-cell table:style-name="ce155" office:value-type="float" office:value="32.781" calcext:value-type="float">
            <text:p>32.78</text:p>
          </table:table-cell>
          <table:table-cell table:number-columns-repeated="1019"/>
        </table:table-row>
        <table:table-row table:style-name="ro1">
          <table:table-cell table:style-name="ce140" office:value-type="float" office:value="92" calcext:value-type="float">
            <text:p>92</text:p>
          </table:table-cell>
          <table:table-cell table:style-name="ce140" office:value-type="string" calcext:value-type="string">
            <text:p>LE07_L1TP_232086_20160320_20161013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20</text:p>
          </table:table-cell>
          <table:table-cell table:style-name="ce155" office:value-type="float" office:value="43.261" calcext:value-type="float">
            <text:p>43.26</text:p>
          </table:table-cell>
          <table:table-cell table:number-columns-repeated="1019"/>
        </table:table-row>
        <table:table-row table:style-name="ro1">
          <table:table-cell table:style-name="ce140" office:value-type="float" office:value="93" calcext:value-type="float">
            <text:p>93</text:p>
          </table:table-cell>
          <table:table-cell table:style-name="ce140" office:value-type="string" calcext:value-type="string">
            <text:p>LE07_L1TP_233086_20160327_20161013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27</text:p>
          </table:table-cell>
          <table:table-cell table:style-name="ce155" office:value-type="float" office:value="27.157" calcext:value-type="float">
            <text:p>27.16</text:p>
          </table:table-cell>
          <table:table-cell table:number-columns-repeated="1019"/>
        </table:table-row>
        <table:table-row table:style-name="ro1">
          <table:table-cell table:style-name="ce140" office:value-type="float" office:value="94" calcext:value-type="float">
            <text:p>94</text:p>
          </table:table-cell>
          <table:table-cell table:style-name="ce140" office:value-type="string" calcext:value-type="string">
            <text:p>LC08_L1TP_232086_20160328_20170327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r 28</text:p>
          </table:table-cell>
          <table:table-cell table:style-name="ce155" office:value-type="float" office:value="27.79" calcext:value-type="float">
            <text:p>27.79</text:p>
          </table:table-cell>
          <table:table-cell table:number-columns-repeated="1019"/>
        </table:table-row>
        <table:table-row table:style-name="ro1">
          <table:table-cell table:style-name="ce140" office:value-type="float" office:value="95" calcext:value-type="float">
            <text:p>95</text:p>
          </table:table-cell>
          <table:table-cell table:style-name="ce140" office:value-type="string" calcext:value-type="string">
            <text:p>LE07_L1TP_232086_20160405_20161013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Apr 05</text:p>
          </table:table-cell>
          <table:table-cell table:style-name="ce155" office:value-type="float" office:value="34.41" calcext:value-type="float">
            <text:p>34.41</text:p>
          </table:table-cell>
          <table:table-cell table:number-columns-repeated="1019"/>
        </table:table-row>
        <table:table-row table:style-name="ro1">
          <table:table-cell table:style-name="ce140" office:value-type="float" office:value="96" calcext:value-type="float">
            <text:p>96</text:p>
          </table:table-cell>
          <table:table-cell table:style-name="ce140" office:value-type="string" calcext:value-type="string">
            <text:p>LE07_L1TP_232086_20160421_20161012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Apr 21</text:p>
          </table:table-cell>
          <table:table-cell table:style-name="ce155" office:value-type="float" office:value="19.581" calcext:value-type="float">
            <text:p>19.58</text:p>
          </table:table-cell>
          <table:table-cell table:number-columns-repeated="1019"/>
        </table:table-row>
        <table:table-row table:style-name="ro1">
          <table:table-cell table:style-name="ce140" office:value-type="float" office:value="97" calcext:value-type="float">
            <text:p>97</text:p>
          </table:table-cell>
          <table:table-cell table:style-name="ce140" office:value-type="string" calcext:value-type="string">
            <text:p>LE07_L1TP_232086_20160523_20161011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May 23</text:p>
          </table:table-cell>
          <table:table-cell table:style-name="ce155" office:value-type="float" office:value="23.091" calcext:value-type="float">
            <text:p>23.09</text:p>
          </table:table-cell>
          <table:table-cell table:number-columns-repeated="1019"/>
        </table:table-row>
        <table:table-row table:style-name="ro1">
          <table:table-cell table:style-name="ce140" office:value-type="float" office:value="98" calcext:value-type="float">
            <text:p>98</text:p>
          </table:table-cell>
          <table:table-cell table:style-name="ce140" office:value-type="string" calcext:value-type="string">
            <text:p>LC08_L1TP_232086_20160616_20170324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Jun 16</text:p>
          </table:table-cell>
          <table:table-cell table:style-name="ce155" office:value-type="float" office:value="37.007" calcext:value-type="float">
            <text:p>37.01</text:p>
          </table:table-cell>
          <table:table-cell table:number-columns-repeated="1019"/>
        </table:table-row>
        <table:table-row table:style-name="ro1">
          <table:table-cell table:style-name="ce140" office:value-type="float" office:value="99" calcext:value-type="float">
            <text:p>99</text:p>
          </table:table-cell>
          <table:table-cell table:style-name="ce140" office:value-type="string" calcext:value-type="string">
            <text:p>LE07_L1TP_232086_20160624_20161208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Jun 24</text:p>
          </table:table-cell>
          <table:table-cell table:style-name="ce155" office:value-type="float" office:value="1.188" calcext:value-type="float">
            <text:p>1.19</text:p>
          </table:table-cell>
          <table:table-cell table:number-columns-repeated="1019"/>
        </table:table-row>
        <table:table-row table:style-name="ro1">
          <table:table-cell table:style-name="ce140" office:value-type="float" office:value="100" calcext:value-type="float">
            <text:p>100</text:p>
          </table:table-cell>
          <table:table-cell table:style-name="ce140" office:value-type="string" calcext:value-type="string">
            <text:p>LE07_L1TP_232086_20160827_20161007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Aug 27</text:p>
          </table:table-cell>
          <table:table-cell table:style-name="ce155" office:value-type="float" office:value="6.787" calcext:value-type="float">
            <text:p>6.79</text:p>
          </table:table-cell>
          <table:table-cell table:number-columns-repeated="1019"/>
        </table:table-row>
        <table:table-row table:style-name="ro1">
          <table:table-cell table:style-name="ce140" office:value-type="float" office:value="101" calcext:value-type="float">
            <text:p>101</text:p>
          </table:table-cell>
          <table:table-cell table:style-name="ce140" office:value-type="string" calcext:value-type="string">
            <text:p>LE07_L1TP_233086_20161021_20161116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Oct 21</text:p>
          </table:table-cell>
          <table:table-cell table:style-name="ce155" office:value-type="float" office:value="18.74" calcext:value-type="float">
            <text:p>18.74</text:p>
          </table:table-cell>
          <table:table-cell table:number-columns-repeated="1019"/>
        </table:table-row>
        <table:table-row table:style-name="ro1">
          <table:table-cell table:style-name="ce140" office:value-type="float" office:value="102" calcext:value-type="float">
            <text:p>102</text:p>
          </table:table-cell>
          <table:table-cell table:style-name="ce140" office:value-type="string" calcext:value-type="string">
            <text:p>LC08_L1TP_232086_20161022_20170319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Oct 22</text:p>
          </table:table-cell>
          <table:table-cell table:style-name="ce155" office:value-type="float" office:value="39.64" calcext:value-type="float">
            <text:p>39.64</text:p>
          </table:table-cell>
          <table:table-cell table:number-columns-repeated="1019"/>
        </table:table-row>
        <table:table-row table:style-name="ro1">
          <table:table-cell table:style-name="ce140" office:value-type="float" office:value="103" calcext:value-type="float">
            <text:p>103</text:p>
          </table:table-cell>
          <table:table-cell table:style-name="ce140" office:value-type="string" calcext:value-type="string">
            <text:p>LC08_L1TP_233086_20161029_20170319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Oct 29</text:p>
          </table:table-cell>
          <table:table-cell table:style-name="ce155" office:value-type="float" office:value="42.072" calcext:value-type="float">
            <text:p>42.07</text:p>
          </table:table-cell>
          <table:table-cell table:number-columns-repeated="1019"/>
        </table:table-row>
        <table:table-row table:style-name="ro1">
          <table:table-cell table:style-name="ce140" office:value-type="float" office:value="104" calcext:value-type="float">
            <text:p>104</text:p>
          </table:table-cell>
          <table:table-cell table:style-name="ce140" office:value-type="string" calcext:value-type="string">
            <text:p>LE07_L1TP_232086_20161030_20161125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Oct 30</text:p>
          </table:table-cell>
          <table:table-cell table:style-name="ce155" office:value-type="float" office:value="50.143" calcext:value-type="float">
            <text:p>50.14</text:p>
          </table:table-cell>
          <table:table-cell table:number-columns-repeated="1019"/>
        </table:table-row>
        <table:table-row table:style-name="ro1">
          <table:table-cell table:style-name="ce140" office:value-type="float" office:value="105" calcext:value-type="float">
            <text:p>105</text:p>
          </table:table-cell>
          <table:table-cell table:style-name="ce140" office:value-type="string" calcext:value-type="string">
            <text:p>LC08_L1TP_232086_20161107_20170318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Nov 07</text:p>
          </table:table-cell>
          <table:table-cell table:style-name="ce155" office:value-type="float" office:value="30.846" calcext:value-type="float">
            <text:p>30.85</text:p>
          </table:table-cell>
          <table:table-cell table:number-columns-repeated="1019"/>
        </table:table-row>
        <table:table-row table:style-name="ro1">
          <table:table-cell table:style-name="ce140" office:value-type="float" office:value="106" calcext:value-type="float">
            <text:p>106</text:p>
          </table:table-cell>
          <table:table-cell table:style-name="ce140" office:value-type="string" calcext:value-type="string">
            <text:p>LC08_L1TP_232086_20161123_20170318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Nov 23</text:p>
          </table:table-cell>
          <table:table-cell table:style-name="ce155" office:value-type="float" office:value="35.561" calcext:value-type="float">
            <text:p>35.56</text:p>
          </table:table-cell>
          <table:table-cell table:number-columns-repeated="1019"/>
        </table:table-row>
        <table:table-row table:style-name="ro1">
          <table:table-cell table:style-name="ce140" office:value-type="float" office:value="107" calcext:value-type="float">
            <text:p>107</text:p>
          </table:table-cell>
          <table:table-cell table:style-name="ce140" office:value-type="string" calcext:value-type="string">
            <text:p>LC08_L1TP_233086_20161130_20170317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Nov 30</text:p>
          </table:table-cell>
          <table:table-cell table:style-name="ce155" office:value-type="float" office:value="50.662" calcext:value-type="float">
            <text:p>50.66</text:p>
          </table:table-cell>
          <table:table-cell table:number-columns-repeated="1019"/>
        </table:table-row>
        <table:table-row table:style-name="ro1">
          <table:table-cell table:style-name="ce140" office:value-type="float" office:value="108" calcext:value-type="float">
            <text:p>108</text:p>
          </table:table-cell>
          <table:table-cell table:style-name="ce140" office:value-type="string" calcext:value-type="string">
            <text:p>LE07_L1TP_233086_20161208_20170103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Dec 08</text:p>
          </table:table-cell>
          <table:table-cell table:style-name="ce155" office:value-type="float" office:value="36.932" calcext:value-type="float">
            <text:p>36.93</text:p>
          </table:table-cell>
          <table:table-cell table:number-columns-repeated="1019"/>
        </table:table-row>
        <table:table-row table:style-name="ro1">
          <table:table-cell table:style-name="ce140" office:value-type="float" office:value="109" calcext:value-type="float">
            <text:p>109</text:p>
          </table:table-cell>
          <table:table-cell table:style-name="ce140" office:value-type="string" calcext:value-type="string">
            <text:p>LC08_L1TP_233086_20161216_20170316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Dec 16</text:p>
          </table:table-cell>
          <table:table-cell table:style-name="ce155" office:value-type="float" office:value="36.83" calcext:value-type="float">
            <text:p>36.83</text:p>
          </table:table-cell>
          <table:table-cell table:number-columns-repeated="1019"/>
        </table:table-row>
        <table:table-row table:style-name="ro1">
          <table:table-cell table:style-name="ce140" office:value-type="float" office:value="110" calcext:value-type="float">
            <text:p>110</text:p>
          </table:table-cell>
          <table:table-cell table:style-name="ce140" office:value-type="string" calcext:value-type="string">
            <text:p>LE07_L1TP_232086_20161217_20170112_01_T1</text:p>
          </table:table-cell>
          <table:covered-table-cell table:style-name="ce148" office:value-type="float" office:value="2016" calcext:value-type="float">
            <text:p>2016</text:p>
          </table:covered-table-cell>
          <table:table-cell table:style-name="ce150" office:value-type="string" calcext:value-type="string">
            <text:p>Dec 17</text:p>
          </table:table-cell>
          <table:table-cell table:style-name="ce155" office:value-type="float" office:value="27.528" calcext:value-type="float">
            <text:p>27.53</text:p>
          </table:table-cell>
          <table:table-cell table:number-columns-repeated="1019"/>
        </table:table-row>
        <table:table-row table:style-name="ro1">
          <table:table-cell table:style-name="ce141" office:value-type="float" office:value="111" calcext:value-type="float">
            <text:p>111</text:p>
          </table:table-cell>
          <table:table-cell table:style-name="ce141" office:value-type="string" calcext:value-type="string">
            <text:p>LC08_L1TP_233086_20180120_20180206_01_T1</text:p>
          </table:table-cell>
          <table:table-cell table:style-name="ce54" office:value-type="float" office:value="2018" calcext:value-type="float" table:number-columns-spanned="1" table:number-rows-spanned="37">
            <text:p>2018</text:p>
          </table:table-cell>
          <table:table-cell table:style-name="ce151" office:value-type="string" calcext:value-type="string">
            <text:p>Jan 20</text:p>
          </table:table-cell>
          <table:table-cell table:style-name="ce154" office:value-type="float" office:value="34.641" calcext:value-type="float">
            <text:p>34.64</text:p>
          </table:table-cell>
          <table:table-cell table:number-columns-repeated="1019"/>
        </table:table-row>
        <table:table-row table:style-name="ro1">
          <table:table-cell table:style-name="ce141" office:value-type="float" office:value="112" calcext:value-type="float">
            <text:p>112</text:p>
          </table:table-cell>
          <table:table-cell table:style-name="ce141" office:value-type="string" calcext:value-type="string">
            <text:p>LE07_L1TP_233086_20180128_20180223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an 28</text:p>
          </table:table-cell>
          <table:table-cell table:style-name="ce154" office:value-type="float" office:value="26.235" calcext:value-type="float">
            <text:p>26.24</text:p>
          </table:table-cell>
          <table:table-cell table:number-columns-repeated="1019"/>
        </table:table-row>
        <table:table-row table:style-name="ro1">
          <table:table-cell table:style-name="ce141" office:value-type="float" office:value="113" calcext:value-type="float">
            <text:p>113</text:p>
          </table:table-cell>
          <table:table-cell table:style-name="ce141" office:value-type="string" calcext:value-type="string">
            <text:p>LC08_L1TP_232086_20180129_20180207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an 29</text:p>
          </table:table-cell>
          <table:table-cell table:style-name="ce154" office:value-type="float" office:value="26.3" calcext:value-type="float">
            <text:p>26.30</text:p>
          </table:table-cell>
          <table:table-cell table:number-columns-repeated="1019"/>
        </table:table-row>
        <table:table-row table:style-name="ro1">
          <table:table-cell table:style-name="ce141" office:value-type="float" office:value="114" calcext:value-type="float">
            <text:p>114</text:p>
          </table:table-cell>
          <table:table-cell table:style-name="ce141" office:value-type="string" calcext:value-type="string">
            <text:p>LC08_L1TP_233086_20180205_2018022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Feb 05</text:p>
          </table:table-cell>
          <table:table-cell table:style-name="ce154" office:value-type="float" office:value="32.791" calcext:value-type="float">
            <text:p>32.79</text:p>
          </table:table-cell>
          <table:table-cell table:number-columns-repeated="1019"/>
        </table:table-row>
        <table:table-row table:style-name="ro1">
          <table:table-cell table:style-name="ce141" office:value-type="float" office:value="115" calcext:value-type="float">
            <text:p>115</text:p>
          </table:table-cell>
          <table:table-cell table:style-name="ce141" office:value-type="string" calcext:value-type="string">
            <text:p>LE07_L1TP_233086_20180213_2018031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Feb 13</text:p>
          </table:table-cell>
          <table:table-cell table:style-name="ce154" office:value-type="float" office:value="27.729" calcext:value-type="float">
            <text:p>27.73</text:p>
          </table:table-cell>
          <table:table-cell table:number-columns-repeated="1019"/>
        </table:table-row>
        <table:table-row table:style-name="ro1">
          <table:table-cell table:style-name="ce141" office:value-type="float" office:value="116" calcext:value-type="float">
            <text:p>116</text:p>
          </table:table-cell>
          <table:table-cell table:style-name="ce141" office:value-type="string" calcext:value-type="string">
            <text:p>LC08_L1TP_232086_20180214_20180222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Feb 14</text:p>
          </table:table-cell>
          <table:table-cell table:style-name="ce154" office:value-type="float" office:value="33.327" calcext:value-type="float">
            <text:p>33.33</text:p>
          </table:table-cell>
          <table:table-cell table:number-columns-repeated="1019"/>
        </table:table-row>
        <table:table-row table:style-name="ro1">
          <table:table-cell table:style-name="ce141" office:value-type="float" office:value="117" calcext:value-type="float">
            <text:p>117</text:p>
          </table:table-cell>
          <table:table-cell table:style-name="ce141" office:value-type="string" calcext:value-type="string">
            <text:p>LC08_L1TP_233086_20180221_20180308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Feb 21</text:p>
          </table:table-cell>
          <table:table-cell table:style-name="ce154" office:value-type="float" office:value="6.814" calcext:value-type="float">
            <text:p>6.81</text:p>
          </table:table-cell>
          <table:table-cell table:number-columns-repeated="1019"/>
        </table:table-row>
        <table:table-row table:style-name="ro1">
          <table:table-cell table:style-name="ce141" office:value-type="float" office:value="118" calcext:value-type="float">
            <text:p>118</text:p>
          </table:table-cell>
          <table:table-cell table:style-name="ce141" office:value-type="string" calcext:value-type="string">
            <text:p>LE07_L1TP_233086_20180301_20180328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01</text:p>
          </table:table-cell>
          <table:table-cell table:style-name="ce154" office:value-type="float" office:value="18.103" calcext:value-type="float">
            <text:p>18.10</text:p>
          </table:table-cell>
          <table:table-cell table:number-columns-repeated="1019"/>
        </table:table-row>
        <table:table-row table:style-name="ro1">
          <table:table-cell table:style-name="ce141" office:value-type="float" office:value="119" calcext:value-type="float">
            <text:p>119</text:p>
          </table:table-cell>
          <table:table-cell table:style-name="ce141" office:value-type="string" calcext:value-type="string">
            <text:p>LC08_L1TP_232086_20180302_20180302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02</text:p>
          </table:table-cell>
          <table:table-cell table:style-name="ce154" office:value-type="float" office:value="20.058" calcext:value-type="float">
            <text:p>20.06</text:p>
          </table:table-cell>
          <table:table-cell table:number-columns-repeated="1019"/>
        </table:table-row>
        <table:table-row table:style-name="ro1"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LC08_L1TP_233086_20180309_20180320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09</text:p>
          </table:table-cell>
          <table:table-cell table:style-name="ce154" office:value-type="float" office:value="9.525" calcext:value-type="float">
            <text:p>9.53</text:p>
          </table:table-cell>
          <table:table-cell table:number-columns-repeated="1019"/>
        </table:table-row>
        <table:table-row table:style-name="ro1">
          <table:table-cell table:style-name="ce141" office:value-type="float" office:value="121" calcext:value-type="float">
            <text:p>121</text:p>
          </table:table-cell>
          <table:table-cell table:style-name="ce141" office:value-type="string" calcext:value-type="string">
            <text:p>LC08_L1TP_232086_20180318_20180403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18</text:p>
          </table:table-cell>
          <table:table-cell table:style-name="ce154" office:value-type="float" office:value="2.499" calcext:value-type="float">
            <text:p>2.50</text:p>
          </table:table-cell>
          <table:table-cell table:number-columns-repeated="1019"/>
        </table:table-row>
        <table:table-row table:style-name="ro1">
          <table:table-cell table:style-name="ce141" office:value-type="float" office:value="122" calcext:value-type="float">
            <text:p>122</text:p>
          </table:table-cell>
          <table:table-cell table:style-name="ce141" office:value-type="string" calcext:value-type="string">
            <text:p>LC08_L1TP_233086_20180325_20180404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25</text:p>
          </table:table-cell>
          <table:table-cell table:style-name="ce154" office:value-type="float" office:value="7.877" calcext:value-type="float">
            <text:p>7.88</text:p>
          </table:table-cell>
          <table:table-cell table:number-columns-repeated="1019"/>
        </table:table-row>
        <table:table-row table:style-name="ro1">
          <table:table-cell table:style-name="ce141" office:value-type="float" office:value="123" calcext:value-type="float">
            <text:p>123</text:p>
          </table:table-cell>
          <table:table-cell table:style-name="ce141" office:value-type="string" calcext:value-type="string">
            <text:p>LE07_L1TP_232086_20180326_2018042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r 26</text:p>
          </table:table-cell>
          <table:table-cell table:style-name="ce154" office:value-type="float" office:value="13.653" calcext:value-type="float">
            <text:p>13.65</text:p>
          </table:table-cell>
          <table:table-cell table:number-columns-repeated="1019"/>
        </table:table-row>
        <table:table-row table:style-name="ro1">
          <table:table-cell table:style-name="ce141" office:value-type="float" office:value="124" calcext:value-type="float">
            <text:p>124</text:p>
          </table:table-cell>
          <table:table-cell table:style-name="ce141" office:value-type="string" calcext:value-type="string">
            <text:p>LE07_L1TP_233086_20180402_20180428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Apr 02</text:p>
          </table:table-cell>
          <table:table-cell table:style-name="ce154" office:value-type="float" office:value="9.866" calcext:value-type="float">
            <text:p>9.87</text:p>
          </table:table-cell>
          <table:table-cell table:number-columns-repeated="1019"/>
        </table:table-row>
        <table:table-row table:style-name="ro1">
          <table:table-cell table:style-name="ce141" office:value-type="float" office:value="125" calcext:value-type="float">
            <text:p>125</text:p>
          </table:table-cell>
          <table:table-cell table:style-name="ce141" office:value-type="string" calcext:value-type="string">
            <text:p>LC08_L1TP_232086_20180419_20180502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Apr 19</text:p>
          </table:table-cell>
          <table:table-cell table:style-name="ce154" office:value-type="float" office:value="6.081" calcext:value-type="float">
            <text:p>6.08</text:p>
          </table:table-cell>
          <table:table-cell table:number-columns-repeated="1019"/>
        </table:table-row>
        <table:table-row table:style-name="ro1">
          <table:table-cell table:style-name="ce141" office:value-type="float" office:value="126" calcext:value-type="float">
            <text:p>126</text:p>
          </table:table-cell>
          <table:table-cell table:style-name="ce141" office:value-type="string" calcext:value-type="string">
            <text:p>LE07_L1TP_232086_20180427_20180524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Apr 27</text:p>
          </table:table-cell>
          <table:table-cell table:style-name="ce154" office:value-type="float" office:value="-2.075" calcext:value-type="float">
            <text:p>-2.08</text:p>
          </table:table-cell>
          <table:table-cell table:number-columns-repeated="1019"/>
        </table:table-row>
        <table:table-row table:style-name="ro1">
          <table:table-cell table:style-name="ce141" office:value-type="float" office:value="127" calcext:value-type="float">
            <text:p>127</text:p>
          </table:table-cell>
          <table:table-cell table:style-name="ce141" office:value-type="string" calcext:value-type="string">
            <text:p>LC08_L1TP_233086_20180512_20180517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y 12</text:p>
          </table:table-cell>
          <table:table-cell table:style-name="ce154" office:value-type="float" office:value="6.335" calcext:value-type="float">
            <text:p>6.34</text:p>
          </table:table-cell>
          <table:table-cell table:number-columns-repeated="1019"/>
        </table:table-row>
        <table:table-row table:style-name="ro1">
          <table:table-cell table:style-name="ce141" office:value-type="float" office:value="128" calcext:value-type="float">
            <text:p>128</text:p>
          </table:table-cell>
          <table:table-cell table:style-name="ce141" office:value-type="string" calcext:value-type="string">
            <text:p>LC08_L1TP_232086_20180521_20180605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May 21</text:p>
          </table:table-cell>
          <table:table-cell table:style-name="ce154" office:value-type="float" office:value="3.623" calcext:value-type="float">
            <text:p>3.62</text:p>
          </table:table-cell>
          <table:table-cell table:number-columns-repeated="1019"/>
        </table:table-row>
        <table:table-row table:style-name="ro1">
          <table:table-cell table:style-name="ce141" office:value-type="float" office:value="129" calcext:value-type="float">
            <text:p>129</text:p>
          </table:table-cell>
          <table:table-cell table:style-name="ce141" office:value-type="string" calcext:value-type="string">
            <text:p>LC08_L1TP_232086_20180606_20180615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n 06</text:p>
          </table:table-cell>
          <table:table-cell table:style-name="ce154" office:value-type="float" office:value="-4.51" calcext:value-type="float">
            <text:p>-4.51</text:p>
          </table:table-cell>
          <table:table-cell table:number-columns-repeated="1019"/>
        </table:table-row>
        <table:table-row table:style-name="ro1"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LE07_L1TP_232086_20180614_20180710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n 14</text:p>
          </table:table-cell>
          <table:table-cell table:style-name="ce154" office:value-type="float" office:value="-7.709" calcext:value-type="float">
            <text:p>-7.71</text:p>
          </table:table-cell>
          <table:table-cell table:number-columns-repeated="1019"/>
        </table:table-row>
        <table:table-row table:style-name="ro1">
          <table:table-cell table:style-name="ce141" office:value-type="float" office:value="131" calcext:value-type="float">
            <text:p>131</text:p>
          </table:table-cell>
          <table:table-cell table:style-name="ce141" office:value-type="string" calcext:value-type="string">
            <text:p>LE07_L1TP_233086_20180621_20180718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n 21</text:p>
          </table:table-cell>
          <table:table-cell table:style-name="ce154" office:value-type="float" office:value="-4.888" calcext:value-type="float">
            <text:p>-4.89</text:p>
          </table:table-cell>
          <table:table-cell table:number-columns-repeated="1019"/>
        </table:table-row>
        <table:table-row table:style-name="ro1">
          <table:table-cell table:style-name="ce141" office:value-type="float" office:value="132" calcext:value-type="float">
            <text:p>132</text:p>
          </table:table-cell>
          <table:table-cell table:style-name="ce141" office:value-type="string" calcext:value-type="string">
            <text:p>LC08_L1TP_232086_20180622_20180703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n 22</text:p>
          </table:table-cell>
          <table:table-cell table:style-name="ce154" office:value-type="float" office:value="-4.108" calcext:value-type="float">
            <text:p>-4.11</text:p>
          </table:table-cell>
          <table:table-cell table:number-columns-repeated="1019"/>
        </table:table-row>
        <table:table-row table:style-name="ro1">
          <table:table-cell table:style-name="ce141" office:value-type="float" office:value="133" calcext:value-type="float">
            <text:p>133</text:p>
          </table:table-cell>
          <table:table-cell table:style-name="ce141" office:value-type="string" calcext:value-type="string">
            <text:p>LC08_L1TP_232086_20180708_20180717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l 08</text:p>
          </table:table-cell>
          <table:table-cell table:style-name="ce154" office:value-type="float" office:value="3.785" calcext:value-type="float">
            <text:p>3.79</text:p>
          </table:table-cell>
          <table:table-cell table:number-columns-repeated="1019"/>
        </table:table-row>
        <table:table-row table:style-name="ro1">
          <table:table-cell table:style-name="ce141" office:value-type="float" office:value="134" calcext:value-type="float">
            <text:p>134</text:p>
          </table:table-cell>
          <table:table-cell table:style-name="ce141" office:value-type="string" calcext:value-type="string">
            <text:p>LC08_L1TP_232086_20180724_2018073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Jul 24</text:p>
          </table:table-cell>
          <table:table-cell table:style-name="ce154" office:value-type="float" office:value="6.005" calcext:value-type="float">
            <text:p>6.01</text:p>
          </table:table-cell>
          <table:table-cell table:number-columns-repeated="1019"/>
        </table:table-row>
        <table:table-row table:style-name="ro1">
          <table:table-cell table:style-name="ce141" office:value-type="float" office:value="135" calcext:value-type="float">
            <text:p>135</text:p>
          </table:table-cell>
          <table:table-cell table:style-name="ce141" office:value-type="string" calcext:value-type="string">
            <text:p>LE07_L1TP_232086_20180801_20180827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Aug 01</text:p>
          </table:table-cell>
          <table:table-cell table:style-name="ce154" office:value-type="float" office:value="10.711" calcext:value-type="float">
            <text:p>10.71</text:p>
          </table:table-cell>
          <table:table-cell table:number-columns-repeated="1019"/>
        </table:table-row>
        <table:table-row table:style-name="ro1">
          <table:table-cell table:style-name="ce141" office:value-type="float" office:value="136" calcext:value-type="float">
            <text:p>136</text:p>
          </table:table-cell>
          <table:table-cell table:style-name="ce141" office:value-type="string" calcext:value-type="string">
            <text:p>LC08_L1TP_233086_20180901_20180912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Sep 01</text:p>
          </table:table-cell>
          <table:table-cell table:style-name="ce154" office:value-type="float" office:value="-0.858" calcext:value-type="float">
            <text:p>-0.86</text:p>
          </table:table-cell>
          <table:table-cell table:number-columns-repeated="1019"/>
        </table:table-row>
        <table:table-row table:style-name="ro1">
          <table:table-cell table:style-name="ce141" office:value-type="float" office:value="137" calcext:value-type="float">
            <text:p>137</text:p>
          </table:table-cell>
          <table:table-cell table:style-name="ce141" office:value-type="string" calcext:value-type="string">
            <text:p>LE07_L1TP_232086_20180902_20180929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Sep 02</text:p>
          </table:table-cell>
          <table:table-cell table:style-name="ce154" office:value-type="float" office:value="-4.901" calcext:value-type="float">
            <text:p>-4.90</text:p>
          </table:table-cell>
          <table:table-cell table:number-columns-repeated="1019"/>
        </table:table-row>
        <table:table-row table:style-name="ro1">
          <table:table-cell table:style-name="ce141" office:value-type="float" office:value="138" calcext:value-type="float">
            <text:p>138</text:p>
          </table:table-cell>
          <table:table-cell table:style-name="ce141" office:value-type="string" calcext:value-type="string">
            <text:p>LE07_L1TP_233086_20180909_20181005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Sep 09</text:p>
          </table:table-cell>
          <table:table-cell table:style-name="ce154" office:value-type="float" office:value="26.084" calcext:value-type="float">
            <text:p>26.08</text:p>
          </table:table-cell>
          <table:table-cell table:number-columns-repeated="1019"/>
        </table:table-row>
        <table:table-row table:style-name="ro1">
          <table:table-cell table:style-name="ce141" office:value-type="float" office:value="139" calcext:value-type="float">
            <text:p>139</text:p>
          </table:table-cell>
          <table:table-cell table:style-name="ce141" office:value-type="string" calcext:value-type="string">
            <text:p>LE07_L1TP_233086_20180925_2018102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Sep 25</text:p>
          </table:table-cell>
          <table:table-cell table:style-name="ce154" office:value-type="float" office:value="1.213" calcext:value-type="float">
            <text:p>1.21</text:p>
          </table:table-cell>
          <table:table-cell table:number-columns-repeated="1019"/>
        </table:table-row>
        <table:table-row table:style-name="ro1"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LE07_L1TP_232086_20181004_2018103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Oct 04</text:p>
          </table:table-cell>
          <table:table-cell table:style-name="ce154" office:value-type="float" office:value="22.547" calcext:value-type="float">
            <text:p>22.55</text:p>
          </table:table-cell>
          <table:table-cell table:number-columns-repeated="1019"/>
        </table:table-row>
        <table:table-row table:style-name="ro1">
          <table:table-cell table:style-name="ce141" office:value-type="float" office:value="141" calcext:value-type="float">
            <text:p>141</text:p>
          </table:table-cell>
          <table:table-cell table:style-name="ce141" office:value-type="string" calcext:value-type="string">
            <text:p>LE07_L1TP_232086_20181020_20181116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Oct 20</text:p>
          </table:table-cell>
          <table:table-cell table:style-name="ce154" office:value-type="float" office:value="0.901" calcext:value-type="float">
            <text:p>0.90</text:p>
          </table:table-cell>
          <table:table-cell table:number-columns-repeated="1019"/>
        </table:table-row>
        <table:table-row table:style-name="ro1">
          <table:table-cell table:style-name="ce141" office:value-type="float" office:value="142" calcext:value-type="float">
            <text:p>142</text:p>
          </table:table-cell>
          <table:table-cell table:style-name="ce141" office:value-type="string" calcext:value-type="string">
            <text:p>LE07_L1TP_233086_20181128_20181224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Nov 28</text:p>
          </table:table-cell>
          <table:table-cell table:style-name="ce154" office:value-type="float" office:value="24.678" calcext:value-type="float">
            <text:p>24.68</text:p>
          </table:table-cell>
          <table:table-cell table:number-columns-repeated="1019"/>
        </table:table-row>
        <table:table-row table:style-name="ro1">
          <table:table-cell table:style-name="ce141" office:value-type="float" office:value="143" calcext:value-type="float">
            <text:p>143</text:p>
          </table:table-cell>
          <table:table-cell table:style-name="ce141" office:value-type="string" calcext:value-type="string">
            <text:p>LC08_L1TP_232086_20181129_2018121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Nov 29</text:p>
          </table:table-cell>
          <table:table-cell table:style-name="ce154" office:value-type="float" office:value="16.953" calcext:value-type="float">
            <text:p>16.95</text:p>
          </table:table-cell>
          <table:table-cell table:number-columns-repeated="1019"/>
        </table:table-row>
        <table:table-row table:style-name="ro1">
          <table:table-cell table:style-name="ce141" office:value-type="float" office:value="144" calcext:value-type="float">
            <text:p>144</text:p>
          </table:table-cell>
          <table:table-cell table:style-name="ce141" office:value-type="string" calcext:value-type="string">
            <text:p>LE07_L1TP_232086_20181207_20190102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Dec 07</text:p>
          </table:table-cell>
          <table:table-cell table:style-name="ce154" office:value-type="float" office:value="25.634" calcext:value-type="float">
            <text:p>25.63</text:p>
          </table:table-cell>
          <table:table-cell table:number-columns-repeated="1019"/>
        </table:table-row>
        <table:table-row table:style-name="ro1">
          <table:table-cell table:style-name="ce141" office:value-type="float" office:value="145" calcext:value-type="float">
            <text:p>145</text:p>
          </table:table-cell>
          <table:table-cell table:style-name="ce141" office:value-type="string" calcext:value-type="string">
            <text:p>LC08_L1TP_233086_20181222_20181227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Dec 22</text:p>
          </table:table-cell>
          <table:table-cell table:style-name="ce154" office:value-type="float" office:value="18.671" calcext:value-type="float">
            <text:p>18.67</text:p>
          </table:table-cell>
          <table:table-cell table:number-columns-repeated="1019"/>
        </table:table-row>
        <table:table-row table:style-name="ro1">
          <table:table-cell table:style-name="ce141" office:value-type="float" office:value="146" calcext:value-type="float">
            <text:p>146</text:p>
          </table:table-cell>
          <table:table-cell table:style-name="ce141" office:value-type="string" calcext:value-type="string">
            <text:p>LE07_L1TP_232086_20181223_20190131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Dec 23</text:p>
          </table:table-cell>
          <table:table-cell table:style-name="ce154" office:value-type="float" office:value="32.788" calcext:value-type="float">
            <text:p>32.79</text:p>
          </table:table-cell>
          <table:table-cell table:number-columns-repeated="1019"/>
        </table:table-row>
        <table:table-row table:style-name="ro1">
          <table:table-cell table:style-name="ce141" office:value-type="float" office:value="147" calcext:value-type="float">
            <text:p>147</text:p>
          </table:table-cell>
          <table:table-cell table:style-name="ce141" office:value-type="string" calcext:value-type="string">
            <text:p>LC08_L1TP_232086_20181231_20190130_01_T1</text:p>
          </table:table-cell>
          <table:covered-table-cell table:style-name="ce147" office:value-type="float" office:value="2018" calcext:value-type="float">
            <text:p>2018</text:p>
          </table:covered-table-cell>
          <table:table-cell table:style-name="ce151" office:value-type="string" calcext:value-type="string">
            <text:p>Dec 31</text:p>
          </table:table-cell>
          <table:table-cell table:style-name="ce154" office:value-type="float" office:value="13.986" calcext:value-type="float">
            <text:p>13.99</text:p>
          </table:table-cell>
          <table:table-cell table:number-columns-repeated="1019"/>
        </table:table-row>
        <table:table-row table:style-name="ro1">
          <table:table-cell table:style-name="ce140" office:value-type="float" office:value="148" calcext:value-type="float">
            <text:p>148</text:p>
          </table:table-cell>
          <table:table-cell table:style-name="ce140" office:value-type="string" calcext:value-type="string">
            <text:p>LC08_L1TP_233086_20190123_20190205_01_T1</text:p>
          </table:table-cell>
          <table:table-cell table:style-name="ce52" office:value-type="float" office:value="2019" calcext:value-type="float" table:number-columns-spanned="1" table:number-rows-spanned="43">
            <text:p>2019</text:p>
          </table:table-cell>
          <table:table-cell table:style-name="ce150" office:value-type="string" calcext:value-type="string">
            <text:p>Jan 23</text:p>
          </table:table-cell>
          <table:table-cell table:style-name="ce155" office:value-type="float" office:value="32.62" calcext:value-type="float">
            <text:p>32.62</text:p>
          </table:table-cell>
          <table:table-cell table:number-columns-repeated="1019"/>
        </table:table-row>
        <table:table-row table:style-name="ro1">
          <table:table-cell table:style-name="ce140" office:value-type="float" office:value="149" calcext:value-type="float">
            <text:p>149</text:p>
          </table:table-cell>
          <table:table-cell table:style-name="ce140" office:value-type="string" calcext:value-type="string">
            <text:p>LE07_L1TP_233086_20190131_20190226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Jan 31</text:p>
          </table:table-cell>
          <table:table-cell table:style-name="ce155" office:value-type="float" office:value="38.46" calcext:value-type="float">
            <text:p>38.46</text:p>
          </table:table-cell>
          <table:table-cell table:number-columns-repeated="1019"/>
        </table:table-row>
        <table:table-row table:style-name="ro1">
          <table:table-cell table:style-name="ce140" office:value-type="float" office:value="150" calcext:value-type="float">
            <text:p>150</text:p>
          </table:table-cell>
          <table:table-cell table:style-name="ce140" office:value-type="string" calcext:value-type="string">
            <text:p>LC08_L1TP_232086_20190201_20190206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01</text:p>
          </table:table-cell>
          <table:table-cell table:style-name="ce155" office:value-type="float" office:value="40.239" calcext:value-type="float">
            <text:p>40.24</text:p>
          </table:table-cell>
          <table:table-cell table:number-columns-repeated="1019"/>
        </table:table-row>
        <table:table-row table:style-name="ro1">
          <table:table-cell table:style-name="ce140" office:value-type="float" office:value="151" calcext:value-type="float">
            <text:p>151</text:p>
          </table:table-cell>
          <table:table-cell table:style-name="ce140" office:value-type="string" calcext:value-type="string">
            <text:p>LE07_L1TP_232086_20190209_20190307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09</text:p>
          </table:table-cell>
          <table:table-cell table:style-name="ce155" office:value-type="float" office:value="46.683" calcext:value-type="float">
            <text:p>46.68</text:p>
          </table:table-cell>
          <table:table-cell table:number-columns-repeated="1019"/>
        </table:table-row>
        <table:table-row table:style-name="ro1">
          <table:table-cell table:style-name="ce140" office:value-type="float" office:value="152" calcext:value-type="float">
            <text:p>152</text:p>
          </table:table-cell>
          <table:table-cell table:style-name="ce140" office:value-type="string" calcext:value-type="string">
            <text:p>LE07_L1TP_233086_20190216_20190314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16</text:p>
          </table:table-cell>
          <table:table-cell table:style-name="ce155" office:value-type="float" office:value="46.664" calcext:value-type="float">
            <text:p>46.66</text:p>
          </table:table-cell>
          <table:table-cell table:number-columns-repeated="1019"/>
        </table:table-row>
        <table:table-row table:style-name="ro1">
          <table:table-cell table:style-name="ce140" office:value-type="float" office:value="153" calcext:value-type="float">
            <text:p>153</text:p>
          </table:table-cell>
          <table:table-cell table:style-name="ce140" office:value-type="string" calcext:value-type="string">
            <text:p>LC08_L1TP_232086_20190217_20190222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17</text:p>
          </table:table-cell>
          <table:table-cell table:style-name="ce155" office:value-type="float" office:value="42.649" calcext:value-type="float">
            <text:p>42.65</text:p>
          </table:table-cell>
          <table:table-cell table:number-columns-repeated="1019"/>
        </table:table-row>
        <table:table-row table:style-name="ro1">
          <table:table-cell table:style-name="ce140" office:value-type="float" office:value="154" calcext:value-type="float">
            <text:p>154</text:p>
          </table:table-cell>
          <table:table-cell table:style-name="ce140" office:value-type="string" calcext:value-type="string">
            <text:p>LC08_L1TP_233086_20190224_20190309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24</text:p>
          </table:table-cell>
          <table:table-cell table:style-name="ce155" office:value-type="float" office:value="36.991" calcext:value-type="float">
            <text:p>36.99</text:p>
          </table:table-cell>
          <table:table-cell table:number-columns-repeated="1019"/>
        </table:table-row>
        <table:table-row table:style-name="ro1">
          <table:table-cell table:style-name="ce140" office:value-type="float" office:value="155" calcext:value-type="float">
            <text:p>155</text:p>
          </table:table-cell>
          <table:table-cell table:style-name="ce140" office:value-type="string" calcext:value-type="string">
            <text:p>LE07_L1TP_232086_20190225_20190323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Feb 25</text:p>
          </table:table-cell>
          <table:table-cell table:style-name="ce155" office:value-type="float" office:value="46.149" calcext:value-type="float">
            <text:p>46.15</text:p>
          </table:table-cell>
          <table:table-cell table:number-columns-repeated="1019"/>
        </table:table-row>
        <table:table-row table:style-name="ro1">
          <table:table-cell table:style-name="ce140" office:value-type="float" office:value="156" calcext:value-type="float">
            <text:p>156</text:p>
          </table:table-cell>
          <table:table-cell table:style-name="ce140" office:value-type="string" calcext:value-type="string">
            <text:p>LC08_L1TP_232086_20190305_20190309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05</text:p>
          </table:table-cell>
          <table:table-cell table:style-name="ce155" office:value-type="float" office:value="33.053" calcext:value-type="float">
            <text:p>33.05</text:p>
          </table:table-cell>
          <table:table-cell table:number-columns-repeated="1019"/>
        </table:table-row>
        <table:table-row table:style-name="ro1">
          <table:table-cell table:style-name="ce140" office:value-type="float" office:value="157" calcext:value-type="float">
            <text:p>157</text:p>
          </table:table-cell>
          <table:table-cell table:style-name="ce140" office:value-type="string" calcext:value-type="string">
            <text:p>LC08_L1TP_233086_20190312_20190325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12</text:p>
          </table:table-cell>
          <table:table-cell table:style-name="ce155" office:value-type="float" office:value="30.248" calcext:value-type="float">
            <text:p>30.25</text:p>
          </table:table-cell>
          <table:table-cell table:number-columns-repeated="1019"/>
        </table:table-row>
        <table:table-row table:style-name="ro1">
          <table:table-cell table:style-name="ce140" office:value-type="float" office:value="158" calcext:value-type="float">
            <text:p>158</text:p>
          </table:table-cell>
          <table:table-cell table:style-name="ce140" office:value-type="string" calcext:value-type="string">
            <text:p>LE07_L1TP_232086_20190313_20190408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13</text:p>
          </table:table-cell>
          <table:table-cell table:style-name="ce155" office:value-type="float" office:value="32.952" calcext:value-type="float">
            <text:p>32.95</text:p>
          </table:table-cell>
          <table:table-cell table:number-columns-repeated="1019"/>
        </table:table-row>
        <table:table-row table:style-name="ro1">
          <table:table-cell table:style-name="ce140" office:value-type="float" office:value="159" calcext:value-type="float">
            <text:p>159</text:p>
          </table:table-cell>
          <table:table-cell table:style-name="ce140" office:value-type="string" calcext:value-type="string">
            <text:p>LE07_L1TP_233086_20190320_20190415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20</text:p>
          </table:table-cell>
          <table:table-cell table:style-name="ce155" office:value-type="float" office:value="29.926" calcext:value-type="float">
            <text:p>29.93</text:p>
          </table:table-cell>
          <table:table-cell table:number-columns-repeated="1019"/>
        </table:table-row>
        <table:table-row table:style-name="ro1">
          <table:table-cell table:style-name="ce140" office:value-type="float" office:value="160" calcext:value-type="float">
            <text:p>160</text:p>
          </table:table-cell>
          <table:table-cell table:style-name="ce140" office:value-type="string" calcext:value-type="string">
            <text:p>LC08_L1TP_233086_20190328_20190404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28</text:p>
          </table:table-cell>
          <table:table-cell table:style-name="ce155" office:value-type="float" office:value="32.694" calcext:value-type="float">
            <text:p>32.69</text:p>
          </table:table-cell>
          <table:table-cell table:number-columns-repeated="1019"/>
        </table:table-row>
        <table:table-row table:style-name="ro1">
          <table:table-cell table:style-name="ce140" office:value-type="float" office:value="161" calcext:value-type="float">
            <text:p>161</text:p>
          </table:table-cell>
          <table:table-cell table:style-name="ce140" office:value-type="string" calcext:value-type="string">
            <text:p>LE07_L1TP_232086_20190329_20190424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r 29</text:p>
          </table:table-cell>
          <table:table-cell table:style-name="ce155" office:value-type="float" office:value="31" calcext:value-type="float">
            <text:p>31.00</text:p>
          </table:table-cell>
          <table:table-cell table:number-columns-repeated="1019"/>
        </table:table-row>
        <table:table-row table:style-name="ro1">
          <table:table-cell table:style-name="ce140" office:value-type="float" office:value="162" calcext:value-type="float">
            <text:p>162</text:p>
          </table:table-cell>
          <table:table-cell table:style-name="ce140" office:value-type="string" calcext:value-type="string">
            <text:p>LE07_L1TP_233086_20190405_2019050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05</text:p>
          </table:table-cell>
          <table:table-cell table:style-name="ce155" office:value-type="float" office:value="22.728" calcext:value-type="float">
            <text:p>22.73</text:p>
          </table:table-cell>
          <table:table-cell table:number-columns-repeated="1019"/>
        </table:table-row>
        <table:table-row table:style-name="ro1">
          <table:table-cell table:style-name="ce140" office:value-type="float" office:value="163" calcext:value-type="float">
            <text:p>163</text:p>
          </table:table-cell>
          <table:table-cell table:style-name="ce140" office:value-type="string" calcext:value-type="string">
            <text:p>LC08_L1TP_232086_20190406_20190422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06</text:p>
          </table:table-cell>
          <table:table-cell table:style-name="ce155" office:value-type="float" office:value="22.257" calcext:value-type="float">
            <text:p>22.26</text:p>
          </table:table-cell>
          <table:table-cell table:number-columns-repeated="1019"/>
        </table:table-row>
        <table:table-row table:style-name="ro1">
          <table:table-cell table:style-name="ce140" office:value-type="float" office:value="164" calcext:value-type="float">
            <text:p>164</text:p>
          </table:table-cell>
          <table:table-cell table:style-name="ce140" office:value-type="string" calcext:value-type="string">
            <text:p>LE07_L1TP_232086_20190414_20190510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14</text:p>
          </table:table-cell>
          <table:table-cell table:style-name="ce155" office:value-type="float" office:value="17.513" calcext:value-type="float">
            <text:p>17.51</text:p>
          </table:table-cell>
          <table:table-cell table:number-columns-repeated="1019"/>
        </table:table-row>
        <table:table-row table:style-name="ro1">
          <table:table-cell table:style-name="ce140" office:value-type="float" office:value="165" calcext:value-type="float">
            <text:p>165</text:p>
          </table:table-cell>
          <table:table-cell table:style-name="ce140" office:value-type="string" calcext:value-type="string">
            <text:p>LE07_L1TP_233086_20190421_20190517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21</text:p>
          </table:table-cell>
          <table:table-cell table:style-name="ce155" office:value-type="float" office:value="21.389" calcext:value-type="float">
            <text:p>21.39</text:p>
          </table:table-cell>
          <table:table-cell table:number-columns-repeated="1019"/>
        </table:table-row>
        <table:table-row table:style-name="ro1">
          <table:table-cell table:style-name="ce140" office:value-type="float" office:value="166" calcext:value-type="float">
            <text:p>166</text:p>
          </table:table-cell>
          <table:table-cell table:style-name="ce140" office:value-type="string" calcext:value-type="string">
            <text:p>LC08_L1TP_232086_20190422_20190507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22</text:p>
          </table:table-cell>
          <table:table-cell table:style-name="ce155" office:value-type="float" office:value="24.424" calcext:value-type="float">
            <text:p>24.42</text:p>
          </table:table-cell>
          <table:table-cell table:number-columns-repeated="1019"/>
        </table:table-row>
        <table:table-row table:style-name="ro1">
          <table:table-cell table:style-name="ce140" office:value-type="float" office:value="167" calcext:value-type="float">
            <text:p>167</text:p>
          </table:table-cell>
          <table:table-cell table:style-name="ce140" office:value-type="string" calcext:value-type="string">
            <text:p>LC08_L1TP_233086_20190429_20190508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29</text:p>
          </table:table-cell>
          <table:table-cell table:style-name="ce155" office:value-type="float" office:value="13.159" calcext:value-type="float">
            <text:p>13.16</text:p>
          </table:table-cell>
          <table:table-cell table:number-columns-repeated="1019"/>
        </table:table-row>
        <table:table-row table:style-name="ro1">
          <table:table-cell table:style-name="ce140" office:value-type="float" office:value="168" calcext:value-type="float">
            <text:p>168</text:p>
          </table:table-cell>
          <table:table-cell table:style-name="ce140" office:value-type="string" calcext:value-type="string">
            <text:p>LE07_L1TP_232086_20190430_20190526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pr 30</text:p>
          </table:table-cell>
          <table:table-cell table:style-name="ce155" office:value-type="float" office:value="13.578" calcext:value-type="float">
            <text:p>13.58</text:p>
          </table:table-cell>
          <table:table-cell table:number-columns-repeated="1019"/>
        </table:table-row>
        <table:table-row table:style-name="ro1">
          <table:table-cell table:style-name="ce140" office:value-type="float" office:value="169" calcext:value-type="float">
            <text:p>169</text:p>
          </table:table-cell>
          <table:table-cell table:style-name="ce140" office:value-type="string" calcext:value-type="string">
            <text:p>LC08_L1TP_232086_20190508_2019052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y 08</text:p>
          </table:table-cell>
          <table:table-cell table:style-name="ce155" office:value-type="float" office:value="17.611" calcext:value-type="float">
            <text:p>17.61</text:p>
          </table:table-cell>
          <table:table-cell table:number-columns-repeated="1019"/>
        </table:table-row>
        <table:table-row table:style-name="ro1">
          <table:table-cell table:style-name="ce140" office:value-type="float" office:value="170" calcext:value-type="float">
            <text:p>170</text:p>
          </table:table-cell>
          <table:table-cell table:style-name="ce140" office:value-type="string" calcext:value-type="string">
            <text:p>LE07_L1TP_232086_20190516_2019061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y 16</text:p>
          </table:table-cell>
          <table:table-cell table:style-name="ce155" office:value-type="float" office:value="44.721" calcext:value-type="float">
            <text:p>44.72</text:p>
          </table:table-cell>
          <table:table-cell table:number-columns-repeated="1019"/>
        </table:table-row>
        <table:table-row table:style-name="ro1">
          <table:table-cell table:style-name="ce140" office:value-type="float" office:value="171" calcext:value-type="float">
            <text:p>171</text:p>
          </table:table-cell>
          <table:table-cell table:style-name="ce140" office:value-type="string" calcext:value-type="string">
            <text:p>LE07_L1TP_233086_20190523_20190618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y 23</text:p>
          </table:table-cell>
          <table:table-cell table:style-name="ce155" office:value-type="float" office:value="44.559" calcext:value-type="float">
            <text:p>44.56</text:p>
          </table:table-cell>
          <table:table-cell table:number-columns-repeated="1019"/>
        </table:table-row>
        <table:table-row table:style-name="ro1">
          <table:table-cell table:style-name="ce140" office:value-type="float" office:value="172" calcext:value-type="float">
            <text:p>172</text:p>
          </table:table-cell>
          <table:table-cell table:style-name="ce140" office:value-type="string" calcext:value-type="string">
            <text:p>LC08_L1TP_232086_20190524_20190604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May 24</text:p>
          </table:table-cell>
          <table:table-cell table:style-name="ce155" office:value-type="float" office:value="30.08" calcext:value-type="float">
            <text:p>30.08</text:p>
          </table:table-cell>
          <table:table-cell table:number-columns-repeated="1019"/>
        </table:table-row>
        <table:table-row table:style-name="ro1">
          <table:table-cell table:style-name="ce140" office:value-type="float" office:value="173" calcext:value-type="float">
            <text:p>173</text:p>
          </table:table-cell>
          <table:table-cell table:style-name="ce140" office:value-type="string" calcext:value-type="string">
            <text:p>LC08_L1TP_232086_20190609_20190619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Jun 09</text:p>
          </table:table-cell>
          <table:table-cell table:style-name="ce155" office:value-type="float" office:value="22.341" calcext:value-type="float">
            <text:p>22.34</text:p>
          </table:table-cell>
          <table:table-cell table:number-columns-repeated="1019"/>
        </table:table-row>
        <table:table-row table:style-name="ro1">
          <table:table-cell table:style-name="ce140" office:value-type="float" office:value="174" calcext:value-type="float">
            <text:p>174</text:p>
          </table:table-cell>
          <table:table-cell table:style-name="ce140" office:value-type="string" calcext:value-type="string">
            <text:p>LE07_L1TP_232086_20190617_20190713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Jun 17</text:p>
          </table:table-cell>
          <table:table-cell table:style-name="ce155" office:value-type="float" office:value="25.27" calcext:value-type="float">
            <text:p>25.27</text:p>
          </table:table-cell>
          <table:table-cell table:number-columns-repeated="1019"/>
        </table:table-row>
        <table:table-row table:style-name="ro1">
          <table:table-cell table:style-name="ce140" office:value-type="float" office:value="175" calcext:value-type="float">
            <text:p>175</text:p>
          </table:table-cell>
          <table:table-cell table:style-name="ce140" office:value-type="string" calcext:value-type="string">
            <text:p>LC08_L1TP_232086_20190711_20190719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Jul 11</text:p>
          </table:table-cell>
          <table:table-cell table:style-name="ce155" office:value-type="float" office:value="-5.395" calcext:value-type="float">
            <text:p>-5.40</text:p>
          </table:table-cell>
          <table:table-cell table:number-columns-repeated="1019"/>
        </table:table-row>
        <table:table-row table:style-name="ro1">
          <table:table-cell table:style-name="ce140" office:value-type="float" office:value="176" calcext:value-type="float">
            <text:p>176</text:p>
          </table:table-cell>
          <table:table-cell table:style-name="ce140" office:value-type="string" calcext:value-type="string">
            <text:p>LC08_L1TP_233086_20190718_2019073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Jul 18</text:p>
          </table:table-cell>
          <table:table-cell table:style-name="ce155" office:value-type="float" office:value="-7.043" calcext:value-type="float">
            <text:p>-7.04</text:p>
          </table:table-cell>
          <table:table-cell table:number-columns-repeated="1019"/>
        </table:table-row>
        <table:table-row table:style-name="ro1">
          <table:table-cell table:style-name="ce140" office:value-type="float" office:value="177" calcext:value-type="float">
            <text:p>177</text:p>
          </table:table-cell>
          <table:table-cell table:style-name="ce140" office:value-type="string" calcext:value-type="string">
            <text:p>LC08_L1TP_233086_20190803_20190819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ug 03</text:p>
          </table:table-cell>
          <table:table-cell table:style-name="ce155"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table:style-name="ce140" office:value-type="float" office:value="178" calcext:value-type="float">
            <text:p>178</text:p>
          </table:table-cell>
          <table:table-cell table:style-name="ce140" office:value-type="string" calcext:value-type="string">
            <text:p>LE07_L1TP_232086_20190804_2019083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ug 04</text:p>
          </table:table-cell>
          <table:table-cell table:style-name="ce155" office:value-type="float" office:value="1.127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140" office:value-type="float" office:value="179" calcext:value-type="float">
            <text:p>179</text:p>
          </table:table-cell>
          <table:table-cell table:style-name="ce140" office:value-type="string" calcext:value-type="string">
            <text:p>LC08_L1TP_232086_20190812_20190820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ug 12</text:p>
          </table:table-cell>
          <table:table-cell table:style-name="ce155" office:value-type="float" office:value="-6.787" calcext:value-type="float">
            <text:p>-6.79</text:p>
          </table:table-cell>
          <table:table-cell table:number-columns-repeated="1019"/>
        </table:table-row>
        <table:table-row table:style-name="ro1">
          <table:table-cell table:style-name="ce140" office:value-type="float" office:value="180" calcext:value-type="float">
            <text:p>180</text:p>
          </table:table-cell>
          <table:table-cell table:style-name="ce140" office:value-type="string" calcext:value-type="string">
            <text:p>LC08_L1TP_233086_20190819_20190902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Aug 19</text:p>
          </table:table-cell>
          <table:table-cell table:style-name="ce155" office:value-type="float" office:value="-3.721" calcext:value-type="float">
            <text:p>-3.72</text:p>
          </table:table-cell>
          <table:table-cell table:number-columns-repeated="1019"/>
        </table:table-row>
        <table:table-row table:style-name="ro1">
          <table:table-cell table:style-name="ce140" office:value-type="float" office:value="181" calcext:value-type="float">
            <text:p>181</text:p>
          </table:table-cell>
          <table:table-cell table:style-name="ce140" office:value-type="string" calcext:value-type="string">
            <text:p>LC08_L1TP_233086_20190920_20190926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Sep 20</text:p>
          </table:table-cell>
          <table:table-cell table:style-name="ce155" office:value-type="float" office:value="0.057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140" office:value-type="float" office:value="182" calcext:value-type="float">
            <text:p>182</text:p>
          </table:table-cell>
          <table:table-cell table:style-name="ce140" office:value-type="string" calcext:value-type="string">
            <text:p>LE07_L1TP_232086_20190921_20191028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Sep 21</text:p>
          </table:table-cell>
          <table:table-cell table:style-name="ce155" office:value-type="float" office:value="0.76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140" office:value-type="float" office:value="183" calcext:value-type="float">
            <text:p>183</text:p>
          </table:table-cell>
          <table:table-cell table:style-name="ce140" office:value-type="string" calcext:value-type="string">
            <text:p>LE07_L1TP_232086_20191023_20191118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Oct 23</text:p>
          </table:table-cell>
          <table:table-cell table:style-name="ce155" office:value-type="float" office:value="25.704" calcext:value-type="float">
            <text:p>25.70</text:p>
          </table:table-cell>
          <table:table-cell table:number-columns-repeated="1019"/>
        </table:table-row>
        <table:table-row table:style-name="ro1">
          <table:table-cell table:style-name="ce140" office:value-type="float" office:value="184" calcext:value-type="float">
            <text:p>184</text:p>
          </table:table-cell>
          <table:table-cell table:style-name="ce140" office:value-type="string" calcext:value-type="string">
            <text:p>LC08_L1TP_232086_20191116_20191202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Nov 16</text:p>
          </table:table-cell>
          <table:table-cell table:style-name="ce155" office:value-type="float" office:value="16.74" calcext:value-type="float">
            <text:p>16.74</text:p>
          </table:table-cell>
          <table:table-cell table:number-columns-repeated="1019"/>
        </table:table-row>
        <table:table-row table:style-name="ro1">
          <table:table-cell table:style-name="ce140" office:value-type="float" office:value="185" calcext:value-type="float">
            <text:p>185</text:p>
          </table:table-cell>
          <table:table-cell table:style-name="ce140" office:value-type="string" calcext:value-type="string">
            <text:p>LC08_L1TP_233086_20191123_20191203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Nov 23</text:p>
          </table:table-cell>
          <table:table-cell table:style-name="ce155" office:value-type="float" office:value="29.319" calcext:value-type="float">
            <text:p>29.32</text:p>
          </table:table-cell>
          <table:table-cell table:number-columns-repeated="1019"/>
        </table:table-row>
        <table:table-row table:style-name="ro1">
          <table:table-cell table:style-name="ce140" office:value-type="float" office:value="186" calcext:value-type="float">
            <text:p>186</text:p>
          </table:table-cell>
          <table:table-cell table:style-name="ce140" office:value-type="string" calcext:value-type="string">
            <text:p>LE07_L1TP_233086_20191201_20191227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Dec 01</text:p>
          </table:table-cell>
          <table:table-cell table:style-name="ce155" office:value-type="float" office:value="19.166" calcext:value-type="float">
            <text:p>19.17</text:p>
          </table:table-cell>
          <table:table-cell table:number-columns-repeated="1019"/>
        </table:table-row>
        <table:table-row table:style-name="ro1">
          <table:table-cell table:style-name="ce140" office:value-type="float" office:value="187" calcext:value-type="float">
            <text:p>187</text:p>
          </table:table-cell>
          <table:table-cell table:style-name="ce140" office:value-type="string" calcext:value-type="string">
            <text:p>LC08_L1TP_233086_20191209_20191217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Dec 09</text:p>
          </table:table-cell>
          <table:table-cell table:style-name="ce155" office:value-type="float" office:value="23.982" calcext:value-type="float">
            <text:p>23.98</text:p>
          </table:table-cell>
          <table:table-cell table:number-columns-repeated="1019"/>
        </table:table-row>
        <table:table-row table:style-name="ro1">
          <table:table-cell table:style-name="ce140" office:value-type="float" office:value="188" calcext:value-type="float">
            <text:p>188</text:p>
          </table:table-cell>
          <table:table-cell table:style-name="ce140" office:value-type="string" calcext:value-type="string">
            <text:p>LE07_L1TP_232086_20191210_20200105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Dec 10</text:p>
          </table:table-cell>
          <table:table-cell table:style-name="ce155" office:value-type="float" office:value="24.326" calcext:value-type="float">
            <text:p>24.33</text:p>
          </table:table-cell>
          <table:table-cell table:number-columns-repeated="1019"/>
        </table:table-row>
        <table:table-row table:style-name="ro1">
          <table:table-cell table:style-name="ce140" office:value-type="float" office:value="189" calcext:value-type="float">
            <text:p>189</text:p>
          </table:table-cell>
          <table:table-cell table:style-name="ce140" office:value-type="string" calcext:value-type="string">
            <text:p>LC08_L1TP_233086_20191225_20200110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Dec 25</text:p>
          </table:table-cell>
          <table:table-cell table:style-name="ce155" office:value-type="float" office:value="36.064" calcext:value-type="float">
            <text:p>36.06</text:p>
          </table:table-cell>
          <table:table-cell table:number-columns-repeated="1019"/>
        </table:table-row>
        <table:table-row table:style-name="ro1">
          <table:table-cell table:style-name="ce140" office:value-type="float" office:value="190" calcext:value-type="float">
            <text:p>190</text:p>
          </table:table-cell>
          <table:table-cell table:style-name="ce140" office:value-type="string" calcext:value-type="string">
            <text:p>LE07_L1TP_232086_20191226_20200121_01_T1</text:p>
          </table:table-cell>
          <table:covered-table-cell table:style-name="ce148" office:value-type="float" office:value="2019" calcext:value-type="float">
            <text:p>2019</text:p>
          </table:covered-table-cell>
          <table:table-cell table:style-name="ce150" office:value-type="string" calcext:value-type="string">
            <text:p>Dec 26</text:p>
          </table:table-cell>
          <table:table-cell table:style-name="ce155" office:value-type="float" office:value="46.626" calcext:value-type="float">
            <text:p>46.63</text:p>
          </table:table-cell>
          <table:table-cell table:number-columns-repeated="1019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2" table:style-name="ta1">
        <table:table-column table:style-name="co11" table:default-cell-style-name="ce159"/>
        <table:table-column table:style-name="co12" table:default-cell-style-name="ce157"/>
        <table:table-column table:style-name="co7" table:default-cell-style-name="ce157"/>
        <table:table-column table:style-name="co6" table:default-cell-style-name="ce157"/>
        <table:table-column table:style-name="co13" table:default-cell-style-name="ce167"/>
        <table:table-column table:style-name="co14" table:default-cell-style-name="ce167"/>
        <table:table-column table:style-name="co7" table:number-columns-repeated="1018" table:default-cell-style-name="ce156"/>
        <table:table-row table:style-name="ro1">
          <table:table-cell table:style-name="ce158" table:number-columns-spanned="1" table:number-rows-spanned="2"/>
          <table:table-cell table:style-name="ce143" office:value-type="string" calcext:value-type="string" table:number-columns-spanned="1" table:number-rows-spanned="2">
            <text:p>File name</text:p>
          </table:table-cell>
          <table:table-cell table:style-name="ce143" office:value-type="string" calcext:value-type="string" table:number-columns-spanned="2" table:number-rows-spanned="2">
            <text:p>Date</text:p>
          </table:table-cell>
          <table:covered-table-cell table:style-name="ce143"/>
          <table:table-cell table:style-name="ce143" office:value-type="string" calcext:value-type="string">
            <text:p>SO2</text:p>
          </table:table-cell>
          <table:table-cell table:style-name="ce71" office:value-type="string" calcext:value-type="string">
            <text:p><text:s/>High</text:p>
          </table:table-cell>
          <table:table-cell table:number-columns-repeated="1018"/>
        </table:table-row>
        <table:table-row table:style-name="ro1">
          <table:covered-table-cell table:style-name="ce141"/>
          <table:covered-table-cell table:number-columns-repeated="2" table:style-name="ce139"/>
          <table:covered-table-cell table:style-name="ce71"/>
          <table:table-cell table:style-name="ce166" office:value-type="string" calcext:value-type="string">
            <text:p>No/Low</text:p>
          </table:table-cell>
          <table:table-cell table:style-name="ce16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cchile_so2pca_5k_20120601.jpg</text:p>
          </table:table-cell>
          <table:table-cell table:style-name="ce68" office:value-type="float" office:value="2012" calcext:value-type="float" table:number-columns-spanned="1" table:number-rows-spanned="121">
            <text:p>2012</text:p>
          </table:table-cell>
          <table:table-cell table:style-name="ce164" office:value-type="string" calcext:value-type="string">
            <text:p>Jun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9" office:value-type="string" calcext:value-type="string">
            <text:p>cchile_so2pca_5k_2012060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cchile_so2pca_5k_2012060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9" office:value-type="string" calcext:value-type="string">
            <text:p>cchile_so2pca_5k_2012061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string" calcext:value-type="string">
            <text:p>cchile_so2pca_5k_2012061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cchile_so2pca_5k_2012061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9" office:value-type="string" calcext:value-type="string">
            <text:p>cchile_so2pca_5k_201206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9" office:value-type="string" calcext:value-type="string">
            <text:p>cchile_so2pca_5k_2012061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9" office:value-type="string" calcext:value-type="string">
            <text:p>cchile_so2pca_5k_2012062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9" office:value-type="string" calcext:value-type="string">
            <text:p>cchile_so2pca_5k_2012062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9" office:value-type="string" calcext:value-type="string">
            <text:p>cchile_so2pca_5k_2012062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9" office:value-type="string" calcext:value-type="string">
            <text:p>cchile_so2pca_5k_2012062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9" office:value-type="string" calcext:value-type="string">
            <text:p>cchile_so2pca_5k_201206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n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9" office:value-type="string" calcext:value-type="string">
            <text:p>cchile_so2pca_5k_2012070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9" office:value-type="string" calcext:value-type="string">
            <text:p>cchile_so2pca_5k_2012070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9" office:value-type="string" calcext:value-type="string">
            <text:p>cchile_so2pca_5k_2012070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9" office:value-type="string" calcext:value-type="string">
            <text:p>cchile_so2pca_5k_2012070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9" office:value-type="string" calcext:value-type="string">
            <text:p>cchile_so2pca_5k_2012071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9" office:value-type="string" calcext:value-type="string">
            <text:p>cchile_so2pca_5k_201207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9" office:value-type="string" calcext:value-type="string">
            <text:p>cchile_so2pca_5k_2012071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9" office:value-type="string" calcext:value-type="string">
            <text:p>cchile_so2pca_5k_2012071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9" office:value-type="string" calcext:value-type="string">
            <text:p>cchile_so2pca_5k_2012071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9" office:value-type="string" calcext:value-type="string">
            <text:p>cchile_so2pca_5k_2012072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9" office:value-type="string" calcext:value-type="string">
            <text:p>cchile_so2pca_5k_2012072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9" office:value-type="string" calcext:value-type="string">
            <text:p>cchile_so2pca_5k_2012072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9" office:value-type="string" calcext:value-type="string">
            <text:p>cchile_so2pca_5k_201207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9" office:value-type="string" calcext:value-type="string">
            <text:p>cchile_so2pca_5k_2012072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9" office:value-type="string" calcext:value-type="string">
            <text:p>cchile_so2pca_5k_2012072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9" office:value-type="string" calcext:value-type="string">
            <text:p>cchile_so2pca_5k_2012072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9" office:value-type="string" calcext:value-type="string">
            <text:p>cchile_so2pca_5k_201207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59" office:value-type="string" calcext:value-type="string">
            <text:p>cchile_so2pca_5k_2012080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59" office:value-type="string" calcext:value-type="string">
            <text:p>cchile_so2pca_5k_2012080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59" office:value-type="string" calcext:value-type="string">
            <text:p>cchile_so2pca_5k_2012080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59" office:value-type="string" calcext:value-type="string">
            <text:p>cchile_so2pca_5k_2012080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9" office:value-type="string" calcext:value-type="string">
            <text:p>cchile_so2pca_5k_2012080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9" office:value-type="string" calcext:value-type="string">
            <text:p>cchile_so2pca_5k_2012081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59" office:value-type="string" calcext:value-type="string">
            <text:p>cchile_so2pca_5k_2012081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59" office:value-type="string" calcext:value-type="string">
            <text:p>cchile_so2pca_5k_201208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59" office:value-type="string" calcext:value-type="string">
            <text:p>cchile_so2pca_5k_2012081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59" office:value-type="string" calcext:value-type="string">
            <text:p>cchile_so2pca_5k_2012081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59" office:value-type="string" calcext:value-type="string">
            <text:p>cchile_so2pca_5k_2012081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9" office:value-type="string" calcext:value-type="string">
            <text:p>cchile_so2pca_5k_2012081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59" office:value-type="string" calcext:value-type="string">
            <text:p>cchile_so2pca_5k_2012082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59" office:value-type="string" calcext:value-type="string">
            <text:p>cchile_so2pca_5k_201208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59" office:value-type="string" calcext:value-type="string">
            <text:p>cchile_so2pca_5k_2012082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59" office:value-type="string" calcext:value-type="string">
            <text:p>cchile_so2pca_5k_2012082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59" office:value-type="string" calcext:value-type="string">
            <text:p>cchile_so2pca_5k_2012082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9" office:value-type="string" calcext:value-type="string">
            <text:p>cchile_so2pca_5k_201208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59" office:value-type="string" calcext:value-type="string">
            <text:p>cchile_so2pca_5k_2012083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Aug 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9" office:value-type="string" calcext:value-type="string">
            <text:p>cchile_so2pca_5k_2012090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9" office:value-type="string" calcext:value-type="string">
            <text:p>cchile_so2pca_5k_2012090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9" office:value-type="string" calcext:value-type="string">
            <text:p>cchile_so2pca_5k_2012090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 office:value-type="string" calcext:value-type="string">
            <text:p>cchile_so2pca_5k_2012090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59" office:value-type="string" calcext:value-type="string">
            <text:p>cchile_so2pca_5k_2012090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59" office:value-type="string" calcext:value-type="string">
            <text:p>cchile_so2pca_5k_2012090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59" office:value-type="string" calcext:value-type="string">
            <text:p>cchile_so2pca_5k_2012091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59" office:value-type="string" calcext:value-type="string">
            <text:p>cchile_so2pca_5k_201209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59" office:value-type="string" calcext:value-type="string">
            <text:p>cchile_so2pca_5k_2012091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59" office:value-type="string" calcext:value-type="string">
            <text:p>cchile_so2pca_5k_2012091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9" office:value-type="string" calcext:value-type="string">
            <text:p>cchile_so2pca_5k_2012091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59" office:value-type="string" calcext:value-type="string">
            <text:p>cchile_so2pca_5k_2012091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59" office:value-type="string" calcext:value-type="string">
            <text:p>cchile_so2pca_5k_2012092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59" office:value-type="string" calcext:value-type="string">
            <text:p>cchile_so2pca_5k_2012092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59" office:value-type="string" calcext:value-type="string">
            <text:p>cchile_so2pca_5k_201209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59" office:value-type="string" calcext:value-type="string">
            <text:p>cchile_so2pca_5k_2012092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59" office:value-type="string" calcext:value-type="string">
            <text:p>cchile_so2pca_5k_2012092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59" office:value-type="string" calcext:value-type="string">
            <text:p>cchile_so2pca_5k_2012092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59" office:value-type="string" calcext:value-type="string">
            <text:p>cchile_so2pca_5k_201209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Sep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59" office:value-type="string" calcext:value-type="string">
            <text:p>cchile_so2pca_5k_2012100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59" office:value-type="string" calcext:value-type="string">
            <text:p>cchile_so2pca_5k_2012100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59" office:value-type="string" calcext:value-type="string">
            <text:p>cchile_so2pca_5k_2012100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9" office:value-type="string" calcext:value-type="string">
            <text:p>cchile_so2pca_5k_2012100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59" office:value-type="string" calcext:value-type="string">
            <text:p>cchile_so2pca_5k_2012100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59" office:value-type="string" calcext:value-type="string">
            <text:p>cchile_so2pca_5k_2012101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59" office:value-type="string" calcext:value-type="string">
            <text:p>cchile_so2pca_5k_2012101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59" office:value-type="string" calcext:value-type="string">
            <text:p>cchile_so2pca_5k_2012101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59" office:value-type="string" calcext:value-type="string">
            <text:p>cchile_so2pca_5k_2012101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59" office:value-type="string" calcext:value-type="string">
            <text:p>cchile_so2pca_5k_2012101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59" office:value-type="string" calcext:value-type="string">
            <text:p>cchile_so2pca_5k_2012101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59" office:value-type="string" calcext:value-type="string">
            <text:p>cchile_so2pca_5k_2012102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59" office:value-type="string" calcext:value-type="string">
            <text:p>cchile_so2pca_5k_201210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59" office:value-type="string" calcext:value-type="string">
            <text:p>cchile_so2pca_5k_2012102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59" office:value-type="string" calcext:value-type="string">
            <text:p>cchile_so2pca_5k_2012102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59" office:value-type="string" calcext:value-type="string">
            <text:p>cchile_so2pca_5k_2012102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Oct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59" office:value-type="string" calcext:value-type="string">
            <text:p>cchile_so2pca_5k_2012110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59" office:value-type="string" calcext:value-type="string">
            <text:p>cchile_so2pca_5k_2012110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59" office:value-type="string" calcext:value-type="string">
            <text:p>cchile_so2pca_5k_2012110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59" office:value-type="string" calcext:value-type="string">
            <text:p>cchile_so2pca_5k_2012110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59" office:value-type="string" calcext:value-type="string">
            <text:p>cchile_so2pca_5k_2012110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59" office:value-type="string" calcext:value-type="string">
            <text:p>cchile_so2pca_5k_2012111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59" office:value-type="string" calcext:value-type="string">
            <text:p>cchile_so2pca_5k_2012111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59" office:value-type="string" calcext:value-type="string">
            <text:p>cchile_so2pca_5k_2012111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59" office:value-type="string" calcext:value-type="string">
            <text:p>cchile_so2pca_5k_201211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59" office:value-type="string" calcext:value-type="string">
            <text:p>cchile_so2pca_5k_2012111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59" office:value-type="string" calcext:value-type="string">
            <text:p>cchile_so2pca_5k_2012111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9" office:value-type="string" calcext:value-type="string">
            <text:p>cchile_so2pca_5k_2012111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59" office:value-type="string" calcext:value-type="string">
            <text:p>cchile_so2pca_5k_2012112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59" office:value-type="string" calcext:value-type="string">
            <text:p>cchile_so2pca_5k_201211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59" office:value-type="string" calcext:value-type="string">
            <text:p>cchile_so2pca_5k_2012112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59" office:value-type="string" calcext:value-type="string">
            <text:p>cchile_so2pca_5k_2012112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59" office:value-type="string" calcext:value-type="string">
            <text:p>cchile_so2pca_5k_2012112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59" office:value-type="string" calcext:value-type="string">
            <text:p>cchile_so2pca_5k_2012112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59" office:value-type="string" calcext:value-type="string">
            <text:p>cchile_so2pca_5k_201211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59" office:value-type="string" calcext:value-type="string">
            <text:p>cchile_so2pca_5k_2012120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59" office:value-type="string" calcext:value-type="string">
            <text:p>cchile_so2pca_5k_2012120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59" office:value-type="string" calcext:value-type="string">
            <text:p>cchile_so2pca_5k_2012120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59" office:value-type="string" calcext:value-type="string">
            <text:p>cchile_so2pca_5k_20121207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59" office:value-type="string" calcext:value-type="string">
            <text:p>cchile_so2pca_5k_2012121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59" office:value-type="string" calcext:value-type="string">
            <text:p>cchile_so2pca_5k_2012121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59" office:value-type="string" calcext:value-type="string">
            <text:p>cchile_so2pca_5k_2012121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59" office:value-type="string" calcext:value-type="string">
            <text:p>cchile_so2pca_5k_20121214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59" office:value-type="string" calcext:value-type="string">
            <text:p>cchile_so2pca_5k_2012121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59" office:value-type="string" calcext:value-type="string">
            <text:p>cchile_so2pca_5k_2012121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59" office:value-type="string" calcext:value-type="string">
            <text:p>cchile_so2pca_5k_20121221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59" office:value-type="string" calcext:value-type="string">
            <text:p>cchile_so2pca_5k_20121222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59" office:value-type="string" calcext:value-type="string">
            <text:p>cchile_so2pca_5k_20121223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59" office:value-type="string" calcext:value-type="string">
            <text:p>cchile_so2pca_5k_20121225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59" office:value-type="string" calcext:value-type="string">
            <text:p>cchile_so2pca_5k_20121226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59" office:value-type="string" calcext:value-type="string">
            <text:p>cchile_so2pca_5k_20121228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9" office:value-type="string" calcext:value-type="string">
            <text:p>cchile_so2pca_5k_20121229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59" office:value-type="string" calcext:value-type="string">
            <text:p>cchile_so2pca_5k_20121230.jpg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2" calcext:value-type="float">
            <text:p>122</text:p>
          </table:table-cell>
          <table:table-cell table:style-name="ce141" office:value-type="string" calcext:value-type="string">
            <text:p>cchile_so2pca_5k_20130101.jpg</text:p>
          </table:table-cell>
          <table:table-cell table:style-name="ce69" office:value-type="float" office:value="2013" calcext:value-type="float" table:number-columns-spanned="1" table:number-rows-spanned="220">
            <text:p>2013</text:p>
          </table:table-cell>
          <table:table-cell table:style-name="ce165" office:value-type="string" calcext:value-type="string">
            <text:p>Jan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3" calcext:value-type="float">
            <text:p>123</text:p>
          </table:table-cell>
          <table:table-cell table:style-name="ce141" office:value-type="string" calcext:value-type="string">
            <text:p>cchile_so2pca_5k_201301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0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4" calcext:value-type="float">
            <text:p>124</text:p>
          </table:table-cell>
          <table:table-cell table:style-name="ce141" office:value-type="string" calcext:value-type="string">
            <text:p>cchile_so2pca_5k_201301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0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5" calcext:value-type="float">
            <text:p>125</text:p>
          </table:table-cell>
          <table:table-cell table:style-name="ce141" office:value-type="string" calcext:value-type="string">
            <text:p>cchile_so2pca_5k_201301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0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6" calcext:value-type="float">
            <text:p>126</text:p>
          </table:table-cell>
          <table:table-cell table:style-name="ce141" office:value-type="string" calcext:value-type="string">
            <text:p>cchile_so2pca_5k_201301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0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7" calcext:value-type="float">
            <text:p>127</text:p>
          </table:table-cell>
          <table:table-cell table:style-name="ce141" office:value-type="string" calcext:value-type="string">
            <text:p>cchile_so2pca_5k_201301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8" calcext:value-type="float">
            <text:p>128</text:p>
          </table:table-cell>
          <table:table-cell table:style-name="ce141" office:value-type="string" calcext:value-type="string">
            <text:p>cchile_so2pca_5k_201301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29" calcext:value-type="float">
            <text:p>129</text:p>
          </table:table-cell>
          <table:table-cell table:style-name="ce141" office:value-type="string" calcext:value-type="string">
            <text:p>cchile_so2pca_5k_201301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cchile_so2pca_5k_201301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1" calcext:value-type="float">
            <text:p>131</text:p>
          </table:table-cell>
          <table:table-cell table:style-name="ce141" office:value-type="string" calcext:value-type="string">
            <text:p>cchile_so2pca_5k_201301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2" calcext:value-type="float">
            <text:p>132</text:p>
          </table:table-cell>
          <table:table-cell table:style-name="ce141" office:value-type="string" calcext:value-type="string">
            <text:p>cchile_so2pca_5k_201301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3" calcext:value-type="float">
            <text:p>133</text:p>
          </table:table-cell>
          <table:table-cell table:style-name="ce141" office:value-type="string" calcext:value-type="string">
            <text:p>cchile_so2pca_5k_201301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4" calcext:value-type="float">
            <text:p>134</text:p>
          </table:table-cell>
          <table:table-cell table:style-name="ce141" office:value-type="string" calcext:value-type="string">
            <text:p>cchile_so2pca_5k_201301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35" calcext:value-type="float">
            <text:p>135</text:p>
          </table:table-cell>
          <table:table-cell table:style-name="ce141" office:value-type="string" calcext:value-type="string">
            <text:p>cchile_so2pca_5k_201301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6" calcext:value-type="float">
            <text:p>136</text:p>
          </table:table-cell>
          <table:table-cell table:style-name="ce141" office:value-type="string" calcext:value-type="string">
            <text:p>cchile_so2pca_5k_201301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7" calcext:value-type="float">
            <text:p>137</text:p>
          </table:table-cell>
          <table:table-cell table:style-name="ce141" office:value-type="string" calcext:value-type="string">
            <text:p>cchile_so2pca_5k_201301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38" calcext:value-type="float">
            <text:p>138</text:p>
          </table:table-cell>
          <table:table-cell table:style-name="ce141" office:value-type="string" calcext:value-type="string">
            <text:p>cchile_so2pca_5k_201301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39" calcext:value-type="float">
            <text:p>139</text:p>
          </table:table-cell>
          <table:table-cell table:style-name="ce141" office:value-type="string" calcext:value-type="string">
            <text:p>cchile_so2pca_5k_201301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cchile_so2pca_5k_201301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41" calcext:value-type="float">
            <text:p>141</text:p>
          </table:table-cell>
          <table:table-cell table:style-name="ce141" office:value-type="string" calcext:value-type="string">
            <text:p>cchile_so2pca_5k_201301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2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42" calcext:value-type="float">
            <text:p>142</text:p>
          </table:table-cell>
          <table:table-cell table:style-name="ce141" office:value-type="string" calcext:value-type="string">
            <text:p>cchile_so2pca_5k_201301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3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43" calcext:value-type="float">
            <text:p>143</text:p>
          </table:table-cell>
          <table:table-cell table:style-name="ce141" office:value-type="string" calcext:value-type="string">
            <text:p>cchile_so2pca_5k_2013013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3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44" calcext:value-type="float">
            <text:p>144</text:p>
          </table:table-cell>
          <table:table-cell table:style-name="ce141" office:value-type="string" calcext:value-type="string">
            <text:p>cchile_so2pca_5k_2013020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0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45" calcext:value-type="float">
            <text:p>145</text:p>
          </table:table-cell>
          <table:table-cell table:style-name="ce141" office:value-type="string" calcext:value-type="string">
            <text:p>cchile_so2pca_5k_201302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0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46" calcext:value-type="float">
            <text:p>146</text:p>
          </table:table-cell>
          <table:table-cell table:style-name="ce141" office:value-type="string" calcext:value-type="string">
            <text:p>cchile_so2pca_5k_201302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0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47" calcext:value-type="float">
            <text:p>147</text:p>
          </table:table-cell>
          <table:table-cell table:style-name="ce141" office:value-type="string" calcext:value-type="string">
            <text:p>cchile_so2pca_5k_201302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0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48" calcext:value-type="float">
            <text:p>148</text:p>
          </table:table-cell>
          <table:table-cell table:style-name="ce141" office:value-type="string" calcext:value-type="string">
            <text:p>cchile_so2pca_5k_201302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49" calcext:value-type="float">
            <text:p>149</text:p>
          </table:table-cell>
          <table:table-cell table:style-name="ce141" office:value-type="string" calcext:value-type="string">
            <text:p>cchile_so2pca_5k_201302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cchile_so2pca_5k_201302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1" calcext:value-type="float">
            <text:p>151</text:p>
          </table:table-cell>
          <table:table-cell table:style-name="ce141" office:value-type="string" calcext:value-type="string">
            <text:p>cchile_so2pca_5k_201302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2" calcext:value-type="float">
            <text:p>152</text:p>
          </table:table-cell>
          <table:table-cell table:style-name="ce141" office:value-type="string" calcext:value-type="string">
            <text:p>cchile_so2pca_5k_201302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3" calcext:value-type="float">
            <text:p>153</text:p>
          </table:table-cell>
          <table:table-cell table:style-name="ce141" office:value-type="string" calcext:value-type="string">
            <text:p>cchile_so2pca_5k_201302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4" calcext:value-type="float">
            <text:p>154</text:p>
          </table:table-cell>
          <table:table-cell table:style-name="ce141" office:value-type="string" calcext:value-type="string">
            <text:p>cchile_so2pca_5k_201302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5" calcext:value-type="float">
            <text:p>155</text:p>
          </table:table-cell>
          <table:table-cell table:style-name="ce141" office:value-type="string" calcext:value-type="string">
            <text:p>cchile_so2pca_5k_201302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6" calcext:value-type="float">
            <text:p>156</text:p>
          </table:table-cell>
          <table:table-cell table:style-name="ce141" office:value-type="string" calcext:value-type="string">
            <text:p>cchile_so2pca_5k_201302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3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7" calcext:value-type="float">
            <text:p>157</text:p>
          </table:table-cell>
          <table:table-cell table:style-name="ce141" office:value-type="string" calcext:value-type="string">
            <text:p>cchile_so2pca_5k_2013022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8" calcext:value-type="float">
            <text:p>158</text:p>
          </table:table-cell>
          <table:table-cell table:style-name="ce141" office:value-type="string" calcext:value-type="string">
            <text:p>cchile_so2pca_5k_201302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59" calcext:value-type="float">
            <text:p>159</text:p>
          </table:table-cell>
          <table:table-cell table:style-name="ce141" office:value-type="string" calcext:value-type="string">
            <text:p>cchile_so2pca_5k_201302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Feb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cchile_so2pca_5k_2013030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0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1" calcext:value-type="float">
            <text:p>161</text:p>
          </table:table-cell>
          <table:table-cell table:style-name="ce141" office:value-type="string" calcext:value-type="string">
            <text:p>cchile_so2pca_5k_201303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2" calcext:value-type="float">
            <text:p>162</text:p>
          </table:table-cell>
          <table:table-cell table:style-name="ce141" office:value-type="string" calcext:value-type="string">
            <text:p>cchile_so2pca_5k_201303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3" calcext:value-type="float">
            <text:p>163</text:p>
          </table:table-cell>
          <table:table-cell table:style-name="ce141" office:value-type="string" calcext:value-type="string">
            <text:p>cchile_so2pca_5k_201303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4" calcext:value-type="float">
            <text:p>164</text:p>
          </table:table-cell>
          <table:table-cell table:style-name="ce141" office:value-type="string" calcext:value-type="string">
            <text:p>cchile_so2pca_5k_201303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5" calcext:value-type="float">
            <text:p>165</text:p>
          </table:table-cell>
          <table:table-cell table:style-name="ce141" office:value-type="string" calcext:value-type="string">
            <text:p>cchile_so2pca_5k_201303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66" calcext:value-type="float">
            <text:p>166</text:p>
          </table:table-cell>
          <table:table-cell table:style-name="ce141" office:value-type="string" calcext:value-type="string">
            <text:p>cchile_so2pca_5k_201303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7" calcext:value-type="float">
            <text:p>167</text:p>
          </table:table-cell>
          <table:table-cell table:style-name="ce141" office:value-type="string" calcext:value-type="string">
            <text:p>cchile_so2pca_5k_201303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8" calcext:value-type="float">
            <text:p>168</text:p>
          </table:table-cell>
          <table:table-cell table:style-name="ce141" office:value-type="string" calcext:value-type="string">
            <text:p>cchile_so2pca_5k_201303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69" calcext:value-type="float">
            <text:p>169</text:p>
          </table:table-cell>
          <table:table-cell table:style-name="ce141" office:value-type="string" calcext:value-type="string">
            <text:p>cchile_so2pca_5k_201303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70" calcext:value-type="float">
            <text:p>170</text:p>
          </table:table-cell>
          <table:table-cell table:style-name="ce141" office:value-type="string" calcext:value-type="string">
            <text:p>cchile_so2pca_5k_201303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1" calcext:value-type="float">
            <text:p>171</text:p>
          </table:table-cell>
          <table:table-cell table:style-name="ce141" office:value-type="string" calcext:value-type="string">
            <text:p>cchile_so2pca_5k_201303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2" calcext:value-type="float">
            <text:p>172</text:p>
          </table:table-cell>
          <table:table-cell table:style-name="ce141" office:value-type="string" calcext:value-type="string">
            <text:p>cchile_so2pca_5k_201303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3" calcext:value-type="float">
            <text:p>173</text:p>
          </table:table-cell>
          <table:table-cell table:style-name="ce141" office:value-type="string" calcext:value-type="string">
            <text:p>cchile_so2pca_5k_2013032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4" calcext:value-type="float">
            <text:p>174</text:p>
          </table:table-cell>
          <table:table-cell table:style-name="ce141" office:value-type="string" calcext:value-type="string">
            <text:p>cchile_so2pca_5k_201303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5" calcext:value-type="float">
            <text:p>175</text:p>
          </table:table-cell>
          <table:table-cell table:style-name="ce141" office:value-type="string" calcext:value-type="string">
            <text:p>cchile_so2pca_5k_201303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6" calcext:value-type="float">
            <text:p>176</text:p>
          </table:table-cell>
          <table:table-cell table:style-name="ce141" office:value-type="string" calcext:value-type="string">
            <text:p>cchile_so2pca_5k_201303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7" calcext:value-type="float">
            <text:p>177</text:p>
          </table:table-cell>
          <table:table-cell table:style-name="ce141" office:value-type="string" calcext:value-type="string">
            <text:p>cchile_so2pca_5k_2013033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31</text:p>
          </table:table-cell>
          <table:table-cell table:style-name="ce168" office:value-type="string" calcext:value-type="string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78" calcext:value-type="float">
            <text:p>178</text:p>
          </table:table-cell>
          <table:table-cell table:style-name="ce141" office:value-type="string" calcext:value-type="string">
            <text:p>cchile_so2pca_5k_201304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79" calcext:value-type="float">
            <text:p>179</text:p>
          </table:table-cell>
          <table:table-cell table:style-name="ce141" office:value-type="string" calcext:value-type="string">
            <text:p>cchile_so2pca_5k_201304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0" calcext:value-type="float">
            <text:p>180</text:p>
          </table:table-cell>
          <table:table-cell table:style-name="ce141" office:value-type="string" calcext:value-type="string">
            <text:p>cchile_so2pca_5k_201304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1" calcext:value-type="float">
            <text:p>181</text:p>
          </table:table-cell>
          <table:table-cell table:style-name="ce141" office:value-type="string" calcext:value-type="string">
            <text:p>cchile_so2pca_5k_201304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2" calcext:value-type="float">
            <text:p>182</text:p>
          </table:table-cell>
          <table:table-cell table:style-name="ce141" office:value-type="string" calcext:value-type="string">
            <text:p>cchile_so2pca_5k_201304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3" calcext:value-type="float">
            <text:p>183</text:p>
          </table:table-cell>
          <table:table-cell table:style-name="ce141" office:value-type="string" calcext:value-type="string">
            <text:p>cchile_so2pca_5k_201304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4" calcext:value-type="float">
            <text:p>184</text:p>
          </table:table-cell>
          <table:table-cell table:style-name="ce141" office:value-type="string" calcext:value-type="string">
            <text:p>cchile_so2pca_5k_201304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5" calcext:value-type="float">
            <text:p>185</text:p>
          </table:table-cell>
          <table:table-cell table:style-name="ce141" office:value-type="string" calcext:value-type="string">
            <text:p>cchile_so2pca_5k_201304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6" calcext:value-type="float">
            <text:p>186</text:p>
          </table:table-cell>
          <table:table-cell table:style-name="ce141" office:value-type="string" calcext:value-type="string">
            <text:p>cchile_so2pca_5k_201304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7" calcext:value-type="float">
            <text:p>187</text:p>
          </table:table-cell>
          <table:table-cell table:style-name="ce141" office:value-type="string" calcext:value-type="string">
            <text:p>cchile_so2pca_5k_201304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8" calcext:value-type="float">
            <text:p>188</text:p>
          </table:table-cell>
          <table:table-cell table:style-name="ce141" office:value-type="string" calcext:value-type="string">
            <text:p>cchile_so2pca_5k_201304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89" calcext:value-type="float">
            <text:p>189</text:p>
          </table:table-cell>
          <table:table-cell table:style-name="ce141" office:value-type="string" calcext:value-type="string">
            <text:p>cchile_so2pca_5k_201304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0" calcext:value-type="float">
            <text:p>190</text:p>
          </table:table-cell>
          <table:table-cell table:style-name="ce141" office:value-type="string" calcext:value-type="string">
            <text:p>cchile_so2pca_5k_201304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1" calcext:value-type="float">
            <text:p>191</text:p>
          </table:table-cell>
          <table:table-cell table:style-name="ce141" office:value-type="string" calcext:value-type="string">
            <text:p>cchile_so2pca_5k_201304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2" calcext:value-type="float">
            <text:p>192</text:p>
          </table:table-cell>
          <table:table-cell table:style-name="ce141" office:value-type="string" calcext:value-type="string">
            <text:p>cchile_so2pca_5k_201304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3" calcext:value-type="float">
            <text:p>193</text:p>
          </table:table-cell>
          <table:table-cell table:style-name="ce141" office:value-type="string" calcext:value-type="string">
            <text:p>cchile_so2pca_5k_201304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4" calcext:value-type="float">
            <text:p>194</text:p>
          </table:table-cell>
          <table:table-cell table:style-name="ce141" office:value-type="string" calcext:value-type="string">
            <text:p>cchile_so2pca_5k_201304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5" calcext:value-type="float">
            <text:p>195</text:p>
          </table:table-cell>
          <table:table-cell table:style-name="ce141" office:value-type="string" calcext:value-type="string">
            <text:p>cchile_so2pca_5k_201304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6" calcext:value-type="float">
            <text:p>196</text:p>
          </table:table-cell>
          <table:table-cell table:style-name="ce141" office:value-type="string" calcext:value-type="string">
            <text:p>cchile_so2pca_5k_201304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7" calcext:value-type="float">
            <text:p>197</text:p>
          </table:table-cell>
          <table:table-cell table:style-name="ce141" office:value-type="string" calcext:value-type="string">
            <text:p>cchile_so2pca_5k_201304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8" calcext:value-type="float">
            <text:p>198</text:p>
          </table:table-cell>
          <table:table-cell table:style-name="ce141" office:value-type="string" calcext:value-type="string">
            <text:p>cchile_so2pca_5k_2013050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99" calcext:value-type="float">
            <text:p>199</text:p>
          </table:table-cell>
          <table:table-cell table:style-name="ce141" office:value-type="string" calcext:value-type="string">
            <text:p>cchile_so2pca_5k_201305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0" calcext:value-type="float">
            <text:p>200</text:p>
          </table:table-cell>
          <table:table-cell table:style-name="ce141" office:value-type="string" calcext:value-type="string">
            <text:p>cchile_so2pca_5k_201305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1" calcext:value-type="float">
            <text:p>201</text:p>
          </table:table-cell>
          <table:table-cell table:style-name="ce141" office:value-type="string" calcext:value-type="string">
            <text:p>cchile_so2pca_5k_201305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2" calcext:value-type="float">
            <text:p>202</text:p>
          </table:table-cell>
          <table:table-cell table:style-name="ce141" office:value-type="string" calcext:value-type="string">
            <text:p>cchile_so2pca_5k_201305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3" calcext:value-type="float">
            <text:p>203</text:p>
          </table:table-cell>
          <table:table-cell table:style-name="ce141" office:value-type="string" calcext:value-type="string">
            <text:p>cchile_so2pca_5k_201305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4" calcext:value-type="float">
            <text:p>204</text:p>
          </table:table-cell>
          <table:table-cell table:style-name="ce141" office:value-type="string" calcext:value-type="string">
            <text:p>cchile_so2pca_5k_201305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0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5" calcext:value-type="float">
            <text:p>205</text:p>
          </table:table-cell>
          <table:table-cell table:style-name="ce141" office:value-type="string" calcext:value-type="string">
            <text:p>cchile_so2pca_5k_201305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6" calcext:value-type="float">
            <text:p>206</text:p>
          </table:table-cell>
          <table:table-cell table:style-name="ce141" office:value-type="string" calcext:value-type="string">
            <text:p>cchile_so2pca_5k_201305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7" calcext:value-type="float">
            <text:p>207</text:p>
          </table:table-cell>
          <table:table-cell table:style-name="ce141" office:value-type="string" calcext:value-type="string">
            <text:p>cchile_so2pca_5k_201305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08" calcext:value-type="float">
            <text:p>208</text:p>
          </table:table-cell>
          <table:table-cell table:style-name="ce141" office:value-type="string" calcext:value-type="string">
            <text:p>cchile_so2pca_5k_201305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1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09" calcext:value-type="float">
            <text:p>209</text:p>
          </table:table-cell>
          <table:table-cell table:style-name="ce141" office:value-type="string" calcext:value-type="string">
            <text:p>cchile_so2pca_5k_201305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10" calcext:value-type="float">
            <text:p>210</text:p>
          </table:table-cell>
          <table:table-cell table:style-name="ce141" office:value-type="string" calcext:value-type="string">
            <text:p>cchile_so2pca_5k_201305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1" calcext:value-type="float">
            <text:p>211</text:p>
          </table:table-cell>
          <table:table-cell table:style-name="ce141" office:value-type="string" calcext:value-type="string">
            <text:p>cchile_so2pca_5k_201305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2" calcext:value-type="float">
            <text:p>212</text:p>
          </table:table-cell>
          <table:table-cell table:style-name="ce141" office:value-type="string" calcext:value-type="string">
            <text:p>cchile_so2pca_5k_2013052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3" calcext:value-type="float">
            <text:p>213</text:p>
          </table:table-cell>
          <table:table-cell table:style-name="ce141" office:value-type="string" calcext:value-type="string">
            <text:p>cchile_so2pca_5k_201305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4" calcext:value-type="float">
            <text:p>214</text:p>
          </table:table-cell>
          <table:table-cell table:style-name="ce141" office:value-type="string" calcext:value-type="string">
            <text:p>cchile_so2pca_5k_201305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5" calcext:value-type="float">
            <text:p>215</text:p>
          </table:table-cell>
          <table:table-cell table:style-name="ce141" office:value-type="string" calcext:value-type="string">
            <text:p>cchile_so2pca_5k_201305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6" calcext:value-type="float">
            <text:p>216</text:p>
          </table:table-cell>
          <table:table-cell table:style-name="ce141" office:value-type="string" calcext:value-type="string">
            <text:p>cchile_so2pca_5k_2013053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3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7" calcext:value-type="float">
            <text:p>217</text:p>
          </table:table-cell>
          <table:table-cell table:style-name="ce141" office:value-type="string" calcext:value-type="string">
            <text:p>cchile_so2pca_5k_201306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8" calcext:value-type="float">
            <text:p>218</text:p>
          </table:table-cell>
          <table:table-cell table:style-name="ce141" office:value-type="string" calcext:value-type="string">
            <text:p>cchile_so2pca_5k_201306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19" calcext:value-type="float">
            <text:p>219</text:p>
          </table:table-cell>
          <table:table-cell table:style-name="ce141" office:value-type="string" calcext:value-type="string">
            <text:p>cchile_so2pca_5k_201306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0" calcext:value-type="float">
            <text:p>220</text:p>
          </table:table-cell>
          <table:table-cell table:style-name="ce141" office:value-type="string" calcext:value-type="string">
            <text:p>cchile_so2pca_5k_201306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1" calcext:value-type="float">
            <text:p>221</text:p>
          </table:table-cell>
          <table:table-cell table:style-name="ce141" office:value-type="string" calcext:value-type="string">
            <text:p>cchile_so2pca_5k_201306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2" calcext:value-type="float">
            <text:p>222</text:p>
          </table:table-cell>
          <table:table-cell table:style-name="ce141" office:value-type="string" calcext:value-type="string">
            <text:p>cchile_so2pca_5k_201306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3" calcext:value-type="float">
            <text:p>223</text:p>
          </table:table-cell>
          <table:table-cell table:style-name="ce141" office:value-type="string" calcext:value-type="string">
            <text:p>cchile_so2pca_5k_201306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4" calcext:value-type="float">
            <text:p>224</text:p>
          </table:table-cell>
          <table:table-cell table:style-name="ce141" office:value-type="string" calcext:value-type="string">
            <text:p>cchile_so2pca_5k_201306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1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5" calcext:value-type="float">
            <text:p>225</text:p>
          </table:table-cell>
          <table:table-cell table:style-name="ce141" office:value-type="string" calcext:value-type="string">
            <text:p>cchile_so2pca_5k_201306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1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6" calcext:value-type="float">
            <text:p>226</text:p>
          </table:table-cell>
          <table:table-cell table:style-name="ce141" office:value-type="string" calcext:value-type="string">
            <text:p>cchile_so2pca_5k_201306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1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7" calcext:value-type="float">
            <text:p>227</text:p>
          </table:table-cell>
          <table:table-cell table:style-name="ce141" office:value-type="string" calcext:value-type="string">
            <text:p>cchile_so2pca_5k_201306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2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28" calcext:value-type="float">
            <text:p>228</text:p>
          </table:table-cell>
          <table:table-cell table:style-name="ce141" office:value-type="string" calcext:value-type="string">
            <text:p>cchile_so2pca_5k_201306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2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29" calcext:value-type="float">
            <text:p>229</text:p>
          </table:table-cell>
          <table:table-cell table:style-name="ce141" office:value-type="string" calcext:value-type="string">
            <text:p>cchile_so2pca_5k_201306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2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30" calcext:value-type="float">
            <text:p>230</text:p>
          </table:table-cell>
          <table:table-cell table:style-name="ce141" office:value-type="string" calcext:value-type="string">
            <text:p>cchile_so2pca_5k_201306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2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31" calcext:value-type="float">
            <text:p>231</text:p>
          </table:table-cell>
          <table:table-cell table:style-name="ce141" office:value-type="string" calcext:value-type="string">
            <text:p>cchile_so2pca_5k_201306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2" calcext:value-type="float">
            <text:p>232</text:p>
          </table:table-cell>
          <table:table-cell table:style-name="ce141" office:value-type="string" calcext:value-type="string">
            <text:p>cchile_so2pca_5k_201307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3" calcext:value-type="float">
            <text:p>233</text:p>
          </table:table-cell>
          <table:table-cell table:style-name="ce141" office:value-type="string" calcext:value-type="string">
            <text:p>cchile_so2pca_5k_201307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4" calcext:value-type="float">
            <text:p>234</text:p>
          </table:table-cell>
          <table:table-cell table:style-name="ce141" office:value-type="string" calcext:value-type="string">
            <text:p>cchile_so2pca_5k_201307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0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35" calcext:value-type="float">
            <text:p>235</text:p>
          </table:table-cell>
          <table:table-cell table:style-name="ce141" office:value-type="string" calcext:value-type="string">
            <text:p>cchile_so2pca_5k_201307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0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36" calcext:value-type="float">
            <text:p>236</text:p>
          </table:table-cell>
          <table:table-cell table:style-name="ce141" office:value-type="string" calcext:value-type="string">
            <text:p>cchile_so2pca_5k_201307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7" calcext:value-type="float">
            <text:p>237</text:p>
          </table:table-cell>
          <table:table-cell table:style-name="ce141" office:value-type="string" calcext:value-type="string">
            <text:p>cchile_so2pca_5k_201307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8" calcext:value-type="float">
            <text:p>238</text:p>
          </table:table-cell>
          <table:table-cell table:style-name="ce141" office:value-type="string" calcext:value-type="string">
            <text:p>cchile_so2pca_5k_201307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39" calcext:value-type="float">
            <text:p>239</text:p>
          </table:table-cell>
          <table:table-cell table:style-name="ce141" office:value-type="string" calcext:value-type="string">
            <text:p>cchile_so2pca_5k_201307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0" calcext:value-type="float">
            <text:p>240</text:p>
          </table:table-cell>
          <table:table-cell table:style-name="ce141" office:value-type="string" calcext:value-type="string">
            <text:p>cchile_so2pca_5k_201307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1" calcext:value-type="float">
            <text:p>241</text:p>
          </table:table-cell>
          <table:table-cell table:style-name="ce141" office:value-type="string" calcext:value-type="string">
            <text:p>cchile_so2pca_5k_201307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2" calcext:value-type="float">
            <text:p>242</text:p>
          </table:table-cell>
          <table:table-cell table:style-name="ce141" office:value-type="string" calcext:value-type="string">
            <text:p>cchile_so2pca_5k_201307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43" calcext:value-type="float">
            <text:p>243</text:p>
          </table:table-cell>
          <table:table-cell table:style-name="ce141" office:value-type="string" calcext:value-type="string">
            <text:p>cchile_so2pca_5k_201307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4" calcext:value-type="float">
            <text:p>244</text:p>
          </table:table-cell>
          <table:table-cell table:style-name="ce141" office:value-type="string" calcext:value-type="string">
            <text:p>cchile_so2pca_5k_201307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2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45" calcext:value-type="float">
            <text:p>245</text:p>
          </table:table-cell>
          <table:table-cell table:style-name="ce141" office:value-type="string" calcext:value-type="string">
            <text:p>cchile_so2pca_5k_201307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2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46" calcext:value-type="float">
            <text:p>246</text:p>
          </table:table-cell>
          <table:table-cell table:style-name="ce141" office:value-type="string" calcext:value-type="string">
            <text:p>cchile_so2pca_5k_2013072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2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47" calcext:value-type="float">
            <text:p>247</text:p>
          </table:table-cell>
          <table:table-cell table:style-name="ce141" office:value-type="string" calcext:value-type="string">
            <text:p>cchile_so2pca_5k_201307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8" calcext:value-type="float">
            <text:p>248</text:p>
          </table:table-cell>
          <table:table-cell table:style-name="ce141" office:value-type="string" calcext:value-type="string">
            <text:p>cchile_so2pca_5k_201307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49" calcext:value-type="float">
            <text:p>249</text:p>
          </table:table-cell>
          <table:table-cell table:style-name="ce141" office:value-type="string" calcext:value-type="string">
            <text:p>cchile_so2pca_5k_2013073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l 3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50" calcext:value-type="float">
            <text:p>250</text:p>
          </table:table-cell>
          <table:table-cell table:style-name="ce141" office:value-type="string" calcext:value-type="string">
            <text:p>cchile_so2pca_5k_201308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51" calcext:value-type="float">
            <text:p>251</text:p>
          </table:table-cell>
          <table:table-cell table:style-name="ce141" office:value-type="string" calcext:value-type="string">
            <text:p>cchile_so2pca_5k_201308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2" calcext:value-type="float">
            <text:p>252</text:p>
          </table:table-cell>
          <table:table-cell table:style-name="ce141" office:value-type="string" calcext:value-type="string">
            <text:p>cchile_so2pca_5k_201308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3" calcext:value-type="float">
            <text:p>253</text:p>
          </table:table-cell>
          <table:table-cell table:style-name="ce141" office:value-type="string" calcext:value-type="string">
            <text:p>cchile_so2pca_5k_201308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4" calcext:value-type="float">
            <text:p>254</text:p>
          </table:table-cell>
          <table:table-cell table:style-name="ce141" office:value-type="string" calcext:value-type="string">
            <text:p>cchile_so2pca_5k_201308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5" calcext:value-type="float">
            <text:p>255</text:p>
          </table:table-cell>
          <table:table-cell table:style-name="ce141" office:value-type="string" calcext:value-type="string">
            <text:p>cchile_so2pca_5k_201308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0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56" calcext:value-type="float">
            <text:p>256</text:p>
          </table:table-cell>
          <table:table-cell table:style-name="ce141" office:value-type="string" calcext:value-type="string">
            <text:p>cchile_so2pca_5k_201308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7" calcext:value-type="float">
            <text:p>257</text:p>
          </table:table-cell>
          <table:table-cell table:style-name="ce141" office:value-type="string" calcext:value-type="string">
            <text:p>cchile_so2pca_5k_201308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8" calcext:value-type="float">
            <text:p>258</text:p>
          </table:table-cell>
          <table:table-cell table:style-name="ce141" office:value-type="string" calcext:value-type="string">
            <text:p>cchile_so2pca_5k_201308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3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59" calcext:value-type="float">
            <text:p>259</text:p>
          </table:table-cell>
          <table:table-cell table:style-name="ce141" office:value-type="string" calcext:value-type="string">
            <text:p>cchile_so2pca_5k_201308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60" calcext:value-type="float">
            <text:p>260</text:p>
          </table:table-cell>
          <table:table-cell table:style-name="ce141" office:value-type="string" calcext:value-type="string">
            <text:p>cchile_so2pca_5k_201308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1" calcext:value-type="float">
            <text:p>261</text:p>
          </table:table-cell>
          <table:table-cell table:style-name="ce141" office:value-type="string" calcext:value-type="string">
            <text:p>cchile_so2pca_5k_201308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2" calcext:value-type="float">
            <text:p>262</text:p>
          </table:table-cell>
          <table:table-cell table:style-name="ce141" office:value-type="string" calcext:value-type="string">
            <text:p>cchile_so2pca_5k_201308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3" calcext:value-type="float">
            <text:p>263</text:p>
          </table:table-cell>
          <table:table-cell table:style-name="ce141" office:value-type="string" calcext:value-type="string">
            <text:p>cchile_so2pca_5k_201308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4" calcext:value-type="float">
            <text:p>264</text:p>
          </table:table-cell>
          <table:table-cell table:style-name="ce141" office:value-type="string" calcext:value-type="string">
            <text:p>cchile_so2pca_5k_201308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65" calcext:value-type="float">
            <text:p>265</text:p>
          </table:table-cell>
          <table:table-cell table:style-name="ce141" office:value-type="string" calcext:value-type="string">
            <text:p>cchile_so2pca_5k_201308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66" calcext:value-type="float">
            <text:p>266</text:p>
          </table:table-cell>
          <table:table-cell table:style-name="ce141" office:value-type="string" calcext:value-type="string">
            <text:p>cchile_so2pca_5k_2013082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7" calcext:value-type="float">
            <text:p>267</text:p>
          </table:table-cell>
          <table:table-cell table:style-name="ce141" office:value-type="string" calcext:value-type="string">
            <text:p>cchile_so2pca_5k_201308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8" calcext:value-type="float">
            <text:p>268</text:p>
          </table:table-cell>
          <table:table-cell table:style-name="ce141" office:value-type="string" calcext:value-type="string">
            <text:p>cchile_so2pca_5k_201308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69" calcext:value-type="float">
            <text:p>269</text:p>
          </table:table-cell>
          <table:table-cell table:style-name="ce141" office:value-type="string" calcext:value-type="string">
            <text:p>cchile_so2pca_5k_201308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0" calcext:value-type="float">
            <text:p>270</text:p>
          </table:table-cell>
          <table:table-cell table:style-name="ce141" office:value-type="string" calcext:value-type="string">
            <text:p>cchile_so2pca_5k_201309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1" calcext:value-type="float">
            <text:p>271</text:p>
          </table:table-cell>
          <table:table-cell table:style-name="ce141" office:value-type="string" calcext:value-type="string">
            <text:p>cchile_so2pca_5k_2013090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2" calcext:value-type="float">
            <text:p>272</text:p>
          </table:table-cell>
          <table:table-cell table:style-name="ce141" office:value-type="string" calcext:value-type="string">
            <text:p>cchile_so2pca_5k_201309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3" calcext:value-type="float">
            <text:p>273</text:p>
          </table:table-cell>
          <table:table-cell table:style-name="ce141" office:value-type="string" calcext:value-type="string">
            <text:p>cchile_so2pca_5k_201309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4" calcext:value-type="float">
            <text:p>274</text:p>
          </table:table-cell>
          <table:table-cell table:style-name="ce141" office:value-type="string" calcext:value-type="string">
            <text:p>cchile_so2pca_5k_201309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5" calcext:value-type="float">
            <text:p>275</text:p>
          </table:table-cell>
          <table:table-cell table:style-name="ce141" office:value-type="string" calcext:value-type="string">
            <text:p>cchile_so2pca_5k_201309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6" calcext:value-type="float">
            <text:p>276</text:p>
          </table:table-cell>
          <table:table-cell table:style-name="ce141" office:value-type="string" calcext:value-type="string">
            <text:p>cchile_so2pca_5k_201309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7" calcext:value-type="float">
            <text:p>277</text:p>
          </table:table-cell>
          <table:table-cell table:style-name="ce141" office:value-type="string" calcext:value-type="string">
            <text:p>cchile_so2pca_5k_201309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8" calcext:value-type="float">
            <text:p>278</text:p>
          </table:table-cell>
          <table:table-cell table:style-name="ce141" office:value-type="string" calcext:value-type="string">
            <text:p>cchile_so2pca_5k_201309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79" calcext:value-type="float">
            <text:p>279</text:p>
          </table:table-cell>
          <table:table-cell table:style-name="ce141" office:value-type="string" calcext:value-type="string">
            <text:p>cchile_so2pca_5k_201309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0" calcext:value-type="float">
            <text:p>280</text:p>
          </table:table-cell>
          <table:table-cell table:style-name="ce141" office:value-type="string" calcext:value-type="string">
            <text:p>cchile_so2pca_5k_2013091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1" calcext:value-type="float">
            <text:p>281</text:p>
          </table:table-cell>
          <table:table-cell table:style-name="ce141" office:value-type="string" calcext:value-type="string">
            <text:p>cchile_so2pca_5k_201309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82" calcext:value-type="float">
            <text:p>282</text:p>
          </table:table-cell>
          <table:table-cell table:style-name="ce141" office:value-type="string" calcext:value-type="string">
            <text:p>cchile_so2pca_5k_201309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2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3" calcext:value-type="float">
            <text:p>283</text:p>
          </table:table-cell>
          <table:table-cell table:style-name="ce141" office:value-type="string" calcext:value-type="string">
            <text:p>cchile_so2pca_5k_201309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2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4" calcext:value-type="float">
            <text:p>284</text:p>
          </table:table-cell>
          <table:table-cell table:style-name="ce141" office:value-type="string" calcext:value-type="string">
            <text:p>cchile_so2pca_5k_201309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2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5" calcext:value-type="float">
            <text:p>285</text:p>
          </table:table-cell>
          <table:table-cell table:style-name="ce141" office:value-type="string" calcext:value-type="string">
            <text:p>cchile_so2pca_5k_201309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86" calcext:value-type="float">
            <text:p>286</text:p>
          </table:table-cell>
          <table:table-cell table:style-name="ce141" office:value-type="string" calcext:value-type="string">
            <text:p>cchile_so2pca_5k_201309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2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7" calcext:value-type="float">
            <text:p>287</text:p>
          </table:table-cell>
          <table:table-cell table:style-name="ce141" office:value-type="string" calcext:value-type="string">
            <text:p>cchile_so2pca_5k_201309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Sep 3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8" calcext:value-type="float">
            <text:p>288</text:p>
          </table:table-cell>
          <table:table-cell table:style-name="ce141" office:value-type="string" calcext:value-type="string">
            <text:p>cchile_so2pca_5k_201310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89" calcext:value-type="float">
            <text:p>289</text:p>
          </table:table-cell>
          <table:table-cell table:style-name="ce141" office:value-type="string" calcext:value-type="string">
            <text:p>cchile_so2pca_5k_201310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90" calcext:value-type="float">
            <text:p>290</text:p>
          </table:table-cell>
          <table:table-cell table:style-name="ce141" office:value-type="string" calcext:value-type="string">
            <text:p>cchile_so2pca_5k_201310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91" calcext:value-type="float">
            <text:p>291</text:p>
          </table:table-cell>
          <table:table-cell table:style-name="ce141" office:value-type="string" calcext:value-type="string">
            <text:p>cchile_so2pca_5k_201310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92" calcext:value-type="float">
            <text:p>292</text:p>
          </table:table-cell>
          <table:table-cell table:style-name="ce141" office:value-type="string" calcext:value-type="string">
            <text:p>cchile_so2pca_5k_2013100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93" calcext:value-type="float">
            <text:p>293</text:p>
          </table:table-cell>
          <table:table-cell table:style-name="ce141" office:value-type="string" calcext:value-type="string">
            <text:p>cchile_so2pca_5k_2013100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94" calcext:value-type="float">
            <text:p>294</text:p>
          </table:table-cell>
          <table:table-cell table:style-name="ce141" office:value-type="string" calcext:value-type="string">
            <text:p>cchile_so2pca_5k_201310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95" calcext:value-type="float">
            <text:p>295</text:p>
          </table:table-cell>
          <table:table-cell table:style-name="ce141" office:value-type="string" calcext:value-type="string">
            <text:p>cchile_so2pca_5k_201310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96" calcext:value-type="float">
            <text:p>296</text:p>
          </table:table-cell>
          <table:table-cell table:style-name="ce141" office:value-type="string" calcext:value-type="string">
            <text:p>cchile_so2pca_5k_201310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97" calcext:value-type="float">
            <text:p>297</text:p>
          </table:table-cell>
          <table:table-cell table:style-name="ce141" office:value-type="string" calcext:value-type="string">
            <text:p>cchile_so2pca_5k_201310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3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298" calcext:value-type="float">
            <text:p>298</text:p>
          </table:table-cell>
          <table:table-cell table:style-name="ce141" office:value-type="string" calcext:value-type="string">
            <text:p>cchile_so2pca_5k_201310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299" calcext:value-type="float">
            <text:p>299</text:p>
          </table:table-cell>
          <table:table-cell table:style-name="ce141" office:value-type="string" calcext:value-type="string">
            <text:p>cchile_so2pca_5k_201310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0" calcext:value-type="float">
            <text:p>300</text:p>
          </table:table-cell>
          <table:table-cell table:style-name="ce141" office:value-type="string" calcext:value-type="string">
            <text:p>cchile_so2pca_5k_201310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1" calcext:value-type="float">
            <text:p>301</text:p>
          </table:table-cell>
          <table:table-cell table:style-name="ce141" office:value-type="string" calcext:value-type="string">
            <text:p>cchile_so2pca_5k_201310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2" calcext:value-type="float">
            <text:p>302</text:p>
          </table:table-cell>
          <table:table-cell table:style-name="ce141" office:value-type="string" calcext:value-type="string">
            <text:p>cchile_so2pca_5k_201310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3" calcext:value-type="float">
            <text:p>303</text:p>
          </table:table-cell>
          <table:table-cell table:style-name="ce141" office:value-type="string" calcext:value-type="string">
            <text:p>cchile_so2pca_5k_201310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2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304" calcext:value-type="float">
            <text:p>304</text:p>
          </table:table-cell>
          <table:table-cell table:style-name="ce141" office:value-type="string" calcext:value-type="string">
            <text:p>cchile_so2pca_5k_2013102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5" calcext:value-type="float">
            <text:p>305</text:p>
          </table:table-cell>
          <table:table-cell table:style-name="ce141" office:value-type="string" calcext:value-type="string">
            <text:p>cchile_so2pca_5k_201310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2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6" calcext:value-type="float">
            <text:p>306</text:p>
          </table:table-cell>
          <table:table-cell table:style-name="ce141" office:value-type="string" calcext:value-type="string">
            <text:p>cchile_so2pca_5k_201310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7" calcext:value-type="float">
            <text:p>307</text:p>
          </table:table-cell>
          <table:table-cell table:style-name="ce141" office:value-type="string" calcext:value-type="string">
            <text:p>cchile_so2pca_5k_201311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308" calcext:value-type="float">
            <text:p>308</text:p>
          </table:table-cell>
          <table:table-cell table:style-name="ce141" office:value-type="string" calcext:value-type="string">
            <text:p>cchile_so2pca_5k_2013110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09" calcext:value-type="float">
            <text:p>309</text:p>
          </table:table-cell>
          <table:table-cell table:style-name="ce141" office:value-type="string" calcext:value-type="string">
            <text:p>cchile_so2pca_5k_2013110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0" calcext:value-type="float">
            <text:p>310</text:p>
          </table:table-cell>
          <table:table-cell table:style-name="ce141" office:value-type="string" calcext:value-type="string">
            <text:p>cchile_so2pca_5k_201311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1" calcext:value-type="float">
            <text:p>311</text:p>
          </table:table-cell>
          <table:table-cell table:style-name="ce141" office:value-type="string" calcext:value-type="string">
            <text:p>cchile_so2pca_5k_201311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2" calcext:value-type="float">
            <text:p>312</text:p>
          </table:table-cell>
          <table:table-cell table:style-name="ce141" office:value-type="string" calcext:value-type="string">
            <text:p>cchile_so2pca_5k_201311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3" calcext:value-type="float">
            <text:p>313</text:p>
          </table:table-cell>
          <table:table-cell table:style-name="ce141" office:value-type="string" calcext:value-type="string">
            <text:p>cchile_so2pca_5k_2013111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4" calcext:value-type="float">
            <text:p>314</text:p>
          </table:table-cell>
          <table:table-cell table:style-name="ce141" office:value-type="string" calcext:value-type="string">
            <text:p>cchile_so2pca_5k_201311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5" calcext:value-type="float">
            <text:p>315</text:p>
          </table:table-cell>
          <table:table-cell table:style-name="ce141" office:value-type="string" calcext:value-type="string">
            <text:p>cchile_so2pca_5k_2013111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6" calcext:value-type="float">
            <text:p>316</text:p>
          </table:table-cell>
          <table:table-cell table:style-name="ce141" office:value-type="string" calcext:value-type="string">
            <text:p>cchile_so2pca_5k_201311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7" calcext:value-type="float">
            <text:p>317</text:p>
          </table:table-cell>
          <table:table-cell table:style-name="ce141" office:value-type="string" calcext:value-type="string">
            <text:p>cchile_so2pca_5k_201311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8" calcext:value-type="float">
            <text:p>318</text:p>
          </table:table-cell>
          <table:table-cell table:style-name="ce141" office:value-type="string" calcext:value-type="string">
            <text:p>cchile_so2pca_5k_2013112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19" calcext:value-type="float">
            <text:p>319</text:p>
          </table:table-cell>
          <table:table-cell table:style-name="ce141" office:value-type="string" calcext:value-type="string">
            <text:p>cchile_so2pca_5k_2013112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0" calcext:value-type="float">
            <text:p>320</text:p>
          </table:table-cell>
          <table:table-cell table:style-name="ce141" office:value-type="string" calcext:value-type="string">
            <text:p>cchile_so2pca_5k_201311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1" calcext:value-type="float">
            <text:p>321</text:p>
          </table:table-cell>
          <table:table-cell table:style-name="ce141" office:value-type="string" calcext:value-type="string">
            <text:p>cchile_so2pca_5k_201311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2" calcext:value-type="float">
            <text:p>322</text:p>
          </table:table-cell>
          <table:table-cell table:style-name="ce141" office:value-type="string" calcext:value-type="string">
            <text:p>cchile_so2pca_5k_2013112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3" calcext:value-type="float">
            <text:p>323</text:p>
          </table:table-cell>
          <table:table-cell table:style-name="ce141" office:value-type="string" calcext:value-type="string">
            <text:p>cchile_so2pca_5k_201311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2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324" calcext:value-type="float">
            <text:p>324</text:p>
          </table:table-cell>
          <table:table-cell table:style-name="ce141" office:value-type="string" calcext:value-type="string">
            <text:p>cchile_so2pca_5k_2013113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5" calcext:value-type="float">
            <text:p>325</text:p>
          </table:table-cell>
          <table:table-cell table:style-name="ce141" office:value-type="string" calcext:value-type="string">
            <text:p>cchile_so2pca_5k_2013120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6" calcext:value-type="float">
            <text:p>326</text:p>
          </table:table-cell>
          <table:table-cell table:style-name="ce141" office:value-type="string" calcext:value-type="string">
            <text:p>cchile_so2pca_5k_2013120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7" calcext:value-type="float">
            <text:p>327</text:p>
          </table:table-cell>
          <table:table-cell table:style-name="ce141" office:value-type="string" calcext:value-type="string">
            <text:p>cchile_so2pca_5k_2013120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8" calcext:value-type="float">
            <text:p>328</text:p>
          </table:table-cell>
          <table:table-cell table:style-name="ce141" office:value-type="string" calcext:value-type="string">
            <text:p>cchile_so2pca_5k_20131208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29" calcext:value-type="float">
            <text:p>329</text:p>
          </table:table-cell>
          <table:table-cell table:style-name="ce141" office:value-type="string" calcext:value-type="string">
            <text:p>cchile_so2pca_5k_20131210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0" calcext:value-type="float">
            <text:p>330</text:p>
          </table:table-cell>
          <table:table-cell table:style-name="ce141" office:value-type="string" calcext:value-type="string">
            <text:p>cchile_so2pca_5k_2013121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1" calcext:value-type="float">
            <text:p>331</text:p>
          </table:table-cell>
          <table:table-cell table:style-name="ce141" office:value-type="string" calcext:value-type="string">
            <text:p>cchile_so2pca_5k_2013121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2" calcext:value-type="float">
            <text:p>332</text:p>
          </table:table-cell>
          <table:table-cell table:style-name="ce141" office:value-type="string" calcext:value-type="string">
            <text:p>cchile_so2pca_5k_20131215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3" calcext:value-type="float">
            <text:p>333</text:p>
          </table:table-cell>
          <table:table-cell table:style-name="ce141" office:value-type="string" calcext:value-type="string">
            <text:p>cchile_so2pca_5k_2013121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4" calcext:value-type="float">
            <text:p>334</text:p>
          </table:table-cell>
          <table:table-cell table:style-name="ce141" office:value-type="string" calcext:value-type="string">
            <text:p>cchile_so2pca_5k_20131217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5" calcext:value-type="float">
            <text:p>335</text:p>
          </table:table-cell>
          <table:table-cell table:style-name="ce141" office:value-type="string" calcext:value-type="string">
            <text:p>cchile_so2pca_5k_2013121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6" calcext:value-type="float">
            <text:p>336</text:p>
          </table:table-cell>
          <table:table-cell table:style-name="ce141" office:value-type="string" calcext:value-type="string">
            <text:p>cchile_so2pca_5k_20131222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337" calcext:value-type="float">
            <text:p>337</text:p>
          </table:table-cell>
          <table:table-cell table:style-name="ce141" office:value-type="string" calcext:value-type="string">
            <text:p>cchile_so2pca_5k_20131223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3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8" calcext:value-type="float">
            <text:p>338</text:p>
          </table:table-cell>
          <table:table-cell table:style-name="ce141" office:value-type="string" calcext:value-type="string">
            <text:p>cchile_so2pca_5k_20131224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39" calcext:value-type="float">
            <text:p>339</text:p>
          </table:table-cell>
          <table:table-cell table:style-name="ce141" office:value-type="string" calcext:value-type="string">
            <text:p>cchile_so2pca_5k_20131226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40" calcext:value-type="float">
            <text:p>340</text:p>
          </table:table-cell>
          <table:table-cell table:style-name="ce141" office:value-type="string" calcext:value-type="string">
            <text:p>cchile_so2pca_5k_20131229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341" calcext:value-type="float">
            <text:p>341</text:p>
          </table:table-cell>
          <table:table-cell table:style-name="ce141" office:value-type="string" calcext:value-type="string">
            <text:p>cchile_so2pca_5k_20131231.jpg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59" office:value-type="string" calcext:value-type="string">
            <text:p>cchile_so2pca_5k_20140101.jpg</text:p>
          </table:table-cell>
          <table:table-cell table:style-name="ce68" office:value-type="float" office:value="2014" calcext:value-type="float" table:number-columns-spanned="1" table:number-rows-spanned="194">
            <text:p>2014</text:p>
          </table:table-cell>
          <table:table-cell table:style-name="ce164" office:value-type="string" calcext:value-type="string">
            <text:p>Jan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59" office:value-type="string" calcext:value-type="string">
            <text:p>cchile_so2pca_5k_201401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59" office:value-type="string" calcext:value-type="string">
            <text:p>cchile_so2pca_5k_201401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59" office:value-type="string" calcext:value-type="string">
            <text:p>cchile_so2pca_5k_201401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59" office:value-type="string" calcext:value-type="string">
            <text:p>cchile_so2pca_5k_201401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59" office:value-type="string" calcext:value-type="string">
            <text:p>cchile_so2pca_5k_201401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59" office:value-type="string" calcext:value-type="string">
            <text:p>cchile_so2pca_5k_2014011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59" office:value-type="string" calcext:value-type="string">
            <text:p>cchile_so2pca_5k_201401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59" office:value-type="string" calcext:value-type="string">
            <text:p>cchile_so2pca_5k_201401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59" office:value-type="string" calcext:value-type="string">
            <text:p>cchile_so2pca_5k_201401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59" office:value-type="string" calcext:value-type="string">
            <text:p>cchile_so2pca_5k_201401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59" office:value-type="string" calcext:value-type="string">
            <text:p>cchile_so2pca_5k_201401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59" office:value-type="string" calcext:value-type="string">
            <text:p>cchile_so2pca_5k_201401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59" office:value-type="string" calcext:value-type="string">
            <text:p>cchile_so2pca_5k_201402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59" office:value-type="string" calcext:value-type="string">
            <text:p>cchile_so2pca_5k_201402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59" office:value-type="string" calcext:value-type="string">
            <text:p>cchile_so2pca_5k_201402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59" office:value-type="string" calcext:value-type="string">
            <text:p>cchile_so2pca_5k_2014020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59" office:value-type="string" calcext:value-type="string">
            <text:p>cchile_so2pca_5k_201402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9" office:value-type="string" calcext:value-type="string">
            <text:p>cchile_so2pca_5k_201402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59" office:value-type="string" calcext:value-type="string">
            <text:p>cchile_so2pca_5k_201402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59" office:value-type="string" calcext:value-type="string">
            <text:p>cchile_so2pca_5k_2014021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59" office:value-type="string" calcext:value-type="string">
            <text:p>cchile_so2pca_5k_201402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59" office:value-type="string" calcext:value-type="string">
            <text:p>cchile_so2pca_5k_2014021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59" office:value-type="string" calcext:value-type="string">
            <text:p>cchile_so2pca_5k_201402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59" office:value-type="string" calcext:value-type="string">
            <text:p>cchile_so2pca_5k_201402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59" office:value-type="string" calcext:value-type="string">
            <text:p>cchile_so2pca_5k_201402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59" office:value-type="string" calcext:value-type="string">
            <text:p>cchile_so2pca_5k_2014022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59" office:value-type="string" calcext:value-type="string">
            <text:p>cchile_so2pca_5k_201402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59" office:value-type="string" calcext:value-type="string">
            <text:p>cchile_so2pca_5k_201402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59" office:value-type="string" calcext:value-type="string">
            <text:p>cchile_so2pca_5k_201402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2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59" office:value-type="string" calcext:value-type="string">
            <text:p>cchile_so2pca_5k_2014022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Feb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59" office:value-type="string" calcext:value-type="string">
            <text:p>cchile_so2pca_5k_201403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59" office:value-type="string" calcext:value-type="string">
            <text:p>cchile_so2pca_5k_2014030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59" office:value-type="string" calcext:value-type="string">
            <text:p>cchile_so2pca_5k_201403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59" office:value-type="string" calcext:value-type="string">
            <text:p>cchile_so2pca_5k_201403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59" office:value-type="string" calcext:value-type="string">
            <text:p>cchile_so2pca_5k_201403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59" office:value-type="string" calcext:value-type="string">
            <text:p>cchile_so2pca_5k_2014031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59" office:value-type="string" calcext:value-type="string">
            <text:p>cchile_so2pca_5k_201403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59" office:value-type="string" calcext:value-type="string">
            <text:p>cchile_so2pca_5k_2014031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59" office:value-type="string" calcext:value-type="string">
            <text:p>cchile_so2pca_5k_201403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59" office:value-type="string" calcext:value-type="string">
            <text:p>cchile_so2pca_5k_201403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59" office:value-type="string" calcext:value-type="string">
            <text:p>cchile_so2pca_5k_2014032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9" office:value-type="string" calcext:value-type="string">
            <text:p>cchile_so2pca_5k_201403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59" office:value-type="string" calcext:value-type="string">
            <text:p>cchile_so2pca_5k_201403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59" office:value-type="string" calcext:value-type="string">
            <text:p>cchile_so2pca_5k_201403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59" office:value-type="string" calcext:value-type="string">
            <text:p>cchile_so2pca_5k_2014032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59" office:value-type="string" calcext:value-type="string">
            <text:p>cchile_so2pca_5k_201403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59" office:value-type="string" calcext:value-type="string">
            <text:p>cchile_so2pca_5k_2014033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59" office:value-type="string" calcext:value-type="string">
            <text:p>cchile_so2pca_5k_201404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59" office:value-type="string" calcext:value-type="string">
            <text:p>cchile_so2pca_5k_201404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59" office:value-type="string" calcext:value-type="string">
            <text:p>cchile_so2pca_5k_201404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59" office:value-type="string" calcext:value-type="string">
            <text:p>cchile_so2pca_5k_201404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59" office:value-type="string" calcext:value-type="string">
            <text:p>cchile_so2pca_5k_201404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59" office:value-type="string" calcext:value-type="string">
            <text:p>cchile_so2pca_5k_201404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59" office:value-type="string" calcext:value-type="string">
            <text:p>cchile_so2pca_5k_201404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59" office:value-type="string" calcext:value-type="string">
            <text:p>cchile_so2pca_5k_201404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59" office:value-type="string" calcext:value-type="string">
            <text:p>cchile_so2pca_5k_2014041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59" office:value-type="string" calcext:value-type="string">
            <text:p>cchile_so2pca_5k_201404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59" office:value-type="string" calcext:value-type="string">
            <text:p>cchile_so2pca_5k_201404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59" office:value-type="string" calcext:value-type="string">
            <text:p>cchile_so2pca_5k_2014042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59" office:value-type="string" calcext:value-type="string">
            <text:p>cchile_so2pca_5k_201404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59" office:value-type="string" calcext:value-type="string">
            <text:p>cchile_so2pca_5k_201404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59" office:value-type="string" calcext:value-type="string">
            <text:p>cchile_so2pca_5k_201404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59" office:value-type="string" calcext:value-type="string">
            <text:p>cchile_so2pca_5k_201404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59" office:value-type="string" calcext:value-type="string">
            <text:p>cchile_so2pca_5k_201404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59" office:value-type="string" calcext:value-type="string">
            <text:p>cchile_so2pca_5k_2014043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pr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9" office:value-type="string" calcext:value-type="string">
            <text:p>cchile_so2pca_5k_201405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59" office:value-type="string" calcext:value-type="string">
            <text:p>cchile_so2pca_5k_201405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59" office:value-type="string" calcext:value-type="string">
            <text:p>cchile_so2pca_5k_201405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59" office:value-type="string" calcext:value-type="string">
            <text:p>cchile_so2pca_5k_201405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59" office:value-type="string" calcext:value-type="string">
            <text:p>cchile_so2pca_5k_201405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59" office:value-type="string" calcext:value-type="string">
            <text:p>cchile_so2pca_5k_201405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59" office:value-type="string" calcext:value-type="string">
            <text:p>cchile_so2pca_5k_2014051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59" office:value-type="string" calcext:value-type="string">
            <text:p>cchile_so2pca_5k_2014051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59" office:value-type="string" calcext:value-type="string">
            <text:p>cchile_so2pca_5k_2014051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59" office:value-type="string" calcext:value-type="string">
            <text:p>cchile_so2pca_5k_201405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59" office:value-type="string" calcext:value-type="string">
            <text:p>cchile_so2pca_5k_201405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2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59" office:value-type="string" calcext:value-type="string">
            <text:p>cchile_so2pca_5k_201405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59" office:value-type="string" calcext:value-type="string">
            <text:p>cchile_so2pca_5k_201405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59" office:value-type="string" calcext:value-type="string">
            <text:p>cchile_so2pca_5k_201405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59" office:value-type="string" calcext:value-type="string">
            <text:p>cchile_so2pca_5k_2014053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y 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59" office:value-type="string" calcext:value-type="string">
            <text:p>cchile_so2pca_5k_201406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59" office:value-type="string" calcext:value-type="string">
            <text:p>cchile_so2pca_5k_201406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59" office:value-type="string" calcext:value-type="string">
            <text:p>cchile_so2pca_5k_201406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59" office:value-type="string" calcext:value-type="string">
            <text:p>cchile_so2pca_5k_201406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59" office:value-type="string" calcext:value-type="string">
            <text:p>cchile_so2pca_5k_201406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59" office:value-type="string" calcext:value-type="string">
            <text:p>cchile_so2pca_5k_201406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59" office:value-type="string" calcext:value-type="string">
            <text:p>cchile_so2pca_5k_201406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59" office:value-type="string" calcext:value-type="string">
            <text:p>cchile_so2pca_5k_201406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59" office:value-type="string" calcext:value-type="string">
            <text:p>cchile_so2pca_5k_201406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9" office:value-type="string" calcext:value-type="string">
            <text:p>cchile_so2pca_5k_201406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59" office:value-type="string" calcext:value-type="string">
            <text:p>cchile_so2pca_5k_201406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59" office:value-type="string" calcext:value-type="string">
            <text:p>cchile_so2pca_5k_201406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59" office:value-type="string" calcext:value-type="string">
            <text:p>cchile_so2pca_5k_201406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n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59" office:value-type="string" calcext:value-type="string">
            <text:p>cchile_so2pca_5k_201407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59" office:value-type="string" calcext:value-type="string">
            <text:p>cchile_so2pca_5k_201407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59" office:value-type="string" calcext:value-type="string">
            <text:p>cchile_so2pca_5k_201407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59" office:value-type="string" calcext:value-type="string">
            <text:p>cchile_so2pca_5k_201407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0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59" office:value-type="string" calcext:value-type="string">
            <text:p>cchile_so2pca_5k_201407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59" office:value-type="string" calcext:value-type="string">
            <text:p>cchile_so2pca_5k_201407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59" office:value-type="string" calcext:value-type="string">
            <text:p>cchile_so2pca_5k_2014071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59" office:value-type="string" calcext:value-type="string">
            <text:p>cchile_so2pca_5k_201407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59" office:value-type="string" calcext:value-type="string">
            <text:p>cchile_so2pca_5k_201407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59" office:value-type="string" calcext:value-type="string">
            <text:p>cchile_so2pca_5k_201407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59" office:value-type="string" calcext:value-type="string">
            <text:p>cchile_so2pca_5k_201407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59" office:value-type="string" calcext:value-type="string">
            <text:p>cchile_so2pca_5k_201407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59" office:value-type="string" calcext:value-type="string">
            <text:p>cchile_so2pca_5k_201407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59" office:value-type="string" calcext:value-type="string">
            <text:p>cchile_so2pca_5k_201407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59" office:value-type="string" calcext:value-type="string">
            <text:p>cchile_so2pca_5k_2014072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59" office:value-type="string" calcext:value-type="string">
            <text:p>cchile_so2pca_5k_201407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ul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59" office:value-type="string" calcext:value-type="string">
            <text:p>cchile_so2pca_5k_201408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59" office:value-type="string" calcext:value-type="string">
            <text:p>cchile_so2pca_5k_201408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59" office:value-type="string" calcext:value-type="string">
            <text:p>cchile_so2pca_5k_2014080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59" office:value-type="string" calcext:value-type="string">
            <text:p>cchile_so2pca_5k_201408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9" office:value-type="string" calcext:value-type="string">
            <text:p>cchile_so2pca_5k_201408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59" office:value-type="string" calcext:value-type="string">
            <text:p>cchile_so2pca_5k_2014081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59" office:value-type="string" calcext:value-type="string">
            <text:p>cchile_so2pca_5k_201408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59" office:value-type="string" calcext:value-type="string">
            <text:p>cchile_so2pca_5k_201408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59" office:value-type="string" calcext:value-type="string">
            <text:p>cchile_so2pca_5k_2014081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59" office:value-type="string" calcext:value-type="string">
            <text:p>cchile_so2pca_5k_201408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59" office:value-type="string" calcext:value-type="string">
            <text:p>cchile_so2pca_5k_201408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59" office:value-type="string" calcext:value-type="string">
            <text:p>cchile_so2pca_5k_2014082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59" office:value-type="string" calcext:value-type="string">
            <text:p>cchile_so2pca_5k_201408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59" office:value-type="string" calcext:value-type="string">
            <text:p>cchile_so2pca_5k_201408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59" office:value-type="string" calcext:value-type="string">
            <text:p>cchile_so2pca_5k_201408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59" office:value-type="string" calcext:value-type="string">
            <text:p>cchile_so2pca_5k_2014082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59" office:value-type="string" calcext:value-type="string">
            <text:p>cchile_so2pca_5k_201408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59" office:value-type="string" calcext:value-type="string">
            <text:p>cchile_so2pca_5k_2014083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Aug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59" office:value-type="string" calcext:value-type="string">
            <text:p>cchile_so2pca_5k_201409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59" office:value-type="string" calcext:value-type="string">
            <text:p>cchile_so2pca_5k_201409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59" office:value-type="string" calcext:value-type="string">
            <text:p>cchile_so2pca_5k_201409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59" office:value-type="string" calcext:value-type="string">
            <text:p>cchile_so2pca_5k_201409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59" office:value-type="string" calcext:value-type="string">
            <text:p>cchile_so2pca_5k_201409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59" office:value-type="string" calcext:value-type="string">
            <text:p>cchile_so2pca_5k_201409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59" office:value-type="string" calcext:value-type="string">
            <text:p>cchile_so2pca_5k_201409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59" office:value-type="string" calcext:value-type="string">
            <text:p>cchile_so2pca_5k_2014091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59" office:value-type="string" calcext:value-type="string">
            <text:p>cchile_so2pca_5k_201409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59" office:value-type="string" calcext:value-type="string">
            <text:p>cchile_so2pca_5k_2014091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9" office:value-type="string" calcext:value-type="string">
            <text:p>cchile_so2pca_5k_201409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59" office:value-type="string" calcext:value-type="string">
            <text:p>cchile_so2pca_5k_201409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59" office:value-type="string" calcext:value-type="string">
            <text:p>cchile_so2pca_5k_2014092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59" office:value-type="string" calcext:value-type="string">
            <text:p>cchile_so2pca_5k_201409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59" office:value-type="string" calcext:value-type="string">
            <text:p>cchile_so2pca_5k_201409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59" office:value-type="string" calcext:value-type="string">
            <text:p>cchile_so2pca_5k_201409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59" office:value-type="string" calcext:value-type="string">
            <text:p>cchile_so2pca_5k_201409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59" office:value-type="string" calcext:value-type="string">
            <text:p>cchile_so2pca_5k_201409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59" office:value-type="string" calcext:value-type="string">
            <text:p>cchile_so2pca_5k_2014093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59" office:value-type="string" calcext:value-type="string">
            <text:p>cchile_so2pca_5k_201410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59" office:value-type="string" calcext:value-type="string">
            <text:p>cchile_so2pca_5k_201410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59" office:value-type="string" calcext:value-type="string">
            <text:p>cchile_so2pca_5k_201410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59" office:value-type="string" calcext:value-type="string">
            <text:p>cchile_so2pca_5k_201410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59" office:value-type="string" calcext:value-type="string">
            <text:p>cchile_so2pca_5k_201410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59" office:value-type="string" calcext:value-type="string">
            <text:p>cchile_so2pca_5k_201410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59" office:value-type="string" calcext:value-type="string">
            <text:p>cchile_so2pca_5k_2014101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59" office:value-type="string" calcext:value-type="string">
            <text:p>cchile_so2pca_5k_2014101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59" office:value-type="string" calcext:value-type="string">
            <text:p>cchile_so2pca_5k_201410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59" office:value-type="string" calcext:value-type="string">
            <text:p>cchile_so2pca_5k_201410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59" office:value-type="string" calcext:value-type="string">
            <text:p>cchile_so2pca_5k_2014102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59" office:value-type="string" calcext:value-type="string">
            <text:p>cchile_so2pca_5k_201410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59" office:value-type="string" calcext:value-type="string">
            <text:p>cchile_so2pca_5k_2014102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59" office:value-type="string" calcext:value-type="string">
            <text:p>cchile_so2pca_5k_2014102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59" office:value-type="string" calcext:value-type="string">
            <text:p>cchile_so2pca_5k_201410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59" office:value-type="string" calcext:value-type="string">
            <text:p>cchile_so2pca_5k_2014103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3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59" office:value-type="string" calcext:value-type="string">
            <text:p>cchile_so2pca_5k_2014110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59" office:value-type="string" calcext:value-type="string">
            <text:p>cchile_so2pca_5k_201411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59" office:value-type="string" calcext:value-type="string">
            <text:p>cchile_so2pca_5k_201411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59" office:value-type="string" calcext:value-type="string">
            <text:p>cchile_so2pca_5k_2014110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59" office:value-type="string" calcext:value-type="string">
            <text:p>cchile_so2pca_5k_2014110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59" office:value-type="string" calcext:value-type="string">
            <text:p>cchile_so2pca_5k_201411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59" office:value-type="string" calcext:value-type="string">
            <text:p>cchile_so2pca_5k_201411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59" office:value-type="string" calcext:value-type="string">
            <text:p>cchile_so2pca_5k_2014111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59" office:value-type="string" calcext:value-type="string">
            <text:p>cchile_so2pca_5k_2014111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59" office:value-type="string" calcext:value-type="string">
            <text:p>cchile_so2pca_5k_201411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59" office:value-type="string" calcext:value-type="string">
            <text:p>cchile_so2pca_5k_201411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59" office:value-type="string" calcext:value-type="string">
            <text:p>cchile_so2pca_5k_2014112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59" office:value-type="string" calcext:value-type="string">
            <text:p>cchile_so2pca_5k_201411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59" office:value-type="string" calcext:value-type="string">
            <text:p>cchile_so2pca_5k_201411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59" office:value-type="string" calcext:value-type="string">
            <text:p>cchile_so2pca_5k_201411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59" office:value-type="string" calcext:value-type="string">
            <text:p>cchile_so2pca_5k_2014113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59" office:value-type="string" calcext:value-type="string">
            <text:p>cchile_so2pca_5k_2014120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59" office:value-type="string" calcext:value-type="string">
            <text:p>cchile_so2pca_5k_20141203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59" office:value-type="string" calcext:value-type="string">
            <text:p>cchile_so2pca_5k_20141204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59" office:value-type="string" calcext:value-type="string">
            <text:p>cchile_so2pca_5k_20141206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59" office:value-type="string" calcext:value-type="string">
            <text:p>cchile_so2pca_5k_2014120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59" office:value-type="string" calcext:value-type="string">
            <text:p>cchile_so2pca_5k_2014121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59" office:value-type="string" calcext:value-type="string">
            <text:p>cchile_so2pca_5k_2014121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59" office:value-type="string" calcext:value-type="string">
            <text:p>cchile_so2pca_5k_20141218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59" office:value-type="string" calcext:value-type="string">
            <text:p>cchile_so2pca_5k_2014121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59" office:value-type="string" calcext:value-type="string">
            <text:p>cchile_so2pca_5k_20141220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59" office:value-type="string" calcext:value-type="string">
            <text:p>cchile_so2pca_5k_20141222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59" office:value-type="string" calcext:value-type="string">
            <text:p>cchile_so2pca_5k_20141225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59" office:value-type="string" calcext:value-type="string">
            <text:p>cchile_so2pca_5k_20141227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59" office:value-type="string" calcext:value-type="string">
            <text:p>cchile_so2pca_5k_20141229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59" office:value-type="string" calcext:value-type="string">
            <text:p>cchile_so2pca_5k_20141231.jpg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1" office:value-type="float" office:value="536" calcext:value-type="float">
            <text:p>536</text:p>
          </table:table-cell>
          <table:table-cell table:style-name="ce141" office:value-type="string" calcext:value-type="string">
            <text:p>cchile_so2pca_5k_20150101.jpg</text:p>
          </table:table-cell>
          <table:table-cell table:style-name="ce69" office:value-type="float" office:value="2015" calcext:value-type="float" table:number-columns-spanned="1" table:number-rows-spanned="186">
            <text:p>2015</text:p>
          </table:table-cell>
          <table:table-cell table:style-name="ce165" office:value-type="string" calcext:value-type="string">
            <text:p>Jan 0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37" calcext:value-type="float">
            <text:p>537</text:p>
          </table:table-cell>
          <table:table-cell table:style-name="ce141" office:value-type="string" calcext:value-type="string">
            <text:p>cchile_so2pca_5k_2015010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38" calcext:value-type="float">
            <text:p>538</text:p>
          </table:table-cell>
          <table:table-cell table:style-name="ce141" office:value-type="string" calcext:value-type="string">
            <text:p>cchile_so2pca_5k_201501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39" calcext:value-type="float">
            <text:p>539</text:p>
          </table:table-cell>
          <table:table-cell table:style-name="ce141" office:value-type="string" calcext:value-type="string">
            <text:p>cchile_so2pca_5k_201501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0" calcext:value-type="float">
            <text:p>540</text:p>
          </table:table-cell>
          <table:table-cell table:style-name="ce141" office:value-type="string" calcext:value-type="string">
            <text:p>cchile_so2pca_5k_201501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1" calcext:value-type="float">
            <text:p>541</text:p>
          </table:table-cell>
          <table:table-cell table:style-name="ce141" office:value-type="string" calcext:value-type="string">
            <text:p>cchile_so2pca_5k_201501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2" calcext:value-type="float">
            <text:p>542</text:p>
          </table:table-cell>
          <table:table-cell table:style-name="ce141" office:value-type="string" calcext:value-type="string">
            <text:p>cchile_so2pca_5k_201501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3" calcext:value-type="float">
            <text:p>543</text:p>
          </table:table-cell>
          <table:table-cell table:style-name="ce141" office:value-type="string" calcext:value-type="string">
            <text:p>cchile_so2pca_5k_201501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4" calcext:value-type="float">
            <text:p>544</text:p>
          </table:table-cell>
          <table:table-cell table:style-name="ce141" office:value-type="string" calcext:value-type="string">
            <text:p>cchile_so2pca_5k_201501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5" calcext:value-type="float">
            <text:p>545</text:p>
          </table:table-cell>
          <table:table-cell table:style-name="ce141" office:value-type="string" calcext:value-type="string">
            <text:p>cchile_so2pca_5k_2015011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6" calcext:value-type="float">
            <text:p>546</text:p>
          </table:table-cell>
          <table:table-cell table:style-name="ce141" office:value-type="string" calcext:value-type="string">
            <text:p>cchile_so2pca_5k_201501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7" calcext:value-type="float">
            <text:p>547</text:p>
          </table:table-cell>
          <table:table-cell table:style-name="ce141" office:value-type="string" calcext:value-type="string">
            <text:p>cchile_so2pca_5k_2015012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8" calcext:value-type="float">
            <text:p>548</text:p>
          </table:table-cell>
          <table:table-cell table:style-name="ce141" office:value-type="string" calcext:value-type="string">
            <text:p>cchile_so2pca_5k_201501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49" calcext:value-type="float">
            <text:p>549</text:p>
          </table:table-cell>
          <table:table-cell table:style-name="ce141" office:value-type="string" calcext:value-type="string">
            <text:p>cchile_so2pca_5k_201501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0" calcext:value-type="float">
            <text:p>550</text:p>
          </table:table-cell>
          <table:table-cell table:style-name="ce141" office:value-type="string" calcext:value-type="string">
            <text:p>cchile_so2pca_5k_201501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1" calcext:value-type="float">
            <text:p>551</text:p>
          </table:table-cell>
          <table:table-cell table:style-name="ce141" office:value-type="string" calcext:value-type="string">
            <text:p>cchile_so2pca_5k_201501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2" calcext:value-type="float">
            <text:p>552</text:p>
          </table:table-cell>
          <table:table-cell table:style-name="ce141" office:value-type="string" calcext:value-type="string">
            <text:p>cchile_so2pca_5k_201501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3" calcext:value-type="float">
            <text:p>553</text:p>
          </table:table-cell>
          <table:table-cell table:style-name="ce141" office:value-type="string" calcext:value-type="string">
            <text:p>cchile_so2pca_5k_2015020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4" calcext:value-type="float">
            <text:p>554</text:p>
          </table:table-cell>
          <table:table-cell table:style-name="ce141" office:value-type="string" calcext:value-type="string">
            <text:p>cchile_so2pca_5k_2015020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5" calcext:value-type="float">
            <text:p>555</text:p>
          </table:table-cell>
          <table:table-cell table:style-name="ce141" office:value-type="string" calcext:value-type="string">
            <text:p>cchile_so2pca_5k_201502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6" calcext:value-type="float">
            <text:p>556</text:p>
          </table:table-cell>
          <table:table-cell table:style-name="ce141" office:value-type="string" calcext:value-type="string">
            <text:p>cchile_so2pca_5k_201502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7" calcext:value-type="float">
            <text:p>557</text:p>
          </table:table-cell>
          <table:table-cell table:style-name="ce141" office:value-type="string" calcext:value-type="string">
            <text:p>cchile_so2pca_5k_2015020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8" calcext:value-type="float">
            <text:p>558</text:p>
          </table:table-cell>
          <table:table-cell table:style-name="ce141" office:value-type="string" calcext:value-type="string">
            <text:p>cchile_so2pca_5k_201502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59" calcext:value-type="float">
            <text:p>559</text:p>
          </table:table-cell>
          <table:table-cell table:style-name="ce141" office:value-type="string" calcext:value-type="string">
            <text:p>cchile_so2pca_5k_201502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0" calcext:value-type="float">
            <text:p>560</text:p>
          </table:table-cell>
          <table:table-cell table:style-name="ce141" office:value-type="string" calcext:value-type="string">
            <text:p>cchile_so2pca_5k_2015021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1" calcext:value-type="float">
            <text:p>561</text:p>
          </table:table-cell>
          <table:table-cell table:style-name="ce141" office:value-type="string" calcext:value-type="string">
            <text:p>cchile_so2pca_5k_201502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1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2" calcext:value-type="float">
            <text:p>562</text:p>
          </table:table-cell>
          <table:table-cell table:style-name="ce141" office:value-type="string" calcext:value-type="string">
            <text:p>cchile_so2pca_5k_201502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3" calcext:value-type="float">
            <text:p>563</text:p>
          </table:table-cell>
          <table:table-cell table:style-name="ce141" office:value-type="string" calcext:value-type="string">
            <text:p>cchile_so2pca_5k_201502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4" calcext:value-type="float">
            <text:p>564</text:p>
          </table:table-cell>
          <table:table-cell table:style-name="ce141" office:value-type="string" calcext:value-type="string">
            <text:p>cchile_so2pca_5k_2015022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5" calcext:value-type="float">
            <text:p>565</text:p>
          </table:table-cell>
          <table:table-cell table:style-name="ce141" office:value-type="string" calcext:value-type="string">
            <text:p>cchile_so2pca_5k_201502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6" calcext:value-type="float">
            <text:p>566</text:p>
          </table:table-cell>
          <table:table-cell table:style-name="ce141" office:value-type="string" calcext:value-type="string">
            <text:p>cchile_so2pca_5k_201502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567" calcext:value-type="float">
            <text:p>567</text:p>
          </table:table-cell>
          <table:table-cell table:style-name="ce141" office:value-type="string" calcext:value-type="string">
            <text:p>cchile_so2pca_5k_201503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8" calcext:value-type="float">
            <text:p>568</text:p>
          </table:table-cell>
          <table:table-cell table:style-name="ce141" office:value-type="string" calcext:value-type="string">
            <text:p>cchile_so2pca_5k_201503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69" calcext:value-type="float">
            <text:p>569</text:p>
          </table:table-cell>
          <table:table-cell table:style-name="ce141" office:value-type="string" calcext:value-type="string">
            <text:p>cchile_so2pca_5k_201503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0" calcext:value-type="float">
            <text:p>570</text:p>
          </table:table-cell>
          <table:table-cell table:style-name="ce141" office:value-type="string" calcext:value-type="string">
            <text:p>cchile_so2pca_5k_2015030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1" calcext:value-type="float">
            <text:p>571</text:p>
          </table:table-cell>
          <table:table-cell table:style-name="ce141" office:value-type="string" calcext:value-type="string">
            <text:p>cchile_so2pca_5k_201503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2" calcext:value-type="float">
            <text:p>572</text:p>
          </table:table-cell>
          <table:table-cell table:style-name="ce141" office:value-type="string" calcext:value-type="string">
            <text:p>cchile_so2pca_5k_201503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3" calcext:value-type="float">
            <text:p>573</text:p>
          </table:table-cell>
          <table:table-cell table:style-name="ce141" office:value-type="string" calcext:value-type="string">
            <text:p>cchile_so2pca_5k_2015031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4" calcext:value-type="float">
            <text:p>574</text:p>
          </table:table-cell>
          <table:table-cell table:style-name="ce141" office:value-type="string" calcext:value-type="string">
            <text:p>cchile_so2pca_5k_201503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5" calcext:value-type="float">
            <text:p>575</text:p>
          </table:table-cell>
          <table:table-cell table:style-name="ce141" office:value-type="string" calcext:value-type="string">
            <text:p>cchile_so2pca_5k_2015031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6" calcext:value-type="float">
            <text:p>576</text:p>
          </table:table-cell>
          <table:table-cell table:style-name="ce141" office:value-type="string" calcext:value-type="string">
            <text:p>cchile_so2pca_5k_201503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7" calcext:value-type="float">
            <text:p>577</text:p>
          </table:table-cell>
          <table:table-cell table:style-name="ce141" office:value-type="string" calcext:value-type="string">
            <text:p>cchile_so2pca_5k_201503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8" calcext:value-type="float">
            <text:p>578</text:p>
          </table:table-cell>
          <table:table-cell table:style-name="ce141" office:value-type="string" calcext:value-type="string">
            <text:p>cchile_so2pca_5k_2015032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79" calcext:value-type="float">
            <text:p>579</text:p>
          </table:table-cell>
          <table:table-cell table:style-name="ce141" office:value-type="string" calcext:value-type="string">
            <text:p>cchile_so2pca_5k_201503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0" calcext:value-type="float">
            <text:p>580</text:p>
          </table:table-cell>
          <table:table-cell table:style-name="ce141" office:value-type="string" calcext:value-type="string">
            <text:p>cchile_so2pca_5k_201503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1" calcext:value-type="float">
            <text:p>581</text:p>
          </table:table-cell>
          <table:table-cell table:style-name="ce141" office:value-type="string" calcext:value-type="string">
            <text:p>cchile_so2pca_5k_201503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2" calcext:value-type="float">
            <text:p>582</text:p>
          </table:table-cell>
          <table:table-cell table:style-name="ce141" office:value-type="string" calcext:value-type="string">
            <text:p>cchile_so2pca_5k_2015033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3" calcext:value-type="float">
            <text:p>583</text:p>
          </table:table-cell>
          <table:table-cell table:style-name="ce141" office:value-type="string" calcext:value-type="string">
            <text:p>cchile_so2pca_5k_2015040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4" calcext:value-type="float">
            <text:p>584</text:p>
          </table:table-cell>
          <table:table-cell table:style-name="ce141" office:value-type="string" calcext:value-type="string">
            <text:p>cchile_so2pca_5k_2015040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5" calcext:value-type="float">
            <text:p>585</text:p>
          </table:table-cell>
          <table:table-cell table:style-name="ce141" office:value-type="string" calcext:value-type="string">
            <text:p>cchile_so2pca_5k_201504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6" calcext:value-type="float">
            <text:p>586</text:p>
          </table:table-cell>
          <table:table-cell table:style-name="ce141" office:value-type="string" calcext:value-type="string">
            <text:p>cchile_so2pca_5k_201504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7" calcext:value-type="float">
            <text:p>587</text:p>
          </table:table-cell>
          <table:table-cell table:style-name="ce141" office:value-type="string" calcext:value-type="string">
            <text:p>cchile_so2pca_5k_201504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8" calcext:value-type="float">
            <text:p>588</text:p>
          </table:table-cell>
          <table:table-cell table:style-name="ce141" office:value-type="string" calcext:value-type="string">
            <text:p>cchile_so2pca_5k_201504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89" calcext:value-type="float">
            <text:p>589</text:p>
          </table:table-cell>
          <table:table-cell table:style-name="ce141" office:value-type="string" calcext:value-type="string">
            <text:p>cchile_so2pca_5k_201504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0" calcext:value-type="float">
            <text:p>590</text:p>
          </table:table-cell>
          <table:table-cell table:style-name="ce141" office:value-type="string" calcext:value-type="string">
            <text:p>cchile_so2pca_5k_201504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1" calcext:value-type="float">
            <text:p>591</text:p>
          </table:table-cell>
          <table:table-cell table:style-name="ce141" office:value-type="string" calcext:value-type="string">
            <text:p>cchile_so2pca_5k_201504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2" calcext:value-type="float">
            <text:p>592</text:p>
          </table:table-cell>
          <table:table-cell table:style-name="ce141" office:value-type="string" calcext:value-type="string">
            <text:p>cchile_so2pca_5k_201504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3" calcext:value-type="float">
            <text:p>593</text:p>
          </table:table-cell>
          <table:table-cell table:style-name="ce141" office:value-type="string" calcext:value-type="string">
            <text:p>cchile_so2pca_5k_2015041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4" calcext:value-type="float">
            <text:p>594</text:p>
          </table:table-cell>
          <table:table-cell table:style-name="ce141" office:value-type="string" calcext:value-type="string">
            <text:p>cchile_so2pca_5k_201504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5" calcext:value-type="float">
            <text:p>595</text:p>
          </table:table-cell>
          <table:table-cell table:style-name="ce141" office:value-type="string" calcext:value-type="string">
            <text:p>cchile_so2pca_5k_201504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2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596" calcext:value-type="float">
            <text:p>596</text:p>
          </table:table-cell>
          <table:table-cell table:style-name="ce141" office:value-type="string" calcext:value-type="string">
            <text:p>cchile_so2pca_5k_201504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2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597" calcext:value-type="float">
            <text:p>597</text:p>
          </table:table-cell>
          <table:table-cell table:style-name="ce141" office:value-type="string" calcext:value-type="string">
            <text:p>cchile_so2pca_5k_201504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8" calcext:value-type="float">
            <text:p>598</text:p>
          </table:table-cell>
          <table:table-cell table:style-name="ce141" office:value-type="string" calcext:value-type="string">
            <text:p>cchile_so2pca_5k_201504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599" calcext:value-type="float">
            <text:p>599</text:p>
          </table:table-cell>
          <table:table-cell table:style-name="ce141" office:value-type="string" calcext:value-type="string">
            <text:p>cchile_so2pca_5k_2015042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pr 2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0" calcext:value-type="float">
            <text:p>600</text:p>
          </table:table-cell>
          <table:table-cell table:style-name="ce141" office:value-type="string" calcext:value-type="string">
            <text:p>cchile_so2pca_5k_201505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1" calcext:value-type="float">
            <text:p>601</text:p>
          </table:table-cell>
          <table:table-cell table:style-name="ce141" office:value-type="string" calcext:value-type="string">
            <text:p>cchile_so2pca_5k_201505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2" calcext:value-type="float">
            <text:p>602</text:p>
          </table:table-cell>
          <table:table-cell table:style-name="ce141" office:value-type="string" calcext:value-type="string">
            <text:p>cchile_so2pca_5k_201505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3" calcext:value-type="float">
            <text:p>603</text:p>
          </table:table-cell>
          <table:table-cell table:style-name="ce141" office:value-type="string" calcext:value-type="string">
            <text:p>cchile_so2pca_5k_2015050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4" calcext:value-type="float">
            <text:p>604</text:p>
          </table:table-cell>
          <table:table-cell table:style-name="ce141" office:value-type="string" calcext:value-type="string">
            <text:p>cchile_so2pca_5k_201505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5" calcext:value-type="float">
            <text:p>605</text:p>
          </table:table-cell>
          <table:table-cell table:style-name="ce141" office:value-type="string" calcext:value-type="string">
            <text:p>cchile_so2pca_5k_201505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6" calcext:value-type="float">
            <text:p>606</text:p>
          </table:table-cell>
          <table:table-cell table:style-name="ce141" office:value-type="string" calcext:value-type="string">
            <text:p>cchile_so2pca_5k_201505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7" calcext:value-type="float">
            <text:p>607</text:p>
          </table:table-cell>
          <table:table-cell table:style-name="ce141" office:value-type="string" calcext:value-type="string">
            <text:p>cchile_so2pca_5k_2015051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8" calcext:value-type="float">
            <text:p>608</text:p>
          </table:table-cell>
          <table:table-cell table:style-name="ce141" office:value-type="string" calcext:value-type="string">
            <text:p>cchile_so2pca_5k_201505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1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09" calcext:value-type="float">
            <text:p>609</text:p>
          </table:table-cell>
          <table:table-cell table:style-name="ce141" office:value-type="string" calcext:value-type="string">
            <text:p>cchile_so2pca_5k_201505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0" calcext:value-type="float">
            <text:p>610</text:p>
          </table:table-cell>
          <table:table-cell table:style-name="ce141" office:value-type="string" calcext:value-type="string">
            <text:p>cchile_so2pca_5k_201505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1" calcext:value-type="float">
            <text:p>611</text:p>
          </table:table-cell>
          <table:table-cell table:style-name="ce141" office:value-type="string" calcext:value-type="string">
            <text:p>cchile_so2pca_5k_201505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2" calcext:value-type="float">
            <text:p>612</text:p>
          </table:table-cell>
          <table:table-cell table:style-name="ce141" office:value-type="string" calcext:value-type="string">
            <text:p>cchile_so2pca_5k_201505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2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3" calcext:value-type="float">
            <text:p>613</text:p>
          </table:table-cell>
          <table:table-cell table:style-name="ce141" office:value-type="string" calcext:value-type="string">
            <text:p>cchile_so2pca_5k_201505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4" calcext:value-type="float">
            <text:p>614</text:p>
          </table:table-cell>
          <table:table-cell table:style-name="ce141" office:value-type="string" calcext:value-type="string">
            <text:p>cchile_so2pca_5k_2015052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5" calcext:value-type="float">
            <text:p>615</text:p>
          </table:table-cell>
          <table:table-cell table:style-name="ce141" office:value-type="string" calcext:value-type="string">
            <text:p>cchile_so2pca_5k_201506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6" calcext:value-type="float">
            <text:p>616</text:p>
          </table:table-cell>
          <table:table-cell table:style-name="ce141" office:value-type="string" calcext:value-type="string">
            <text:p>cchile_so2pca_5k_201506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7" calcext:value-type="float">
            <text:p>617</text:p>
          </table:table-cell>
          <table:table-cell table:style-name="ce141" office:value-type="string" calcext:value-type="string">
            <text:p>cchile_so2pca_5k_201506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8" calcext:value-type="float">
            <text:p>618</text:p>
          </table:table-cell>
          <table:table-cell table:style-name="ce141" office:value-type="string" calcext:value-type="string">
            <text:p>cchile_so2pca_5k_201506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19" calcext:value-type="float">
            <text:p>619</text:p>
          </table:table-cell>
          <table:table-cell table:style-name="ce141" office:value-type="string" calcext:value-type="string">
            <text:p>cchile_so2pca_5k_201506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0" calcext:value-type="float">
            <text:p>620</text:p>
          </table:table-cell>
          <table:table-cell table:style-name="ce141" office:value-type="string" calcext:value-type="string">
            <text:p>cchile_so2pca_5k_201506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1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1" calcext:value-type="float">
            <text:p>621</text:p>
          </table:table-cell>
          <table:table-cell table:style-name="ce141" office:value-type="string" calcext:value-type="string">
            <text:p>cchile_so2pca_5k_201506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2" calcext:value-type="float">
            <text:p>622</text:p>
          </table:table-cell>
          <table:table-cell table:style-name="ce141" office:value-type="string" calcext:value-type="string">
            <text:p>cchile_so2pca_5k_201506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3" calcext:value-type="float">
            <text:p>623</text:p>
          </table:table-cell>
          <table:table-cell table:style-name="ce141" office:value-type="string" calcext:value-type="string">
            <text:p>cchile_so2pca_5k_201506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4" calcext:value-type="float">
            <text:p>624</text:p>
          </table:table-cell>
          <table:table-cell table:style-name="ce141" office:value-type="string" calcext:value-type="string">
            <text:p>cchile_so2pca_5k_201506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5" calcext:value-type="float">
            <text:p>625</text:p>
          </table:table-cell>
          <table:table-cell table:style-name="ce141" office:value-type="string" calcext:value-type="string">
            <text:p>cchile_so2pca_5k_201506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6" calcext:value-type="float">
            <text:p>626</text:p>
          </table:table-cell>
          <table:table-cell table:style-name="ce141" office:value-type="string" calcext:value-type="string">
            <text:p>cchile_so2pca_5k_2015062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7" calcext:value-type="float">
            <text:p>627</text:p>
          </table:table-cell>
          <table:table-cell table:style-name="ce141" office:value-type="string" calcext:value-type="string">
            <text:p>cchile_so2pca_5k_201506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8" calcext:value-type="float">
            <text:p>628</text:p>
          </table:table-cell>
          <table:table-cell table:style-name="ce141" office:value-type="string" calcext:value-type="string">
            <text:p>cchile_so2pca_5k_201506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6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29" calcext:value-type="float">
            <text:p>629</text:p>
          </table:table-cell>
          <table:table-cell table:style-name="ce141" office:value-type="string" calcext:value-type="string">
            <text:p>cchile_so2pca_5k_201506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8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30" calcext:value-type="float">
            <text:p>630</text:p>
          </table:table-cell>
          <table:table-cell table:style-name="ce141" office:value-type="string" calcext:value-type="string">
            <text:p>cchile_so2pca_5k_201506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1" calcext:value-type="float">
            <text:p>631</text:p>
          </table:table-cell>
          <table:table-cell table:style-name="ce141" office:value-type="string" calcext:value-type="string">
            <text:p>cchile_so2pca_5k_201507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2" calcext:value-type="float">
            <text:p>632</text:p>
          </table:table-cell>
          <table:table-cell table:style-name="ce141" office:value-type="string" calcext:value-type="string">
            <text:p>cchile_so2pca_5k_201507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3" calcext:value-type="float">
            <text:p>633</text:p>
          </table:table-cell>
          <table:table-cell table:style-name="ce141" office:value-type="string" calcext:value-type="string">
            <text:p>cchile_so2pca_5k_201507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4" calcext:value-type="float">
            <text:p>634</text:p>
          </table:table-cell>
          <table:table-cell table:style-name="ce141" office:value-type="string" calcext:value-type="string">
            <text:p>cchile_so2pca_5k_201507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5" calcext:value-type="float">
            <text:p>635</text:p>
          </table:table-cell>
          <table:table-cell table:style-name="ce141" office:value-type="string" calcext:value-type="string">
            <text:p>cchile_so2pca_5k_201507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6" calcext:value-type="float">
            <text:p>636</text:p>
          </table:table-cell>
          <table:table-cell table:style-name="ce141" office:value-type="string" calcext:value-type="string">
            <text:p>cchile_so2pca_5k_201507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1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7" calcext:value-type="float">
            <text:p>637</text:p>
          </table:table-cell>
          <table:table-cell table:style-name="ce141" office:value-type="string" calcext:value-type="string">
            <text:p>cchile_so2pca_5k_201507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8" calcext:value-type="float">
            <text:p>638</text:p>
          </table:table-cell>
          <table:table-cell table:style-name="ce141" office:value-type="string" calcext:value-type="string">
            <text:p>cchile_so2pca_5k_2015072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39" calcext:value-type="float">
            <text:p>639</text:p>
          </table:table-cell>
          <table:table-cell table:style-name="ce141" office:value-type="string" calcext:value-type="string">
            <text:p>cchile_so2pca_5k_201507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0" calcext:value-type="float">
            <text:p>640</text:p>
          </table:table-cell>
          <table:table-cell table:style-name="ce141" office:value-type="string" calcext:value-type="string">
            <text:p>cchile_so2pca_5k_201507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1" calcext:value-type="float">
            <text:p>641</text:p>
          </table:table-cell>
          <table:table-cell table:style-name="ce141" office:value-type="string" calcext:value-type="string">
            <text:p>cchile_so2pca_5k_201507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2" calcext:value-type="float">
            <text:p>642</text:p>
          </table:table-cell>
          <table:table-cell table:style-name="ce141" office:value-type="string" calcext:value-type="string">
            <text:p>cchile_so2pca_5k_201507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l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3" calcext:value-type="float">
            <text:p>643</text:p>
          </table:table-cell>
          <table:table-cell table:style-name="ce141" office:value-type="string" calcext:value-type="string">
            <text:p>cchile_so2pca_5k_2015080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0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4" calcext:value-type="float">
            <text:p>644</text:p>
          </table:table-cell>
          <table:table-cell table:style-name="ce141" office:value-type="string" calcext:value-type="string">
            <text:p>cchile_so2pca_5k_201508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5" calcext:value-type="float">
            <text:p>645</text:p>
          </table:table-cell>
          <table:table-cell table:style-name="ce141" office:value-type="string" calcext:value-type="string">
            <text:p>cchile_so2pca_5k_201508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6" calcext:value-type="float">
            <text:p>646</text:p>
          </table:table-cell>
          <table:table-cell table:style-name="ce141" office:value-type="string" calcext:value-type="string">
            <text:p>cchile_so2pca_5k_201508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7" calcext:value-type="float">
            <text:p>647</text:p>
          </table:table-cell>
          <table:table-cell table:style-name="ce141" office:value-type="string" calcext:value-type="string">
            <text:p>cchile_so2pca_5k_2015080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8" calcext:value-type="float">
            <text:p>648</text:p>
          </table:table-cell>
          <table:table-cell table:style-name="ce141" office:value-type="string" calcext:value-type="string">
            <text:p>cchile_so2pca_5k_201508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49" calcext:value-type="float">
            <text:p>649</text:p>
          </table:table-cell>
          <table:table-cell table:style-name="ce141" office:value-type="string" calcext:value-type="string">
            <text:p>cchile_so2pca_5k_201508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0" calcext:value-type="float">
            <text:p>650</text:p>
          </table:table-cell>
          <table:table-cell table:style-name="ce141" office:value-type="string" calcext:value-type="string">
            <text:p>cchile_so2pca_5k_201508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1" calcext:value-type="float">
            <text:p>651</text:p>
          </table:table-cell>
          <table:table-cell table:style-name="ce141" office:value-type="string" calcext:value-type="string">
            <text:p>cchile_so2pca_5k_2015081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2" calcext:value-type="float">
            <text:p>652</text:p>
          </table:table-cell>
          <table:table-cell table:style-name="ce141" office:value-type="string" calcext:value-type="string">
            <text:p>cchile_so2pca_5k_201508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53" calcext:value-type="float">
            <text:p>653</text:p>
          </table:table-cell>
          <table:table-cell table:style-name="ce141" office:value-type="string" calcext:value-type="string">
            <text:p>cchile_so2pca_5k_2015081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4" calcext:value-type="float">
            <text:p>654</text:p>
          </table:table-cell>
          <table:table-cell table:style-name="ce141" office:value-type="string" calcext:value-type="string">
            <text:p>cchile_so2pca_5k_201508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5" calcext:value-type="float">
            <text:p>655</text:p>
          </table:table-cell>
          <table:table-cell table:style-name="ce141" office:value-type="string" calcext:value-type="string">
            <text:p>cchile_so2pca_5k_201508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6" calcext:value-type="float">
            <text:p>656</text:p>
          </table:table-cell>
          <table:table-cell table:style-name="ce141" office:value-type="string" calcext:value-type="string">
            <text:p>cchile_so2pca_5k_2015082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7" calcext:value-type="float">
            <text:p>657</text:p>
          </table:table-cell>
          <table:table-cell table:style-name="ce141" office:value-type="string" calcext:value-type="string">
            <text:p>cchile_so2pca_5k_201508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8" calcext:value-type="float">
            <text:p>658</text:p>
          </table:table-cell>
          <table:table-cell table:style-name="ce141" office:value-type="string" calcext:value-type="string">
            <text:p>cchile_so2pca_5k_2015082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59" calcext:value-type="float">
            <text:p>659</text:p>
          </table:table-cell>
          <table:table-cell table:style-name="ce141" office:value-type="string" calcext:value-type="string">
            <text:p>cchile_so2pca_5k_2015083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0" calcext:value-type="float">
            <text:p>660</text:p>
          </table:table-cell>
          <table:table-cell table:style-name="ce141" office:value-type="string" calcext:value-type="string">
            <text:p>cchile_so2pca_5k_2015090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1" calcext:value-type="float">
            <text:p>661</text:p>
          </table:table-cell>
          <table:table-cell table:style-name="ce141" office:value-type="string" calcext:value-type="string">
            <text:p>cchile_so2pca_5k_2015090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2" calcext:value-type="float">
            <text:p>662</text:p>
          </table:table-cell>
          <table:table-cell table:style-name="ce141" office:value-type="string" calcext:value-type="string">
            <text:p>cchile_so2pca_5k_201509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3" calcext:value-type="float">
            <text:p>663</text:p>
          </table:table-cell>
          <table:table-cell table:style-name="ce141" office:value-type="string" calcext:value-type="string">
            <text:p>cchile_so2pca_5k_201509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4" calcext:value-type="float">
            <text:p>664</text:p>
          </table:table-cell>
          <table:table-cell table:style-name="ce141" office:value-type="string" calcext:value-type="string">
            <text:p>cchile_so2pca_5k_2015090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5" calcext:value-type="float">
            <text:p>665</text:p>
          </table:table-cell>
          <table:table-cell table:style-name="ce141" office:value-type="string" calcext:value-type="string">
            <text:p>cchile_so2pca_5k_201509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0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6" calcext:value-type="float">
            <text:p>666</text:p>
          </table:table-cell>
          <table:table-cell table:style-name="ce141" office:value-type="string" calcext:value-type="string">
            <text:p>cchile_so2pca_5k_201509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7" calcext:value-type="float">
            <text:p>667</text:p>
          </table:table-cell>
          <table:table-cell table:style-name="ce141" office:value-type="string" calcext:value-type="string">
            <text:p>cchile_so2pca_5k_201509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8" calcext:value-type="float">
            <text:p>668</text:p>
          </table:table-cell>
          <table:table-cell table:style-name="ce141" office:value-type="string" calcext:value-type="string">
            <text:p>cchile_so2pca_5k_201509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69" calcext:value-type="float">
            <text:p>669</text:p>
          </table:table-cell>
          <table:table-cell table:style-name="ce141" office:value-type="string" calcext:value-type="string">
            <text:p>cchile_so2pca_5k_201509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0" calcext:value-type="float">
            <text:p>670</text:p>
          </table:table-cell>
          <table:table-cell table:style-name="ce141" office:value-type="string" calcext:value-type="string">
            <text:p>cchile_so2pca_5k_201509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1" calcext:value-type="float">
            <text:p>671</text:p>
          </table:table-cell>
          <table:table-cell table:style-name="ce141" office:value-type="string" calcext:value-type="string">
            <text:p>cchile_so2pca_5k_201509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23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2" calcext:value-type="float">
            <text:p>672</text:p>
          </table:table-cell>
          <table:table-cell table:style-name="ce141" office:value-type="string" calcext:value-type="string">
            <text:p>cchile_so2pca_5k_2015092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3" calcext:value-type="float">
            <text:p>673</text:p>
          </table:table-cell>
          <table:table-cell table:style-name="ce141" office:value-type="string" calcext:value-type="string">
            <text:p>cchile_so2pca_5k_201509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25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74" calcext:value-type="float">
            <text:p>674</text:p>
          </table:table-cell>
          <table:table-cell table:style-name="ce141" office:value-type="string" calcext:value-type="string">
            <text:p>cchile_so2pca_5k_201509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5" calcext:value-type="float">
            <text:p>675</text:p>
          </table:table-cell>
          <table:table-cell table:style-name="ce141" office:value-type="string" calcext:value-type="string">
            <text:p>cchile_so2pca_5k_201509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Sep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6" calcext:value-type="float">
            <text:p>676</text:p>
          </table:table-cell>
          <table:table-cell table:style-name="ce141" office:value-type="string" calcext:value-type="string">
            <text:p>cchile_so2pca_5k_2015100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02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77" calcext:value-type="float">
            <text:p>677</text:p>
          </table:table-cell>
          <table:table-cell table:style-name="ce141" office:value-type="string" calcext:value-type="string">
            <text:p>cchile_so2pca_5k_2015100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8" calcext:value-type="float">
            <text:p>678</text:p>
          </table:table-cell>
          <table:table-cell table:style-name="ce141" office:value-type="string" calcext:value-type="string">
            <text:p>cchile_so2pca_5k_2015100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79" calcext:value-type="float">
            <text:p>679</text:p>
          </table:table-cell>
          <table:table-cell table:style-name="ce141" office:value-type="string" calcext:value-type="string">
            <text:p>cchile_so2pca_5k_201510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0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80" calcext:value-type="float">
            <text:p>680</text:p>
          </table:table-cell>
          <table:table-cell table:style-name="ce141" office:value-type="string" calcext:value-type="string">
            <text:p>cchile_so2pca_5k_201510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81" calcext:value-type="float">
            <text:p>681</text:p>
          </table:table-cell>
          <table:table-cell table:style-name="ce141" office:value-type="string" calcext:value-type="string">
            <text:p>cchile_so2pca_5k_2015101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2" calcext:value-type="float">
            <text:p>682</text:p>
          </table:table-cell>
          <table:table-cell table:style-name="ce141" office:value-type="string" calcext:value-type="string">
            <text:p>cchile_so2pca_5k_2015101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3" calcext:value-type="float">
            <text:p>683</text:p>
          </table:table-cell>
          <table:table-cell table:style-name="ce141" office:value-type="string" calcext:value-type="string">
            <text:p>cchile_so2pca_5k_201510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84" calcext:value-type="float">
            <text:p>684</text:p>
          </table:table-cell>
          <table:table-cell table:style-name="ce141" office:value-type="string" calcext:value-type="string">
            <text:p>cchile_so2pca_5k_201510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5" calcext:value-type="float">
            <text:p>685</text:p>
          </table:table-cell>
          <table:table-cell table:style-name="ce141" office:value-type="string" calcext:value-type="string">
            <text:p>cchile_so2pca_5k_201510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6" calcext:value-type="float">
            <text:p>686</text:p>
          </table:table-cell>
          <table:table-cell table:style-name="ce141" office:value-type="string" calcext:value-type="string">
            <text:p>cchile_so2pca_5k_2015102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7" calcext:value-type="float">
            <text:p>687</text:p>
          </table:table-cell>
          <table:table-cell table:style-name="ce141" office:value-type="string" calcext:value-type="string">
            <text:p>cchile_so2pca_5k_2015102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8" calcext:value-type="float">
            <text:p>688</text:p>
          </table:table-cell>
          <table:table-cell table:style-name="ce141" office:value-type="string" calcext:value-type="string">
            <text:p>cchile_so2pca_5k_201510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89" calcext:value-type="float">
            <text:p>689</text:p>
          </table:table-cell>
          <table:table-cell table:style-name="ce141" office:value-type="string" calcext:value-type="string">
            <text:p>cchile_so2pca_5k_2015102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0" calcext:value-type="float">
            <text:p>690</text:p>
          </table:table-cell>
          <table:table-cell table:style-name="ce141" office:value-type="string" calcext:value-type="string">
            <text:p>cchile_so2pca_5k_201510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1" calcext:value-type="float">
            <text:p>691</text:p>
          </table:table-cell>
          <table:table-cell table:style-name="ce141" office:value-type="string" calcext:value-type="string">
            <text:p>cchile_so2pca_5k_2015102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2" calcext:value-type="float">
            <text:p>692</text:p>
          </table:table-cell>
          <table:table-cell table:style-name="ce141" office:value-type="string" calcext:value-type="string">
            <text:p>cchile_so2pca_5k_2015110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93" calcext:value-type="float">
            <text:p>693</text:p>
          </table:table-cell>
          <table:table-cell table:style-name="ce141" office:value-type="string" calcext:value-type="string">
            <text:p>cchile_so2pca_5k_201511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4" calcext:value-type="float">
            <text:p>694</text:p>
          </table:table-cell>
          <table:table-cell table:style-name="ce141" office:value-type="string" calcext:value-type="string">
            <text:p>cchile_so2pca_5k_201511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5" calcext:value-type="float">
            <text:p>695</text:p>
          </table:table-cell>
          <table:table-cell table:style-name="ce141" office:value-type="string" calcext:value-type="string">
            <text:p>cchile_so2pca_5k_201511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6" calcext:value-type="float">
            <text:p>696</text:p>
          </table:table-cell>
          <table:table-cell table:style-name="ce141" office:value-type="string" calcext:value-type="string">
            <text:p>cchile_so2pca_5k_2015111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7" calcext:value-type="float">
            <text:p>697</text:p>
          </table:table-cell>
          <table:table-cell table:style-name="ce141" office:value-type="string" calcext:value-type="string">
            <text:p>cchile_so2pca_5k_2015111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698" calcext:value-type="float">
            <text:p>698</text:p>
          </table:table-cell>
          <table:table-cell table:style-name="ce141" office:value-type="string" calcext:value-type="string">
            <text:p>cchile_so2pca_5k_20151112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699" calcext:value-type="float">
            <text:p>699</text:p>
          </table:table-cell>
          <table:table-cell table:style-name="ce141" office:value-type="string" calcext:value-type="string">
            <text:p>cchile_so2pca_5k_201511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0" calcext:value-type="float">
            <text:p>700</text:p>
          </table:table-cell>
          <table:table-cell table:style-name="ce141" office:value-type="string" calcext:value-type="string">
            <text:p>cchile_so2pca_5k_201511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1" calcext:value-type="float">
            <text:p>701</text:p>
          </table:table-cell>
          <table:table-cell table:style-name="ce141" office:value-type="string" calcext:value-type="string">
            <text:p>cchile_so2pca_5k_2015111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2" calcext:value-type="float">
            <text:p>702</text:p>
          </table:table-cell>
          <table:table-cell table:style-name="ce141" office:value-type="string" calcext:value-type="string">
            <text:p>cchile_so2pca_5k_201511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3" calcext:value-type="float">
            <text:p>703</text:p>
          </table:table-cell>
          <table:table-cell table:style-name="ce141" office:value-type="string" calcext:value-type="string">
            <text:p>cchile_so2pca_5k_2015112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4" calcext:value-type="float">
            <text:p>704</text:p>
          </table:table-cell>
          <table:table-cell table:style-name="ce141" office:value-type="string" calcext:value-type="string">
            <text:p>cchile_so2pca_5k_201511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5" calcext:value-type="float">
            <text:p>705</text:p>
          </table:table-cell>
          <table:table-cell table:style-name="ce141" office:value-type="string" calcext:value-type="string">
            <text:p>cchile_so2pca_5k_2015112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6" calcext:value-type="float">
            <text:p>706</text:p>
          </table:table-cell>
          <table:table-cell table:style-name="ce141" office:value-type="string" calcext:value-type="string">
            <text:p>cchile_so2pca_5k_201511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7" calcext:value-type="float">
            <text:p>707</text:p>
          </table:table-cell>
          <table:table-cell table:style-name="ce141" office:value-type="string" calcext:value-type="string">
            <text:p>cchile_so2pca_5k_201511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30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8" calcext:value-type="float">
            <text:p>708</text:p>
          </table:table-cell>
          <table:table-cell table:style-name="ce141" office:value-type="string" calcext:value-type="string">
            <text:p>cchile_so2pca_5k_2015120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09" calcext:value-type="float">
            <text:p>709</text:p>
          </table:table-cell>
          <table:table-cell table:style-name="ce141" office:value-type="string" calcext:value-type="string">
            <text:p>cchile_so2pca_5k_2015120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0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0" calcext:value-type="float">
            <text:p>710</text:p>
          </table:table-cell>
          <table:table-cell table:style-name="ce141" office:value-type="string" calcext:value-type="string">
            <text:p>cchile_so2pca_5k_20151207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1" calcext:value-type="float">
            <text:p>711</text:p>
          </table:table-cell>
          <table:table-cell table:style-name="ce141" office:value-type="string" calcext:value-type="string">
            <text:p>cchile_so2pca_5k_2015120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2" calcext:value-type="float">
            <text:p>712</text:p>
          </table:table-cell>
          <table:table-cell table:style-name="ce141" office:value-type="string" calcext:value-type="string">
            <text:p>cchile_so2pca_5k_20151214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3" calcext:value-type="float">
            <text:p>713</text:p>
          </table:table-cell>
          <table:table-cell table:style-name="ce141" office:value-type="string" calcext:value-type="string">
            <text:p>cchile_so2pca_5k_20151216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4" calcext:value-type="float">
            <text:p>714</text:p>
          </table:table-cell>
          <table:table-cell table:style-name="ce141" office:value-type="string" calcext:value-type="string">
            <text:p>cchile_so2pca_5k_2015121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1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5" calcext:value-type="float">
            <text:p>715</text:p>
          </table:table-cell>
          <table:table-cell table:style-name="ce141" office:value-type="string" calcext:value-type="string">
            <text:p>cchile_so2pca_5k_2015121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19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716" calcext:value-type="float">
            <text:p>716</text:p>
          </table:table-cell>
          <table:table-cell table:style-name="ce141" office:value-type="string" calcext:value-type="string">
            <text:p>cchile_so2pca_5k_20151221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7" calcext:value-type="float">
            <text:p>717</text:p>
          </table:table-cell>
          <table:table-cell table:style-name="ce141" office:value-type="string" calcext:value-type="string">
            <text:p>cchile_so2pca_5k_20151223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8" calcext:value-type="float">
            <text:p>718</text:p>
          </table:table-cell>
          <table:table-cell table:style-name="ce141" office:value-type="string" calcext:value-type="string">
            <text:p>cchile_so2pca_5k_20151225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19" calcext:value-type="float">
            <text:p>719</text:p>
          </table:table-cell>
          <table:table-cell table:style-name="ce141" office:value-type="string" calcext:value-type="string">
            <text:p>cchile_so2pca_5k_20151228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20" calcext:value-type="float">
            <text:p>720</text:p>
          </table:table-cell>
          <table:table-cell table:style-name="ce141" office:value-type="string" calcext:value-type="string">
            <text:p>cchile_so2pca_5k_20151229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721" calcext:value-type="float">
            <text:p>721</text:p>
          </table:table-cell>
          <table:table-cell table:style-name="ce141" office:value-type="string" calcext:value-type="string">
            <text:p>cchile_so2pca_5k_20151230.jpg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59" office:value-type="string" calcext:value-type="string">
            <text:p>cchile_so2pca_5k_20160101.jpg</text:p>
          </table:table-cell>
          <table:table-cell table:style-name="ce68" office:value-type="float" office:value="2016" calcext:value-type="float" table:number-columns-spanned="1" table:number-rows-spanned="165">
            <text:p>2016</text:p>
          </table:table-cell>
          <table:table-cell table:style-name="ce164" office:value-type="string" calcext:value-type="string">
            <text:p>Jan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59" office:value-type="string" calcext:value-type="string">
            <text:p>cchile_so2pca_5k_2016010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0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59" office:value-type="string" calcext:value-type="string">
            <text:p>cchile_so2pca_5k_2016010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59" office:value-type="string" calcext:value-type="string">
            <text:p>cchile_so2pca_5k_2016011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59" office:value-type="string" calcext:value-type="string">
            <text:p>cchile_so2pca_5k_2016011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59" office:value-type="string" calcext:value-type="string">
            <text:p>cchile_so2pca_5k_2016011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59" office:value-type="string" calcext:value-type="string">
            <text:p>cchile_so2pca_5k_2016011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59" office:value-type="string" calcext:value-type="string">
            <text:p>cchile_so2pca_5k_2016012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59" office:value-type="string" calcext:value-type="string">
            <text:p>cchile_so2pca_5k_201601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59" office:value-type="string" calcext:value-type="string">
            <text:p>cchile_so2pca_5k_2016012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59" office:value-type="string" calcext:value-type="string">
            <text:p>cchile_so2pca_5k_2016012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59" office:value-type="string" calcext:value-type="string">
            <text:p>cchile_so2pca_5k_201601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59" office:value-type="string" calcext:value-type="string">
            <text:p>cchile_so2pca_5k_2016013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3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59" office:value-type="string" calcext:value-type="string">
            <text:p>cchile_so2pca_5k_201602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59" office:value-type="string" calcext:value-type="string">
            <text:p>cchile_so2pca_5k_2016020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59" office:value-type="string" calcext:value-type="string">
            <text:p>cchile_so2pca_5k_2016020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59" office:value-type="string" calcext:value-type="string">
            <text:p>cchile_so2pca_5k_2016020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59" office:value-type="string" calcext:value-type="string">
            <text:p>cchile_so2pca_5k_201602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59" office:value-type="string" calcext:value-type="string">
            <text:p>cchile_so2pca_5k_201602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59" office:value-type="string" calcext:value-type="string">
            <text:p>cchile_so2pca_5k_201602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59" office:value-type="string" calcext:value-type="string">
            <text:p>cchile_so2pca_5k_201602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59" office:value-type="string" calcext:value-type="string">
            <text:p>cchile_so2pca_5k_201602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59" office:value-type="string" calcext:value-type="string">
            <text:p>cchile_so2pca_5k_201602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59" office:value-type="string" calcext:value-type="string">
            <text:p>cchile_so2pca_5k_2016022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59" office:value-type="string" calcext:value-type="string">
            <text:p>cchile_so2pca_5k_201602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59" office:value-type="string" calcext:value-type="string">
            <text:p>cchile_so2pca_5k_201602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59" office:value-type="string" calcext:value-type="string">
            <text:p>cchile_so2pca_5k_201602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59" office:value-type="string" calcext:value-type="string">
            <text:p>cchile_so2pca_5k_201602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59" office:value-type="string" calcext:value-type="string">
            <text:p>cchile_so2pca_5k_201602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59" office:value-type="string" calcext:value-type="string">
            <text:p>cchile_so2pca_5k_2016030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59" office:value-type="string" calcext:value-type="string">
            <text:p>cchile_so2pca_5k_201603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59" office:value-type="string" calcext:value-type="string">
            <text:p>cchile_so2pca_5k_2016030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59" office:value-type="string" calcext:value-type="string">
            <text:p>cchile_so2pca_5k_2016030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59" office:value-type="string" calcext:value-type="string">
            <text:p>cchile_so2pca_5k_2016030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59" office:value-type="string" calcext:value-type="string">
            <text:p>cchile_so2pca_5k_2016031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59" office:value-type="string" calcext:value-type="string">
            <text:p>cchile_so2pca_5k_2016031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59" office:value-type="string" calcext:value-type="string">
            <text:p>cchile_so2pca_5k_201603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59" office:value-type="string" calcext:value-type="string">
            <text:p>cchile_so2pca_5k_201603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59" office:value-type="string" calcext:value-type="string">
            <text:p>cchile_so2pca_5k_2016031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59" office:value-type="string" calcext:value-type="string">
            <text:p>cchile_so2pca_5k_201603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59" office:value-type="string" calcext:value-type="string">
            <text:p>cchile_so2pca_5k_201603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59" office:value-type="string" calcext:value-type="string">
            <text:p>cchile_so2pca_5k_201603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59" office:value-type="string" calcext:value-type="string">
            <text:p>cchile_so2pca_5k_2016032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59" office:value-type="string" calcext:value-type="string">
            <text:p>cchile_so2pca_5k_201603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59" office:value-type="string" calcext:value-type="string">
            <text:p>cchile_so2pca_5k_201603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59" office:value-type="string" calcext:value-type="string">
            <text:p>cchile_so2pca_5k_201603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59" office:value-type="string" calcext:value-type="string">
            <text:p>cchile_so2pca_5k_201604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59" office:value-type="string" calcext:value-type="string">
            <text:p>cchile_so2pca_5k_2016040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59" office:value-type="string" calcext:value-type="string">
            <text:p>cchile_so2pca_5k_2016040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59" office:value-type="string" calcext:value-type="string">
            <text:p>cchile_so2pca_5k_2016040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59" office:value-type="string" calcext:value-type="string">
            <text:p>cchile_so2pca_5k_201604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59" office:value-type="string" calcext:value-type="string">
            <text:p>cchile_so2pca_5k_201604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59" office:value-type="string" calcext:value-type="string">
            <text:p>cchile_so2pca_5k_2016041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59" office:value-type="string" calcext:value-type="string">
            <text:p>cchile_so2pca_5k_201604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59" office:value-type="string" calcext:value-type="string">
            <text:p>cchile_so2pca_5k_201604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59" office:value-type="string" calcext:value-type="string">
            <text:p>cchile_so2pca_5k_2016041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59" office:value-type="string" calcext:value-type="string">
            <text:p>cchile_so2pca_5k_2016042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59" office:value-type="string" calcext:value-type="string">
            <text:p>cchile_so2pca_5k_201604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59" office:value-type="string" calcext:value-type="string">
            <text:p>cchile_so2pca_5k_201604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2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59" office:value-type="string" calcext:value-type="string">
            <text:p>cchile_so2pca_5k_201604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59" office:value-type="string" calcext:value-type="string">
            <text:p>cchile_so2pca_5k_2016042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59" office:value-type="string" calcext:value-type="string">
            <text:p>cchile_so2pca_5k_2016050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59" office:value-type="string" calcext:value-type="string">
            <text:p>cchile_so2pca_5k_2016050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59" office:value-type="string" calcext:value-type="string">
            <text:p>cchile_so2pca_5k_2016050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59" office:value-type="string" calcext:value-type="string">
            <text:p>cchile_so2pca_5k_2016050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59" office:value-type="string" calcext:value-type="string">
            <text:p>cchile_so2pca_5k_201605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59" office:value-type="string" calcext:value-type="string">
            <text:p>cchile_so2pca_5k_2016051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59" office:value-type="string" calcext:value-type="string">
            <text:p>cchile_so2pca_5k_201605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59" office:value-type="string" calcext:value-type="string">
            <text:p>cchile_so2pca_5k_201605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59" office:value-type="string" calcext:value-type="string">
            <text:p>cchile_so2pca_5k_2016051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59" office:value-type="string" calcext:value-type="string">
            <text:p>cchile_so2pca_5k_2016052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59" office:value-type="string" calcext:value-type="string">
            <text:p>cchile_so2pca_5k_201605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59" office:value-type="string" calcext:value-type="string">
            <text:p>cchile_so2pca_5k_2016052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59" office:value-type="string" calcext:value-type="string">
            <text:p>cchile_so2pca_5k_201605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59" office:value-type="string" calcext:value-type="string">
            <text:p>cchile_so2pca_5k_2016052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59" office:value-type="string" calcext:value-type="string">
            <text:p>cchile_so2pca_5k_201605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59" office:value-type="string" calcext:value-type="string">
            <text:p>cchile_so2pca_5k_201605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59" office:value-type="string" calcext:value-type="string">
            <text:p>cchile_so2pca_5k_2016052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59" office:value-type="string" calcext:value-type="string">
            <text:p>cchile_so2pca_5k_201606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59" office:value-type="string" calcext:value-type="string">
            <text:p>cchile_so2pca_5k_201606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59" office:value-type="string" calcext:value-type="string">
            <text:p>cchile_so2pca_5k_201606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59" office:value-type="string" calcext:value-type="string">
            <text:p>cchile_so2pca_5k_2016062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59" office:value-type="string" calcext:value-type="string">
            <text:p>cchile_so2pca_5k_201606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59" office:value-type="string" calcext:value-type="string">
            <text:p>cchile_so2pca_5k_201606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59" office:value-type="string" calcext:value-type="string">
            <text:p>cchile_so2pca_5k_201606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59" office:value-type="string" calcext:value-type="string">
            <text:p>cchile_so2pca_5k_201606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59" office:value-type="string" calcext:value-type="string">
            <text:p>cchile_so2pca_5k_201606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59" office:value-type="string" calcext:value-type="string">
            <text:p>cchile_so2pca_5k_2016070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59" office:value-type="string" calcext:value-type="string">
            <text:p>cchile_so2pca_5k_201607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59" office:value-type="string" calcext:value-type="string">
            <text:p>cchile_so2pca_5k_2016070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59" office:value-type="string" calcext:value-type="string">
            <text:p>cchile_so2pca_5k_2016070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59" office:value-type="string" calcext:value-type="string">
            <text:p>cchile_so2pca_5k_201607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59" office:value-type="string" calcext:value-type="string">
            <text:p>cchile_so2pca_5k_201607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59" office:value-type="string" calcext:value-type="string">
            <text:p>cchile_so2pca_5k_201607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59" office:value-type="string" calcext:value-type="string">
            <text:p>cchile_so2pca_5k_201607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59" office:value-type="string" calcext:value-type="string">
            <text:p>cchile_so2pca_5k_2016071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59" office:value-type="string" calcext:value-type="string">
            <text:p>cchile_so2pca_5k_2016072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59" office:value-type="string" calcext:value-type="string">
            <text:p>cchile_so2pca_5k_201607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59" office:value-type="string" calcext:value-type="string">
            <text:p>cchile_so2pca_5k_201607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59" office:value-type="string" calcext:value-type="string">
            <text:p>cchile_so2pca_5k_201607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59" office:value-type="string" calcext:value-type="string">
            <text:p>cchile_so2pca_5k_201607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59" office:value-type="string" calcext:value-type="string">
            <text:p>cchile_so2pca_5k_2016072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59" office:value-type="string" calcext:value-type="string">
            <text:p>cchile_so2pca_5k_201607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l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59" office:value-type="string" calcext:value-type="string">
            <text:p>cchile_so2pca_5k_2016080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59" office:value-type="string" calcext:value-type="string">
            <text:p>cchile_so2pca_5k_201608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59" office:value-type="string" calcext:value-type="string">
            <text:p>cchile_so2pca_5k_2016080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59" office:value-type="string" calcext:value-type="string">
            <text:p>cchile_so2pca_5k_2016080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59" office:value-type="string" calcext:value-type="string">
            <text:p>cchile_so2pca_5k_201608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59" office:value-type="string" calcext:value-type="string">
            <text:p>cchile_so2pca_5k_2016081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59" office:value-type="string" calcext:value-type="string">
            <text:p>cchile_so2pca_5k_2016081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59" office:value-type="string" calcext:value-type="string">
            <text:p>cchile_so2pca_5k_201608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59" office:value-type="string" calcext:value-type="string">
            <text:p>cchile_so2pca_5k_2016081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59" office:value-type="string" calcext:value-type="string">
            <text:p>cchile_so2pca_5k_201608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59" office:value-type="string" calcext:value-type="string">
            <text:p>cchile_so2pca_5k_201608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59" office:value-type="string" calcext:value-type="string">
            <text:p>cchile_so2pca_5k_201608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59" office:value-type="string" calcext:value-type="string">
            <text:p>cchile_so2pca_5k_201608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59" office:value-type="string" calcext:value-type="string">
            <text:p>cchile_so2pca_5k_201608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59" office:value-type="string" calcext:value-type="string">
            <text:p>cchile_so2pca_5k_2016083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59" office:value-type="string" calcext:value-type="string">
            <text:p>cchile_so2pca_5k_201609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59" office:value-type="string" calcext:value-type="string">
            <text:p>cchile_so2pca_5k_2016090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59" office:value-type="string" calcext:value-type="string">
            <text:p>cchile_so2pca_5k_201609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59" office:value-type="string" calcext:value-type="string">
            <text:p>cchile_so2pca_5k_201609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59" office:value-type="string" calcext:value-type="string">
            <text:p>cchile_so2pca_5k_201609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59" office:value-type="string" calcext:value-type="string">
            <text:p>cchile_so2pca_5k_2016091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59" office:value-type="string" calcext:value-type="string">
            <text:p>cchile_so2pca_5k_2016092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59" office:value-type="string" calcext:value-type="string">
            <text:p>cchile_so2pca_5k_201609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59" office:value-type="string" calcext:value-type="string">
            <text:p>cchile_so2pca_5k_2016092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59" office:value-type="string" calcext:value-type="string">
            <text:p>cchile_so2pca_5k_2016100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59" office:value-type="string" calcext:value-type="string">
            <text:p>cchile_so2pca_5k_201610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59" office:value-type="string" calcext:value-type="string">
            <text:p>cchile_so2pca_5k_2016100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59" office:value-type="string" calcext:value-type="string">
            <text:p>cchile_so2pca_5k_201610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59" office:value-type="string" calcext:value-type="string">
            <text:p>cchile_so2pca_5k_2016101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59" office:value-type="string" calcext:value-type="string">
            <text:p>cchile_so2pca_5k_201610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59" office:value-type="string" calcext:value-type="string">
            <text:p>cchile_so2pca_5k_201610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59" office:value-type="string" calcext:value-type="string">
            <text:p>cchile_so2pca_5k_2016102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59" office:value-type="string" calcext:value-type="string">
            <text:p>cchile_so2pca_5k_201610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2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59" office:value-type="string" calcext:value-type="string">
            <text:p>cchile_so2pca_5k_201610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59" office:value-type="string" calcext:value-type="string">
            <text:p>cchile_so2pca_5k_201611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59" office:value-type="string" calcext:value-type="string">
            <text:p>cchile_so2pca_5k_2016110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59" office:value-type="string" calcext:value-type="string">
            <text:p>cchile_so2pca_5k_2016110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59" office:value-type="string" calcext:value-type="string">
            <text:p>cchile_so2pca_5k_201611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59" office:value-type="string" calcext:value-type="string">
            <text:p>cchile_so2pca_5k_2016111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59" office:value-type="string" calcext:value-type="string">
            <text:p>cchile_so2pca_5k_2016111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59" office:value-type="string" calcext:value-type="string">
            <text:p>cchile_so2pca_5k_201611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59" office:value-type="string" calcext:value-type="string">
            <text:p>cchile_so2pca_5k_201611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59" office:value-type="string" calcext:value-type="string">
            <text:p>cchile_so2pca_5k_2016111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59" office:value-type="string" calcext:value-type="string">
            <text:p>cchile_so2pca_5k_201611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59" office:value-type="string" calcext:value-type="string">
            <text:p>cchile_so2pca_5k_201611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59" office:value-type="string" calcext:value-type="string">
            <text:p>cchile_so2pca_5k_201611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59" office:value-type="string" calcext:value-type="string">
            <text:p>cchile_so2pca_5k_2016112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59" office:value-type="string" calcext:value-type="string">
            <text:p>cchile_so2pca_5k_201611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59" office:value-type="string" calcext:value-type="string">
            <text:p>cchile_so2pca_5k_20161202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59" office:value-type="string" calcext:value-type="string">
            <text:p>cchile_so2pca_5k_2016120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59" office:value-type="string" calcext:value-type="string">
            <text:p>cchile_so2pca_5k_2016120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59" office:value-type="string" calcext:value-type="string">
            <text:p>cchile_so2pca_5k_20161209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59" office:value-type="string" calcext:value-type="string">
            <text:p>cchile_so2pca_5k_2016121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59" office:value-type="string" calcext:value-type="string">
            <text:p>cchile_so2pca_5k_20161214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1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59" office:value-type="string" calcext:value-type="string">
            <text:p>cchile_so2pca_5k_2016121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59" office:value-type="string" calcext:value-type="string">
            <text:p>cchile_so2pca_5k_20161216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59" office:value-type="string" calcext:value-type="string">
            <text:p>cchile_so2pca_5k_20161218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59" office:value-type="string" calcext:value-type="string">
            <text:p>cchile_so2pca_5k_20161221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59" office:value-type="string" calcext:value-type="string">
            <text:p>cchile_so2pca_5k_20161223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59" office:value-type="string" calcext:value-type="string">
            <text:p>cchile_so2pca_5k_20161225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59" office:value-type="string" calcext:value-type="string">
            <text:p>cchile_so2pca_5k_20161227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59" office:value-type="string" calcext:value-type="string">
            <text:p>cchile_so2pca_5k_20161230.jpg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1" office:value-type="float" office:value="887" calcext:value-type="float">
            <text:p>887</text:p>
          </table:table-cell>
          <table:table-cell table:style-name="ce141" office:value-type="string" calcext:value-type="string">
            <text:p>cchile_so2pca_trm_20180102.jpg</text:p>
          </table:table-cell>
          <table:table-cell table:style-name="ce69" office:value-type="float" office:value="2018" calcext:value-type="float" table:number-columns-spanned="1" table:number-rows-spanned="135">
            <text:p>2018</text:p>
          </table:table-cell>
          <table:table-cell table:style-name="ce165" office:value-type="string" calcext:value-type="string">
            <text:p>Jan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88" calcext:value-type="float">
            <text:p>888</text:p>
          </table:table-cell>
          <table:table-cell table:style-name="ce141" office:value-type="string" calcext:value-type="string">
            <text:p>cchile_so2pca_trm_201801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89" calcext:value-type="float">
            <text:p>889</text:p>
          </table:table-cell>
          <table:table-cell table:style-name="ce141" office:value-type="string" calcext:value-type="string">
            <text:p>cchile_so2pca_trm_2018010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0" calcext:value-type="float">
            <text:p>890</text:p>
          </table:table-cell>
          <table:table-cell table:style-name="ce141" office:value-type="string" calcext:value-type="string">
            <text:p>cchile_so2pca_trm_2018010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1" calcext:value-type="float">
            <text:p>891</text:p>
          </table:table-cell>
          <table:table-cell table:style-name="ce141" office:value-type="string" calcext:value-type="string">
            <text:p>cchile_so2pca_trm_2018011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892" calcext:value-type="float">
            <text:p>892</text:p>
          </table:table-cell>
          <table:table-cell table:style-name="ce141" office:value-type="string" calcext:value-type="string">
            <text:p>cchile_so2pca_trm_2018011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3" calcext:value-type="float">
            <text:p>893</text:p>
          </table:table-cell>
          <table:table-cell table:style-name="ce141" office:value-type="string" calcext:value-type="string">
            <text:p>cchile_so2pca_trm_2018011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4" calcext:value-type="float">
            <text:p>894</text:p>
          </table:table-cell>
          <table:table-cell table:style-name="ce141" office:value-type="string" calcext:value-type="string">
            <text:p>cchile_so2pca_trm_2018011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5" calcext:value-type="float">
            <text:p>895</text:p>
          </table:table-cell>
          <table:table-cell table:style-name="ce141" office:value-type="string" calcext:value-type="string">
            <text:p>cchile_so2pca_trm_201801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6" calcext:value-type="float">
            <text:p>896</text:p>
          </table:table-cell>
          <table:table-cell table:style-name="ce141" office:value-type="string" calcext:value-type="string">
            <text:p>cchile_so2pca_trm_2018012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7" calcext:value-type="float">
            <text:p>897</text:p>
          </table:table-cell>
          <table:table-cell table:style-name="ce141" office:value-type="string" calcext:value-type="string">
            <text:p>cchile_so2pca_trm_2018012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8" calcext:value-type="float">
            <text:p>898</text:p>
          </table:table-cell>
          <table:table-cell table:style-name="ce141" office:value-type="string" calcext:value-type="string">
            <text:p>cchile_so2pca_trm_2018012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899" calcext:value-type="float">
            <text:p>899</text:p>
          </table:table-cell>
          <table:table-cell table:style-name="ce141" office:value-type="string" calcext:value-type="string">
            <text:p>cchile_so2pca_trm_201801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0" calcext:value-type="float">
            <text:p>900</text:p>
          </table:table-cell>
          <table:table-cell table:style-name="ce141" office:value-type="string" calcext:value-type="string">
            <text:p>cchile_so2pca_trm_201801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1" calcext:value-type="float">
            <text:p>901</text:p>
          </table:table-cell>
          <table:table-cell table:style-name="ce141" office:value-type="string" calcext:value-type="string">
            <text:p>cchile_so2pca_trm_2018013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2" calcext:value-type="float">
            <text:p>902</text:p>
          </table:table-cell>
          <table:table-cell table:style-name="ce141" office:value-type="string" calcext:value-type="string">
            <text:p>cchile_so2pca_trm_201802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3" calcext:value-type="float">
            <text:p>903</text:p>
          </table:table-cell>
          <table:table-cell table:style-name="ce141" office:value-type="string" calcext:value-type="string">
            <text:p>cchile_so2pca_trm_2018020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4" calcext:value-type="float">
            <text:p>904</text:p>
          </table:table-cell>
          <table:table-cell table:style-name="ce141" office:value-type="string" calcext:value-type="string">
            <text:p>cchile_so2pca_trm_2018020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5" calcext:value-type="float">
            <text:p>905</text:p>
          </table:table-cell>
          <table:table-cell table:style-name="ce141" office:value-type="string" calcext:value-type="string">
            <text:p>cchile_so2pca_trm_2018021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6" calcext:value-type="float">
            <text:p>906</text:p>
          </table:table-cell>
          <table:table-cell table:style-name="ce141" office:value-type="string" calcext:value-type="string">
            <text:p>cchile_so2pca_trm_2018021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7" calcext:value-type="float">
            <text:p>907</text:p>
          </table:table-cell>
          <table:table-cell table:style-name="ce141" office:value-type="string" calcext:value-type="string">
            <text:p>cchile_so2pca_trm_2018021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8" calcext:value-type="float">
            <text:p>908</text:p>
          </table:table-cell>
          <table:table-cell table:style-name="ce141" office:value-type="string" calcext:value-type="string">
            <text:p>cchile_so2pca_trm_2018022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09" calcext:value-type="float">
            <text:p>909</text:p>
          </table:table-cell>
          <table:table-cell table:style-name="ce141" office:value-type="string" calcext:value-type="string">
            <text:p>cchile_so2pca_trm_2018022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0" calcext:value-type="float">
            <text:p>910</text:p>
          </table:table-cell>
          <table:table-cell table:style-name="ce141" office:value-type="string" calcext:value-type="string">
            <text:p>cchile_so2pca_trm_2018022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1" calcext:value-type="float">
            <text:p>911</text:p>
          </table:table-cell>
          <table:table-cell table:style-name="ce141" office:value-type="string" calcext:value-type="string">
            <text:p>cchile_so2pca_trm_2018022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2" calcext:value-type="float">
            <text:p>912</text:p>
          </table:table-cell>
          <table:table-cell table:style-name="ce141" office:value-type="string" calcext:value-type="string">
            <text:p>cchile_so2pca_trm_2018030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3" calcext:value-type="float">
            <text:p>913</text:p>
          </table:table-cell>
          <table:table-cell table:style-name="ce141" office:value-type="string" calcext:value-type="string">
            <text:p>cchile_so2pca_trm_201803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4" calcext:value-type="float">
            <text:p>914</text:p>
          </table:table-cell>
          <table:table-cell table:style-name="ce141" office:value-type="string" calcext:value-type="string">
            <text:p>cchile_so2pca_trm_2018030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7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5" calcext:value-type="float">
            <text:p>915</text:p>
          </table:table-cell>
          <table:table-cell table:style-name="ce141" office:value-type="string" calcext:value-type="string">
            <text:p>cchile_so2pca_trm_2018031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6" calcext:value-type="float">
            <text:p>916</text:p>
          </table:table-cell>
          <table:table-cell table:style-name="ce141" office:value-type="string" calcext:value-type="string">
            <text:p>cchile_so2pca_trm_2018031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7" calcext:value-type="float">
            <text:p>917</text:p>
          </table:table-cell>
          <table:table-cell table:style-name="ce141" office:value-type="string" calcext:value-type="string">
            <text:p>cchile_so2pca_trm_2018031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8" calcext:value-type="float">
            <text:p>918</text:p>
          </table:table-cell>
          <table:table-cell table:style-name="ce141" office:value-type="string" calcext:value-type="string">
            <text:p>cchile_so2pca_trm_2018031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19" calcext:value-type="float">
            <text:p>919</text:p>
          </table:table-cell>
          <table:table-cell table:style-name="ce141" office:value-type="string" calcext:value-type="string">
            <text:p>cchile_so2pca_trm_201803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0" calcext:value-type="float">
            <text:p>920</text:p>
          </table:table-cell>
          <table:table-cell table:style-name="ce141" office:value-type="string" calcext:value-type="string">
            <text:p>cchile_so2pca_trm_2018032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1" calcext:value-type="float">
            <text:p>921</text:p>
          </table:table-cell>
          <table:table-cell table:style-name="ce141" office:value-type="string" calcext:value-type="string">
            <text:p>cchile_so2pca_trm_2018032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2" calcext:value-type="float">
            <text:p>922</text:p>
          </table:table-cell>
          <table:table-cell table:style-name="ce141" office:value-type="string" calcext:value-type="string">
            <text:p>cchile_so2pca_trm_201803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3" calcext:value-type="float">
            <text:p>923</text:p>
          </table:table-cell>
          <table:table-cell table:style-name="ce141" office:value-type="string" calcext:value-type="string">
            <text:p>cchile_so2pca_trm_201803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4" calcext:value-type="float">
            <text:p>924</text:p>
          </table:table-cell>
          <table:table-cell table:style-name="ce141" office:value-type="string" calcext:value-type="string">
            <text:p>cchile_so2pca_trm_2018040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5" calcext:value-type="float">
            <text:p>925</text:p>
          </table:table-cell>
          <table:table-cell table:style-name="ce141" office:value-type="string" calcext:value-type="string">
            <text:p>cchile_so2pca_trm_201804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6" calcext:value-type="float">
            <text:p>926</text:p>
          </table:table-cell>
          <table:table-cell table:style-name="ce141" office:value-type="string" calcext:value-type="string">
            <text:p>cchile_so2pca_trm_2018040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7" calcext:value-type="float">
            <text:p>927</text:p>
          </table:table-cell>
          <table:table-cell table:style-name="ce141" office:value-type="string" calcext:value-type="string">
            <text:p>cchile_so2pca_trm_2018040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8" calcext:value-type="float">
            <text:p>928</text:p>
          </table:table-cell>
          <table:table-cell table:style-name="ce141" office:value-type="string" calcext:value-type="string">
            <text:p>cchile_so2pca_trm_2018041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29" calcext:value-type="float">
            <text:p>929</text:p>
          </table:table-cell>
          <table:table-cell table:style-name="ce141" office:value-type="string" calcext:value-type="string">
            <text:p>cchile_so2pca_trm_2018041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0" calcext:value-type="float">
            <text:p>930</text:p>
          </table:table-cell>
          <table:table-cell table:style-name="ce141" office:value-type="string" calcext:value-type="string">
            <text:p>cchile_so2pca_trm_2018041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5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1" calcext:value-type="float">
            <text:p>931</text:p>
          </table:table-cell>
          <table:table-cell table:style-name="ce141" office:value-type="string" calcext:value-type="string">
            <text:p>cchile_so2pca_trm_2018041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2" calcext:value-type="float">
            <text:p>932</text:p>
          </table:table-cell>
          <table:table-cell table:style-name="ce141" office:value-type="string" calcext:value-type="string">
            <text:p>cchile_so2pca_trm_2018042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3" calcext:value-type="float">
            <text:p>933</text:p>
          </table:table-cell>
          <table:table-cell table:style-name="ce141" office:value-type="string" calcext:value-type="string">
            <text:p>cchile_so2pca_trm_2018042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4" calcext:value-type="float">
            <text:p>934</text:p>
          </table:table-cell>
          <table:table-cell table:style-name="ce141" office:value-type="string" calcext:value-type="string">
            <text:p>cchile_so2pca_trm_2018042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5" calcext:value-type="float">
            <text:p>935</text:p>
          </table:table-cell>
          <table:table-cell table:style-name="ce141" office:value-type="string" calcext:value-type="string">
            <text:p>cchile_so2pca_trm_2018042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6" calcext:value-type="float">
            <text:p>936</text:p>
          </table:table-cell>
          <table:table-cell table:style-name="ce141" office:value-type="string" calcext:value-type="string">
            <text:p>cchile_so2pca_trm_2018043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7" calcext:value-type="float">
            <text:p>937</text:p>
          </table:table-cell>
          <table:table-cell table:style-name="ce141" office:value-type="string" calcext:value-type="string">
            <text:p>cchile_so2pca_trm_2018050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0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8" calcext:value-type="float">
            <text:p>938</text:p>
          </table:table-cell>
          <table:table-cell table:style-name="ce141" office:value-type="string" calcext:value-type="string">
            <text:p>cchile_so2pca_trm_201805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39" calcext:value-type="float">
            <text:p>939</text:p>
          </table:table-cell>
          <table:table-cell table:style-name="ce141" office:value-type="string" calcext:value-type="string">
            <text:p>cchile_so2pca_trm_2018050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0" calcext:value-type="float">
            <text:p>940</text:p>
          </table:table-cell>
          <table:table-cell table:style-name="ce141" office:value-type="string" calcext:value-type="string">
            <text:p>cchile_so2pca_trm_2018051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1" calcext:value-type="float">
            <text:p>941</text:p>
          </table:table-cell>
          <table:table-cell table:style-name="ce141" office:value-type="string" calcext:value-type="string">
            <text:p>cchile_so2pca_trm_2018051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2" calcext:value-type="float">
            <text:p>942</text:p>
          </table:table-cell>
          <table:table-cell table:style-name="ce141" office:value-type="string" calcext:value-type="string">
            <text:p>cchile_so2pca_trm_2018052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3" calcext:value-type="float">
            <text:p>943</text:p>
          </table:table-cell>
          <table:table-cell table:style-name="ce141" office:value-type="string" calcext:value-type="string">
            <text:p>cchile_so2pca_trm_2018052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4" calcext:value-type="float">
            <text:p>944</text:p>
          </table:table-cell>
          <table:table-cell table:style-name="ce141" office:value-type="string" calcext:value-type="string">
            <text:p>cchile_so2pca_trm_2018052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5" calcext:value-type="float">
            <text:p>945</text:p>
          </table:table-cell>
          <table:table-cell table:style-name="ce141" office:value-type="string" calcext:value-type="string">
            <text:p>cchile_so2pca_trm_201806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6" calcext:value-type="float">
            <text:p>946</text:p>
          </table:table-cell>
          <table:table-cell table:style-name="ce141" office:value-type="string" calcext:value-type="string">
            <text:p>cchile_so2pca_trm_2018061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11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7" calcext:value-type="float">
            <text:p>947</text:p>
          </table:table-cell>
          <table:table-cell table:style-name="ce141" office:value-type="string" calcext:value-type="string">
            <text:p>cchile_so2pca_trm_2018061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1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948" calcext:value-type="float">
            <text:p>948</text:p>
          </table:table-cell>
          <table:table-cell table:style-name="ce141" office:value-type="string" calcext:value-type="string">
            <text:p>cchile_so2pca_trm_2018061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49" calcext:value-type="float">
            <text:p>949</text:p>
          </table:table-cell>
          <table:table-cell table:style-name="ce141" office:value-type="string" calcext:value-type="string">
            <text:p>cchile_so2pca_trm_201806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0" calcext:value-type="float">
            <text:p>950</text:p>
          </table:table-cell>
          <table:table-cell table:style-name="ce141" office:value-type="string" calcext:value-type="string">
            <text:p>cchile_so2pca_trm_201806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1" calcext:value-type="float">
            <text:p>951</text:p>
          </table:table-cell>
          <table:table-cell table:style-name="ce141" office:value-type="string" calcext:value-type="string">
            <text:p>cchile_so2pca_trm_201806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2" calcext:value-type="float">
            <text:p>952</text:p>
          </table:table-cell>
          <table:table-cell table:style-name="ce141" office:value-type="string" calcext:value-type="string">
            <text:p>cchile_so2pca_trm_201807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3" calcext:value-type="float">
            <text:p>953</text:p>
          </table:table-cell>
          <table:table-cell table:style-name="ce141" office:value-type="string" calcext:value-type="string">
            <text:p>cchile_so2pca_trm_201807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4" calcext:value-type="float">
            <text:p>954</text:p>
          </table:table-cell>
          <table:table-cell table:style-name="ce141" office:value-type="string" calcext:value-type="string">
            <text:p>cchile_so2pca_trm_2018070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5" calcext:value-type="float">
            <text:p>955</text:p>
          </table:table-cell>
          <table:table-cell table:style-name="ce141" office:value-type="string" calcext:value-type="string">
            <text:p>cchile_so2pca_trm_2018071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6" calcext:value-type="float">
            <text:p>956</text:p>
          </table:table-cell>
          <table:table-cell table:style-name="ce141" office:value-type="string" calcext:value-type="string">
            <text:p>cchile_so2pca_trm_201807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957" calcext:value-type="float">
            <text:p>957</text:p>
          </table:table-cell>
          <table:table-cell table:style-name="ce141" office:value-type="string" calcext:value-type="string">
            <text:p>cchile_so2pca_trm_2018072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2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8" calcext:value-type="float">
            <text:p>958</text:p>
          </table:table-cell>
          <table:table-cell table:style-name="ce141" office:value-type="string" calcext:value-type="string">
            <text:p>cchile_so2pca_trm_201807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59" calcext:value-type="float">
            <text:p>959</text:p>
          </table:table-cell>
          <table:table-cell table:style-name="ce141" office:value-type="string" calcext:value-type="string">
            <text:p>cchile_so2pca_trm_2018073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0" calcext:value-type="float">
            <text:p>960</text:p>
          </table:table-cell>
          <table:table-cell table:style-name="ce141" office:value-type="string" calcext:value-type="string">
            <text:p>cchile_so2pca_trm_2018080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1" calcext:value-type="float">
            <text:p>961</text:p>
          </table:table-cell>
          <table:table-cell table:style-name="ce141" office:value-type="string" calcext:value-type="string">
            <text:p>cchile_so2pca_trm_2018080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2" calcext:value-type="float">
            <text:p>962</text:p>
          </table:table-cell>
          <table:table-cell table:style-name="ce141" office:value-type="string" calcext:value-type="string">
            <text:p>cchile_so2pca_trm_2018081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14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963" calcext:value-type="float">
            <text:p>963</text:p>
          </table:table-cell>
          <table:table-cell table:style-name="ce141" office:value-type="string" calcext:value-type="string">
            <text:p>cchile_so2pca_trm_2018081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1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4" calcext:value-type="float">
            <text:p>964</text:p>
          </table:table-cell>
          <table:table-cell table:style-name="ce141" office:value-type="string" calcext:value-type="string">
            <text:p>cchile_so2pca_trm_2018082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5" calcext:value-type="float">
            <text:p>965</text:p>
          </table:table-cell>
          <table:table-cell table:style-name="ce141" office:value-type="string" calcext:value-type="string">
            <text:p>cchile_so2pca_trm_2018082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6" calcext:value-type="float">
            <text:p>966</text:p>
          </table:table-cell>
          <table:table-cell table:style-name="ce141" office:value-type="string" calcext:value-type="string">
            <text:p>cchile_so2pca_trm_201808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7" calcext:value-type="float">
            <text:p>967</text:p>
          </table:table-cell>
          <table:table-cell table:style-name="ce141" office:value-type="string" calcext:value-type="string">
            <text:p>cchile_so2pca_trm_2018083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68" calcext:value-type="float">
            <text:p>968</text:p>
          </table:table-cell>
          <table:table-cell table:style-name="ce141" office:value-type="string" calcext:value-type="string">
            <text:p>cchile_so2pca_trm_2018090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969" calcext:value-type="float">
            <text:p>969</text:p>
          </table:table-cell>
          <table:table-cell table:style-name="ce141" office:value-type="string" calcext:value-type="string">
            <text:p>cchile_so2pca_trm_201809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0" calcext:value-type="float">
            <text:p>970</text:p>
          </table:table-cell>
          <table:table-cell table:style-name="ce141" office:value-type="string" calcext:value-type="string">
            <text:p>cchile_so2pca_trm_2018090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1" calcext:value-type="float">
            <text:p>971</text:p>
          </table:table-cell>
          <table:table-cell table:style-name="ce141" office:value-type="string" calcext:value-type="string">
            <text:p>cchile_so2pca_trm_2018090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2" calcext:value-type="float">
            <text:p>972</text:p>
          </table:table-cell>
          <table:table-cell table:style-name="ce141" office:value-type="string" calcext:value-type="string">
            <text:p>cchile_so2pca_trm_2018090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8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3" calcext:value-type="float">
            <text:p>973</text:p>
          </table:table-cell>
          <table:table-cell table:style-name="ce141" office:value-type="string" calcext:value-type="string">
            <text:p>cchile_so2pca_trm_2018091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4" calcext:value-type="float">
            <text:p>974</text:p>
          </table:table-cell>
          <table:table-cell table:style-name="ce141" office:value-type="string" calcext:value-type="string">
            <text:p>cchile_so2pca_trm_2018091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5" calcext:value-type="float">
            <text:p>975</text:p>
          </table:table-cell>
          <table:table-cell table:style-name="ce141" office:value-type="string" calcext:value-type="string">
            <text:p>cchile_so2pca_trm_2018091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6" calcext:value-type="float">
            <text:p>976</text:p>
          </table:table-cell>
          <table:table-cell table:style-name="ce141" office:value-type="string" calcext:value-type="string">
            <text:p>cchile_so2pca_trm_2018091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7" calcext:value-type="float">
            <text:p>977</text:p>
          </table:table-cell>
          <table:table-cell table:style-name="ce141" office:value-type="string" calcext:value-type="string">
            <text:p>cchile_so2pca_trm_2018092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8" calcext:value-type="float">
            <text:p>978</text:p>
          </table:table-cell>
          <table:table-cell table:style-name="ce141" office:value-type="string" calcext:value-type="string">
            <text:p>cchile_so2pca_trm_2018092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79" calcext:value-type="float">
            <text:p>979</text:p>
          </table:table-cell>
          <table:table-cell table:style-name="ce141" office:value-type="string" calcext:value-type="string">
            <text:p>cchile_so2pca_trm_2018092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0" calcext:value-type="float">
            <text:p>980</text:p>
          </table:table-cell>
          <table:table-cell table:style-name="ce141" office:value-type="string" calcext:value-type="string">
            <text:p>cchile_so2pca_trm_2018092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1" calcext:value-type="float">
            <text:p>981</text:p>
          </table:table-cell>
          <table:table-cell table:style-name="ce141" office:value-type="string" calcext:value-type="string">
            <text:p>cchile_so2pca_trm_2018100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2" calcext:value-type="float">
            <text:p>982</text:p>
          </table:table-cell>
          <table:table-cell table:style-name="ce141" office:value-type="string" calcext:value-type="string">
            <text:p>cchile_so2pca_trm_2018100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983" calcext:value-type="float">
            <text:p>983</text:p>
          </table:table-cell>
          <table:table-cell table:style-name="ce141" office:value-type="string" calcext:value-type="string">
            <text:p>cchile_so2pca_trm_2018100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4" calcext:value-type="float">
            <text:p>984</text:p>
          </table:table-cell>
          <table:table-cell table:style-name="ce141" office:value-type="string" calcext:value-type="string">
            <text:p>cchile_so2pca_trm_2018100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5" calcext:value-type="float">
            <text:p>985</text:p>
          </table:table-cell>
          <table:table-cell table:style-name="ce141" office:value-type="string" calcext:value-type="string">
            <text:p>cchile_so2pca_trm_2018101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6" calcext:value-type="float">
            <text:p>986</text:p>
          </table:table-cell>
          <table:table-cell table:style-name="ce141" office:value-type="string" calcext:value-type="string">
            <text:p>cchile_so2pca_trm_2018101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7" calcext:value-type="float">
            <text:p>987</text:p>
          </table:table-cell>
          <table:table-cell table:style-name="ce141" office:value-type="string" calcext:value-type="string">
            <text:p>cchile_so2pca_trm_2018101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8" calcext:value-type="float">
            <text:p>988</text:p>
          </table:table-cell>
          <table:table-cell table:style-name="ce141" office:value-type="string" calcext:value-type="string">
            <text:p>cchile_so2pca_trm_2018101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89" calcext:value-type="float">
            <text:p>989</text:p>
          </table:table-cell>
          <table:table-cell table:style-name="ce141" office:value-type="string" calcext:value-type="string">
            <text:p>cchile_so2pca_trm_2018101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0" calcext:value-type="float">
            <text:p>990</text:p>
          </table:table-cell>
          <table:table-cell table:style-name="ce141" office:value-type="string" calcext:value-type="string">
            <text:p>cchile_so2pca_trm_2018102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2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1" calcext:value-type="float">
            <text:p>991</text:p>
          </table:table-cell>
          <table:table-cell table:style-name="ce141" office:value-type="string" calcext:value-type="string">
            <text:p>cchile_so2pca_trm_2018102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2" calcext:value-type="float">
            <text:p>992</text:p>
          </table:table-cell>
          <table:table-cell table:style-name="ce141" office:value-type="string" calcext:value-type="string">
            <text:p>cchile_so2pca_trm_2018102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2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3" calcext:value-type="float">
            <text:p>993</text:p>
          </table:table-cell>
          <table:table-cell table:style-name="ce141" office:value-type="string" calcext:value-type="string">
            <text:p>cchile_so2pca_trm_2018102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4" calcext:value-type="float">
            <text:p>994</text:p>
          </table:table-cell>
          <table:table-cell table:style-name="ce141" office:value-type="string" calcext:value-type="string">
            <text:p>cchile_so2pca_trm_2018103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5" calcext:value-type="float">
            <text:p>995</text:p>
          </table:table-cell>
          <table:table-cell table:style-name="ce141" office:value-type="string" calcext:value-type="string">
            <text:p>cchile_so2pca_trm_2018110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6" calcext:value-type="float">
            <text:p>996</text:p>
          </table:table-cell>
          <table:table-cell table:style-name="ce141" office:value-type="string" calcext:value-type="string">
            <text:p>cchile_so2pca_trm_201811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7" calcext:value-type="float">
            <text:p>997</text:p>
          </table:table-cell>
          <table:table-cell table:style-name="ce141" office:value-type="string" calcext:value-type="string">
            <text:p>cchile_so2pca_trm_2018110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8" calcext:value-type="float">
            <text:p>998</text:p>
          </table:table-cell>
          <table:table-cell table:style-name="ce141" office:value-type="string" calcext:value-type="string">
            <text:p>cchile_so2pca_trm_2018110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999" calcext:value-type="float">
            <text:p>999</text:p>
          </table:table-cell>
          <table:table-cell table:style-name="ce141" office:value-type="string" calcext:value-type="string">
            <text:p>cchile_so2pca_trm_2018110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0" calcext:value-type="float">
            <text:p>1000</text:p>
          </table:table-cell>
          <table:table-cell table:style-name="ce141" office:value-type="string" calcext:value-type="string">
            <text:p>cchile_so2pca_trm_2018111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1" calcext:value-type="float">
            <text:p>1001</text:p>
          </table:table-cell>
          <table:table-cell table:style-name="ce141" office:value-type="string" calcext:value-type="string">
            <text:p>cchile_so2pca_trm_2018111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2" calcext:value-type="float">
            <text:p>1002</text:p>
          </table:table-cell>
          <table:table-cell table:style-name="ce141" office:value-type="string" calcext:value-type="string">
            <text:p>cchile_so2pca_trm_2018111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3" calcext:value-type="float">
            <text:p>1003</text:p>
          </table:table-cell>
          <table:table-cell table:style-name="ce141" office:value-type="string" calcext:value-type="string">
            <text:p>cchile_so2pca_trm_2018111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1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4" calcext:value-type="float">
            <text:p>1004</text:p>
          </table:table-cell>
          <table:table-cell table:style-name="ce141" office:value-type="string" calcext:value-type="string">
            <text:p>cchile_so2pca_trm_201811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5" calcext:value-type="float">
            <text:p>1005</text:p>
          </table:table-cell>
          <table:table-cell table:style-name="ce141" office:value-type="string" calcext:value-type="string">
            <text:p>cchile_so2pca_trm_2018112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6" calcext:value-type="float">
            <text:p>1006</text:p>
          </table:table-cell>
          <table:table-cell table:style-name="ce141" office:value-type="string" calcext:value-type="string">
            <text:p>cchile_so2pca_trm_201811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007" calcext:value-type="float">
            <text:p>1007</text:p>
          </table:table-cell>
          <table:table-cell table:style-name="ce141" office:value-type="string" calcext:value-type="string">
            <text:p>cchile_so2pca_trm_201811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8" calcext:value-type="float">
            <text:p>1008</text:p>
          </table:table-cell>
          <table:table-cell table:style-name="ce141" office:value-type="string" calcext:value-type="string">
            <text:p>cchile_so2pca_trm_2018120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09" calcext:value-type="float">
            <text:p>1009</text:p>
          </table:table-cell>
          <table:table-cell table:style-name="ce141" office:value-type="string" calcext:value-type="string">
            <text:p>cchile_so2pca_trm_2018120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0" calcext:value-type="float">
            <text:p>1010</text:p>
          </table:table-cell>
          <table:table-cell table:style-name="ce141" office:value-type="string" calcext:value-type="string">
            <text:p>cchile_so2pca_trm_20181206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6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41" office:value-type="float" office:value="1011" calcext:value-type="float">
            <text:p>1011</text:p>
          </table:table-cell>
          <table:table-cell table:style-name="ce141" office:value-type="string" calcext:value-type="string">
            <text:p>cchile_so2pca_trm_20181208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8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2" calcext:value-type="float">
            <text:p>1012</text:p>
          </table:table-cell>
          <table:table-cell table:style-name="ce141" office:value-type="string" calcext:value-type="string">
            <text:p>cchile_so2pca_trm_2018121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3" calcext:value-type="float">
            <text:p>1013</text:p>
          </table:table-cell>
          <table:table-cell table:style-name="ce141" office:value-type="string" calcext:value-type="string">
            <text:p>cchile_so2pca_trm_20181211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4" calcext:value-type="float">
            <text:p>1014</text:p>
          </table:table-cell>
          <table:table-cell table:style-name="ce141" office:value-type="string" calcext:value-type="string">
            <text:p>cchile_so2pca_trm_20181213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3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5" calcext:value-type="float">
            <text:p>1015</text:p>
          </table:table-cell>
          <table:table-cell table:style-name="ce141" office:value-type="string" calcext:value-type="string">
            <text:p>cchile_so2pca_trm_20181215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5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6" calcext:value-type="float">
            <text:p>1016</text:p>
          </table:table-cell>
          <table:table-cell table:style-name="ce141" office:value-type="string" calcext:value-type="string">
            <text:p>cchile_so2pca_trm_2018121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7" calcext:value-type="float">
            <text:p>1017</text:p>
          </table:table-cell>
          <table:table-cell table:style-name="ce141" office:value-type="string" calcext:value-type="string">
            <text:p>cchile_so2pca_trm_20181220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8" calcext:value-type="float">
            <text:p>1018</text:p>
          </table:table-cell>
          <table:table-cell table:style-name="ce141" office:value-type="string" calcext:value-type="string">
            <text:p>cchile_so2pca_trm_20181222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19" calcext:value-type="float">
            <text:p>1019</text:p>
          </table:table-cell>
          <table:table-cell table:style-name="ce141" office:value-type="string" calcext:value-type="string">
            <text:p>cchile_so2pca_trm_20181224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4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20" calcext:value-type="float">
            <text:p>1020</text:p>
          </table:table-cell>
          <table:table-cell table:style-name="ce141" office:value-type="string" calcext:value-type="string">
            <text:p>cchile_so2pca_trm_20181227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table:style-name="ce141" office:value-type="float" office:value="1021" calcext:value-type="float">
            <text:p>1021</text:p>
          </table:table-cell>
          <table:table-cell table:style-name="ce141" office:value-type="string" calcext:value-type="string">
            <text:p>cchile_so2pca_trm_20181229.jpg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number-columns-repeated="101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59" office:value-type="string" calcext:value-type="string">
            <text:p>cchile_tropomi_so2trm_20190102.png</text:p>
          </table:table-cell>
          <table:table-cell table:style-name="ce68" office:value-type="float" office:value="2019" calcext:value-type="float" table:number-columns-spanned="1" table:number-rows-spanned="248">
            <text:p>2019</text:p>
          </table:table-cell>
          <table:table-cell table:style-name="ce164" office:value-type="string" calcext:value-type="string">
            <text:p>Jan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59" office:value-type="string" calcext:value-type="string">
            <text:p>cchile_tropomi_so2trm_201901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59" office:value-type="string" calcext:value-type="string">
            <text:p>cchile_tropomi_so2trm_201901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59" office:value-type="string" calcext:value-type="string">
            <text:p>cchile_tropomi_so2trm_201901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59" office:value-type="string" calcext:value-type="string">
            <text:p>cchile_tropomi_so2trm_201901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59" office:value-type="string" calcext:value-type="string">
            <text:p>cchile_tropomi_so2trm_201901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59" office:value-type="string" calcext:value-type="string">
            <text:p>cchile_tropomi_so2trm_201901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59" office:value-type="string" calcext:value-type="string">
            <text:p>cchile_tropomi_so2trm_201901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59" office:value-type="string" calcext:value-type="string">
            <text:p>cchile_tropomi_so2trm_201901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59" office:value-type="string" calcext:value-type="string">
            <text:p>cchile_tropomi_so2trm_201901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59" office:value-type="string" calcext:value-type="string">
            <text:p>cchile_tropomi_so2trm_201901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59" office:value-type="string" calcext:value-type="string">
            <text:p>cchile_tropomi_so2trm_201901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59" office:value-type="string" calcext:value-type="string">
            <text:p>cchile_tropomi_so2trm_201901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59" office:value-type="string" calcext:value-type="string">
            <text:p>cchile_tropomi_so2trm_201901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59" office:value-type="string" calcext:value-type="string">
            <text:p>cchile_tropomi_so2trm_201901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59" office:value-type="string" calcext:value-type="string">
            <text:p>cchile_tropomi_so2trm_201901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59" office:value-type="string" calcext:value-type="string">
            <text:p>cchile_tropomi_so2trm_201901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59" office:value-type="string" calcext:value-type="string">
            <text:p>cchile_tropomi_so2trm_201901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59" office:value-type="string" calcext:value-type="string">
            <text:p>cchile_tropomi_so2trm_201901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59" office:value-type="string" calcext:value-type="string">
            <text:p>cchile_tropomi_so2trm_201901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59" office:value-type="string" calcext:value-type="string">
            <text:p>cchile_tropomi_so2trm_201901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59" office:value-type="string" calcext:value-type="string">
            <text:p>cchile_tropomi_so2trm_201901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59" office:value-type="string" calcext:value-type="string">
            <text:p>cchile_so2pca_trm_20190128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59" office:value-type="string" calcext:value-type="string">
            <text:p>cchile_so2pca_trm_20190130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59" office:value-type="string" calcext:value-type="string">
            <text:p>cchile_so2pca_trm_20190201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59" office:value-type="string" calcext:value-type="string">
            <text:p>cchile_so2pca_trm_20190202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59" office:value-type="string" calcext:value-type="string">
            <text:p>cchile_tropomi_so2trm_201902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59" office:value-type="string" calcext:value-type="string">
            <text:p>cchile_tropomi_so2trm_201902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59" office:value-type="string" calcext:value-type="string">
            <text:p>cchile_tropomi_so2trm_201902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59" office:value-type="string" calcext:value-type="string">
            <text:p>cchile_tropomi_so2trm_201902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59" office:value-type="string" calcext:value-type="string">
            <text:p>cchile_tropomi_so2trm_201902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59" office:value-type="string" calcext:value-type="string">
            <text:p>cchile_tropomi_so2trm_201902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59" office:value-type="string" calcext:value-type="string">
            <text:p>cchile_tropomi_so2trm_201902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59" office:value-type="string" calcext:value-type="string">
            <text:p>cchile_tropomi_so2trm_201902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59" office:value-type="string" calcext:value-type="string">
            <text:p>cchile_tropomi_so2trm_201902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59" office:value-type="string" calcext:value-type="string">
            <text:p>cchile_tropomi_so2trm_201902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59" office:value-type="string" calcext:value-type="string">
            <text:p>cchile_tropomi_so2trm_201902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59" office:value-type="string" calcext:value-type="string">
            <text:p>cchile_tropomi_so2trm_201902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59" office:value-type="string" calcext:value-type="string">
            <text:p>cchile_tropomi_so2trm_201902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59" office:value-type="string" calcext:value-type="string">
            <text:p>cchile_tropomi_so2trm_201902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59" office:value-type="string" calcext:value-type="string">
            <text:p>cchile_tropomi_so2trm_201902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59" office:value-type="string" calcext:value-type="string">
            <text:p>cchile_tropomi_so2trm_201902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59" office:value-type="string" calcext:value-type="string">
            <text:p>cchile_tropomi_so2trm_201902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59" office:value-type="string" calcext:value-type="string">
            <text:p>cchile_tropomi_so2trm_201902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59" office:value-type="string" calcext:value-type="string">
            <text:p>cchile_tropomi_so2trm_201902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59" office:value-type="string" calcext:value-type="string">
            <text:p>cchile_tropomi_so2trm_201902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59" office:value-type="string" calcext:value-type="string">
            <text:p>cchile_tropomi_so2trm_201902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59" office:value-type="string" calcext:value-type="string">
            <text:p>cchile_tropomi_so2trm_201902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59" office:value-type="string" calcext:value-type="string">
            <text:p>cchile_tropomi_so2trm_201902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59" office:value-type="string" calcext:value-type="string">
            <text:p>cchile_tropomi_so2trm_2019022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59" office:value-type="string" calcext:value-type="string">
            <text:p>cchile_tropomi_so2trm_201902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59" office:value-type="string" calcext:value-type="string">
            <text:p>cchile_tropomi_so2trm_201903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59" office:value-type="string" calcext:value-type="string">
            <text:p>cchile_tropomi_so2trm_201903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59" office:value-type="string" calcext:value-type="string">
            <text:p>cchile_tropomi_so2trm_201903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59" office:value-type="string" calcext:value-type="string">
            <text:p>cchile_tropomi_so2trm_201903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59" office:value-type="string" calcext:value-type="string">
            <text:p>cchile_tropomi_so2trm_201903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59" office:value-type="string" calcext:value-type="string">
            <text:p>cchile_tropomi_so2trm_201903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59" office:value-type="string" calcext:value-type="string">
            <text:p>cchile_tropomi_so2trm_201903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59" office:value-type="string" calcext:value-type="string">
            <text:p>cchile_tropomi_so2trm_201903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59" office:value-type="string" calcext:value-type="string">
            <text:p>cchile_tropomi_so2trm_201903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59" office:value-type="string" calcext:value-type="string">
            <text:p>cchile_tropomi_so2trm_201903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59" office:value-type="string" calcext:value-type="string">
            <text:p>cchile_tropomi_so2trm_201903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59" office:value-type="string" calcext:value-type="string">
            <text:p>cchile_tropomi_so2trm_201903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59" office:value-type="string" calcext:value-type="string">
            <text:p>cchile_tropomi_so2trm_201903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59" office:value-type="string" calcext:value-type="string">
            <text:p>cchile_tropomi_so2trm_201903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59" office:value-type="string" calcext:value-type="string">
            <text:p>cchile_tropomi_so2trm_201903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59" office:value-type="string" calcext:value-type="string">
            <text:p>cchile_tropomi_so2trm_201903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59" office:value-type="string" calcext:value-type="string">
            <text:p>cchile_tropomi_so2trm_201903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59" office:value-type="string" calcext:value-type="string">
            <text:p>cchile_tropomi_so2trm_201903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59" office:value-type="string" calcext:value-type="string">
            <text:p>cchile_tropomi_so2trm_2019032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59" office:value-type="string" calcext:value-type="string">
            <text:p>cchile_tropomi_so2trm_201903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59" office:value-type="string" calcext:value-type="string">
            <text:p>cchile_tropomi_so2trm_201903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59" office:value-type="string" calcext:value-type="string">
            <text:p>cchile_tropomi_so2trm_2019033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59" office:value-type="string" calcext:value-type="string">
            <text:p>cchile_tropomi_so2trm_201904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59" office:value-type="string" calcext:value-type="string">
            <text:p>cchile_tropomi_so2trm_201904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59" office:value-type="string" calcext:value-type="string">
            <text:p>cchile_tropomi_so2trm_201904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59" office:value-type="string" calcext:value-type="string">
            <text:p>cchile_tropomi_so2trm_201904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59" office:value-type="string" calcext:value-type="string">
            <text:p>cchile_tropomi_so2trm_201904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59" office:value-type="string" calcext:value-type="string">
            <text:p>cchile_tropomi_so2trm_201904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59" office:value-type="string" calcext:value-type="string">
            <text:p>cchile_tropomi_so2trm_201904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59" office:value-type="string" calcext:value-type="string">
            <text:p>cchile_tropomi_so2trm_201904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59" office:value-type="string" calcext:value-type="string">
            <text:p>cchile_tropomi_so2trm_201904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59" office:value-type="string" calcext:value-type="string">
            <text:p>cchile_tropomi_so2trm_201904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59" office:value-type="string" calcext:value-type="string">
            <text:p>cchile_tropomi_so2trm_201904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59" office:value-type="string" calcext:value-type="string">
            <text:p>cchile_tropomi_so2trm_201904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59" office:value-type="string" calcext:value-type="string">
            <text:p>cchile_tropomi_so2trm_2019042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59" office:value-type="string" calcext:value-type="string">
            <text:p>cchile_tropomi_so2trm_201904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59" office:value-type="string" calcext:value-type="string">
            <text:p>cchile_tropomi_so2trm_201905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59" office:value-type="string" calcext:value-type="string">
            <text:p>cchile_tropomi_so2trm_201905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59" office:value-type="string" calcext:value-type="string">
            <text:p>cchile_tropomi_so2trm_201905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59" office:value-type="string" calcext:value-type="string">
            <text:p>cchile_tropomi_so2trm_201905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59" office:value-type="string" calcext:value-type="string">
            <text:p>cchile_tropomi_so2trm_201905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59" office:value-type="string" calcext:value-type="string">
            <text:p>cchile_tropomi_so2trm_201905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59" office:value-type="string" calcext:value-type="string">
            <text:p>cchile_tropomi_so2trm_201905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59" office:value-type="string" calcext:value-type="string">
            <text:p>cchile_tropomi_so2trm_201905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59" office:value-type="string" calcext:value-type="string">
            <text:p>cchile_tropomi_so2trm_201905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59" office:value-type="string" calcext:value-type="string">
            <text:p>cchile_tropomi_so2trm_201905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59" office:value-type="string" calcext:value-type="string">
            <text:p>cchile_tropomi_so2trm_201905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59" office:value-type="string" calcext:value-type="string">
            <text:p>cchile_tropomi_so2trm_201905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59" office:value-type="string" calcext:value-type="string">
            <text:p>cchile_tropomi_so2trm_201905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59" office:value-type="string" calcext:value-type="string">
            <text:p>cchile_tropomi_so2trm_201905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59" office:value-type="string" calcext:value-type="string">
            <text:p>cchile_tropomi_so2trm_201905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59" office:value-type="string" calcext:value-type="string">
            <text:p>cchile_tropomi_so2trm_201905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59" office:value-type="string" calcext:value-type="string">
            <text:p>cchile_tropomi_so2trm_2019053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59" office:value-type="string" calcext:value-type="string">
            <text:p>cchile_tropomi_so2trm_201906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59" office:value-type="string" calcext:value-type="string">
            <text:p>cchile_tropomi_so2trm_201906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59" office:value-type="string" calcext:value-type="string">
            <text:p>cchile_tropomi_so2trm_201906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59" office:value-type="string" calcext:value-type="string">
            <text:p>cchile_tropomi_so2trm_201906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59" office:value-type="string" calcext:value-type="string">
            <text:p>cchile_tropomi_so2trm_201906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59" office:value-type="string" calcext:value-type="string">
            <text:p>cchile_tropomi_so2trm_201906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59" office:value-type="string" calcext:value-type="string">
            <text:p>cchile_tropomi_so2trm_201906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59" office:value-type="string" calcext:value-type="string">
            <text:p>cchile_so2pca_trm_20190612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59" office:value-type="string" calcext:value-type="string">
            <text:p>cchile_tropomi_so2trm_201906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59" office:value-type="string" calcext:value-type="string">
            <text:p>cchile_tropomi_so2trm_201906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59" office:value-type="string" calcext:value-type="string">
            <text:p>cchile_tropomi_so2trm_201906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59" office:value-type="string" calcext:value-type="string">
            <text:p>cchile_tropomi_so2trm_201906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59" office:value-type="string" calcext:value-type="string">
            <text:p>cchile_tropomi_so2trm_2019062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59" office:value-type="string" calcext:value-type="string">
            <text:p>cchile_tropomi_so2trm_201906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59" office:value-type="string" calcext:value-type="string">
            <text:p>cchile_tropomi_so2trm_201907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59" office:value-type="string" calcext:value-type="string">
            <text:p>cchile_tropomi_so2trm_201907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59" office:value-type="string" calcext:value-type="string">
            <text:p>cchile_tropomi_so2trm_201907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59" office:value-type="string" calcext:value-type="string">
            <text:p>cchile_tropomi_so2trm_201907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59" office:value-type="string" calcext:value-type="string">
            <text:p>cchile_tropomi_so2trm_201907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59" office:value-type="string" calcext:value-type="string">
            <text:p>cchile_tropomi_so2trm_201907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59" office:value-type="string" calcext:value-type="string">
            <text:p>cchile_tropomi_so2trm_201907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59" office:value-type="string" calcext:value-type="string">
            <text:p>cchile_tropomi_so2trm_201907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59" office:value-type="string" calcext:value-type="string">
            <text:p>cchile_tropomi_so2trm_201907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59" office:value-type="string" calcext:value-type="string">
            <text:p>cchile_tropomi_so2trm_201907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59" office:value-type="string" calcext:value-type="string">
            <text:p>cchile_tropomi_so2trm_201907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59" office:value-type="string" calcext:value-type="string">
            <text:p>cchile_tropomi_so2trm_201907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59" office:value-type="string" calcext:value-type="string">
            <text:p>cchile_tropomi_so2trm_201907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59" office:value-type="string" calcext:value-type="string">
            <text:p>cchile_tropomi_so2trm_201907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59" office:value-type="string" calcext:value-type="string">
            <text:p>cchile_tropomi_so2trm_201907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59" office:value-type="string" calcext:value-type="string">
            <text:p>cchile_tropomi_so2trm_201907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59" office:value-type="string" calcext:value-type="string">
            <text:p>cchile_tropomi_so2trm_201907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59" office:value-type="string" calcext:value-type="string">
            <text:p>cchile_tropomi_so2trm_201907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59" office:value-type="string" calcext:value-type="string">
            <text:p>cchile_tropomi_so2trm_201907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59" office:value-type="string" calcext:value-type="string">
            <text:p>cchile_tropomi_so2trm_201907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59" office:value-type="string" calcext:value-type="string">
            <text:p>cchile_tropomi_so2trm_201907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59" office:value-type="string" calcext:value-type="string">
            <text:p>cchile_tropomi_so2trm_2019072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2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59" office:value-type="string" calcext:value-type="string">
            <text:p>cchile_tropomi_so2trm_201907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59" office:value-type="string" calcext:value-type="string">
            <text:p>cchile_tropomi_so2trm_2019073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l 3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59" office:value-type="string" calcext:value-type="string">
            <text:p>cchile_tropomi_so2trm_201908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59" office:value-type="string" calcext:value-type="string">
            <text:p>cchile_tropomi_so2trm_201908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59" office:value-type="string" calcext:value-type="string">
            <text:p>cchile_tropomi_so2trm_201908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59" office:value-type="string" calcext:value-type="string">
            <text:p>cchile_tropomi_so2trm_201908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59" office:value-type="string" calcext:value-type="string">
            <text:p>cchile_tropomi_so2trm_201908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59" office:value-type="string" calcext:value-type="string">
            <text:p>cchile_tropomi_so2trm_201908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59" office:value-type="string" calcext:value-type="string">
            <text:p>cchile_tropomi_so2trm_201908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59" office:value-type="string" calcext:value-type="string">
            <text:p>cchile_tropomi_so2trm_201908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59" office:value-type="string" calcext:value-type="string">
            <text:p>cchile_tropomi_so2trm_201908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59" office:value-type="string" calcext:value-type="string">
            <text:p>cchile_tropomi_so2trm_201908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59" office:value-type="string" calcext:value-type="string">
            <text:p>cchile_tropomi_so2trm_201908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59" office:value-type="string" calcext:value-type="string">
            <text:p>cchile_tropomi_so2trm_201908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59" office:value-type="string" calcext:value-type="string">
            <text:p>cchile_tropomi_so2trm_201908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59" office:value-type="string" calcext:value-type="string">
            <text:p>cchile_tropomi_so2trm_201908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59" office:value-type="string" calcext:value-type="string">
            <text:p>cchile_tropomi_so2trm_201908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59" office:value-type="string" calcext:value-type="string">
            <text:p>cchile_tropomi_so2trm_201908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2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59" office:value-type="string" calcext:value-type="string">
            <text:p>cchile_tropomi_so2trm_201908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2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59" office:value-type="string" calcext:value-type="string">
            <text:p>cchile_tropomi_so2trm_201908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59" office:value-type="string" calcext:value-type="string">
            <text:p>cchile_tropomi_so2trm_2019082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59" office:value-type="string" calcext:value-type="string">
            <text:p>cchile_tropomi_so2trm_201908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59" office:value-type="string" calcext:value-type="string">
            <text:p>cchile_tropomi_so2trm_2019083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59" office:value-type="string" calcext:value-type="string">
            <text:p>cchile_tropomi_so2trm_201909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59" office:value-type="string" calcext:value-type="string">
            <text:p>cchile_tropomi_so2trm_2019090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59" office:value-type="string" calcext:value-type="string">
            <text:p>cchile_tropomi_so2trm_2019090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59" office:value-type="string" calcext:value-type="string">
            <text:p>cchile_tropomi_so2trm_201909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59" office:value-type="string" calcext:value-type="string">
            <text:p>cchile_tropomi_so2trm_201909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59" office:value-type="string" calcext:value-type="string">
            <text:p>cchile_tropomi_so2trm_201909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59" office:value-type="string" calcext:value-type="string">
            <text:p>cchile_tropomi_so2trm_201909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59" office:value-type="string" calcext:value-type="string">
            <text:p>cchile_tropomi_so2trm_201909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59" office:value-type="string" calcext:value-type="string">
            <text:p>cchile_tropomi_so2trm_201909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59" office:value-type="string" calcext:value-type="string">
            <text:p>cchile_tropomi_so2trm_201909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59" office:value-type="string" calcext:value-type="string">
            <text:p>cchile_tropomi_so2trm_201909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59" office:value-type="string" calcext:value-type="string">
            <text:p>cchile_tropomi_so2trm_201909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59" office:value-type="string" calcext:value-type="string">
            <text:p>cchile_tropomi_so2trm_201909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59" office:value-type="string" calcext:value-type="string">
            <text:p>cchile_tropomi_so2trm_201909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59" office:value-type="string" calcext:value-type="string">
            <text:p>cchile_tropomi_so2trm_201909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59" office:value-type="string" calcext:value-type="string">
            <text:p>cchile_tropomi_so2trm_201909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59" office:value-type="string" calcext:value-type="string">
            <text:p>cchile_tropomi_so2trm_201909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59" office:value-type="string" calcext:value-type="string">
            <text:p>cchile_tropomi_so2trm_201909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59" office:value-type="string" calcext:value-type="string">
            <text:p>cchile_tropomi_so2trm_201909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59" office:value-type="string" calcext:value-type="string">
            <text:p>cchile_tropomi_so2trm_201909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59" office:value-type="string" calcext:value-type="string">
            <text:p>cchile_tropomi_so2trm_201909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59" office:value-type="string" calcext:value-type="string">
            <text:p>cchile_tropomi_so2trm_201909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59" office:value-type="string" calcext:value-type="string">
            <text:p>cchile_tropomi_so2trm_201909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59" office:value-type="string" calcext:value-type="string">
            <text:p>cchile_tropomi_so2trm_2019092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59" office:value-type="string" calcext:value-type="string">
            <text:p>cchile_tropomi_so2trm_201909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59" office:value-type="string" calcext:value-type="string">
            <text:p>cchile_tropomi_so2trm_201910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59" office:value-type="string" calcext:value-type="string">
            <text:p>cchile_so2pca_trm_20191002.jp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59" office:value-type="string" calcext:value-type="string">
            <text:p>cchile_tropomi_so2trm_201910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59" office:value-type="string" calcext:value-type="string">
            <text:p>cchile_tropomi_so2trm_201910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59" office:value-type="string" calcext:value-type="string">
            <text:p>cchile_tropomi_so2trm_201910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59" office:value-type="string" calcext:value-type="string">
            <text:p>cchile_tropomi_so2trm_201910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59" office:value-type="string" calcext:value-type="string">
            <text:p>cchile_tropomi_so2trm_201910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59" office:value-type="string" calcext:value-type="string">
            <text:p>cchile_tropomi_so2trm_201910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59" office:value-type="string" calcext:value-type="string">
            <text:p>cchile_tropomi_so2trm_201910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59" office:value-type="string" calcext:value-type="string">
            <text:p>cchile_tropomi_so2trm_201910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59" office:value-type="string" calcext:value-type="string">
            <text:p>cchile_tropomi_so2trm_201910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59" office:value-type="string" calcext:value-type="string">
            <text:p>cchile_tropomi_so2trm_201910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59" office:value-type="string" calcext:value-type="string">
            <text:p>cchile_tropomi_so2trm_201910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59" office:value-type="string" calcext:value-type="string">
            <text:p>cchile_tropomi_so2trm_201910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59" office:value-type="string" calcext:value-type="string">
            <text:p>cchile_tropomi_so2trm_201910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59" office:value-type="string" calcext:value-type="string">
            <text:p>cchile_tropomi_so2trm_201910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59" office:value-type="string" calcext:value-type="string">
            <text:p>cchile_tropomi_so2trm_2019102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59" office:value-type="string" calcext:value-type="string">
            <text:p>cchile_tropomi_so2trm_201910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59" office:value-type="string" calcext:value-type="string">
            <text:p>cchile_tropomi_so2trm_201910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59" office:value-type="string" calcext:value-type="string">
            <text:p>cchile_tropomi_so2trm_201911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59" office:value-type="string" calcext:value-type="string">
            <text:p>cchile_tropomi_so2trm_2019110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59" office:value-type="string" calcext:value-type="string">
            <text:p>cchile_tropomi_so2trm_201911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59" office:value-type="string" calcext:value-type="string">
            <text:p>cchile_tropomi_so2trm_2019110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59" office:value-type="string" calcext:value-type="string">
            <text:p>cchile_tropomi_so2trm_201911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59" office:value-type="string" calcext:value-type="string">
            <text:p>cchile_tropomi_so2trm_201911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59" office:value-type="string" calcext:value-type="string">
            <text:p>cchile_tropomi_so2trm_201911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59" office:value-type="string" calcext:value-type="string">
            <text:p>cchile_tropomi_so2trm_201911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59" office:value-type="string" calcext:value-type="string">
            <text:p>cchile_tropomi_so2trm_201911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59" office:value-type="string" calcext:value-type="string">
            <text:p>cchile_tropomi_so2trm_201911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59" office:value-type="string" calcext:value-type="string">
            <text:p>cchile_tropomi_so2trm_201911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59" office:value-type="string" calcext:value-type="string">
            <text:p>cchile_tropomi_so2trm_201911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59" office:value-type="string" calcext:value-type="string">
            <text:p>cchile_tropomi_so2trm_201911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59" office:value-type="string" calcext:value-type="string">
            <text:p>cchile_tropomi_so2trm_201911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59" office:value-type="string" calcext:value-type="string">
            <text:p>cchile_tropomi_so2trm_201911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59" office:value-type="string" calcext:value-type="string">
            <text:p>cchile_tropomi_so2trm_2019112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59" office:value-type="string" calcext:value-type="string">
            <text:p>cchile_tropomi_so2trm_201911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59" office:value-type="string" calcext:value-type="string">
            <text:p>cchile_tropomi_so2trm_2019112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59" office:value-type="string" calcext:value-type="string">
            <text:p>cchile_tropomi_so2trm_201911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59" office:value-type="string" calcext:value-type="string">
            <text:p>cchile_tropomi_so2trm_2019113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59" office:value-type="string" calcext:value-type="string">
            <text:p>cchile_tropomi_so2trm_2019120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59" office:value-type="string" calcext:value-type="string">
            <text:p>cchile_tropomi_so2trm_2019120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59" office:value-type="string" calcext:value-type="string">
            <text:p>cchile_tropomi_so2trm_2019120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59" office:value-type="string" calcext:value-type="string">
            <text:p>cchile_tropomi_so2trm_2019120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59" office:value-type="string" calcext:value-type="string">
            <text:p>cchile_tropomi_so2trm_2019120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59" office:value-type="string" calcext:value-type="string">
            <text:p>cchile_tropomi_so2trm_2019121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59" office:value-type="string" calcext:value-type="string">
            <text:p>cchile_tropomi_so2trm_2019121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59" office:value-type="string" calcext:value-type="string">
            <text:p>cchile_tropomi_so2trm_2019121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59" office:value-type="string" calcext:value-type="string">
            <text:p>cchile_tropomi_so2trm_20191213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59" office:value-type="string" calcext:value-type="string">
            <text:p>cchile_tropomi_so2trm_2019121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59" office:value-type="string" calcext:value-type="string">
            <text:p>cchile_tropomi_so2trm_20191215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59" office:value-type="string" calcext:value-type="string">
            <text:p>cchile_tropomi_so2trm_20191216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59" office:value-type="string" calcext:value-type="string">
            <text:p>cchile_tropomi_so2trm_2019121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59" office:value-type="string" calcext:value-type="string">
            <text:p>cchile_tropomi_so2trm_2019121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59" office:value-type="string" calcext:value-type="string">
            <text:p>cchile_tropomi_so2trm_20191219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59" office:value-type="string" calcext:value-type="string">
            <text:p>cchile_tropomi_so2trm_20191220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59" office:value-type="string" calcext:value-type="string">
            <text:p>cchile_tropomi_so2trm_20191221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59" office:value-type="string" calcext:value-type="string">
            <text:p>cchile_tropomi_so2trm_20191222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59" office:value-type="string" calcext:value-type="string">
            <text:p>cchile_tropomi_so2trm_20191224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59" office:value-type="string" calcext:value-type="string">
            <text:p>cchile_tropomi_so2trm_20191227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59" office:value-type="string" calcext:value-type="string">
            <text:p>cchile_tropomi_so2trm_20191228.png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7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h-Lake" table:style-name="ta1">
        <table:table-column table:style-name="co15" table:default-cell-style-name="ce159"/>
        <table:table-column table:style-name="co16" table:default-cell-style-name="ce159"/>
        <table:table-column table:style-name="co17" table:default-cell-style-name="ce167"/>
        <table:table-column table:style-name="co18" table:default-cell-style-name="ce167"/>
        <table:table-column table:style-name="co19" table:default-cell-style-name="ce167"/>
        <table:table-column table:style-name="co20" table:default-cell-style-name="ce167"/>
        <table:table-column table:style-name="co21" table:default-cell-style-name="ce167"/>
        <table:table-column table:style-name="co7" table:number-columns-repeated="1017" table:default-cell-style-name="ce157"/>
        <table:table-row table:style-name="ro5">
          <table:table-cell table:style-name="ce158"/>
          <table:table-cell table:style-name="ce143" office:value-type="string" calcext:value-type="string">
            <text:p>File Name</text:p>
          </table:table-cell>
          <table:table-cell table:style-name="ce143" office:value-type="string" calcext:value-type="string" table:number-columns-spanned="2" table:number-rows-spanned="1">
            <text:p>Date</text:p>
          </table:table-cell>
          <table:covered-table-cell table:style-name="ce143"/>
          <table:table-cell table:style-name="ce143" office:value-type="string" calcext:value-type="string">
            <text:p>Lake</text:p>
          </table:table-cell>
          <table:table-cell table:style-name="ce152" office:value-type="string" calcext:value-type="string">
            <text:p>Ash Plume</text:p>
          </table:table-cell>
          <table:table-cell table:style-name="ce152" office:value-type="string" calcext:value-type="string">
            <text:p>Recent Ash</text:p>
          </table:table-cell>
          <table:table-cell table:style-name="ce16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SAT_LE07_C01_T1_TOA_LE07_232086_20120715</text:p>
          </table:table-cell>
          <table:table-cell table:style-name="ce68" office:value-type="float" office:value="2012" calcext:value-type="float" table:number-columns-spanned="1" table:number-rows-spanned="4">
            <text:p>2012</text:p>
          </table:table-cell>
          <table:table-cell table:style-name="ce164" office:value-type="string" calcext:value-type="string">
            <text:p>Jul 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NDSAT_LE07_C01_T1_TOA_LE07_232086_20120731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Jul 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SAT_LE07_C01_T1_TOA_LE07_232086_20121120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Nov 2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SAT_LE07_C01_T1_TOA_LE07_232086_20121222</text:p>
          </table:table-cell>
          <table:covered-table-cell table:style-name="Default" office:value-type="float" office:value="2012" calcext:value-type="float">
            <text:p>2012</text:p>
          </table:covered-table-cell>
          <table:table-cell table:style-name="ce164" office:value-type="string" calcext:value-type="string">
            <text:p>Dec 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table:style-name="ce141" office:value-type="float" office:value="5" calcext:value-type="float">
            <text:p>5</text:p>
          </table:table-cell>
          <table:table-cell table:style-name="ce141" office:value-type="string" calcext:value-type="string">
            <text:p>LANDSAT_LE07_C01_T1_TOA_LE07_232086_20130107</text:p>
          </table:table-cell>
          <table:table-cell table:style-name="ce69" office:value-type="float" office:value="2013" calcext:value-type="float" table:number-columns-spanned="1" table:number-rows-spanned="18">
            <text:p>2013</text:p>
          </table:table-cell>
          <table:table-cell table:style-name="ce165" office:value-type="string" calcext:value-type="string">
            <text:p>Jan 07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6" calcext:value-type="float">
            <text:p>6</text:p>
          </table:table-cell>
          <table:table-cell table:style-name="ce141" office:value-type="string" calcext:value-type="string">
            <text:p>LANDSAT_LE07_C01_T1_TOA_LE07_233086_20130130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an 30</text:p>
          </table:table-cell>
          <table:table-cell table:style-name="ce168" office:value-type="float" office:value="1" calcext:value-type="float">
            <text:p>1</text:p>
          </table:table-cell>
          <table:table-cell table:style-name="ce168" table:number-columns-repeated="2"/>
          <table:table-cell table:number-columns-repeated="1017"/>
        </table:table-row>
        <table:table-row table:style-name="ro1"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LANDSAT_LE07_C01_T1_TOA_LE07_232086_20130312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1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1.N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8" calcext:value-type="float">
            <text:p>8</text:p>
          </table:table-cell>
          <table:table-cell table:style-name="ce141" office:value-type="string" calcext:value-type="string">
            <text:p>LANDSAT_LE07_C01_T1_TOA_LE07_232086_20130328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r 28</text:p>
          </table:table-cell>
          <table:table-cell table:style-name="ce168"/>
          <table:table-cell table:style-name="ce168" office:value-type="string" calcext:value-type="string">
            <text:p>1.S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9" calcext:value-type="float">
            <text:p>9</text:p>
          </table:table-cell>
          <table:table-cell table:style-name="ce141" office:value-type="string" calcext:value-type="string">
            <text:p>LANDSAT_LC08_C01_T1_TOA_LC08_232086_20130421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pr 21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table:style-name="ce141" office:value-type="float" office:value="10" calcext:value-type="float">
            <text:p>10</text:p>
          </table:table-cell>
          <table:table-cell table:style-name="ce141" office:value-type="string" calcext:value-type="string">
            <text:p>LANDSAT_LE07_C01_T1_TOA_LE07_233086_20130522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May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1" calcext:value-type="float">
            <text:p>11</text:p>
          </table:table-cell>
          <table:table-cell table:style-name="ce141" office:value-type="string" calcext:value-type="string">
            <text:p>LANDSAT_LE07_C01_T1_TOA_LE07_233086_20130607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Jun 07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2" calcext:value-type="float">
            <text:p>12</text:p>
          </table:table-cell>
          <table:table-cell table:style-name="ce141" office:value-type="string" calcext:value-type="string">
            <text:p>LANDSAT_LC08_C01_T1_TOA_LC08_233086_20130818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Aug 18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3" calcext:value-type="float">
            <text:p>13</text:p>
          </table:table-cell>
          <table:table-cell table:style-name="ce141" office:value-type="string" calcext:value-type="string">
            <text:p>LANDSAT_LC08_C01_T1_TOA_LC08_233086_20131005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4" calcext:value-type="float">
            <text:p>14</text:p>
          </table:table-cell>
          <table:table-cell table:style-name="ce141" office:value-type="string" calcext:value-type="string">
            <text:p>LANDSAT_LE07_C01_T1_TOA_LE07_232086_20131006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06</text:p>
          </table:table-cell>
          <table:table-cell table:style-name="ce168"/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" calcext:value-type="float">
            <text:p>15</text:p>
          </table:table-cell>
          <table:table-cell table:style-name="ce141" office:value-type="string" calcext:value-type="string">
            <text:p>LANDSAT_LE07_C01_T1_TOA_LE07_233086_20131013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Oct 13</text:p>
          </table:table-cell>
          <table:table-cell table:style-name="ce168"/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" calcext:value-type="float">
            <text:p>16</text:p>
          </table:table-cell>
          <table:table-cell table:style-name="ce141" office:value-type="string" calcext:value-type="string">
            <text:p>LANDSAT_LE07_C01_T1_TOA_LE07_232086_20131107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07</text:p>
          </table:table-cell>
          <table:table-cell table:style-name="ce168"/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7" calcext:value-type="float">
            <text:p>17</text:p>
          </table:table-cell>
          <table:table-cell table:style-name="ce141" office:value-type="string" calcext:value-type="string">
            <text:p>LANDSAT_LC08_C01_T1_TOA_LC08_232086_20131115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8" calcext:value-type="float">
            <text:p>18</text:p>
          </table:table-cell>
          <table:table-cell table:style-name="ce141" office:value-type="string" calcext:value-type="string">
            <text:p>LANDSAT_LE07_C01_T1_TOA_LE07_233086_20131130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Nov 30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9" calcext:value-type="float">
            <text:p>19</text:p>
          </table:table-cell>
          <table:table-cell table:style-name="ce141" office:value-type="string" calcext:value-type="string">
            <text:p>LANDSAT_LC08_C01_T1_TOA_LC08_232086_20131201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0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table:style-name="ce141" office:value-type="float" office:value="20" calcext:value-type="float">
            <text:p>20</text:p>
          </table:table-cell>
          <table:table-cell table:style-name="ce141" office:value-type="string" calcext:value-type="string">
            <text:p>LANDSAT_LE07_C01_T1_TOA_LE07_233086_20131216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6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21" calcext:value-type="float">
            <text:p>21</text:p>
          </table:table-cell>
          <table:table-cell table:style-name="ce141" office:value-type="string" calcext:value-type="string">
            <text:p>LANDSAT_LC08_C01_T1_TOA_LC08_232087_20131217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17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22" calcext:value-type="float">
            <text:p>22</text:p>
          </table:table-cell>
          <table:table-cell table:style-name="ce141" office:value-type="string" calcext:value-type="string">
            <text:p>LANDSAT_LC08_C01_T1_TOA_LC08_233086_20131224</text:p>
          </table:table-cell>
          <table:covered-table-cell table:style-name="ce162" office:value-type="float" office:value="2013" calcext:value-type="float">
            <text:p>2013</text:p>
          </table:covered-table-cell>
          <table:table-cell table:style-name="ce165" office:value-type="string" calcext:value-type="string">
            <text:p>Dec 24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NDSAT_LC08_C01_T1_TOA_LC08_232086_20140102</text:p>
          </table:table-cell>
          <table:table-cell table:style-name="ce68" office:value-type="float" office:value="2014" calcext:value-type="float" table:number-columns-spanned="1" table:number-rows-spanned="16">
            <text:p>2014</text:p>
          </table:table-cell>
          <table:table-cell table:style-name="ce164" office:value-type="string" calcext:value-type="string">
            <text:p>Jan 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NDSAT_LE07_C01_T1_TOA_LE07_232086_20140126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Jan 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NDSAT_LC08_C01_T1_TOA_LC08_232086_20140307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NDSAT_LC08_C01_T1_TOA_LC08_233086_20140314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Mar 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NDSAT_LE07_C01_T1_TOA_LE07_233086_20140930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Sep 30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NDSAT_LC08_C01_T1_TOA_LC08_232086_20141001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1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NDSAT_LE07_C01_T1_TOA_LE07_232086_20141009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NDSAT_LE07_C01_T1_TOA_LE07_233086_20141016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16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NDSAT_LC08_C01_T1_TOA_LC08_233086_20141024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ANDSAT_LE07_C01_T1_TOA_LE07_232086_20141025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Oct 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DSAT_LC08_C01_T1_TOA_LC08_233086_20141109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SE</text:p>
          </table:table-cell>
          <table:table-cell office:value-type="string" calcext:value-type="string">
            <text:p>1.SO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NDSAT_LE07_C01_T1_TOA_LE07_232086_20141126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Nov 26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NDSAT_LE07_C01_T1_TOA_LE07_233086_20141203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NDSAT_LC08_C01_T1_TOA_LC08_232086_20141204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DSAT_LE07_C01_T1_TOA_LE07_232086_20141212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NDSAT_LC08_C01_T1_TOA_LC08_233086_20141227</text:p>
          </table:table-cell>
          <table:covered-table-cell table:style-name="Default" office:value-type="float" office:value="2014" calcext:value-type="float">
            <text:p>2014</text:p>
          </table:covered-table-cell>
          <table:table-cell table:style-name="ce164" office:value-type="string" calcext:value-type="string">
            <text:p>Dec 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39" calcext:value-type="float">
            <text:p>39</text:p>
          </table:table-cell>
          <table:table-cell table:style-name="ce141" office:value-type="string" calcext:value-type="string">
            <text:p>LANDSAT_LC08_C01_T1_TOA_LC08_233086_20150112</text:p>
          </table:table-cell>
          <table:table-cell table:style-name="ce69" office:value-type="float" office:value="2015" calcext:value-type="float" table:number-columns-spanned="1" table:number-rows-spanned="25">
            <text:p>2015</text:p>
          </table:table-cell>
          <table:table-cell table:style-name="ce165" office:value-type="string" calcext:value-type="string">
            <text:p>Jan 12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0" calcext:value-type="float">
            <text:p>40</text:p>
          </table:table-cell>
          <table:table-cell table:style-name="ce141" office:value-type="string" calcext:value-type="string">
            <text:p>LANDSAT_LC08_C01_T1_TOA_LC08_232087_20150121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1" calcext:value-type="float">
            <text:p>41</text:p>
          </table:table-cell>
          <table:table-cell table:style-name="ce141" office:value-type="string" calcext:value-type="string">
            <text:p>LANDSAT_LC08_C01_T1_TOA_LC08_233086_20150128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an 28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2" calcext:value-type="float">
            <text:p>42</text:p>
          </table:table-cell>
          <table:table-cell table:style-name="ce141" office:value-type="string" calcext:value-type="string">
            <text:p>LANDSAT_LE07_C01_T1_TOA_LE07_233086_20150205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5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3" calcext:value-type="float">
            <text:p>43</text:p>
          </table:table-cell>
          <table:table-cell table:style-name="ce141" office:value-type="string" calcext:value-type="string">
            <text:p>LANDSAT_LC08_C01_T1_TOA_LC08_232086_20150206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06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4" calcext:value-type="float">
            <text:p>44</text:p>
          </table:table-cell>
          <table:table-cell table:style-name="ce141" office:value-type="string" calcext:value-type="string">
            <text:p>LANDSAT_LC08_C01_T1_TOA_LC08_233086_20150213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1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5" calcext:value-type="float">
            <text:p>45</text:p>
          </table:table-cell>
          <table:table-cell table:style-name="ce141" office:value-type="string" calcext:value-type="string">
            <text:p>LANDSAT_LE07_C01_T1_TOA_LE07_233086_20150221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6" calcext:value-type="float">
            <text:p>46</text:p>
          </table:table-cell>
          <table:table-cell table:style-name="ce141" office:value-type="string" calcext:value-type="string">
            <text:p>LANDSAT_LC08_C01_T1_TOA_LC08_232086_20150222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Feb 22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7" calcext:value-type="float">
            <text:p>47</text:p>
          </table:table-cell>
          <table:table-cell table:style-name="ce141" office:value-type="string" calcext:value-type="string">
            <text:p>LANDSAT_LC08_C01_T1_TOA_LC08_233086_20150317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17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8" calcext:value-type="float">
            <text:p>48</text:p>
          </table:table-cell>
          <table:table-cell table:style-name="ce141" office:value-type="string" calcext:value-type="string">
            <text:p>LANDSAT_LC08_C01_T1_TOA_LC08_232086_20150326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r 26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49" calcext:value-type="float">
            <text:p>49</text:p>
          </table:table-cell>
          <table:table-cell table:style-name="ce141" office:value-type="string" calcext:value-type="string">
            <text:p>LANDSAT_LC08_C01_T1_TOA_LC08_233086_20150504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May 0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50" calcext:value-type="float">
            <text:p>50</text:p>
          </table:table-cell>
          <table:table-cell table:style-name="ce141" office:value-type="string" calcext:value-type="string">
            <text:p>LANDSAT_LE07_C01_T1_TOA_LE07_232086_20150622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Jun 22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51" calcext:value-type="float">
            <text:p>51</text:p>
          </table:table-cell>
          <table:table-cell table:style-name="ce141" office:value-type="string" calcext:value-type="string">
            <text:p>20150818T144816_20150818T144817_T19HCU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Aug 18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52" calcext:value-type="float">
            <text:p>52</text:p>
          </table:table-cell>
          <table:table-cell table:style-name="ce141" office:value-type="string" calcext:value-type="string">
            <text:p>LANDSAT_LC08_C01_T1_TOA_LC08_233086_20151011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O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53" calcext:value-type="float">
            <text:p>53</text:p>
          </table:table-cell>
          <table:table-cell table:style-name="ce141" office:value-type="string" calcext:value-type="string">
            <text:p>LANDSAT_LE07_C01_T1_TOA_LE07_232086_20151028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Oct 28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54" calcext:value-type="float">
            <text:p>54</text:p>
          </table:table-cell>
          <table:table-cell table:style-name="ce141" office:value-type="string" calcext:value-type="string">
            <text:p>LANDSAT_LE07_C01_T1_TOA_LE07_233086_20151104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4</text:p>
          </table:table-cell>
          <table:table-cell table:style-name="ce168"/>
          <table:table-cell table:style-name="ce168" office:value-type="string" calcext:value-type="string">
            <text:p>1.S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55" calcext:value-type="float">
            <text:p>55</text:p>
          </table:table-cell>
          <table:table-cell table:style-name="ce141" office:value-type="string" calcext:value-type="string">
            <text:p>LANDSAT_LC08_C01_T1_TOA_LC08_232087_20151105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0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1" office:value-type="float" office:value="56" calcext:value-type="float">
            <text:p>56</text:p>
          </table:table-cell>
          <table:table-cell table:style-name="ce141" office:value-type="string" calcext:value-type="string">
            <text:p>LANDSAT_LE07_C01_T1_TOA_LE07_232086_20151113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13</text:p>
          </table:table-cell>
          <table:table-cell table:style-name="ce168"/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57" calcext:value-type="float">
            <text:p>57</text:p>
          </table:table-cell>
          <table:table-cell table:style-name="ce141" office:value-type="string" calcext:value-type="string">
            <text:p>LANDSAT_LE07_C01_T1_TOA_LE07_233086_20151120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0</text:p>
          </table:table-cell>
          <table:table-cell table:style-name="ce168"/>
          <table:table-cell table:style-name="ce168" office:value-type="string" calcext:value-type="string">
            <text:p>1.O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58" calcext:value-type="float">
            <text:p>58</text:p>
          </table:table-cell>
          <table:table-cell table:style-name="ce141" office:value-type="string" calcext:value-type="string">
            <text:p>20151123T142942_20151123T144057_T19HCU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59" calcext:value-type="float">
            <text:p>59</text:p>
          </table:table-cell>
          <table:table-cell table:style-name="ce141" office:value-type="string" calcext:value-type="string">
            <text:p>LANDSAT_LC08_C01_T1_TOA_LC08_233086_20151128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8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NO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LANDSAT_LE07_C01_T1_TOA_LE07_232086_20151129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Nov 2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O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61" calcext:value-type="float">
            <text:p>61</text:p>
          </table:table-cell>
          <table:table-cell table:style-name="ce141" office:value-type="string" calcext:value-type="string">
            <text:p>LANDSAT_LE07_C01_T1_TOA_LE07_233086_20151206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0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1" office:value-type="float" office:value="62" calcext:value-type="float">
            <text:p>62</text:p>
          </table:table-cell>
          <table:table-cell table:style-name="ce141" office:value-type="string" calcext:value-type="string">
            <text:p>LANDSAT_LE07_C01_T1_TOA_LE07_232086_20151215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15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63" calcext:value-type="float">
            <text:p>63</text:p>
          </table:table-cell>
          <table:table-cell table:style-name="ce141" office:value-type="string" calcext:value-type="string">
            <text:p>LANDSAT_LC08_C01_T1_TOA_LC08_232086_20151223</text:p>
          </table:table-cell>
          <table:covered-table-cell table:style-name="ce162" office:value-type="float" office:value="2015" calcext:value-type="float">
            <text:p>2015</text:p>
          </table:covered-table-cell>
          <table:table-cell table:style-name="ce165" office:value-type="string" calcext:value-type="string">
            <text:p>Dec 23</text:p>
          </table:table-cell>
          <table:table-cell table:style-name="ce168"/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ANDSAT_LE07_C01_T1_TOA_LE07_233086_20160123</text:p>
          </table:table-cell>
          <table:table-cell table:style-name="ce68" office:value-type="float" office:value="2016" calcext:value-type="float" table:number-columns-spanned="1" table:number-rows-spanned="37">
            <text:p>2016</text:p>
          </table:table-cell>
          <table:table-cell table:style-name="ce164" office:value-type="string" calcext:value-type="string">
            <text:p>Jan 23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NDSAT_LC08_C01_T1_TOA_LC08_233086_20160131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an 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O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NDSAT_LE07_C01_T1_TOA_LE07_232086_20160201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1</text:p>
          </table:table-cell>
          <table:table-cell/>
          <table:table-cell office:value-type="string" calcext:value-type="string">
            <text:p>1.O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60204T144256_20160204T203729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4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NDSAT_LE07_C01_T1_TOA_LE07_233086_20160208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8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ANDSAT_LC08_C01_T1_TOA_LC08_232086_20160209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09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NDSAT_LC08_C01_T1_TOA_LC08_233086_20160216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6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ANDSAT_LE07_C01_T1_TOA_LE07_232086_20160217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17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NDSAT_LE07_C01_T1_TOA_LE07_233086_20160224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4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NDSAT_LC08_C01_T1_TOA_LC08_232087_20160225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Feb 25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NDSAT_LC08_C01_T1_TOA_LC08_233086_20160303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3</text:p>
          </table:table-cell>
          <table:table-cell/>
          <table:table-cell office:value-type="string" calcext:value-type="string">
            <text:p>1.N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NDSAT_LE07_C01_T1_TOA_LE07_232086_20160304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04</text:p>
          </table:table-cell>
          <table:table-cell/>
          <table:table-cell office:value-type="string" calcext:value-type="string">
            <text:p>1.NO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ANDSAT_LC08_C01_T1_TOA_LC08_232087_20160312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2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NDSAT_LC08_C01_T1_TOA_LC08_233086_20160319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19</text:p>
          </table:table-cell>
          <table:table-cell/>
          <table:table-cell office:value-type="string" calcext:value-type="string">
            <text:p>1.ONO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NDSAT_LE07_C01_T1_TOA_LE07_232086_20160320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0</text:p>
          </table:table-cell>
          <table:table-cell/>
          <table:table-cell office:value-type="string" calcext:value-type="string">
            <text:p>1.S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60322T143238_20160322T205842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2</text:p>
          </table:table-cell>
          <table:table-cell/>
          <table:table-cell office:value-type="string" calcext:value-type="string">
            <text:p>1.N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ANDSAT_LE07_C01_T1_TOA_LE07_233086_20160327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r 27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NDSAT_LC08_C01_T1_TOA_LC08_233086_20160404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4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NDSAT_LE07_C01_T1_TOA_LE07_232086_20160405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pr 05</text:p>
          </table:table-cell>
          <table:table-cell/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NDSAT_LC08_C01_T1_TOA_LC08_233086_20160522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May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SO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NDSAT_LC08_C01_T1_TOA_LC08_232086_20160616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N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60620T142752_20160620T143728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Jun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DSAT_LE07_C01_T1_TOA_LE07_232086_20160827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Aug 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60908T142752_20160908T205655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60921T143742_20160921T210745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Sep 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NDSAT_LE07_C01_T1_TOA_LE07_233086_20161005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05</text:p>
          </table:table-cell>
          <table:table-cell/>
          <table:table-cell office:value-type="string" calcext:value-type="string">
            <text:p>1.EN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NDSAT_LC08_C01_T1_TOA_LC08_233086_20161029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DSAT_LE07_C01_T1_TOA_LE07_232086_20161030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Oct 30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ANDSAT_LE07_C01_T1_TOA_LE07_233086_20161106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6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NDSAT_LC08_C01_T1_TOA_LC08_232087_20161107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61110T143752_20161110T201416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NE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NDSAT_LC08_C01_T1_TOA_LC08_232087_20161123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3</text:p>
          </table:table-cell>
          <table:table-cell/>
          <table:table-cell office:value-type="string" calcext:value-type="string">
            <text:p>1.O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61127T142752_20161127T175310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27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NDSAT_LC08_C01_T1_TOA_LC08_233086_20161130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Nov 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ANDSAT_LE07_C01_T1_TOA_LE07_233086_20161208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O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61220T143742_20161220T145131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61227T142852_20161227T143749_T19HCU</text:p>
          </table:table-cell>
          <table:covered-table-cell table:style-name="Default" office:value-type="float" office:value="2016" calcext:value-type="float">
            <text:p>2016</text:p>
          </table:covered-table-cell>
          <table:table-cell table:style-name="ce164" office:value-type="string" calcext:value-type="string">
            <text:p>Dec 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ONO</text:p>
          </table:table-cell>
          <table:table-cell table:number-columns-repeated="1018"/>
        </table:table-row>
        <table:table-row table:style-name="ro1">
          <table:table-cell table:style-name="ce141" office:value-type="float" office:value="101" calcext:value-type="float">
            <text:p>101</text:p>
          </table:table-cell>
          <table:table-cell table:style-name="ce141" office:value-type="string" calcext:value-type="string">
            <text:p>20180106T142849_20180106T144300_T19HCU</text:p>
          </table:table-cell>
          <table:table-cell table:style-name="ce69" office:value-type="float" office:value="2018" calcext:value-type="float" table:number-columns-spanned="1" table:number-rows-spanned="74">
            <text:p>2018</text:p>
          </table:table-cell>
          <table:table-cell table:style-name="ce165" office:value-type="string" calcext:value-type="string">
            <text:p>Jan 06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2" calcext:value-type="float">
            <text:p>102</text:p>
          </table:table-cell>
          <table:table-cell table:style-name="ce141" office:value-type="string" calcext:value-type="string">
            <text:p>LANDSAT_LE07_C01_T1_TOA_LE07_233086_20180112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2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3" calcext:value-type="float">
            <text:p>103</text:p>
          </table:table-cell>
          <table:table-cell table:style-name="ce141" office:value-type="string" calcext:value-type="string">
            <text:p>LANDSAT_LC08_C01_T1_TOA_LC08_232086_20180113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4" calcext:value-type="float">
            <text:p>104</text:p>
          </table:table-cell>
          <table:table-cell table:style-name="ce141" office:value-type="string" calcext:value-type="string">
            <text:p>20180116T142849_20180116T143841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6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5" calcext:value-type="float">
            <text:p>105</text:p>
          </table:table-cell>
          <table:table-cell table:style-name="ce141" office:value-type="string" calcext:value-type="string">
            <text:p>20180119T143749_20180119T144815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19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6" calcext:value-type="float">
            <text:p>106</text:p>
          </table:table-cell>
          <table:table-cell table:style-name="ce141" office:value-type="string" calcext:value-type="string">
            <text:p>LANDSAT_LC08_C01_T1_TOA_LC08_233086_20180120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7" calcext:value-type="float">
            <text:p>107</text:p>
          </table:table-cell>
          <table:table-cell table:style-name="ce141" office:value-type="string" calcext:value-type="string">
            <text:p>20180126T142849_20180126T144002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6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8" calcext:value-type="float">
            <text:p>108</text:p>
          </table:table-cell>
          <table:table-cell table:style-name="ce141" office:value-type="string" calcext:value-type="string">
            <text:p>LANDSAT_LE07_C01_T1_TOA_LE07_233086_20180128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8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09" calcext:value-type="float">
            <text:p>109</text:p>
          </table:table-cell>
          <table:table-cell table:style-name="ce141" office:value-type="string" calcext:value-type="string">
            <text:p>LANDSAT_LC08_C01_T1_TOA_LC08_232087_20180129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an 29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LANDSAT_LC08_C01_T1_TOA_LC08_233086_20180205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05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1" calcext:value-type="float">
            <text:p>111</text:p>
          </table:table-cell>
          <table:table-cell table:style-name="ce141" office:value-type="string" calcext:value-type="string">
            <text:p>20180208T143749_20180208T145224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08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2" calcext:value-type="float">
            <text:p>112</text:p>
          </table:table-cell>
          <table:table-cell table:style-name="ce141" office:value-type="string" calcext:value-type="string">
            <text:p>20180213T143751_20180213T144334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3" calcext:value-type="float">
            <text:p>113</text:p>
          </table:table-cell>
          <table:table-cell table:style-name="ce141" office:value-type="string" calcext:value-type="string">
            <text:p>LANDSAT_LC08_C01_T1_TOA_LC08_232087_20180214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4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4" calcext:value-type="float">
            <text:p>114</text:p>
          </table:table-cell>
          <table:table-cell table:style-name="ce141" office:value-type="string" calcext:value-type="string">
            <text:p>20180215T142849_20180215T144026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15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5" calcext:value-type="float">
            <text:p>115</text:p>
          </table:table-cell>
          <table:table-cell table:style-name="ce141" office:value-type="string" calcext:value-type="string">
            <text:p>LANDSAT_LC08_C01_T1_SR_LC08_233086_20180221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6" calcext:value-type="float">
            <text:p>116</text:p>
          </table:table-cell>
          <table:table-cell table:style-name="ce141" office:value-type="string" calcext:value-type="string">
            <text:p>20180225T142849_20180225T143750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5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7" calcext:value-type="float">
            <text:p>117</text:p>
          </table:table-cell>
          <table:table-cell table:style-name="ce141" office:value-type="string" calcext:value-type="string">
            <text:p>20180228T143749_20180228T14480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Feb 28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8" calcext:value-type="float">
            <text:p>118</text:p>
          </table:table-cell>
          <table:table-cell table:style-name="ce141" office:value-type="string" calcext:value-type="string">
            <text:p>LANDSAT_LE07_C01_T1_TOA_LE07_233086_20180301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19" calcext:value-type="float">
            <text:p>119</text:p>
          </table:table-cell>
          <table:table-cell table:style-name="ce141" office:value-type="string" calcext:value-type="string">
            <text:p>LANDSAT_LC08_C01_T1_TOA_LC08_232087_20180302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2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0180307T142849_20180307T143640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07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1" calcext:value-type="float">
            <text:p>121</text:p>
          </table:table-cell>
          <table:table-cell table:style-name="ce141" office:value-type="string" calcext:value-type="string">
            <text:p>LANDSAT_LE07_C01_T1_SR_LE07_232086_20180310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2" calcext:value-type="float">
            <text:p>122</text:p>
          </table:table-cell>
          <table:table-cell table:style-name="ce141" office:value-type="string" calcext:value-type="string">
            <text:p>20180315T143751_20180315T14445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1" office:value-type="float" office:value="123" calcext:value-type="float">
            <text:p>123</text:p>
          </table:table-cell>
          <table:table-cell table:style-name="ce141" office:value-type="string" calcext:value-type="string">
            <text:p>LANDSAT_LC08_C01_T1_SR_LC08_232086_20180318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18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4" calcext:value-type="float">
            <text:p>124</text:p>
          </table:table-cell>
          <table:table-cell table:style-name="ce141" office:value-type="string" calcext:value-type="string">
            <text:p>20180320T143749_20180320T145102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25" calcext:value-type="float">
            <text:p>125</text:p>
          </table:table-cell>
          <table:table-cell table:style-name="ce141" office:value-type="string" calcext:value-type="string">
            <text:p>LANDSAT_LC08_C01_T1_TOA_LC08_233086_20180325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r 25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N</text:p>
          </table:table-cell>
          <table:table-cell table:number-columns-repeated="1017"/>
        </table:table-row>
        <table:table-row table:style-name="ro1">
          <table:table-cell table:style-name="ce141" office:value-type="float" office:value="126" calcext:value-type="float">
            <text:p>126</text:p>
          </table:table-cell>
          <table:table-cell table:style-name="ce141" office:value-type="string" calcext:value-type="string">
            <text:p>20180401T142851_20180401T143349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7" calcext:value-type="float">
            <text:p>127</text:p>
          </table:table-cell>
          <table:table-cell table:style-name="ce141" office:value-type="string" calcext:value-type="string">
            <text:p>20180406T142849_20180406T143647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6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8" calcext:value-type="float">
            <text:p>128</text:p>
          </table:table-cell>
          <table:table-cell table:style-name="ce141" office:value-type="string" calcext:value-type="string">
            <text:p>20180409T143749_20180409T14430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09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29" calcext:value-type="float">
            <text:p>129</text:p>
          </table:table-cell>
          <table:table-cell table:style-name="ce141" office:value-type="string" calcext:value-type="string">
            <text:p>20180414T143751_20180414T14455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4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30" calcext:value-type="float">
            <text:p>130</text:p>
          </table:table-cell>
          <table:table-cell table:style-name="ce141" office:value-type="string" calcext:value-type="string">
            <text:p>20180416T142849_20180416T143648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6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31" calcext:value-type="float">
            <text:p>131</text:p>
          </table:table-cell>
          <table:table-cell table:style-name="ce141" office:value-type="string" calcext:value-type="string">
            <text:p>LANDSAT_LC08_C01_T1_TOA_LC08_232087_20180419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1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32" calcext:value-type="float">
            <text:p>132</text:p>
          </table:table-cell>
          <table:table-cell table:style-name="ce141" office:value-type="string" calcext:value-type="string">
            <text:p>20180421T142901_20180421T143651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33" calcext:value-type="float">
            <text:p>133</text:p>
          </table:table-cell>
          <table:table-cell table:style-name="ce141" office:value-type="string" calcext:value-type="string">
            <text:p>20180426T142749_20180426T143927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pr 26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34" calcext:value-type="float">
            <text:p>134</text:p>
          </table:table-cell>
          <table:table-cell table:style-name="ce141" office:value-type="string" calcext:value-type="string">
            <text:p>20180501T142801_20180501T144018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01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table:style-name="ce141" office:value-type="float" office:value="135" calcext:value-type="float">
            <text:p>135</text:p>
          </table:table-cell>
          <table:table-cell table:style-name="ce141" office:value-type="string" calcext:value-type="string">
            <text:p>20180509T143749_20180509T144456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09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36" calcext:value-type="float">
            <text:p>136</text:p>
          </table:table-cell>
          <table:table-cell table:style-name="ce141" office:value-type="string" calcext:value-type="string">
            <text:p>20180511T142901_20180511T143652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May 1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37" calcext:value-type="float">
            <text:p>137</text:p>
          </table:table-cell>
          <table:table-cell table:style-name="ce141" office:value-type="string" calcext:value-type="string">
            <text:p>LANDSAT_LC08_C01_T1_SR_LC08_232086_20180622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22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38" calcext:value-type="float">
            <text:p>138</text:p>
          </table:table-cell>
          <table:table-cell table:style-name="ce141" office:value-type="string" calcext:value-type="string">
            <text:p>LANDSAT_LE07_C01_T1_TOA_LE07_232086_20180630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n 30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39" calcext:value-type="float">
            <text:p>139</text:p>
          </table:table-cell>
          <table:table-cell table:style-name="ce141" office:value-type="string" calcext:value-type="string">
            <text:p>20180715T142849_20180715T143142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15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0" calcext:value-type="float">
            <text:p>140</text:p>
          </table:table-cell>
          <table:table-cell table:style-name="ce141" office:value-type="string" calcext:value-type="string">
            <text:p>20180718T143749_20180718T14474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18</text:p>
          </table:table-cell>
          <table:table-cell table:style-name="ce168"/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1" calcext:value-type="float">
            <text:p>141</text:p>
          </table:table-cell>
          <table:table-cell table:style-name="ce141" office:value-type="string" calcext:value-type="string">
            <text:p>LANDSAT_LE07_C01_T1_TOA_LE07_233086_20180723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3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42" calcext:value-type="float">
            <text:p>142</text:p>
          </table:table-cell>
          <table:table-cell table:style-name="ce141" office:value-type="string" calcext:value-type="string">
            <text:p>LANDSAT_LC08_C01_T1_SR_LC08_232086_20180724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43" calcext:value-type="float">
            <text:p>143</text:p>
          </table:table-cell>
          <table:table-cell table:style-name="ce141" office:value-type="string" calcext:value-type="string">
            <text:p>20180728T143749_20180728T145238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2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44" calcext:value-type="float">
            <text:p>144</text:p>
          </table:table-cell>
          <table:table-cell table:style-name="ce141" office:value-type="string" calcext:value-type="string">
            <text:p>LANDSAT_LC08_C01_T1_TOA_LC08_233086_20180731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Jul 3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5" calcext:value-type="float">
            <text:p>145</text:p>
          </table:table-cell>
          <table:table-cell table:style-name="ce141" office:value-type="string" calcext:value-type="string">
            <text:p>LANDSAT_LE07_C01_T1_SR_LE07_232086_20180801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0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6" calcext:value-type="float">
            <text:p>146</text:p>
          </table:table-cell>
          <table:table-cell table:style-name="ce141" office:value-type="string" calcext:value-type="string">
            <text:p>20180802T143751_20180802T145249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7" calcext:value-type="float">
            <text:p>147</text:p>
          </table:table-cell>
          <table:table-cell table:style-name="ce141" office:value-type="string" calcext:value-type="string">
            <text:p>20180814T142849_20180814T144140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14</text:p>
          </table:table-cell>
          <table:table-cell table:style-name="ce168"/>
          <table:table-cell table:style-name="ce168" office:value-type="string" calcext:value-type="string">
            <text:p>1.EN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48" calcext:value-type="float">
            <text:p>148</text:p>
          </table:table-cell>
          <table:table-cell table:style-name="ce141" office:value-type="string" calcext:value-type="string">
            <text:p>LANDSAT_LC08_C01_T1_TOA_LC08_232086_20180825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Aug 25</text:p>
          </table:table-cell>
          <table:table-cell table:style-name="ce168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NNE</text:p>
          </table:table-cell>
          <table:table-cell table:number-columns-repeated="1017"/>
        </table:table-row>
        <table:table-row table:style-name="ro1">
          <table:table-cell table:style-name="ce141" office:value-type="float" office:value="149" calcext:value-type="float">
            <text:p>149</text:p>
          </table:table-cell>
          <table:table-cell table:style-name="ce141" office:value-type="string" calcext:value-type="string">
            <text:p>LANDSAT_LC08_C01_T1_TOA_LC08_233086_20180901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1</text:p>
          </table:table-cell>
          <table:table-cell table:style-name="ce168"/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0" calcext:value-type="float">
            <text:p>150</text:p>
          </table:table-cell>
          <table:table-cell table:style-name="ce141" office:value-type="string" calcext:value-type="string">
            <text:p>LANDSAT_LE07_C01_T1_TOA_LE07_232086_20180902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2</text:p>
          </table:table-cell>
          <table:table-cell table:style-name="ce168"/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1" calcext:value-type="float">
            <text:p>151</text:p>
          </table:table-cell>
          <table:table-cell table:style-name="ce141" office:value-type="string" calcext:value-type="string">
            <text:p>20180903T142849_20180903T143152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3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2" calcext:value-type="float">
            <text:p>152</text:p>
          </table:table-cell>
          <table:table-cell table:style-name="ce141" office:value-type="string" calcext:value-type="string">
            <text:p>20180908T142751_20180908T144306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0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number-columns-repeated="1017"/>
        </table:table-row>
        <table:table-row table:style-name="ro1">
          <table:table-cell table:style-name="ce141" office:value-type="float" office:value="153" calcext:value-type="float">
            <text:p>153</text:p>
          </table:table-cell>
          <table:table-cell table:style-name="ce141" office:value-type="string" calcext:value-type="string">
            <text:p>LANDSAT_LC08_C01_T1_TOA_LC08_232086_20180910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4" calcext:value-type="float">
            <text:p>154</text:p>
          </table:table-cell>
          <table:table-cell table:style-name="ce141" office:value-type="string" calcext:value-type="string">
            <text:p>20180911T143741_20180911T145314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Sep 11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55" calcext:value-type="float">
            <text:p>155</text:p>
          </table:table-cell>
          <table:table-cell table:style-name="ce141" office:value-type="string" calcext:value-type="string">
            <text:p>LANDSAT_LC08_C01_T1_SR_LC08_233086_20181003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3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56" calcext:value-type="float">
            <text:p>156</text:p>
          </table:table-cell>
          <table:table-cell table:style-name="ce141" office:value-type="string" calcext:value-type="string">
            <text:p>LANDSAT_LE07_C01_T1_SR_LE07_232086_20181004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4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57" calcext:value-type="float">
            <text:p>157</text:p>
          </table:table-cell>
          <table:table-cell table:style-name="ce141" office:value-type="string" calcext:value-type="string">
            <text:p>20181006T143739_20181006T144535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06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58" calcext:value-type="float">
            <text:p>158</text:p>
          </table:table-cell>
          <table:table-cell table:style-name="ce141" office:value-type="string" calcext:value-type="string">
            <text:p>20181013T142749_20181013T14394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Oct 13</text:p>
          </table:table-cell>
          <table:table-cell table:style-name="ce168"/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59" calcext:value-type="float">
            <text:p>159</text:p>
          </table:table-cell>
          <table:table-cell table:style-name="ce141" office:value-type="string" calcext:value-type="string">
            <text:p>20181107T142751_20181107T143548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0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SE</text:p>
          </table:table-cell>
          <table:table-cell table:number-columns-repeated="1017"/>
        </table:table-row>
        <table:table-row table:style-name="ro1"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LANDSAT_LC08_C01_T1_TOA_LC08_233086_20181120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table:style-name="ce141" office:value-type="float" office:value="161" calcext:value-type="float">
            <text:p>161</text:p>
          </table:table-cell>
          <table:table-cell table:style-name="ce141" office:value-type="string" calcext:value-type="string">
            <text:p>20181122T142749_20181122T14335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N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2" calcext:value-type="float">
            <text:p>162</text:p>
          </table:table-cell>
          <table:table-cell table:style-name="ce141" office:value-type="string" calcext:value-type="string">
            <text:p>20181125T143749_20181125T144609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3" calcext:value-type="float">
            <text:p>163</text:p>
          </table:table-cell>
          <table:table-cell table:style-name="ce141" office:value-type="string" calcext:value-type="string">
            <text:p>20181127T142741_20181127T143656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SO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4" calcext:value-type="float">
            <text:p>164</text:p>
          </table:table-cell>
          <table:table-cell table:style-name="ce141" office:value-type="string" calcext:value-type="string">
            <text:p>LANDSAT_LC08_C01_T1_TOA_LC08_232087_20181129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Nov 29</text:p>
          </table:table-cell>
          <table:table-cell table:style-name="ce168"/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5" calcext:value-type="float">
            <text:p>165</text:p>
          </table:table-cell>
          <table:table-cell table:style-name="ce141" office:value-type="string" calcext:value-type="string">
            <text:p>20181202T142749_20181202T143725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2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6" calcext:value-type="float">
            <text:p>166</text:p>
          </table:table-cell>
          <table:table-cell table:style-name="ce141" office:value-type="string" calcext:value-type="string">
            <text:p>LANDSAT_LC08_C01_T1_TOA_LC08_233086_20181206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6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1.SE</text:p>
          </table:table-cell>
          <table:table-cell table:style-name="ce168"/>
          <table:table-cell table:number-columns-repeated="1017"/>
        </table:table-row>
        <table:table-row table:style-name="ro1">
          <table:table-cell table:style-name="ce141" office:value-type="float" office:value="167" calcext:value-type="float">
            <text:p>167</text:p>
          </table:table-cell>
          <table:table-cell table:style-name="ce141" office:value-type="string" calcext:value-type="string">
            <text:p>LANDSAT_LE07_C01_T1_TOA_LE07_232086_20181207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07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68" calcext:value-type="float">
            <text:p>168</text:p>
          </table:table-cell>
          <table:table-cell table:style-name="ce141" office:value-type="string" calcext:value-type="string">
            <text:p>20181212T142749_20181212T143730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2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69" calcext:value-type="float">
            <text:p>169</text:p>
          </table:table-cell>
          <table:table-cell table:style-name="ce141" office:value-type="string" calcext:value-type="string">
            <text:p>LANDSAT_LC08_C01_T1_TOA_LC08_232087_20181215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70" calcext:value-type="float">
            <text:p>170</text:p>
          </table:table-cell>
          <table:table-cell table:style-name="ce141" office:value-type="string" calcext:value-type="string">
            <text:p>20181220T143741_20181220T144648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71" calcext:value-type="float">
            <text:p>171</text:p>
          </table:table-cell>
          <table:table-cell table:style-name="ce141" office:value-type="string" calcext:value-type="string">
            <text:p>LANDSAT_LC08_C01_T1_SR_LC08_233086_20181222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2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72" calcext:value-type="float">
            <text:p>172</text:p>
          </table:table-cell>
          <table:table-cell table:style-name="ce141" office:value-type="string" calcext:value-type="string">
            <text:p>LANDSAT_LE07_C01_T1_SR_LE07_232086_20181223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3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73" calcext:value-type="float">
            <text:p>173</text:p>
          </table:table-cell>
          <table:table-cell table:style-name="ce141" office:value-type="string" calcext:value-type="string">
            <text:p>20181225T143749_20181225T144653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5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1" office:value-type="float" office:value="174" calcext:value-type="float">
            <text:p>174</text:p>
          </table:table-cell>
          <table:table-cell table:style-name="ce141" office:value-type="string" calcext:value-type="string">
            <text:p>20181227T142751_20181227T143741_T19HCU</text:p>
          </table:table-cell>
          <table:covered-table-cell table:style-name="ce162" office:value-type="float" office:value="2018" calcext:value-type="float">
            <text:p>2018</text:p>
          </table:covered-table-cell>
          <table:table-cell table:style-name="ce165" office:value-type="string" calcext:value-type="string">
            <text:p>Dec 27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90101T142749_20190101T143756_T19HCU</text:p>
          </table:table-cell>
          <table:table-cell table:style-name="ce68" office:value-type="float" office:value="2019" calcext:value-type="float" table:number-columns-spanned="1" table:number-rows-spanned="67">
            <text:p>2019</text:p>
          </table:table-cell>
          <table:table-cell table:style-name="ce164" office:value-type="string" calcext:value-type="string">
            <text:p>Jan 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90104T143749_20190104T144651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90106T142751_20190106T14374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90119T143751_20190119T14460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90121T142749_20190121T143657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90126T142751_20190126T143621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90129T143751_20190129T144524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an 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NDSAT_LC08_C01_T1_TOA_LC08_232086_20190201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90203T143749_20190203T144957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90205T142751_20190205T143545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ANDSAT_LE07_C01_T1_TOA_LE07_232086_20190209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90213T143749_20190213T145304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90215T142851_20190215T14364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NDSAT_LC08_C01_T1_TOA_LC08_232086_20190217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ANDSAT_LC08_C01_T1_SR_LC08_232087_20190217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90220T142859_20190220T143519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NDSAT_LE07_C01_T1_TOA_LE07_232086_20190225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Feb 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NDSAT_LC08_C01_T1_SR_LC08_232087_20190305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NDSAT_LC08_C01_T1_TOA_LC08_233086_20190312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90315T143749_20190315T144907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90317T142751_20190317T14425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NDSAT_LE07_C01_T1_SR_LE07_233086_20190320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90322T142749_20190322T143313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90327T142751_20190327T143950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90330T143751_20190330T144458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r 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90401T142759_20190401T143320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90406T142751_20190406T143717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90411T142859_20190411T143155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90414T143759_20190414T144503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90421T142759_20190421T143559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90429T143751_20190429T144955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pr 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90519T143751_20190519T144709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May 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90608T143751_20190608T144708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NDSAT_LC08_C01_T1_TOA_LC08_232087_20190609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Jun 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NDSAT_LC08_C01_T1_TOA_LC08_233086_20190803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Aug 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NDSAT_LC08_C01_T1_SR_LC08_232087_20190913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NDSAT_LC08_C01_T1_TOA_LC08_233086_20190920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NDSAT_LE07_C01_T1_TOA_LE07_232086_20190921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1</text:p>
          </table:table-cell>
          <table:table-cell/>
          <table:table-cell office:value-type="string" calcext:value-type="string">
            <text:p>1.ENE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90928T142759_20190928T14380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NDSAT_LC08_C01_T1_TOA_LC08_232086_20190929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Sep 29</text:p>
          </table:table-cell>
          <table:table-cell/>
          <table:table-cell office:value-type="string" calcext:value-type="string">
            <text:p>1.N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91001T143749_20191001T144120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1</text:p>
          </table:table-cell>
          <table:table-cell/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NDSAT_LE07_C01_T1_SR_LE07_232086_20191007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7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91008T142759_20191008T14380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08</text:p>
          </table:table-cell>
          <table:table-cell/>
          <table:table-cell office:value-type="string" calcext:value-type="string">
            <text:p>1.ENE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91018T142759_20191018T14362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O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91021T143749_20191021T14470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NE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ANDSAT_LC08_C01_T1_SR_LC08_233086_20191022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2</text:p>
          </table:table-cell>
          <table:table-cell/>
          <table:table-cell office:value-type="string" calcext:value-type="string">
            <text:p>1.N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ANDSAT_LE07_C01_T1_SR_LE07_232086_20191023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91028T142729_20191028T143549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NDSAT_LE07_C01_T1_TOA_LE07_233086_20191030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Oct 30</text:p>
          </table:table-cell>
          <table:table-cell/>
          <table:table-cell office:value-type="string" calcext:value-type="string">
            <text:p>1.ESE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91102T142731_20191102T14355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91105T143731_20191105T144501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91112T142731_20191112T143605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NDSAT_LC08_C01_T1_TOA_LC08_232086_20191116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SE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91120T143729_20191120T144459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91127T142729_20191127T143616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Nov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E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ANDSAT_LE07_C01_T1_TOA_LE07_233086_20191201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E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91205T143721_20191205T14463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91207T142729_20191207T143641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ANDSAT_LC08_C01_T1_SR_LC08_233086_20191209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ANDSAT_LE07_C01_T1_SR_LE07_232086_20191210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91210T143719_20191210T144557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91215T143721_20191215T14465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91217T142729_20191217T143655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91222T142731_20191222T14374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91225T143721_20191225T144651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NDSAT_LE07_C01_T1_SR_LE07_232086_20191226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91230T143719_20191230T144612_T19HCU</text:p>
          </table:table-cell>
          <table:covered-table-cell table:style-name="Default" office:value-type="float" office:value="2019" calcext:value-type="float">
            <text:p>2019</text:p>
          </table:covered-table-cell>
          <table:table-cell table:style-name="ce164" office:value-type="string" calcext:value-type="string">
            <text:p>Dec 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losions" table:style-name="ta1">
        <table:table-column table:style-name="co22" table:default-cell-style-name="ce156"/>
        <table:table-column table:style-name="co23" table:default-cell-style-name="ce156"/>
        <table:table-column table:style-name="co24" table:default-cell-style-name="ce177"/>
        <table:table-column table:style-name="co25" table:default-cell-style-name="ce156"/>
        <table:table-column table:style-name="co7" table:number-columns-repeated="1020" table:default-cell-style-name="ce156"/>
        <table:table-row table:style-name="ro1">
          <table:table-cell table:style-name="ce78" table:number-columns-spanned="1" table:number-rows-spanned="2"/>
          <table:table-cell table:style-name="ce78" office:value-type="string" calcext:value-type="string" table:number-columns-spanned="2" table:number-rows-spanned="2">
            <text:p>Date</text:p>
          </table:table-cell>
          <table:covered-table-cell table:style-name="ce90"/>
          <table:table-cell table:style-name="ce184" office:value-type="string" calcext:value-type="string" table:number-columns-spanned="1" table:number-rows-spanned="2">
            <text:p>Report</text:p>
          </table:table-cell>
          <table:table-cell table:number-columns-repeated="1020"/>
        </table:table-row>
        <table:table-row table:style-name="ro1">
          <table:covered-table-cell table:style-name="ce171"/>
          <table:covered-table-cell table:style-name="ce78"/>
          <table:covered-table-cell table:number-columns-repeated="2" table:style-name="ce90"/>
          <table:table-cell table:number-columns-repeated="1020"/>
        </table:table-row>
        <table:table-row table:style-name="ro1">
          <table:table-cell table:style-name="ce172" office:value-type="float" office:value="1" calcext:value-type="float">
            <text:p>1</text:p>
          </table:table-cell>
          <table:table-cell table:style-name="ce176" office:value-type="float" office:value="2012" calcext:value-type="float" table:number-columns-spanned="1" table:number-rows-spanned="2">
            <text:p>2012</text:p>
          </table:table-cell>
          <table:table-cell office:value-type="string" calcext:value-type="string">
            <text:p>Jul 17 to 19</text:p>
          </table:table-cell>
          <table:table-cell table:style-name="ce180" office:value-type="string" calcext:value-type="string" table:number-columns-spanned="1" table:number-rows-spanned="2">
            <text:p>Caselli et al. 2016</text:p>
          </table:table-cell>
          <table:table-cell table:number-columns-repeated="1020"/>
        </table:table-row>
        <table:table-row table:style-name="ro1">
          <table:table-cell table:style-name="ce173" office:value-type="float" office:value="2" calcext:value-type="float">
            <text:p>2</text:p>
          </table:table-cell>
          <table:covered-table-cell table:style-name="ce177" office:value-type="float" office:value="2012" calcext:value-type="float">
            <text:p>2012</text:p>
          </table:covered-table-cell>
          <table:table-cell office:value-type="string" calcext:value-type="string">
            <text:p>Dec 22 to 30</text:p>
          </table:table-cell>
          <table:covered-table-cell/>
          <table:table-cell table:number-columns-repeated="1020"/>
        </table:table-row>
        <table:table-row table:style-name="ro1">
          <table:table-cell table:style-name="ce174" office:value-type="float" office:value="3" calcext:value-type="float">
            <text:p>3</text:p>
          </table:table-cell>
          <table:table-cell table:style-name="ce86" office:value-type="float" office:value="2013" calcext:value-type="float" table:number-columns-spanned="1" table:number-rows-spanned="5">
            <text:p>2013</text:p>
          </table:table-cell>
          <table:table-cell table:style-name="ce181" office:value-type="string" calcext:value-type="string">
            <text:p>May 07 to 15</text:p>
          </table:table-cell>
          <table:table-cell table:style-name="ce181" office:value-type="string" calcext:value-type="string">
            <text:p>OVDAS RAV Vol. 4</text:p>
          </table:table-cell>
          <table:table-cell table:number-columns-repeated="1020"/>
        </table:table-row>
        <table:table-row table:style-name="ro1">
          <table:table-cell table:style-name="ce174" office:value-type="float" office:value="4" calcext:value-type="float">
            <text:p>4</text:p>
          </table:table-cell>
          <table:covered-table-cell table:style-name="ce179" office:value-type="float" office:value="2013" calcext:value-type="float">
            <text:p>2013</text:p>
          </table:covered-table-cell>
          <table:table-cell table:style-name="ce183" office:value-type="string" calcext:value-type="string">
            <text:p>May 23</text:p>
          </table:table-cell>
          <table:table-cell table:style-name="ce181" office:value-type="string" calcext:value-type="string">
            <text:p>OVDAS RAV Vol. 5</text:p>
          </table:table-cell>
          <table:table-cell table:number-columns-repeated="1020"/>
        </table:table-row>
        <table:table-row table:style-name="ro1">
          <table:table-cell table:style-name="ce175" office:value-type="float" office:value="6" calcext:value-type="float">
            <text:p>6</text:p>
          </table:table-cell>
          <table:covered-table-cell table:style-name="ce179" office:value-type="float" office:value="2013" calcext:value-type="float">
            <text:p>2013</text:p>
          </table:covered-table-cell>
          <table:table-cell table:style-name="ce181" office:value-type="string" calcext:value-type="string">
            <text:p>Oct 28</text:p>
          </table:table-cell>
          <table:table-cell table:style-name="ce181" office:value-type="string" calcext:value-type="string">
            <text:p>OVDAS RAV Vol. 36</text:p>
          </table:table-cell>
          <table:table-cell table:number-columns-repeated="1020"/>
        </table:table-row>
        <table:table-row table:style-name="ro1">
          <table:table-cell table:style-name="ce174" office:value-type="float" office:value="7" calcext:value-type="float">
            <text:p>7</text:p>
          </table:table-cell>
          <table:covered-table-cell table:style-name="ce179" office:value-type="float" office:value="2013" calcext:value-type="float">
            <text:p>2013</text:p>
          </table:covered-table-cell>
          <table:table-cell table:style-name="ce181" office:value-type="string" calcext:value-type="string">
            <text:p>Nov 08</text:p>
          </table:table-cell>
          <table:table-cell table:style-name="ce181" office:value-type="string" calcext:value-type="string">
            <text:p>OVDAS RAV Vol. 37</text:p>
          </table:table-cell>
          <table:table-cell table:number-columns-repeated="1020"/>
        </table:table-row>
        <table:table-row table:style-name="ro1">
          <table:table-cell table:style-name="ce174" office:value-type="float" office:value="8" calcext:value-type="float">
            <text:p>8</text:p>
          </table:table-cell>
          <table:covered-table-cell table:style-name="ce179" office:value-type="float" office:value="2013" calcext:value-type="float">
            <text:p>2013</text:p>
          </table:covered-table-cell>
          <table:table-cell table:style-name="ce181" office:value-type="string" calcext:value-type="string">
            <text:p>Dec 10</text:p>
          </table:table-cell>
          <table:table-cell table:style-name="ce181" office:value-type="string" calcext:value-type="string">
            <text:p>OVDAS RAV Vol. 39</text:p>
          </table:table-cell>
          <table:table-cell table:number-columns-repeated="1020"/>
        </table:table-row>
        <table:table-row table:style-name="ro1">
          <table:table-cell table:style-name="ce173" office:value-type="float" office:value="9" calcext:value-type="float">
            <text:p>9</text:p>
          </table:table-cell>
          <table:table-cell table:style-name="ce88" office:value-type="float" office:value="2014" calcext:value-type="float" table:number-columns-spanned="1" table:number-rows-spanned="5">
            <text:p>2014</text:p>
          </table:table-cell>
          <table:table-cell office:value-type="string" calcext:value-type="string">
            <text:p>Jul 04 to 05</text:p>
          </table:table-cell>
          <table:table-cell table:style-name="ce185" office:value-type="string" calcext:value-type="string">
            <text:p>OVDAS RAV Vol. 26</text:p>
          </table:table-cell>
          <table:table-cell table:number-columns-repeated="1020"/>
        </table:table-row>
        <table:table-row table:style-name="ro1">
          <table:table-cell table:style-name="ce173" office:value-type="float" office:value="10" calcext:value-type="float">
            <text:p>10</text:p>
          </table:table-cell>
          <table:covered-table-cell office:value-type="float" office:value="2014" calcext:value-type="float">
            <text:p>2014</text:p>
          </table:covered-table-cell>
          <table:table-cell office:value-type="string" calcext:value-type="string">
            <text:p>Oct 11 to 15</text:p>
          </table:table-cell>
          <table:table-cell table:style-name="ce185" office:value-type="string" calcext:value-type="string">
            <text:p>OVDAS RAV Vols. 32–36</text:p>
          </table:table-cell>
          <table:table-cell table:number-columns-repeated="1020"/>
        </table:table-row>
        <table:table-row table:style-name="ro1">
          <table:table-cell table:style-name="ce172" office:value-type="float" office:value="11" calcext:value-type="float">
            <text:p>11</text:p>
          </table:table-cell>
          <table:covered-table-cell office:value-type="float" office:value="2014" calcext:value-type="float">
            <text:p>2014</text:p>
          </table:covered-table-cell>
          <table:table-cell office:value-type="string" calcext:value-type="string">
            <text:p>Oct 18 to 19</text:p>
          </table:table-cell>
          <table:table-cell table:style-name="ce177" office:value-type="string" calcext:value-type="string">
            <text:p>OVDAS RAV Vols. 39 and 40</text:p>
          </table:table-cell>
          <table:table-cell table:number-columns-repeated="1020"/>
        </table:table-row>
        <table:table-row table:style-name="ro1">
          <table:table-cell table:style-name="ce173" office:value-type="float" office:value="13" calcext:value-type="float">
            <text:p>13</text:p>
          </table:table-cell>
          <table:covered-table-cell office:value-type="float" office:value="2014" calcext:value-type="float">
            <text:p>2014</text:p>
          </table:covered-table-cell>
          <table:table-cell office:value-type="string" calcext:value-type="string">
            <text:p>Nov 25 to 30</text:p>
          </table:table-cell>
          <table:table-cell table:style-name="ce176" office:value-type="string" calcext:value-type="string" table:number-columns-spanned="1" table:number-rows-spanned="2">
            <text:p>OVDAS RAV Vol. 47</text:p>
          </table:table-cell>
          <table:table-cell table:number-columns-repeated="1020"/>
        </table:table-row>
        <table:table-row table:style-name="ro1">
          <table:table-cell table:style-name="ce173" office:value-type="float" office:value="14" calcext:value-type="float">
            <text:p>14</text:p>
          </table:table-cell>
          <table:covered-table-cell office:value-type="float" office:value="2014" calcext:value-type="float">
            <text:p>2014</text:p>
          </table:covered-table-cell>
          <table:table-cell office:value-type="string" calcext:value-type="string">
            <text:p>Dec 01 to 05</text:p>
          </table:table-cell>
          <table:covered-table-cell table:style-name="ce177" office:value-type="string" calcext:value-type="string">
            <text:p>OVDAS RAV Vol. 47</text:p>
          </table:covered-table-cell>
          <table:table-cell table:number-columns-repeated="1020"/>
        </table:table-row>
        <table:table-row table:style-name="ro1">
          <table:table-cell table:style-name="ce174" office:value-type="float" office:value="15" calcext:value-type="float">
            <text:p>15</text:p>
          </table:table-cell>
          <table:table-cell table:style-name="ce86" office:value-type="float" office:value="2015" calcext:value-type="float" table:number-columns-spanned="1" table:number-rows-spanned="3">
            <text:p>2015</text:p>
          </table:table-cell>
          <table:table-cell table:style-name="ce181" office:value-type="string" calcext:value-type="string">
            <text:p>Mar 31</text:p>
          </table:table-cell>
          <table:table-cell table:style-name="ce181" office:value-type="string" calcext:value-type="string">
            <text:p>OVDAS RAV Vol. 6</text:p>
          </table:table-cell>
          <table:table-cell table:number-columns-repeated="1020"/>
        </table:table-row>
        <table:table-row table:style-name="ro1">
          <table:table-cell table:style-name="ce175" office:value-type="float" office:value="16" calcext:value-type="float">
            <text:p>16</text:p>
          </table:table-cell>
          <table:covered-table-cell table:style-name="ce179" office:value-type="float" office:value="2015" calcext:value-type="float">
            <text:p>2015</text:p>
          </table:covered-table-cell>
          <table:table-cell table:style-name="ce181" office:value-type="string" calcext:value-type="string">
            <text:p>Sep 16 to 30</text:p>
          </table:table-cell>
          <table:table-cell table:style-name="ce181" office:value-type="string" calcext:value-type="string">
            <text:p>OVDAS RAV Vol. 17</text:p>
          </table:table-cell>
          <table:table-cell table:number-columns-repeated="1020"/>
        </table:table-row>
        <table:table-row table:style-name="ro1">
          <table:table-cell table:style-name="ce174" office:value-type="float" office:value="18" calcext:value-type="float">
            <text:p>18</text:p>
          </table:table-cell>
          <table:covered-table-cell table:style-name="ce179" office:value-type="float" office:value="2015" calcext:value-type="float">
            <text:p>2015</text:p>
          </table:covered-table-cell>
          <table:table-cell table:style-name="ce181" office:value-type="string" calcext:value-type="string">
            <text:p>Nov 16 to 30</text:p>
          </table:table-cell>
          <table:table-cell table:style-name="ce181" office:value-type="string" calcext:value-type="string">
            <text:p>GVP Vol. 41, no. 3</text:p>
          </table:table-cell>
          <table:table-cell table:number-columns-repeated="1020"/>
        </table:table-row>
        <table:table-row table:style-name="ro1">
          <table:table-cell table:style-name="ce173" office:value-type="float" office:value="19" calcext:value-type="float">
            <text:p>19</text:p>
          </table:table-cell>
          <table:table-cell table:style-name="ce88" office:value-type="float" office:value="2016" calcext:value-type="float" table:number-columns-spanned="1" table:number-rows-spanned="5">
            <text:p>2016</text:p>
          </table:table-cell>
          <table:table-cell office:value-type="string" calcext:value-type="string">
            <text:p>Mar 21 to 23</text:p>
          </table:table-cell>
          <table:table-cell table:style-name="ce176" office:value-type="string" calcext:value-type="string" table:number-columns-spanned="1" table:number-rows-spanned="3">
            <text:p>Hantusch et al. 2020</text:p>
          </table:table-cell>
          <table:table-cell table:number-columns-repeated="1020"/>
        </table:table-row>
        <table:table-row table:style-name="ro1">
          <table:table-cell table:style-name="ce173" office:value-type="float" office:value="20" calcext:value-type="float">
            <text:p>20</text:p>
          </table:table-cell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Mar 27 to 30</text:p>
          </table:table-cell>
          <table:covered-table-cell table:style-name="ce177" office:value-type="string" calcext:value-type="string">
            <text:p>Hantusch et al. (2020)</text:p>
          </table:covered-table-cell>
          <table:table-cell table:number-columns-repeated="1020"/>
        </table:table-row>
        <table:table-row table:style-name="ro1">
          <table:table-cell table:style-name="ce172" office:value-type="float" office:value="21" calcext:value-type="float">
            <text:p>21</text:p>
          </table:table-cell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Apr 01 to 04</text:p>
          </table:table-cell>
          <table:covered-table-cell table:style-name="ce177" office:value-type="string" calcext:value-type="string">
            <text:p>Hantusch et al. (2020)</text:p>
          </table:covered-table-cell>
          <table:table-cell table:number-columns-repeated="1020"/>
        </table:table-row>
        <table:table-row table:style-name="ro1">
          <table:table-cell table:style-name="ce173" office:value-type="float" office:value="22" calcext:value-type="float">
            <text:p>22</text:p>
          </table:table-cell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May 22 to 23</text:p>
          </table:table-cell>
          <table:table-cell table:style-name="ce177" office:value-type="string" calcext:value-type="string">
            <text:p>OVDAS RAV Vol. 10</text:p>
          </table:table-cell>
          <table:table-cell table:number-columns-repeated="1020"/>
        </table:table-row>
        <table:table-row table:style-name="ro1">
          <table:table-cell table:style-name="ce173" office:value-type="float" office:value="23" calcext:value-type="float">
            <text:p>23</text:p>
          </table:table-cell>
          <table:covered-table-cell office:value-type="float" office:value="2016" calcext:value-type="float">
            <text:p>2016</text:p>
          </table:covered-table-cell>
          <table:table-cell office:value-type="string" calcext:value-type="string">
            <text:p>Jun 01 to 30</text:p>
          </table:table-cell>
          <table:table-cell table:style-name="ce177" office:value-type="string" calcext:value-type="string">
            <text:p>OVDAS RAV Vol. 11 and 12 </text:p>
          </table:table-cell>
          <table:table-cell table:number-columns-repeated="1020"/>
        </table:table-row>
        <table:table-row table:style-name="ro1">
          <table:table-cell table:style-name="ce174" office:value-type="float" office:value="24" calcext:value-type="float">
            <text:p>24</text:p>
          </table:table-cell>
          <table:table-cell table:style-name="ce181" office:value-type="float" office:value="2018" calcext:value-type="float">
            <text:p>2018</text:p>
          </table:table-cell>
          <table:table-cell table:style-name="ce181" office:value-type="string" calcext:value-type="string">
            <text:p>Mar 24</text:p>
          </table:table-cell>
          <table:table-cell table:style-name="ce181" office:value-type="string" calcext:value-type="string">
            <text:p>OVDAS RAV Vol. 7</text:p>
          </table:table-cell>
          <table:table-cell table:number-columns-repeated="1020"/>
        </table:table-row>
        <table:table-row table:style-name="ro1">
          <table:table-cell table:style-name="ce173" office:value-type="float" office:value="25" calcext:value-type="float">
            <text:p>25</text:p>
          </table:table-cell>
          <table:table-cell table:style-name="ce88" office:value-type="float" office:value="2019" calcext:value-type="float" table:number-columns-spanned="1" table:number-rows-spanned="4">
            <text:p>2019</text:p>
          </table:table-cell>
          <table:table-cell office:value-type="string" calcext:value-type="string">
            <text:p>Sep 11 to 12</text:p>
          </table:table-cell>
          <table:table-cell table:style-name="ce185" office:value-type="string" calcext:value-type="string">
            <text:p>OVDAS RAV Vol. 15</text:p>
          </table:table-cell>
          <table:table-cell table:number-columns-repeated="1020"/>
        </table:table-row>
        <table:table-row table:style-name="ro1">
          <table:table-cell table:style-name="ce173" office:value-type="float" office:value="26" calcext:value-type="float">
            <text:p>26</text:p>
          </table:table-cell>
          <table:covered-table-cell office:value-type="float" office:value="2019" calcext:value-type="float">
            <text:p>2019</text:p>
          </table:covered-table-cell>
          <table:table-cell office:value-type="string" calcext:value-type="string">
            <text:p>Sep 25</text:p>
          </table:table-cell>
          <table:table-cell table:style-name="ce177" office:value-type="string" calcext:value-type="string">
            <text:p>OVDAS RAV Vol. 23</text:p>
          </table:table-cell>
          <table:table-cell table:number-columns-repeated="1020"/>
        </table:table-row>
        <table:table-row table:style-name="ro1">
          <table:table-cell table:style-name="ce173" office:value-type="float" office:value="27" calcext:value-type="float">
            <text:p>27</text:p>
          </table:table-cell>
          <table:covered-table-cell office:value-type="float" office:value="2019" calcext:value-type="float">
            <text:p>2019</text:p>
          </table:covered-table-cell>
          <table:table-cell office:value-type="string" calcext:value-type="string">
            <text:p>Sep 30</text:p>
          </table:table-cell>
          <table:table-cell table:style-name="ce177" office:value-type="string" calcext:value-type="string">
            <text:p>OVDAS RAV Vol. 16</text:p>
          </table:table-cell>
          <table:table-cell table:number-columns-repeated="1020"/>
        </table:table-row>
        <table:table-row table:style-name="ro1">
          <table:table-cell table:style-name="ce173" office:value-type="float" office:value="28" calcext:value-type="float">
            <text:p>28</text:p>
          </table:table-cell>
          <table:covered-table-cell office:value-type="float" office:value="2019" calcext:value-type="float">
            <text:p>2019</text:p>
          </table:covered-table-cell>
          <table:table-cell office:value-type="string" calcext:value-type="string">
            <text:p>Oct 01 to 02</text:p>
          </table:table-cell>
          <table:table-cell table:style-name="ce177" office:value-type="string" calcext:value-type="string">
            <text:p>OVDAS RAV Vol. 17 and 18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O2.A1:SO2.F127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xo 2" svg:font-family="'Exo 2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OS displacement results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9:14:29.162646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1:29:48.903642957</meta:creation-date>
    <dc:date>2021-10-18T19:14:59.857442743</dc:date>
    <meta:editing-duration>PT9H15M5S</meta:editing-duration>
    <meta:editing-cycles>29</meta:editing-cycles>
    <meta:generator>LibreOffice/6.4.7.2$Linux_X86_64 LibreOffice_project/40$Build-2</meta:generator>
    <meta:document-statistic meta:table-count="5" meta:cell-count="9549" meta:object-count="0"/>
  </office:meta>
</office:document-meta>
</file>